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list-style-name="LFO1" style:family="paragraph">
      <style:paragraph-properties fo:text-align="justify"/>
    </style:style>
    <style:style style:name="P97" style:parent-style-name="Standard" style:list-style-name="LFO1"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text-properties fo:font-weight="bold" style:font-weight-asian="bold" style:font-weight-complex="bold"/>
    </style:style>
    <style:style style:name="P163" style:parent-style-name="Standard" style:family="paragraph">
      <style:paragraph-properties fo:text-align="justify"/>
      <style:text-properties fo:font-weight="bold" style:font-weight-asian="bold" style:font-weight-complex="bold"/>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T224" style:parent-style-name="Car.predefinitoparagrafo" style:family="text">
      <style:text-properties fo:font-style="italic" style:font-style-asian="italic" style:font-style-complex="italic"/>
    </style:style>
    <style:style style:name="T225" style:parent-style-name="Car.predefinitoparagrafo" style:family="text">
      <style:text-properties fo:font-style="italic" style:font-style-asian="italic" style:font-style-complex="italic"/>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T228" style:parent-style-name="Car.predefinitoparagrafo" style:family="text">
      <style:text-properties fo:font-weight="bold" style:font-weight-asian="bold" style:font-weight-complex="bold"/>
    </style:style>
    <style:style style:name="P229" style:parent-style-name="Standard" style:family="paragraph">
      <style:paragraph-properties fo:text-align="justify"/>
      <style:text-properties fo:font-weight="bold" style:font-weight-asian="bold" style:font-weight-complex="bold" fo:font-size="20pt" style:font-size-asian="20pt" style:font-size-complex="20pt"/>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T280" style:parent-style-name="Car.predefinitoparagrafo" style:family="text">
      <style:text-properties fo:font-style="italic" style:font-style-asian="italic" style:font-style-complex="italic"/>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P405" style:parent-style-name="Standard" style:family="paragraph">
      <style:paragraph-properties fo:text-align="justify"/>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T434" style:parent-style-name="Car.predefinitoparagrafo" style:family="text">
      <style:text-properties fo:font-weight="bold" style:font-weight-asian="bold" style:font-weight-complex="bold" fo:font-style="italic" style:font-style-asian="italic" style:font-style-complex="italic"/>
    </style:style>
    <style:style style:name="T435" style:parent-style-name="Car.predefinitoparagrafo" style:family="text">
      <style:text-properties fo:font-weight="bold" style:font-weight-asian="bold" style:font-weight-complex="bold"/>
    </style:style>
    <style:style style:name="P436" style:parent-style-name="Standard" style:family="paragraph">
      <style:paragraph-properties fo:text-align="justify"/>
    </style:style>
    <style:style style:name="T437" style:parent-style-name="Car.predefinitoparagrafo" style:family="text">
      <style:text-properties fo:font-style="italic" style:font-style-asian="italic" style:font-style-complex="italic"/>
    </style:style>
    <style:style style:name="T438" style:parent-style-name="Car.predefinitoparagrafo" style:family="text">
      <style:text-properties fo:font-style="italic" style:font-style-asian="italic" style:font-style-complex="italic"/>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T462" style:parent-style-name="Car.predefinitoparagrafo" style:family="text">
      <style:text-properties fo:font-style="italic" style:font-style-asian="italic" style:font-style-complex="italic"/>
    </style:style>
    <style:style style:name="T463" style:parent-style-name="Car.predefinitoparagrafo" style:family="text">
      <style:text-properties fo:font-style="italic" style:font-style-asian="italic" style:font-style-complex="italic"/>
    </style:style>
    <style:style style:name="P464" style:parent-style-name="Standard" style:family="paragraph">
      <style:paragraph-properties fo:text-align="justify"/>
    </style:style>
    <style:style style:name="T465" style:parent-style-name="Car.predefinitoparagrafo" style:family="text">
      <style:text-properties fo:font-weight="bold" style:font-weight-asian="bold" style:font-weight-complex="bold"/>
    </style:style>
    <style:style style:name="T466" style:parent-style-name="Car.predefinitoparagrafo" style:family="text">
      <style:text-properties fo:font-weight="bold" style:font-weight-asian="bold" style:font-weight-complex="bold" fo:font-style="italic" style:font-style-asian="italic" style:font-style-complex="italic"/>
    </style:style>
    <style:style style:name="P467" style:parent-style-name="Standard" style:family="paragraph">
      <style:paragraph-properties fo:text-align="justify"/>
    </style:style>
    <style:style style:name="P468" style:parent-style-name="Standard" style:list-style-name="LFO2" style:family="paragraph">
      <style:paragraph-properties fo:text-align="justify"/>
    </style:style>
    <style:style style:name="P469" style:parent-style-name="Standard" style:list-style-name="LFO2"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T474" style:parent-style-name="Car.predefinitoparagrafo" style:family="text">
      <style:text-properties fo:font-style="italic" style:font-style-asian="italic" style:font-style-complex="italic"/>
    </style:style>
    <style:style style:name="P475" style:parent-style-name="Standard" style:family="paragraph">
      <style:paragraph-properties fo:text-align="justify"/>
      <style:text-properties fo:font-weight="bold" style:font-weight-asian="bold" style:font-weight-complex="bold"/>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P516" style:parent-style-name="Standard" style:family="paragraph">
      <style:paragraph-properties fo:text-align="justify"/>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list-style-name="LFO3" style:family="paragraph">
      <style:paragraph-properties fo:text-align="justify"/>
    </style:style>
    <style:style style:name="P528" style:parent-style-name="Standard" style:list-style-name="LFO3" style:family="paragraph">
      <style:paragraph-properties fo:text-align="justify"/>
    </style:style>
    <style:style style:name="T529" style:parent-style-name="Car.predefinitoparagrafo" style:family="text">
      <style:text-properties fo:font-style="italic" style:font-style-asian="italic" style:font-style-complex="italic"/>
    </style:style>
    <style:style style:name="P530" style:parent-style-name="Standard" style:list-style-name="LFO3"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T539" style:parent-style-name="Car.predefinitoparagrafo" style:family="text">
      <style:text-properties fo:font-weight="bold" style:font-weight-asian="bold" style:font-weight-complex="bold"/>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P577" style:parent-style-name="Standard" style:list-style-name="LFO4" style:family="paragraph">
      <style:paragraph-properties fo:text-align="justify"/>
    </style:style>
    <style:style style:name="P578" style:parent-style-name="Standard" style:list-style-name="LFO4"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Standard" style:list-style-name="LFO5" style:family="paragraph">
      <style:paragraph-properties fo:text-align="justify"/>
    </style:style>
    <style:style style:name="P582" style:parent-style-name="Standard" style:list-style-name="LFO5" style:family="paragraph">
      <style:paragraph-properties fo:text-align="justify"/>
    </style:style>
    <style:style style:name="P583" style:parent-style-name="Standard" style:list-style-name="LFO5"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T596" style:parent-style-name="Car.predefinitoparagrafo" style:family="text">
      <style:text-properties fo:font-weight="bold" style:font-weight-asian="bold"/>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Standard" style:family="paragraph">
      <style:paragraph-properties fo:text-align="justify"/>
    </style:style>
    <style:style style:name="P634" style:parent-style-name="Standard" style:family="paragraph">
      <style:paragraph-properties fo:text-align="justify"/>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P637" style:parent-style-name="Standard" style:family="paragraph">
      <style:paragraph-properties fo:text-align="justify"/>
    </style:style>
    <style:style style:name="P638" style:parent-style-name="Standard" style:family="paragraph">
      <style:paragraph-properties fo:text-align="justify"/>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P643" style:parent-style-name="Standard" style:family="paragraph">
      <style:paragraph-properties fo:text-align="justify"/>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T653" style:parent-style-name="Car.predefinitoparagrafo" style:family="text">
      <style:text-properties fo:font-weight="bold" style:font-weight-asian="bold"/>
    </style:style>
    <style:style style:name="T654" style:parent-style-name="Car.predefinitoparagrafo" style:family="text">
      <style:text-properties fo:font-style="italic" style:font-style-asian="italic"/>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P665" style:parent-style-name="Standard" style:family="paragraph">
      <style:paragraph-properties fo:text-align="justify"/>
    </style:style>
    <style:style style:name="P666" style:parent-style-name="Standard" style:family="paragraph">
      <style:paragraph-properties fo:text-align="justify"/>
    </style:style>
    <style:style style:name="P667" style:parent-style-name="Standard" style:family="paragraph">
      <style:paragraph-properties fo:text-align="justify"/>
    </style:style>
    <style:style style:name="P668" style:parent-style-name="Standard" style:family="paragraph">
      <style:paragraph-properties fo:text-align="justify"/>
    </style:style>
    <style:style style:name="P669" style:parent-style-name="Standard" style:family="paragraph">
      <style:paragraph-properties fo:text-align="justify"/>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P674" style:parent-style-name="Standard" style:family="paragraph">
      <style:paragraph-properties fo:text-align="justify"/>
    </style:style>
    <style:style style:name="P675" style:parent-style-name="Standard" style:family="paragraph">
      <style:paragraph-properties fo:text-align="justify"/>
    </style:style>
    <style:style style:name="P676" style:parent-style-name="Standard" style:family="paragraph">
      <style:paragraph-properties fo:text-align="justify"/>
    </style:style>
    <style:style style:name="P677" style:parent-style-name="Standard" style:family="paragraph">
      <style:paragraph-properties fo:text-align="justify"/>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P680" style:parent-style-name="Standard" style:family="paragraph">
      <style:paragraph-properties fo:text-align="justify"/>
    </style:style>
    <style:style style:name="P681" style:parent-style-name="Standard" style:family="paragraph">
      <style:paragraph-properties fo:text-align="justify"/>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P688" style:parent-style-name="Standard" style:family="paragraph">
      <style:paragraph-properties fo:text-align="justify"/>
    </style:style>
    <style:style style:name="P689" style:parent-style-name="Standard" style:family="paragraph">
      <style:paragraph-properties fo:text-align="justify"/>
    </style:style>
    <style:style style:name="P690" style:parent-style-name="Standard" style:family="paragraph">
      <style:paragraph-properties fo:text-align="justify"/>
    </style:style>
    <style:style style:name="P691" style:parent-style-name="Standard" style:family="paragraph">
      <style:paragraph-properties fo:text-align="justify"/>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P694" style:parent-style-name="Standard" style:family="paragraph">
      <style:paragraph-properties fo:text-align="justify"/>
    </style:style>
    <style:style style:name="P695" style:parent-style-name="Standard" style:family="paragraph">
      <style:paragraph-properties fo:text-align="justify"/>
    </style:style>
    <style:style style:name="P696" style:parent-style-name="Standard" style:family="paragraph">
      <style:paragraph-properties fo:text-align="justify"/>
    </style:style>
    <style:style style:name="P697" style:parent-style-name="Standard" style:family="paragraph">
      <style:paragraph-properties fo:text-align="justify"/>
    </style:style>
    <style:style style:name="P698" style:parent-style-name="Standard" style:family="paragraph">
      <style:paragraph-properties fo:text-align="justify"/>
    </style:style>
    <style:style style:name="P699" style:parent-style-name="Standard" style:family="paragraph">
      <style:paragraph-properties fo:text-align="justify">
        <style:tab-stops>
          <style:tab-stop style:type="left" style:position="1.7916in"/>
        </style:tab-stops>
      </style:paragraph-properties>
    </style:style>
    <style:style style:name="P700" style:parent-style-name="Standard" style:family="paragraph">
      <style:paragraph-properties fo:text-align="justify">
        <style:tab-stops>
          <style:tab-stop style:type="left" style:position="1.7916in"/>
        </style:tab-stops>
      </style:paragraph-properties>
    </style:style>
    <style:style style:name="P701" style:parent-style-name="Standard" style:family="paragraph">
      <style:paragraph-properties fo:text-align="justify">
        <style:tab-stops>
          <style:tab-stop style:type="left" style:position="1.7916in"/>
        </style:tab-stops>
      </style:paragraph-properties>
    </style:style>
    <style:style style:name="T702" style:parent-style-name="Car.predefinitoparagrafo" style:family="text">
      <style:text-properties style:text-position="super 66.6%"/>
    </style:style>
    <style:style style:name="T703" style:parent-style-name="Car.predefinitoparagrafo" style:family="text">
      <style:text-properties style:text-position="super 66.6%"/>
    </style:style>
    <style:style style:name="T704" style:parent-style-name="Car.predefinitoparagrafo" style:family="text">
      <style:text-properties fo:font-weight="bold" style:font-weight-asian="bold" style:font-weight-complex="bold"/>
    </style:style>
    <style:style style:name="P705" style:parent-style-name="Standard" style:family="paragraph">
      <style:paragraph-properties fo:text-align="justify">
        <style:tab-stops>
          <style:tab-stop style:type="left" style:position="1.7916in"/>
        </style:tab-stops>
      </style:paragraph-properties>
    </style:style>
    <style:style style:name="T706" style:parent-style-name="Car.predefinitoparagrafo" style:family="text">
      <style:text-properties fo:font-weight="bold" style:font-weight-asian="bold" style:font-weight-complex="bold"/>
    </style:style>
    <style:style style:name="T707" style:parent-style-name="Car.predefinitoparagrafo" style:family="text">
      <style:text-properties fo:font-weight="bold" style:font-weight-asian="bold" style:font-weight-complex="bold" fo:font-style="italic" style:font-style-asian="italic" style:font-style-complex="italic"/>
    </style:style>
    <style:style style:name="T708" style:parent-style-name="Car.predefinitoparagrafo" style:family="text">
      <style:text-properties fo:font-weight="bold" style:font-weight-asian="bold" style:font-weight-complex="bold"/>
    </style:style>
    <style:style style:name="T709" style:parent-style-name="Car.predefinitoparagrafo" style:family="text">
      <style:text-properties fo:font-weight="bold" style:font-weight-asian="bold" style:font-weight-complex="bold"/>
    </style:style>
    <style:style style:name="P710" style:parent-style-name="Standard" style:family="paragraph">
      <style:paragraph-properties fo:text-align="justify">
        <style:tab-stops>
          <style:tab-stop style:type="left" style:position="1.7916in"/>
        </style:tab-stops>
      </style:paragraph-properties>
    </style:style>
    <style:style style:name="T711" style:parent-style-name="Car.predefinitoparagrafo" style:family="text">
      <style:text-properties fo:font-weight="bold" style:font-weight-asian="bold" style:font-weight-complex="bold"/>
    </style:style>
    <style:style style:name="P712" style:parent-style-name="Standard" style:family="paragraph">
      <style:paragraph-properties fo:text-align="justify">
        <style:tab-stops>
          <style:tab-stop style:type="left" style:position="1.7916in"/>
        </style:tab-stops>
      </style:paragraph-properties>
    </style:style>
    <style:style style:name="P713" style:parent-style-name="Standard" style:family="paragraph">
      <style:paragraph-properties fo:text-align="justify">
        <style:tab-stops>
          <style:tab-stop style:type="left" style:position="1.7916in"/>
        </style:tab-stops>
      </style:paragraph-properties>
    </style:style>
    <style:style style:name="P714" style:parent-style-name="Standard" style:family="paragraph">
      <style:paragraph-properties fo:text-align="justify">
        <style:tab-stops>
          <style:tab-stop style:type="left" style:position="1.7916in"/>
        </style:tab-stops>
      </style:paragraph-properties>
    </style:style>
    <style:style style:name="T715" style:parent-style-name="Car.predefinitoparagrafo" style:family="text">
      <style:text-properties fo:font-style="italic" style:font-style-asian="italic" style:font-style-complex="italic"/>
    </style:style>
    <style:style style:name="T716" style:parent-style-name="Car.predefinitoparagrafo" style:family="text">
      <style:text-properties style:text-position="sub 66.6%"/>
    </style:style>
    <style:style style:name="P717" style:parent-style-name="Standard" style:family="paragraph">
      <style:paragraph-properties fo:text-align="justify">
        <style:tab-stops>
          <style:tab-stop style:type="left" style:position="1.7916in"/>
        </style:tab-stops>
      </style:paragraph-properties>
    </style:style>
    <style:style style:name="P718" style:parent-style-name="Standard" style:family="paragraph">
      <style:paragraph-properties fo:text-align="justify">
        <style:tab-stops>
          <style:tab-stop style:type="left" style:position="1.7916in"/>
        </style:tab-stops>
      </style:paragraph-properties>
    </style:style>
    <style:style style:name="P719" style:parent-style-name="Standard" style:family="paragraph">
      <style:paragraph-properties fo:text-align="justify">
        <style:tab-stops>
          <style:tab-stop style:type="left" style:position="1.7916in"/>
        </style:tab-stops>
      </style:paragraph-properties>
    </style:style>
    <style:style style:name="T720" style:parent-style-name="Car.predefinitoparagrafo" style:family="text">
      <style:text-properties style:text-position="sub 66.6%"/>
    </style:style>
    <style:style style:name="T721" style:parent-style-name="Car.predefinitoparagrafo" style:family="text">
      <style:text-properties style:text-position="sub 66.6%"/>
    </style:style>
    <style:style style:name="P722" style:parent-style-name="Standard" style:family="paragraph">
      <style:paragraph-properties fo:text-align="justify">
        <style:tab-stops>
          <style:tab-stop style:type="left" style:position="1.7916in"/>
        </style:tab-stops>
      </style:paragraph-properties>
    </style:style>
    <style:style style:name="T723" style:parent-style-name="Car.predefinitoparagrafo" style:family="text">
      <style:text-properties style:text-position="sub 66.6%"/>
    </style:style>
    <style:style style:name="T724" style:parent-style-name="Car.predefinitoparagrafo" style:family="text">
      <style:text-properties style:text-position="sub 66.6%"/>
    </style:style>
    <style:style style:name="P725" style:parent-style-name="Standard" style:family="paragraph">
      <style:paragraph-properties fo:text-align="justify">
        <style:tab-stops>
          <style:tab-stop style:type="left" style:position="1.7916in"/>
        </style:tab-stops>
      </style:paragraph-properties>
    </style:style>
    <style:style style:name="T726" style:parent-style-name="Car.predefinitoparagrafo" style:family="text">
      <style:text-properties fo:font-weight="bold" style:font-weight-asian="bold" style:font-weight-complex="bold" fo:font-style="italic" style:font-style-asian="italic" style:font-style-complex="italic"/>
    </style:style>
    <style:style style:name="P727" style:parent-style-name="Standard" style:family="paragraph">
      <style:paragraph-properties fo:text-align="justify">
        <style:tab-stops>
          <style:tab-stop style:type="left" style:position="1.7916in"/>
        </style:tab-stops>
      </style:paragraph-properties>
    </style:style>
    <style:style style:name="T728" style:parent-style-name="Car.predefinitoparagrafo" style:family="text">
      <style:text-properties fo:font-weight="bold" style:font-weight-asian="bold" style:font-weight-complex="bold"/>
    </style:style>
    <style:style style:name="T729" style:parent-style-name="Car.predefinitoparagrafo" style:family="text">
      <style:text-properties style:text-position="sub 66.6%"/>
    </style:style>
    <style:style style:name="T730" style:parent-style-name="Car.predefinitoparagrafo" style:family="text">
      <style:text-properties style:text-position="sub 66.6%"/>
    </style:style>
    <style:style style:name="T731" style:parent-style-name="Car.predefinitoparagrafo" style:family="text">
      <style:text-properties style:text-position="sub 66.6%"/>
    </style:style>
    <style:style style:name="T732" style:parent-style-name="Car.predefinitoparagrafo" style:family="text">
      <style:text-properties style:text-position="sub 66.6%"/>
    </style:style>
    <style:style style:name="P733" style:parent-style-name="Standard" style:family="paragraph">
      <style:paragraph-properties fo:text-align="justify">
        <style:tab-stops>
          <style:tab-stop style:type="left" style:position="1.7916in"/>
        </style:tab-stops>
      </style:paragraph-properties>
    </style:style>
    <style:style style:name="P734" style:parent-style-name="Standard" style:family="paragraph">
      <style:paragraph-properties fo:text-align="justify">
        <style:tab-stops>
          <style:tab-stop style:type="left" style:position="1.7916in"/>
        </style:tab-stops>
      </style:paragraph-properties>
    </style:style>
    <style:style style:name="P735" style:parent-style-name="Standard" style:family="paragraph">
      <style:paragraph-properties fo:text-align="justify">
        <style:tab-stops>
          <style:tab-stop style:type="left" style:position="1.7916in"/>
        </style:tab-stops>
      </style:paragraph-properties>
    </style:style>
    <style:style style:name="P736" style:parent-style-name="Standard" style:family="paragraph">
      <style:paragraph-properties fo:text-align="justify">
        <style:tab-stops>
          <style:tab-stop style:type="left" style:position="1.7916in"/>
        </style:tab-stops>
      </style:paragraph-properties>
    </style:style>
    <style:style style:name="T737" style:parent-style-name="Car.predefinitoparagrafo" style:family="text">
      <style:text-properties style:text-position="sub 66.6%"/>
    </style:style>
    <style:style style:name="T738" style:parent-style-name="Car.predefinitoparagrafo" style:family="text">
      <style:text-properties style:text-position="sub 66.6%"/>
    </style:style>
    <style:style style:name="T739" style:parent-style-name="Car.predefinitoparagrafo" style:family="text">
      <style:text-properties style:text-position="sub 66.6%"/>
    </style:style>
    <style:style style:name="T740" style:parent-style-name="Car.predefinitoparagrafo" style:family="text">
      <style:text-properties style:text-position="sub 66.6%"/>
    </style:style>
    <style:style style:name="T741" style:parent-style-name="Car.predefinitoparagrafo" style:family="text">
      <style:text-properties style:text-position="sub 66.6%"/>
    </style:style>
    <style:style style:name="T742" style:parent-style-name="Car.predefinitoparagrafo" style:family="text">
      <style:text-properties fo:font-weight="bold" style:font-weight-asian="bold" style:font-weight-complex="bold"/>
    </style:style>
    <style:style style:name="T743" style:parent-style-name="Car.predefinitoparagrafo" style:family="text">
      <style:text-properties fo:font-weight="bold" style:font-weight-asian="bold" style:font-weight-complex="bold"/>
    </style:style>
    <style:style style:name="T744" style:parent-style-name="Car.predefinitoparagrafo" style:family="text">
      <style:text-properties fo:font-weight="bold" style:font-weight-asian="bold" style:font-weight-complex="bold" style:text-position="sub 66.6%"/>
    </style:style>
    <style:style style:name="T745" style:parent-style-name="Car.predefinitoparagrafo" style:family="text">
      <style:text-properties fo:font-weight="bold" style:font-weight-asian="bold" style:font-weight-complex="bold"/>
    </style:style>
    <style:style style:name="P746" style:parent-style-name="Standard" style:family="paragraph">
      <style:paragraph-properties fo:text-align="justify">
        <style:tab-stops>
          <style:tab-stop style:type="left" style:position="1.7916in"/>
        </style:tab-stops>
      </style:paragraph-properties>
    </style:style>
    <style:style style:name="P747" style:parent-style-name="Standard" style:family="paragraph">
      <style:paragraph-properties fo:text-align="justify">
        <style:tab-stops>
          <style:tab-stop style:type="left" style:position="1.7916in"/>
        </style:tab-stops>
      </style:paragraph-properties>
    </style:style>
    <style:style style:name="T748" style:parent-style-name="Car.predefinitoparagrafo" style:family="text">
      <style:text-properties fo:font-weight="bold" style:font-weight-asian="bold" style:font-weight-complex="bold"/>
    </style:style>
    <style:style style:name="T749" style:parent-style-name="Car.predefinitoparagrafo" style:family="text">
      <style:text-properties style:text-position="sub 66.6%"/>
    </style:style>
    <style:style style:name="P750" style:parent-style-name="Standard" style:family="paragraph">
      <style:paragraph-properties fo:text-align="justify">
        <style:tab-stops>
          <style:tab-stop style:type="left" style:position="1.7916in"/>
        </style:tab-stops>
      </style:paragraph-properties>
    </style:style>
    <style:style style:name="T751" style:parent-style-name="Car.predefinitoparagrafo" style:family="text">
      <style:text-properties fo:font-weight="bold" style:font-weight-asian="bold" style:font-weight-complex="bold"/>
    </style:style>
    <style:style style:name="T752" style:parent-style-name="Car.predefinitoparagrafo" style:family="text">
      <style:text-properties fo:font-weight="bold" style:font-weight-asian="bold" style:font-weight-complex="bold" fo:font-style="italic" style:font-style-asian="italic" style:font-style-complex="italic"/>
    </style:style>
    <style:style style:name="T753" style:parent-style-name="Car.predefinitoparagrafo" style:family="text">
      <style:text-properties fo:font-weight="bold" style:font-weight-asian="bold" style:font-weight-complex="bold" fo:font-style="italic" style:font-style-asian="italic" style:font-style-complex="italic" style:text-position="sub 66.6%"/>
    </style:style>
    <style:style style:name="T754" style:parent-style-name="Car.predefinitoparagrafo" style:family="text">
      <style:text-properties fo:font-weight="bold" style:font-weight-asian="bold" style:font-weight-complex="bold" fo:font-style="italic" style:font-style-asian="italic" style:font-style-complex="italic"/>
    </style:style>
    <style:style style:name="T755" style:parent-style-name="Car.predefinitoparagrafo" style:family="text">
      <style:text-properties fo:font-weight="bold" style:font-weight-asian="bold" style:font-weight-complex="bold" fo:font-style="italic" style:font-style-asian="italic" style:font-style-complex="italic" style:text-position="sub 66.6%"/>
    </style:style>
    <style:style style:name="T756" style:parent-style-name="Car.predefinitoparagrafo" style:family="text">
      <style:text-properties fo:font-weight="bold" style:font-weight-asian="bold" style:font-weight-complex="bold" fo:font-style="italic" style:font-style-asian="italic" style:font-style-complex="italic"/>
    </style:style>
    <style:style style:name="T757" style:parent-style-name="Car.predefinitoparagrafo" style:family="text">
      <style:text-properties style:text-position="sub 66.6%"/>
    </style:style>
    <style:style style:name="T758" style:parent-style-name="Car.predefinitoparagrafo" style:family="text">
      <style:text-properties style:text-position="sub 66.6%"/>
    </style:style>
    <style:style style:name="P759" style:parent-style-name="Standard" style:family="paragraph">
      <style:paragraph-properties fo:text-align="justify">
        <style:tab-stops>
          <style:tab-stop style:type="left" style:position="1.7916in"/>
        </style:tab-stops>
      </style:paragraph-properties>
    </style:style>
    <style:style style:name="T760" style:parent-style-name="Car.predefinitoparagrafo" style:family="text">
      <style:text-properties style:text-position="sub 66.6%"/>
    </style:style>
    <style:style style:name="T761" style:parent-style-name="Car.predefinitoparagrafo" style:family="text">
      <style:text-properties style:text-position="sub 66.6%"/>
    </style:style>
    <style:style style:name="T762" style:parent-style-name="Car.predefinitoparagrafo" style:family="text">
      <style:text-properties style:text-position="sub 66.6%"/>
    </style:style>
    <style:style style:name="T763" style:parent-style-name="Car.predefinitoparagrafo" style:family="text">
      <style:text-properties style:text-position="sub 66.6%"/>
    </style:style>
    <style:style style:name="T764" style:parent-style-name="Car.predefinitoparagrafo" style:family="text">
      <style:text-properties style:text-position="sub 66.6%"/>
    </style:style>
    <style:style style:name="P765" style:parent-style-name="Standard" style:family="paragraph">
      <style:paragraph-properties fo:text-align="justify">
        <style:tab-stops>
          <style:tab-stop style:type="left" style:position="1.7916in"/>
        </style:tab-stops>
      </style:paragraph-properties>
    </style:style>
    <style:style style:name="P766" style:parent-style-name="Standard" style:family="paragraph">
      <style:paragraph-properties fo:text-align="justify">
        <style:tab-stops>
          <style:tab-stop style:type="left" style:position="1.7916in"/>
        </style:tab-stops>
      </style:paragraph-properties>
    </style:style>
    <style:style style:name="P767" style:parent-style-name="Standard" style:family="paragraph">
      <style:paragraph-properties fo:text-align="justify">
        <style:tab-stops>
          <style:tab-stop style:type="left" style:position="1.7916in"/>
        </style:tab-stops>
      </style:paragraph-properties>
    </style:style>
    <style:style style:name="P768" style:parent-style-name="Standard" style:family="paragraph">
      <style:paragraph-properties fo:text-align="justify">
        <style:tab-stops>
          <style:tab-stop style:type="left" style:position="1.7916in"/>
        </style:tab-stops>
      </style:paragraph-properties>
    </style:style>
    <style:style style:name="P769" style:parent-style-name="Standard" style:family="paragraph">
      <style:paragraph-properties fo:text-align="justify">
        <style:tab-stops>
          <style:tab-stop style:type="left" style:position="1.7916in"/>
        </style:tab-stops>
      </style:paragraph-properties>
    </style:style>
    <style:style style:name="T770" style:parent-style-name="Car.predefinitoparagrafo" style:family="text">
      <style:text-properties style:text-position="sub 66.6%"/>
    </style:style>
    <style:style style:name="P771" style:parent-style-name="Standard" style:family="paragraph">
      <style:paragraph-properties fo:text-align="justify">
        <style:tab-stops>
          <style:tab-stop style:type="left" style:position="1.7916in"/>
        </style:tab-stops>
      </style:paragraph-properties>
    </style:style>
    <style:style style:name="T772" style:parent-style-name="Car.predefinitoparagrafo" style:family="text">
      <style:text-properties style:text-position="sub 66.6%"/>
    </style:style>
    <style:style style:name="T773" style:parent-style-name="Car.predefinitoparagrafo" style:family="text">
      <style:text-properties style:text-position="sub 66.6%"/>
    </style:style>
    <style:style style:name="P774" style:parent-style-name="Standard" style:family="paragraph">
      <style:paragraph-properties fo:text-align="justify">
        <style:tab-stops>
          <style:tab-stop style:type="left" style:position="1.7916in"/>
        </style:tab-stops>
      </style:paragraph-properties>
    </style:style>
    <style:style style:name="T775" style:parent-style-name="Car.predefinitoparagrafo" style:family="text">
      <style:text-properties fo:font-weight="bold" style:font-weight-asian="bold" style:font-weight-complex="bold"/>
    </style:style>
    <style:style style:name="T776" style:parent-style-name="Car.predefinitoparagrafo" style:family="text">
      <style:text-properties fo:font-weight="bold" style:font-weight-asian="bold" style:font-weight-complex="bold" style:text-position="sub 66.6%"/>
    </style:style>
    <style:style style:name="P777" style:parent-style-name="Standard" style:family="paragraph">
      <style:paragraph-properties fo:text-align="justify">
        <style:tab-stops>
          <style:tab-stop style:type="left" style:position="1.7916in"/>
        </style:tab-stops>
      </style:paragraph-properties>
    </style:style>
    <style:style style:name="P778" style:parent-style-name="Standard" style:family="paragraph">
      <style:paragraph-properties fo:text-align="justify"/>
    </style:style>
    <style:style style:name="P779" style:parent-style-name="Standard" style:family="paragraph">
      <style:paragraph-properties fo:text-align="justify"/>
    </style:style>
    <style:style style:name="T780" style:parent-style-name="Car.predefinitoparagrafo" style:family="text">
      <style:text-properties style:text-position="sub 66.6%"/>
    </style:style>
    <style:style style:name="T781" style:parent-style-name="Car.predefinitoparagrafo" style:family="text">
      <style:text-properties style:text-position="sub 66.6%"/>
    </style:style>
    <style:style style:name="T782" style:parent-style-name="Car.predefinitoparagrafo" style:family="text">
      <style:text-properties style:text-position="sub 66.6%"/>
    </style:style>
    <style:style style:name="T783" style:parent-style-name="Car.predefinitoparagrafo" style:family="text">
      <style:text-properties style:text-position="sub 66.6%"/>
    </style:style>
    <style:style style:name="T784" style:parent-style-name="Car.predefinitoparagrafo" style:family="text">
      <style:text-properties fo:font-weight="bold" style:font-weight-asian="bold" style:font-weight-complex="bold"/>
    </style:style>
    <style:style style:name="P785" style:parent-style-name="Standard" style:family="paragraph">
      <style:paragraph-properties fo:text-align="justify"/>
    </style:style>
    <style:style style:name="T786" style:parent-style-name="Car.predefinitoparagrafo" style:family="text">
      <style:text-properties style:text-position="sub 66.6%"/>
    </style:style>
    <style:style style:name="T787" style:parent-style-name="Car.predefinitoparagrafo" style:family="text">
      <style:text-properties style:text-position="sub 66.6%"/>
    </style:style>
    <style:style style:name="P788" style:parent-style-name="Standard" style:family="paragraph">
      <style:paragraph-properties fo:text-align="justify"/>
    </style:style>
    <style:style style:name="T789" style:parent-style-name="Car.predefinitoparagrafo" style:family="text">
      <style:text-properties style:text-position="sub 66.6%"/>
    </style:style>
    <style:style style:name="T790" style:parent-style-name="Car.predefinitoparagrafo" style:family="text">
      <style:text-properties style:text-position="sub 66.6%"/>
    </style:style>
    <style:style style:name="P791" style:parent-style-name="Standard" style:family="paragraph">
      <style:paragraph-properties fo:text-align="justify"/>
    </style:style>
    <style:style style:name="T792" style:parent-style-name="Car.predefinitoparagrafo" style:family="text">
      <style:text-properties style:text-position="sub 66.6%"/>
    </style:style>
    <style:style style:name="T793" style:parent-style-name="Car.predefinitoparagrafo" style:family="text">
      <style:text-properties style:text-position="sub 66.6%"/>
    </style:style>
    <style:style style:name="T794" style:parent-style-name="Car.predefinitoparagrafo" style:family="text">
      <style:text-properties style:text-position="sub 66.6%"/>
    </style:style>
    <style:style style:name="T795" style:parent-style-name="Car.predefinitoparagrafo" style:family="text">
      <style:text-properties style:text-position="sub 66.6%"/>
    </style:style>
    <style:style style:name="P796" style:parent-style-name="Standard" style:family="paragraph">
      <style:paragraph-properties fo:text-align="justify"/>
    </style:style>
    <style:style style:name="P797" style:parent-style-name="Standard" style:family="paragraph">
      <style:paragraph-properties fo:text-align="justify"/>
    </style:style>
    <style:style style:name="T798" style:parent-style-name="Car.predefinitoparagrafo" style:family="text">
      <style:text-properties fo:font-weight="bold" style:font-weight-asian="bold" style:font-weight-complex="bold"/>
    </style:style>
    <style:style style:name="P799" style:parent-style-name="Standard" style:family="paragraph">
      <style:paragraph-properties fo:text-align="justify"/>
    </style:style>
    <style:style style:name="T800" style:parent-style-name="Car.predefinitoparagrafo" style:family="text">
      <style:text-properties style:text-position="sub 66.6%"/>
    </style:style>
    <style:style style:name="T801" style:parent-style-name="Car.predefinitoparagrafo" style:family="text">
      <style:text-properties style:text-position="sub 66.6%"/>
    </style:style>
    <style:style style:name="T802" style:parent-style-name="Car.predefinitoparagrafo" style:family="text">
      <style:text-properties style:text-position="sub 66.6%"/>
    </style:style>
    <style:style style:name="T803" style:parent-style-name="Car.predefinitoparagrafo" style:family="text">
      <style:text-properties style:text-position="sub 66.6%"/>
    </style:style>
    <style:style style:name="P804" style:parent-style-name="Standard" style:family="paragraph">
      <style:paragraph-properties fo:text-align="justify"/>
    </style:style>
    <style:style style:name="P805" style:parent-style-name="Standard" style:family="paragraph">
      <style:paragraph-properties fo:text-align="justify"/>
    </style:style>
    <style:style style:name="P806" style:parent-style-name="Standard" style:family="paragraph">
      <style:paragraph-properties fo:text-align="justify"/>
    </style:style>
    <style:style style:name="P807" style:parent-style-name="Standard" style:family="paragraph">
      <style:paragraph-properties fo:text-align="justify"/>
    </style:style>
    <style:style style:name="P808" style:parent-style-name="Standard" style:family="paragraph">
      <style:paragraph-properties fo:text-align="justify"/>
    </style:style>
    <style:style style:name="T809" style:parent-style-name="Car.predefinitoparagrafo" style:family="text">
      <style:text-properties style:text-position="sub 66.6%"/>
    </style:style>
    <style:style style:name="T810" style:parent-style-name="Car.predefinitoparagrafo" style:family="text">
      <style:text-properties style:text-position="sub 66.6%"/>
    </style:style>
    <style:style style:name="T811" style:parent-style-name="Car.predefinitoparagrafo" style:family="text">
      <style:text-properties style:text-position="super 66.6%"/>
    </style:style>
    <style:style style:name="P812" style:parent-style-name="Standard" style:family="paragraph">
      <style:paragraph-properties fo:text-align="justify"/>
    </style:style>
    <style:style style:name="T813" style:parent-style-name="Car.predefinitoparagrafo" style:family="text">
      <style:text-properties style:text-position="sub 66.6%"/>
    </style:style>
    <style:style style:name="T814" style:parent-style-name="Car.predefinitoparagrafo" style:family="text">
      <style:text-properties style:text-position="sub 66.6%"/>
    </style:style>
    <style:style style:name="T815" style:parent-style-name="Car.predefinitoparagrafo" style:family="text">
      <style:text-properties style:text-position="sub 66.6%"/>
    </style:style>
    <style:style style:name="P816" style:parent-style-name="Standard" style:family="paragraph">
      <style:paragraph-properties fo:text-align="justify"/>
    </style:style>
    <style:style style:name="T817" style:parent-style-name="Car.predefinitoparagrafo" style:family="text">
      <style:text-properties style:text-position="sub 66.6%"/>
    </style:style>
    <style:style style:name="T818" style:parent-style-name="Car.predefinitoparagrafo" style:family="text">
      <style:text-properties style:text-position="sub 66.6%"/>
    </style:style>
    <style:style style:name="T819" style:parent-style-name="Car.predefinitoparagrafo" style:family="text">
      <style:text-properties fo:font-weight="bold" style:font-weight-asian="bold" style:font-weight-complex="bold"/>
    </style:style>
    <style:style style:name="P820" style:parent-style-name="Standard" style:family="paragraph">
      <style:paragraph-properties fo:text-align="justify"/>
    </style:style>
    <style:style style:name="T821" style:parent-style-name="Car.predefinitoparagrafo" style:family="text">
      <style:text-properties style:text-position="sub 66.6%"/>
    </style:style>
    <style:style style:name="T822" style:parent-style-name="Car.predefinitoparagrafo" style:family="text">
      <style:text-properties style:text-position="sub 66.6%"/>
    </style:style>
    <style:style style:name="P823" style:parent-style-name="Standard" style:family="paragraph">
      <style:paragraph-properties fo:text-align="justify"/>
    </style:style>
    <style:style style:name="T824" style:parent-style-name="Car.predefinitoparagrafo" style:family="text">
      <style:text-properties style:text-position="sub 66.6%"/>
    </style:style>
    <style:style style:name="P825" style:parent-style-name="Standard" style:family="paragraph">
      <style:paragraph-properties fo:text-align="justify"/>
    </style:style>
    <style:style style:name="P826" style:parent-style-name="Standard" style:family="paragraph">
      <style:paragraph-properties fo:text-align="justify"/>
    </style:style>
    <style:style style:name="T827" style:parent-style-name="Car.predefinitoparagrafo" style:family="text">
      <style:text-properties style:text-position="sub 66.6%"/>
    </style:style>
    <style:style style:name="P828" style:parent-style-name="Standard" style:family="paragraph">
      <style:paragraph-properties fo:text-align="justify"/>
    </style:style>
    <style:style style:name="P829" style:parent-style-name="Standard" style:family="paragraph">
      <style:paragraph-properties fo:text-align="justify"/>
    </style:style>
    <style:style style:name="T830" style:parent-style-name="Car.predefinitoparagrafo" style:family="text">
      <style:text-properties style:text-position="sub 66.6%"/>
    </style:style>
    <style:style style:name="P831" style:parent-style-name="Standard" style:family="paragraph">
      <style:paragraph-properties fo:text-align="justify"/>
    </style:style>
    <style:style style:name="T832" style:parent-style-name="Car.predefinitoparagrafo" style:family="text">
      <style:text-properties style:text-position="super 66.6%"/>
    </style:style>
    <style:style style:name="T833" style:parent-style-name="Car.predefinitoparagrafo" style:family="text">
      <style:text-properties style:text-position="super 66.6%"/>
    </style:style>
    <style:style style:name="P834" style:parent-style-name="Standard" style:family="paragraph">
      <style:paragraph-properties fo:text-align="justify"/>
    </style:style>
    <style:style style:name="T835" style:parent-style-name="Car.predefinitoparagrafo" style:family="text">
      <style:text-properties style:text-position="super 66.6%"/>
    </style:style>
    <style:style style:name="T836" style:parent-style-name="Car.predefinitoparagrafo" style:family="text">
      <style:text-properties style:text-position="super 66.6%"/>
    </style:style>
    <style:style style:name="T837" style:parent-style-name="Car.predefinitoparagrafo" style:family="text">
      <style:text-properties style:text-position="super 66.6%"/>
    </style:style>
    <style:style style:name="T838" style:parent-style-name="Car.predefinitoparagrafo" style:family="text">
      <style:text-properties style:text-position="super 66.6%"/>
    </style:style>
    <style:style style:name="T839" style:parent-style-name="Car.predefinitoparagrafo" style:family="text">
      <style:text-properties style:text-position="super 66.6%"/>
    </style:style>
    <style:style style:name="T840" style:parent-style-name="Car.predefinitoparagrafo" style:family="text">
      <style:text-properties style:text-position="super 66.6%"/>
    </style:style>
    <style:style style:name="P841" style:parent-style-name="Standard" style:family="paragraph">
      <style:paragraph-properties fo:text-align="justify"/>
    </style:style>
    <style:style style:name="P842" style:parent-style-name="Standard" style:family="paragraph">
      <style:paragraph-properties fo:text-align="justify"/>
    </style:style>
    <style:style style:name="P843" style:parent-style-name="Standard" style:family="paragraph">
      <style:paragraph-properties fo:text-align="justify"/>
    </style:style>
    <style:style style:name="P844" style:parent-style-name="Standard" style:family="paragraph">
      <style:paragraph-properties fo:text-align="justify"/>
    </style:style>
    <style:style style:name="P845" style:parent-style-name="Standard" style:family="paragraph">
      <style:paragraph-properties fo:text-align="justify"/>
    </style:style>
    <style:style style:name="T846" style:parent-style-name="Car.predefinitoparagrafo" style:family="text">
      <style:text-properties style:text-position="sub 66.6%"/>
    </style:style>
    <style:style style:name="T847" style:parent-style-name="Car.predefinitoparagrafo" style:family="text">
      <style:text-properties style:text-position="sub 66.6%"/>
    </style:style>
    <style:style style:name="P848" style:parent-style-name="Standard" style:family="paragraph">
      <style:paragraph-properties fo:text-align="justify"/>
    </style:style>
    <style:style style:name="T849" style:parent-style-name="Car.predefinitoparagrafo" style:family="text">
      <style:text-properties style:text-position="sub 66.6%"/>
    </style:style>
    <style:style style:name="P850" style:parent-style-name="Standard" style:family="paragraph">
      <style:paragraph-properties fo:text-align="justify"/>
    </style:style>
    <style:style style:name="P851" style:parent-style-name="Standard" style:family="paragraph">
      <style:paragraph-properties fo:text-align="justify"/>
    </style:style>
    <style:style style:name="P852" style:parent-style-name="Standard" style:family="paragraph">
      <style:paragraph-properties fo:text-align="justify"/>
    </style:style>
    <style:style style:name="P853" style:parent-style-name="Standard" style:family="paragraph">
      <style:paragraph-properties fo:text-align="justify"/>
    </style:style>
    <style:style style:name="P854" style:parent-style-name="Standard" style:family="paragraph">
      <style:paragraph-properties fo:text-align="justify"/>
    </style:style>
    <style:style style:name="T855" style:parent-style-name="Car.predefinitoparagrafo" style:family="text">
      <style:text-properties fo:font-weight="bold" style:font-weight-asian="bold"/>
    </style:style>
    <style:style style:name="T856" style:parent-style-name="Car.predefinitoparagrafo" style:family="text">
      <style:text-properties style:text-position="sub 66.6%"/>
    </style:style>
    <style:style style:name="P857" style:parent-style-name="Standard" style:family="paragraph">
      <style:paragraph-properties fo:text-align="justify"/>
    </style:style>
    <style:style style:name="T858" style:parent-style-name="Car.predefinitoparagrafo" style:family="text">
      <style:text-properties style:text-position="super 66.6%"/>
    </style:style>
    <style:style style:name="P859" style:parent-style-name="Standard" style:family="paragraph">
      <style:paragraph-properties fo:text-align="justify"/>
    </style:style>
    <style:style style:name="T860" style:parent-style-name="Car.predefinitoparagrafo" style:family="text">
      <style:text-properties style:text-position="sub 66.6%"/>
    </style:style>
    <style:style style:name="T861" style:parent-style-name="Car.predefinitoparagrafo" style:family="text">
      <style:text-properties style:text-position="sub 66.6%"/>
    </style:style>
    <style:style style:name="T862" style:parent-style-name="Car.predefinitoparagrafo" style:family="text">
      <style:text-properties style:text-position="sub 66.6%"/>
    </style:style>
    <style:style style:name="T863" style:parent-style-name="Car.predefinitoparagrafo" style:family="text">
      <style:text-properties style:text-position="sub 66.6%"/>
    </style:style>
    <style:style style:name="T864" style:parent-style-name="Car.predefinitoparagrafo" style:family="text">
      <style:text-properties style:text-position="sub 66.6%"/>
    </style:style>
    <style:style style:name="T865" style:parent-style-name="Car.predefinitoparagrafo" style:family="text">
      <style:text-properties style:text-position="sub 66.6%"/>
    </style:style>
    <style:style style:name="P866" style:parent-style-name="Standard" style:family="paragraph">
      <style:paragraph-properties fo:text-align="justify"/>
    </style:style>
    <style:style style:name="P867" style:parent-style-name="Standard" style:family="paragraph">
      <style:paragraph-properties fo:text-align="justify"/>
    </style:style>
    <style:style style:name="T868" style:parent-style-name="Car.predefinitoparagrafo" style:family="text">
      <style:text-properties style:text-position="sub 66.6%"/>
    </style:style>
    <style:style style:name="T869" style:parent-style-name="Car.predefinitoparagrafo" style:family="text">
      <style:text-properties style:text-position="sub 66.6%"/>
    </style:style>
    <style:style style:name="T870" style:parent-style-name="Car.predefinitoparagrafo" style:family="text">
      <style:text-properties style:text-position="sub 66.6%"/>
    </style:style>
    <style:style style:name="T871" style:parent-style-name="Car.predefinitoparagrafo" style:family="text">
      <style:text-properties style:text-position="sub 66.6%"/>
    </style:style>
    <style:style style:name="T872" style:parent-style-name="Car.predefinitoparagrafo" style:family="text">
      <style:text-properties style:text-position="sub 66.6%"/>
    </style:style>
    <style:style style:name="T873" style:parent-style-name="Car.predefinitoparagrafo" style:family="text">
      <style:text-properties style:text-position="super 66.6%"/>
    </style:style>
    <style:style style:name="P874" style:parent-style-name="Standard" style:family="paragraph">
      <style:paragraph-properties fo:text-align="justify"/>
    </style:style>
    <style:style style:name="P875" style:parent-style-name="Standard" style:family="paragraph">
      <style:paragraph-properties fo:text-align="justify"/>
    </style:style>
    <style:style style:name="T876" style:parent-style-name="Car.predefinitoparagrafo" style:family="text">
      <style:text-properties style:text-position="sub 66.6%"/>
    </style:style>
    <style:style style:name="T877" style:parent-style-name="Car.predefinitoparagrafo" style:family="text">
      <style:text-properties style:text-position="super 66.6%"/>
    </style:style>
    <style:style style:name="T878" style:parent-style-name="Car.predefinitoparagrafo" style:family="text">
      <style:text-properties style:text-position="super 66.6%"/>
    </style:style>
    <style:style style:name="P879" style:parent-style-name="Standard" style:family="paragraph">
      <style:paragraph-properties fo:text-align="justify"/>
    </style:style>
    <style:style style:name="T880" style:parent-style-name="Car.predefinitoparagrafo" style:family="text">
      <style:text-properties style:text-position="sub 66.6%"/>
    </style:style>
    <style:style style:name="P881" style:parent-style-name="Standard" style:family="paragraph">
      <style:paragraph-properties fo:text-align="justify"/>
    </style:style>
    <style:style style:name="T882" style:parent-style-name="Car.predefinitoparagrafo" style:family="text">
      <style:text-properties style:text-position="sub 66.6%"/>
    </style:style>
    <style:style style:name="T883" style:parent-style-name="Car.predefinitoparagrafo" style:family="text">
      <style:text-properties style:text-position="sub 66.6%"/>
    </style:style>
    <style:style style:name="T884" style:parent-style-name="Car.predefinitoparagrafo" style:family="text">
      <style:text-properties style:text-position="super 66.6%"/>
    </style:style>
    <style:style style:name="P885" style:parent-style-name="Standard" style:family="paragraph">
      <style:paragraph-properties fo:text-align="justify"/>
    </style:style>
    <style:style style:name="T886" style:parent-style-name="Car.predefinitoparagrafo" style:family="text">
      <style:text-properties style:text-position="sub 66.6%"/>
    </style:style>
    <style:style style:name="T887" style:parent-style-name="Car.predefinitoparagrafo" style:family="text">
      <style:text-properties style:text-position="super 66.6%"/>
    </style:style>
    <style:style style:name="T888" style:parent-style-name="Car.predefinitoparagrafo" style:family="text">
      <style:text-properties style:text-position="super 66.6%"/>
    </style:style>
    <style:style style:name="T889" style:parent-style-name="Car.predefinitoparagrafo" style:family="text">
      <style:text-properties style:text-position="sub 66.6%"/>
    </style:style>
    <style:style style:name="P890" style:parent-style-name="Standard" style:family="paragraph">
      <style:paragraph-properties fo:text-align="justify"/>
    </style:style>
    <style:style style:name="P891" style:parent-style-name="Standard" style:family="paragraph">
      <style:paragraph-properties fo:text-align="justify"/>
    </style:style>
    <style:style style:name="P892" style:parent-style-name="Standard" style:family="paragraph">
      <style:paragraph-properties fo:text-align="justify"/>
    </style:style>
    <style:style style:name="P893" style:parent-style-name="Standard" style:family="paragraph">
      <style:paragraph-properties fo:text-align="justify"/>
    </style:style>
    <style:style style:name="P894" style:parent-style-name="Standard" style:family="paragraph">
      <style:paragraph-properties fo:text-align="justify"/>
    </style:style>
    <style:style style:name="P895" style:parent-style-name="Standard" style:family="paragraph">
      <style:paragraph-properties fo:text-align="justify"/>
    </style:style>
    <style:style style:name="P896" style:parent-style-name="Standard" style:family="paragraph">
      <style:paragraph-properties fo:text-align="justify"/>
    </style:style>
    <style:style style:name="P897" style:parent-style-name="Standard" style:family="paragraph">
      <style:paragraph-properties fo:text-align="justify"/>
    </style:style>
    <style:style style:name="P898" style:parent-style-name="Standard" style:family="paragraph">
      <style:paragraph-properties fo:text-align="justify"/>
    </style:style>
    <style:style style:name="P899" style:parent-style-name="Standard" style:family="paragraph">
      <style:paragraph-properties fo:text-align="justify"/>
    </style:style>
    <style:style style:name="P900" style:parent-style-name="Standard" style:family="paragraph">
      <style:paragraph-properties fo:text-align="justify"/>
    </style:style>
    <style:style style:name="P901" style:parent-style-name="Standard" style:family="paragraph">
      <style:paragraph-properties fo:text-align="justify"/>
    </style:style>
    <style:style style:name="P902" style:parent-style-name="Standard" style:family="paragraph">
      <style:paragraph-properties fo:text-align="justify"/>
    </style:style>
    <style:style style:name="P903" style:parent-style-name="Standard" style:family="paragraph">
      <style:paragraph-properties fo:text-align="justify"/>
    </style:style>
    <style:style style:name="P904" style:parent-style-name="Standard" style:family="paragraph">
      <style:paragraph-properties fo:text-align="justify"/>
    </style:style>
    <style:style style:name="P905" style:parent-style-name="Standard" style:family="paragraph">
      <style:paragraph-properties fo:text-align="justify"/>
    </style:style>
    <style:style style:name="P906" style:parent-style-name="Standard" style:family="paragraph">
      <style:paragraph-properties fo:text-align="justify"/>
    </style:style>
    <style:style style:name="P907" style:parent-style-name="Standard" style:family="paragraph">
      <style:paragraph-properties fo:text-align="justify"/>
    </style:style>
    <style:style style:name="P908" style:parent-style-name="Standard" style:family="paragraph">
      <style:paragraph-properties fo:text-align="justify"/>
    </style:style>
    <style:style style:name="P909" style:parent-style-name="Standard" style:family="paragraph">
      <style:paragraph-properties fo:text-align="justify"/>
    </style:style>
    <style:style style:name="P910" style:parent-style-name="Standard" style:family="paragraph">
      <style:paragraph-properties fo:text-align="justify"/>
    </style:style>
    <style:style style:name="P911" style:parent-style-name="Standard" style:family="paragraph">
      <style:paragraph-properties fo:text-align="justify"/>
    </style:style>
    <style:style style:name="P912" style:parent-style-name="Standard" style:family="paragraph">
      <style:paragraph-properties fo:text-align="justify"/>
    </style:style>
    <style:style style:name="P913" style:parent-style-name="Standard" style:family="paragraph">
      <style:paragraph-properties fo:text-align="justify"/>
    </style:style>
    <style:style style:name="P914" style:parent-style-name="Standard" style:family="paragraph">
      <style:paragraph-properties fo:text-align="justify"/>
    </style:style>
    <style:style style:name="P915" style:parent-style-name="Standard" style:family="paragraph">
      <style:paragraph-properties fo:text-align="justify"/>
    </style:style>
    <style:style style:name="P916" style:parent-style-name="Standard" style:family="paragraph">
      <style:paragraph-properties fo:text-align="justify"/>
    </style:style>
    <style:style style:name="P917" style:parent-style-name="Standard" style:family="paragraph">
      <style:paragraph-properties fo:text-align="justify"/>
    </style:style>
    <style:style style:name="P918" style:parent-style-name="Standard" style:family="paragraph">
      <style:paragraph-properties fo:text-align="justify"/>
    </style:style>
    <style:style style:name="P919" style:parent-style-name="Standard" style:family="paragraph">
      <style:paragraph-properties fo:text-align="justify"/>
    </style:style>
    <style:style style:name="P920" style:parent-style-name="Standard" style:list-style-name="LFO6" style:family="paragraph">
      <style:paragraph-properties fo:text-align="justify"/>
    </style:style>
    <style:style style:name="P921" style:parent-style-name="Standard" style:list-style-name="LFO6" style:family="paragraph">
      <style:paragraph-properties fo:text-align="justify"/>
    </style:style>
    <style:style style:name="P922" style:parent-style-name="Standard" style:family="paragraph">
      <style:paragraph-properties fo:text-align="justify"/>
    </style:style>
    <style:style style:name="P923" style:parent-style-name="Standard" style:family="paragraph">
      <style:paragraph-properties fo:text-align="justify"/>
    </style:style>
    <style:style style:name="P924" style:parent-style-name="Standard" style:family="paragraph">
      <style:paragraph-properties fo:text-align="justify"/>
    </style:style>
    <style:style style:name="P925" style:parent-style-name="Standard" style:family="paragraph">
      <style:paragraph-properties fo:text-align="justify"/>
    </style:style>
    <style:style style:name="P926" style:parent-style-name="Standard" style:family="paragraph">
      <style:paragraph-properties fo:text-align="justify"/>
    </style:style>
    <style:style style:name="P927" style:parent-style-name="Standard" style:family="paragraph">
      <style:paragraph-properties fo:text-align="justify"/>
    </style:style>
    <style:style style:name="P928" style:parent-style-name="Standard" style:family="paragraph">
      <style:paragraph-properties fo:text-align="justify"/>
    </style:style>
    <style:style style:name="P929" style:parent-style-name="Standard" style:family="paragraph">
      <style:paragraph-properties fo:text-align="justify"/>
    </style:style>
    <style:style style:name="P930" style:parent-style-name="Standard" style:family="paragraph">
      <style:paragraph-properties fo:text-align="justify"/>
    </style:style>
    <style:style style:name="P931" style:parent-style-name="Standard" style:family="paragraph">
      <style:paragraph-properties fo:text-align="justify"/>
    </style:style>
    <style:style style:name="P932" style:parent-style-name="Standard" style:family="paragraph">
      <style:paragraph-properties fo:text-align="justify"/>
    </style:style>
    <style:style style:name="P933" style:parent-style-name="Standard" style:family="paragraph">
      <style:paragraph-properties fo:text-align="justify"/>
    </style:style>
    <style:style style:name="P934" style:parent-style-name="Standard" style:family="paragraph">
      <style:paragraph-properties fo:text-align="justify"/>
    </style:style>
    <style:style style:name="P935" style:parent-style-name="Standard" style:family="paragraph">
      <style:paragraph-properties fo:text-align="justify"/>
    </style:style>
    <style:style style:name="P936" style:parent-style-name="Standard" style:family="paragraph">
      <style:paragraph-properties fo:text-align="justify"/>
    </style:style>
    <style:style style:name="P937" style:parent-style-name="Standard" style:family="paragraph">
      <style:paragraph-properties fo:text-align="justify"/>
    </style:style>
    <style:style style:name="P938" style:parent-style-name="Standard" style:family="paragraph">
      <style:paragraph-properties fo:text-align="justify"/>
    </style:style>
    <style:style style:name="P939" style:parent-style-name="Standard" style:family="paragraph">
      <style:paragraph-properties fo:text-align="justify"/>
    </style:style>
    <style:style style:name="P940" style:parent-style-name="Standard" style:family="paragraph">
      <style:paragraph-properties fo:text-align="justify"/>
    </style:style>
    <style:style style:name="P941" style:parent-style-name="Standard" style:family="paragraph">
      <style:paragraph-properties fo:text-align="justify"/>
    </style:style>
    <style:style style:name="P942" style:parent-style-name="Standard" style:family="paragraph">
      <style:paragraph-properties fo:text-align="justify"/>
    </style:style>
    <style:style style:name="P943" style:parent-style-name="Standard" style:family="paragraph">
      <style:paragraph-properties fo:text-align="justify"/>
    </style:style>
    <style:style style:name="P944" style:parent-style-name="Standard" style:family="paragraph">
      <style:paragraph-properties fo:text-align="justify"/>
    </style:style>
    <style:style style:name="P945" style:parent-style-name="Standard" style:family="paragraph">
      <style:paragraph-properties fo:text-align="justify"/>
    </style:style>
    <style:style style:name="P946" style:parent-style-name="Standard" style:family="paragraph">
      <style:paragraph-properties fo:text-align="justify"/>
    </style:style>
    <style:style style:name="P947" style:parent-style-name="Standard" style:family="paragraph">
      <style:paragraph-properties fo:text-align="justify"/>
    </style:style>
    <style:style style:name="P948" style:parent-style-name="Standard" style:family="paragraph">
      <style:paragraph-properties fo:text-align="justify"/>
    </style:style>
    <style:style style:name="P949" style:parent-style-name="Standard" style:family="paragraph">
      <style:paragraph-properties fo:text-align="justify"/>
    </style:style>
    <style:style style:name="P950" style:parent-style-name="Standard" style:family="paragraph">
      <style:paragraph-properties fo:text-align="justify"/>
    </style:style>
    <style:style style:name="P951" style:parent-style-name="Standard" style:family="paragraph">
      <style:paragraph-properties fo:text-align="justify"/>
    </style:style>
    <style:style style:name="P952" style:parent-style-name="Standard" style:family="paragraph">
      <style:paragraph-properties fo:text-align="justify"/>
    </style:style>
    <style:style style:name="P953" style:parent-style-name="Standard" style:family="paragraph">
      <style:paragraph-properties fo:text-align="justify"/>
    </style:style>
    <style:style style:name="P954" style:parent-style-name="Standard" style:family="paragraph">
      <style:paragraph-properties fo:text-align="justify"/>
    </style:style>
    <style:style style:name="P955" style:parent-style-name="Standard" style:family="paragraph">
      <style:paragraph-properties fo:text-align="justify"/>
    </style:style>
    <style:style style:name="P956" style:parent-style-name="Standard" style:family="paragraph">
      <style:paragraph-properties fo:text-align="justify"/>
    </style:style>
    <style:style style:name="P957" style:parent-style-name="Standard" style:family="paragraph">
      <style:paragraph-properties fo:text-align="justify"/>
    </style:style>
    <style:style style:name="P958" style:parent-style-name="Standard" style:family="paragraph">
      <style:paragraph-properties fo:text-align="justify"/>
    </style:style>
    <style:style style:name="P959" style:parent-style-name="Standard" style:family="paragraph">
      <style:paragraph-properties fo:text-align="justify"/>
    </style:style>
    <style:style style:name="P960" style:parent-style-name="Standard" style:family="paragraph">
      <style:paragraph-properties fo:text-align="justify"/>
    </style:style>
    <style:style style:name="P961" style:parent-style-name="Standard" style:family="paragraph">
      <style:paragraph-properties fo:text-align="justify"/>
    </style:style>
    <style:style style:name="P962" style:parent-style-name="Standard" style:family="paragraph">
      <style:paragraph-properties fo:text-align="justify"/>
    </style:style>
    <style:style style:name="P963" style:parent-style-name="Standard" style:family="paragraph">
      <style:paragraph-properties fo:text-align="justify"/>
    </style:style>
    <style:style style:name="P964" style:parent-style-name="Standard" style:family="paragraph">
      <style:paragraph-properties fo:text-align="justify"/>
    </style:style>
    <style:style style:name="P965" style:parent-style-name="Standard" style:family="paragraph">
      <style:paragraph-properties fo:text-align="justify"/>
    </style:style>
    <style:style style:name="P966" style:parent-style-name="Standard" style:family="paragraph">
      <style:paragraph-properties fo:text-align="justify"/>
    </style:style>
    <style:style style:name="P967" style:parent-style-name="Standard" style:family="paragraph">
      <style:paragraph-properties fo:text-align="justify"/>
    </style:style>
    <style:style style:name="P968" style:parent-style-name="Standard" style:family="paragraph">
      <style:paragraph-properties fo:text-align="justify"/>
    </style:style>
    <style:style style:name="P969" style:parent-style-name="Standard" style:family="paragraph">
      <style:paragraph-properties fo:text-align="justify"/>
    </style:style>
    <style:style style:name="P970" style:parent-style-name="Standard" style:family="paragraph">
      <style:paragraph-properties fo:text-align="justify"/>
    </style:style>
    <style:style style:name="P971" style:parent-style-name="Standard" style:family="paragraph">
      <style:paragraph-properties fo:text-align="justify"/>
    </style:style>
    <style:style style:name="P972" style:parent-style-name="Standard" style:family="paragraph">
      <style:paragraph-properties fo:text-align="justify"/>
    </style:style>
    <style:style style:name="P973" style:parent-style-name="Standard" style:family="paragraph">
      <style:paragraph-properties fo:text-align="justify"/>
    </style:style>
    <style:style style:name="P974" style:parent-style-name="Standard" style:family="paragraph">
      <style:paragraph-properties fo:text-align="justify"/>
    </style:style>
    <style:style style:name="P975" style:parent-style-name="Standard" style:family="paragraph">
      <style:paragraph-properties fo:text-align="justify"/>
    </style:style>
    <style:style style:name="P976" style:parent-style-name="Standard" style:family="paragraph">
      <style:paragraph-properties fo:text-align="justify"/>
    </style:style>
    <style:style style:name="P977" style:parent-style-name="Standard" style:family="paragraph">
      <style:paragraph-properties fo:text-align="justify"/>
    </style:style>
    <style:style style:name="P978" style:parent-style-name="Standard" style:family="paragraph">
      <style:paragraph-properties fo:text-align="justify"/>
    </style:style>
    <style:style style:name="P979" style:parent-style-name="Standard" style:family="paragraph">
      <style:paragraph-properties fo:text-align="justify"/>
    </style:style>
    <style:style style:name="P980" style:parent-style-name="Standard" style:family="paragraph">
      <style:paragraph-properties fo:text-align="justify"/>
    </style:style>
    <style:style style:name="P981" style:parent-style-name="Standard" style:family="paragraph">
      <style:paragraph-properties fo:text-align="justify"/>
    </style:style>
    <style:style style:name="P982" style:parent-style-name="Standard" style:family="paragraph">
      <style:paragraph-properties fo:text-align="justify"/>
    </style:style>
    <style:style style:name="P983" style:parent-style-name="Standard" style:family="paragraph">
      <style:paragraph-properties fo:text-align="justify"/>
    </style:style>
    <style:style style:name="P984" style:parent-style-name="Standard" style:family="paragraph">
      <style:paragraph-properties fo:text-align="justify"/>
    </style:style>
    <style:style style:name="P985" style:parent-style-name="Standard" style:family="paragraph">
      <style:paragraph-properties fo:text-align="justify"/>
    </style:style>
    <style:style style:name="P986" style:parent-style-name="Standard" style:family="paragraph">
      <style:paragraph-properties fo:text-align="justify"/>
    </style:style>
    <style:style style:name="P987" style:parent-style-name="Standard" style:family="paragraph">
      <style:paragraph-properties fo:text-align="justify"/>
    </style:style>
    <style:style style:name="P988" style:parent-style-name="Standard" style:family="paragraph">
      <style:paragraph-properties fo:text-align="justify"/>
    </style:style>
    <style:style style:name="P989" style:parent-style-name="Standard" style:family="paragraph">
      <style:paragraph-properties fo:text-align="justify"/>
    </style:style>
    <style:style style:name="P990" style:parent-style-name="Standard" style:family="paragraph">
      <style:paragraph-properties fo:text-align="justify"/>
    </style:style>
    <style:style style:name="P991" style:parent-style-name="Standard" style:family="paragraph">
      <style:paragraph-properties fo:text-align="justify"/>
    </style:style>
    <style:style style:name="P992" style:parent-style-name="Standard" style:family="paragraph">
      <style:paragraph-properties fo:text-align="justify"/>
    </style:style>
    <style:style style:name="P993" style:parent-style-name="Standard" style:family="paragraph">
      <style:paragraph-properties fo:text-align="justify"/>
    </style:style>
    <style:style style:name="P994" style:parent-style-name="Standard" style:family="paragraph">
      <style:paragraph-properties fo:text-align="justify"/>
    </style:style>
    <style:style style:name="P995" style:parent-style-name="Standard" style:family="paragraph">
      <style:paragraph-properties fo:text-align="justify"/>
    </style:style>
    <style:style style:name="P996" style:parent-style-name="Standard" style:family="paragraph">
      <style:paragraph-properties fo:text-align="justify"/>
    </style:style>
    <style:style style:name="P997" style:parent-style-name="Standard" style:family="paragraph">
      <style:paragraph-properties fo:text-align="justify"/>
    </style:style>
    <style:style style:name="P998" style:parent-style-name="Standard" style:family="paragraph">
      <style:paragraph-properties fo:text-align="justify"/>
    </style:style>
    <style:style style:name="P999" style:parent-style-name="Standard" style:family="paragraph">
      <style:paragraph-properties fo:text-align="justify"/>
    </style:style>
    <style:style style:name="P1000" style:parent-style-name="Standard" style:family="paragraph">
      <style:paragraph-properties fo:text-align="justify"/>
    </style:style>
    <style:style style:name="P1001" style:parent-style-name="Standard" style:family="paragraph">
      <style:paragraph-properties fo:text-align="justify"/>
    </style:style>
    <style:style style:name="P1002" style:parent-style-name="Standard" style:family="paragraph">
      <style:paragraph-properties fo:text-align="justify"/>
    </style:style>
    <style:style style:name="P1003" style:parent-style-name="Standard" style:family="paragraph">
      <style:paragraph-properties fo:text-align="justify"/>
    </style:style>
    <style:style style:name="P1004" style:parent-style-name="Standard" style:family="paragraph">
      <style:paragraph-properties fo:text-align="justify"/>
    </style:style>
    <style:style style:name="P1005" style:parent-style-name="Standard" style:family="paragraph">
      <style:paragraph-properties fo:text-align="justify"/>
    </style:style>
    <style:style style:name="P1006" style:parent-style-name="Standard" style:family="paragraph">
      <style:paragraph-properties fo:text-align="justify"/>
    </style:style>
    <style:style style:name="P1007" style:parent-style-name="Standard" style:family="paragraph">
      <style:paragraph-properties fo:text-align="justify"/>
    </style:style>
    <style:style style:name="P1008" style:parent-style-name="Standard" style:family="paragraph">
      <style:paragraph-properties fo:text-align="justify"/>
    </style:style>
    <style:style style:name="P1009" style:parent-style-name="Standard" style:family="paragraph">
      <style:paragraph-properties fo:text-align="justify"/>
    </style:style>
    <style:style style:name="P1010" style:parent-style-name="Standard" style:family="paragraph">
      <style:paragraph-properties fo:text-align="justify"/>
    </style:style>
    <style:style style:name="P1011" style:parent-style-name="Standard" style:family="paragraph">
      <style:paragraph-properties fo:text-align="justify"/>
    </style:style>
    <style:style style:name="P1012" style:parent-style-name="Standard" style:family="paragraph">
      <style:paragraph-properties fo:text-align="justify"/>
    </style:style>
    <style:style style:name="P1013" style:parent-style-name="Standard" style:family="paragraph">
      <style:paragraph-properties fo:text-align="justify"/>
    </style:style>
    <style:style style:name="P1014" style:parent-style-name="Standard" style:family="paragraph">
      <style:paragraph-properties fo:text-align="justify"/>
    </style:style>
    <style:style style:name="P1015" style:parent-style-name="Standard" style:family="paragraph">
      <style:paragraph-properties fo:text-align="justify"/>
    </style:style>
    <style:style style:name="P1016" style:parent-style-name="Standard" style:family="paragraph">
      <style:paragraph-properties fo:text-align="justify"/>
    </style:style>
    <style:style style:name="P1017" style:parent-style-name="Standard" style:family="paragraph">
      <style:paragraph-properties fo:text-align="justify"/>
    </style:style>
    <style:style style:name="P1018" style:parent-style-name="Standard" style:family="paragraph">
      <style:paragraph-properties fo:text-align="justify"/>
    </style:style>
    <style:style style:name="P1019" style:parent-style-name="Standard" style:family="paragraph">
      <style:paragraph-properties fo:text-align="justify"/>
    </style:style>
    <style:style style:name="P1020" style:parent-style-name="Standard" style:family="paragraph">
      <style:paragraph-properties fo:text-align="justify"/>
    </style:style>
    <style:style style:name="P1021" style:parent-style-name="Standard" style:family="paragraph">
      <style:paragraph-properties fo:text-align="justify"/>
    </style:style>
    <style:style style:name="P1022" style:parent-style-name="Standard" style:family="paragraph">
      <style:paragraph-properties fo:text-align="justify"/>
    </style:style>
    <style:style style:name="P1023" style:parent-style-name="Standard" style:family="paragraph">
      <style:paragraph-properties fo:text-align="justify"/>
    </style:style>
    <style:style style:name="P1024" style:parent-style-name="Standard" style:family="paragraph">
      <style:paragraph-properties fo:text-align="justify"/>
    </style:style>
    <style:style style:name="P1025" style:parent-style-name="Standard" style:family="paragraph">
      <style:paragraph-properties fo:text-align="justify"/>
    </style:style>
    <style:style style:name="P1026" style:parent-style-name="Standard" style:family="paragraph">
      <style:paragraph-properties fo:text-align="justify"/>
    </style:style>
    <style:style style:name="P1027" style:parent-style-name="Standard" style:family="paragraph">
      <style:paragraph-properties fo:text-align="justify"/>
    </style:style>
    <style:style style:name="P1028" style:parent-style-name="Standard" style:family="paragraph">
      <style:paragraph-properties fo:text-align="justify"/>
    </style:style>
    <style:style style:name="P1029" style:parent-style-name="Standard" style:family="paragraph">
      <style:paragraph-properties fo:text-align="justify"/>
    </style:style>
    <style:style style:name="P1030" style:parent-style-name="Standard" style:family="paragraph">
      <style:paragraph-properties fo:text-align="justify"/>
    </style:style>
    <style:style style:name="P1031" style:parent-style-name="Standard" style:family="paragraph">
      <style:paragraph-properties fo:text-align="justify"/>
    </style:style>
    <style:style style:name="P1032" style:parent-style-name="Standard" style:family="paragraph">
      <style:paragraph-properties fo:text-align="justify"/>
    </style:style>
    <style:style style:name="P1033" style:parent-style-name="Standard" style:family="paragraph">
      <style:paragraph-properties fo:text-align="justify"/>
    </style:style>
    <style:style style:name="P1034" style:parent-style-name="Standard" style:family="paragraph">
      <style:paragraph-properties fo:text-align="justify"/>
    </style:style>
    <style:style style:name="P1035" style:parent-style-name="Standard" style:family="paragraph">
      <style:paragraph-properties fo:text-align="justify"/>
    </style:style>
    <style:style style:name="P1036" style:parent-style-name="Standard" style:family="paragraph">
      <style:paragraph-properties fo:text-align="justify"/>
    </style:style>
    <style:style style:name="P1037" style:parent-style-name="Standard" style:family="paragraph">
      <style:paragraph-properties fo:text-align="justify"/>
    </style:style>
    <style:style style:name="P1038" style:parent-style-name="Standard" style:family="paragraph">
      <style:paragraph-properties fo:text-align="justify"/>
    </style:style>
    <style:style style:name="P1039" style:parent-style-name="Standard" style:family="paragraph">
      <style:paragraph-properties fo:text-align="justify"/>
    </style:style>
    <style:style style:name="P1040" style:parent-style-name="Standard" style:family="paragraph">
      <style:paragraph-properties fo:text-align="justify"/>
    </style:style>
    <style:style style:name="P1041" style:parent-style-name="Standard" style:family="paragraph">
      <style:paragraph-properties fo:text-align="justify"/>
    </style:style>
    <style:style style:name="P1042" style:parent-style-name="Standard" style:family="paragraph">
      <style:paragraph-properties fo:text-align="justify"/>
    </style:style>
    <style:style style:name="P1043" style:parent-style-name="Standard" style:family="paragraph">
      <style:paragraph-properties fo:text-align="justify"/>
      <style:text-properties fo:font-style="italic" style:font-style-asian="italic" style:font-style-complex="italic"/>
    </style:style>
    <style:style style:name="P1044" style:parent-style-name="Standard" style:family="paragraph">
      <style:paragraph-properties fo:text-align="justify"/>
    </style:style>
    <style:style style:name="P1045" style:parent-style-name="Standard" style:family="paragraph">
      <style:paragraph-properties fo:text-align="justify"/>
    </style:style>
    <style:style style:name="P1046" style:parent-style-name="Standard" style:family="paragraph">
      <style:paragraph-properties fo:text-align="justify"/>
    </style:style>
    <style:style style:name="P1047" style:parent-style-name="Standard" style:family="paragraph">
      <style:paragraph-properties fo:text-align="justify"/>
    </style:style>
    <style:style style:name="P1048" style:parent-style-name="Standard" style:family="paragraph">
      <style:paragraph-properties fo:text-align="justify"/>
    </style:style>
    <style:style style:name="P1049" style:parent-style-name="Standard" style:family="paragraph">
      <style:paragraph-properties fo:text-align="justify"/>
    </style:style>
    <style:style style:name="P1050" style:parent-style-name="Standard" style:family="paragraph">
      <style:paragraph-properties fo:text-align="justify"/>
    </style:style>
    <style:style style:name="P1051" style:parent-style-name="Standard" style:family="paragraph">
      <style:paragraph-properties fo:text-align="justify"/>
    </style:style>
    <style:style style:name="T1052" style:parent-style-name="Car.predefinitoparagrafo" style:family="text">
      <style:text-properties fo:font-weight="bold" style:font-weight-asian="bold" style:font-weight-complex="bold"/>
    </style:style>
    <style:style style:name="P1053" style:parent-style-name="Standard" style:family="paragraph">
      <style:paragraph-properties fo:text-align="justify"/>
    </style:style>
    <style:style style:name="T1054" style:parent-style-name="Car.predefinitoparagrafo" style:family="text">
      <style:text-properties style:text-position="sub 66.6%"/>
    </style:style>
    <style:style style:name="P1055" style:parent-style-name="Standard" style:family="paragraph">
      <style:paragraph-properties fo:text-align="justify"/>
    </style:style>
    <style:style style:name="P1056" style:parent-style-name="Standard" style:family="paragraph">
      <style:paragraph-properties fo:text-align="justify"/>
    </style:style>
    <style:style style:name="T1057" style:parent-style-name="Car.predefinitoparagrafo" style:family="text">
      <style:text-properties fo:font-weight="bold" style:font-weight-asian="bold" style:font-weight-complex="bold"/>
    </style:style>
    <style:style style:name="P1058" style:parent-style-name="Standard" style:family="paragraph">
      <style:paragraph-properties fo:text-align="justify"/>
    </style:style>
    <style:style style:name="T1059" style:parent-style-name="Car.predefinitoparagrafo" style:family="text">
      <style:text-properties style:text-position="sub 66.6%"/>
    </style:style>
    <style:style style:name="P1060" style:parent-style-name="Standard" style:family="paragraph">
      <style:paragraph-properties fo:text-align="justify"/>
    </style:style>
    <style:style style:name="P1061" style:parent-style-name="Standard" style:family="paragraph">
      <style:paragraph-properties fo:text-align="justify"/>
    </style:style>
    <style:style style:name="P1062" style:parent-style-name="Standard" style:family="paragraph">
      <style:paragraph-properties fo:text-align="justify"/>
    </style:style>
    <style:style style:name="T1063" style:parent-style-name="Car.predefinitoparagrafo" style:family="text">
      <style:text-properties style:text-position="sub 66.6%"/>
    </style:style>
    <style:style style:name="T1064" style:parent-style-name="Car.predefinitoparagrafo" style:family="text">
      <style:text-properties style:text-position="sub 66.6%"/>
    </style:style>
    <style:style style:name="P1065" style:parent-style-name="Standard" style:family="paragraph">
      <style:paragraph-properties fo:text-align="justify"/>
    </style:style>
    <style:style style:name="P1066" style:parent-style-name="Standard" style:family="paragraph">
      <style:paragraph-properties fo:text-align="justify"/>
    </style:style>
    <style:style style:name="T1067" style:parent-style-name="Car.predefinitoparagrafo" style:family="text">
      <style:text-properties style:text-position="sub 66.6%"/>
    </style:style>
    <style:style style:name="P1068" style:parent-style-name="Standard" style:list-style-name="LFO7" style:family="paragraph">
      <style:paragraph-properties fo:text-align="justify"/>
    </style:style>
    <style:style style:name="P1069" style:parent-style-name="Standard" style:list-style-name="LFO7" style:family="paragraph">
      <style:paragraph-properties fo:text-align="justify"/>
    </style:style>
    <style:style style:name="T1070" style:parent-style-name="Car.predefinitoparagrafo" style:family="text">
      <style:text-properties style:text-position="sub 66.6%"/>
    </style:style>
    <style:style style:name="T1071" style:parent-style-name="Car.predefinitoparagrafo" style:family="text">
      <style:text-properties style:text-position="sub 66.6%"/>
    </style:style>
    <style:style style:name="P1072" style:parent-style-name="Standard" style:list-style-name="LFO7" style:family="paragraph">
      <style:paragraph-properties fo:text-align="justify"/>
    </style:style>
    <style:style style:name="P1073" style:parent-style-name="Standard" style:list-style-name="LFO7" style:family="paragraph">
      <style:paragraph-properties fo:text-align="justify"/>
    </style:style>
    <style:style style:name="P1074" style:parent-style-name="Standard" style:list-style-name="LFO7" style:family="paragraph">
      <style:paragraph-properties fo:text-align="justify"/>
    </style:style>
    <style:style style:name="T1075" style:parent-style-name="Car.predefinitoparagrafo" style:family="text">
      <style:text-properties fo:font-weight="bold" style:font-weight-asian="bold" style:font-weight-complex="bold"/>
    </style:style>
    <style:style style:name="P1076" style:parent-style-name="Standard" style:list-style-name="LFO7" style:family="paragraph">
      <style:paragraph-properties fo:text-align="justify"/>
    </style:style>
    <style:style style:name="T1077" style:parent-style-name="Car.predefinitoparagrafo" style:family="text">
      <style:text-properties fo:font-weight="bold" style:font-weight-asian="bold" style:font-weight-complex="bold"/>
    </style:style>
    <style:style style:name="P1078" style:parent-style-name="Standard" style:family="paragraph">
      <style:paragraph-properties fo:text-align="justify"/>
    </style:style>
    <style:style style:name="P1079" style:parent-style-name="Standard" style:family="paragraph">
      <style:paragraph-properties fo:text-align="justify"/>
    </style:style>
    <style:style style:name="T1080" style:parent-style-name="Car.predefinitoparagrafo" style:family="text">
      <style:text-properties style:text-position="sub 66.6%"/>
    </style:style>
    <style:style style:name="P1081" style:parent-style-name="Standard" style:list-style-name="LFO8" style:family="paragraph">
      <style:paragraph-properties fo:text-align="justify"/>
    </style:style>
    <style:style style:name="P1082" style:parent-style-name="Standard" style:list-style-name="LFO8" style:family="paragraph">
      <style:paragraph-properties fo:text-align="justify"/>
    </style:style>
    <style:style style:name="P1083" style:parent-style-name="Standard" style:list-style-name="LFO8" style:family="paragraph">
      <style:paragraph-properties fo:text-align="justify"/>
    </style:style>
    <style:style style:name="P1084" style:parent-style-name="Standard" style:family="paragraph">
      <style:paragraph-properties fo:text-align="justify"/>
    </style:style>
    <style:style style:name="T1085" style:parent-style-name="Car.predefinitoparagrafo" style:family="text">
      <style:text-properties fo:font-style="italic" style:font-style-asian="italic" style:font-style-complex="italic"/>
    </style:style>
    <style:style style:name="P1086" style:parent-style-name="Standard" style:list-style-name="LFO9" style:family="paragraph">
      <style:paragraph-properties fo:text-align="justify"/>
    </style:style>
    <style:style style:name="P1087" style:parent-style-name="Standard" style:list-style-name="LFO9" style:family="paragraph">
      <style:paragraph-properties fo:text-align="justify"/>
    </style:style>
    <style:style style:name="P1088" style:parent-style-name="Standard" style:list-style-name="LFO9" style:family="paragraph">
      <style:paragraph-properties fo:text-align="justify"/>
    </style:style>
    <style:style style:name="P1089" style:parent-style-name="Standard" style:family="paragraph">
      <style:paragraph-properties fo:text-align="justify"/>
    </style:style>
    <style:style style:name="P1090" style:parent-style-name="Standard" style:family="paragraph">
      <style:paragraph-properties fo:text-align="justify"/>
    </style:style>
    <style:style style:name="T1091" style:parent-style-name="Car.predefinitoparagrafo" style:family="text">
      <style:text-properties fo:font-weight="bold" style:font-weight-asian="bold" style:font-weight-complex="bold"/>
    </style:style>
    <style:style style:name="P1092" style:parent-style-name="Standard" style:family="paragraph">
      <style:paragraph-properties fo:text-align="justify"/>
    </style:style>
    <style:style style:name="P1093" style:parent-style-name="Standard" style:family="paragraph">
      <style:paragraph-properties fo:text-align="justify"/>
    </style:style>
    <style:style style:name="P1094" style:parent-style-name="Standard" style:family="paragraph">
      <style:paragraph-properties fo:text-align="justify"/>
    </style:style>
    <style:style style:name="T1095" style:parent-style-name="Car.predefinitoparagrafo" style:family="text">
      <style:text-properties fo:font-style="italic" style:font-style-asian="italic" style:font-style-complex="italic"/>
    </style:style>
    <style:style style:name="P1096" style:parent-style-name="Standard" style:family="paragraph">
      <style:paragraph-properties fo:text-align="justify"/>
    </style:style>
    <style:style style:name="P1097" style:parent-style-name="Standard" style:family="paragraph">
      <style:paragraph-properties fo:text-align="justify"/>
    </style:style>
    <style:style style:name="P1098" style:parent-style-name="Standard" style:family="paragraph">
      <style:paragraph-properties fo:text-align="justify"/>
    </style:style>
    <style:style style:name="P1099" style:parent-style-name="Standard" style:family="paragraph">
      <style:paragraph-properties fo:text-align="justify"/>
    </style:style>
    <style:style style:name="P1100" style:parent-style-name="Standard" style:family="paragraph">
      <style:paragraph-properties fo:text-align="justify"/>
    </style:style>
    <style:style style:name="P1101" style:parent-style-name="Standard" style:family="paragraph">
      <style:paragraph-properties fo:text-align="justify"/>
    </style:style>
    <style:style style:name="P1102" style:parent-style-name="Standard" style:family="paragraph">
      <style:paragraph-properties fo:text-align="justify"/>
    </style:style>
    <style:style style:name="P1103" style:parent-style-name="Standard" style:family="paragraph">
      <style:paragraph-properties fo:text-align="justify"/>
    </style:style>
    <style:style style:name="P1104" style:parent-style-name="Standard" style:family="paragraph">
      <style:paragraph-properties fo:text-align="justify"/>
    </style:style>
    <style:style style:name="P1105" style:parent-style-name="Standard" style:list-style-name="LFO10" style:family="paragraph">
      <style:paragraph-properties fo:text-align="justify"/>
    </style:style>
    <style:style style:name="P1106" style:parent-style-name="Standard" style:family="paragraph">
      <style:paragraph-properties fo:text-align="justify"/>
    </style:style>
    <style:style style:name="P1107" style:parent-style-name="Standard" style:family="paragraph">
      <style:paragraph-properties fo:text-align="justify"/>
    </style:style>
    <style:style style:name="P1108" style:parent-style-name="Standard" style:family="paragraph">
      <style:paragraph-properties fo:text-align="justify"/>
    </style:style>
    <style:style style:name="P1109" style:parent-style-name="Standard" style:family="paragraph">
      <style:paragraph-properties fo:text-align="justify"/>
    </style:style>
    <style:style style:name="P1110" style:parent-style-name="Standard" style:list-style-name="LFO10" style:family="paragraph">
      <style:paragraph-properties fo:text-align="justify"/>
    </style:style>
    <style:style style:name="P1111" style:parent-style-name="Standard" style:family="paragraph">
      <style:paragraph-properties fo:text-align="justify"/>
    </style:style>
    <style:style style:name="P1112" style:parent-style-name="Standard" style:family="paragraph">
      <style:paragraph-properties fo:text-align="justify"/>
    </style:style>
    <style:style style:name="P1113" style:parent-style-name="Standard" style:family="paragraph">
      <style:paragraph-properties fo:text-align="justify"/>
    </style:style>
    <style:style style:name="P1114" style:parent-style-name="Standard" style:family="paragraph">
      <style:paragraph-properties fo:text-align="justify"/>
    </style:style>
    <style:style style:name="P1115" style:parent-style-name="Standard" style:family="paragraph">
      <style:paragraph-properties fo:text-align="justify"/>
    </style:style>
    <style:style style:name="T1116" style:parent-style-name="Car.predefinitoparagrafo" style:family="text">
      <style:text-properties fo:font-weight="bold" style:font-weight-asian="bold" style:font-weight-complex="bold"/>
    </style:style>
    <style:style style:name="P1117" style:parent-style-name="Standard" style:family="paragraph">
      <style:paragraph-properties fo:text-align="justify"/>
    </style:style>
    <style:style style:name="P1118" style:parent-style-name="Standard" style:family="paragraph">
      <style:paragraph-properties fo:text-align="justify"/>
    </style:style>
    <style:style style:name="P1119" style:parent-style-name="Standard" style:family="paragraph">
      <style:paragraph-properties fo:text-align="justify"/>
    </style:style>
    <style:style style:name="P1120" style:parent-style-name="Standard" style:list-style-name="LFO11" style:family="paragraph">
      <style:paragraph-properties fo:text-align="justify"/>
    </style:style>
    <style:style style:name="P1121" style:parent-style-name="Standard" style:list-style-name="LFO11" style:family="paragraph">
      <style:paragraph-properties fo:text-align="justify"/>
    </style:style>
    <style:style style:name="P1122" style:parent-style-name="Standard" style:list-style-name="LFO11" style:family="paragraph">
      <style:paragraph-properties fo:text-align="justify"/>
    </style:style>
    <style:style style:name="P1123" style:parent-style-name="Standard" style:list-style-name="LFO11" style:family="paragraph">
      <style:paragraph-properties fo:text-align="justify"/>
    </style:style>
    <style:style style:name="P1124" style:parent-style-name="Standard" style:list-style-name="LFO11" style:family="paragraph">
      <style:paragraph-properties fo:text-align="justify"/>
    </style:style>
    <style:style style:name="P1125" style:parent-style-name="Standard" style:family="paragraph">
      <style:paragraph-properties fo:text-align="justify"/>
    </style:style>
    <style:style style:name="P1126" style:parent-style-name="Standard" style:family="paragraph">
      <style:paragraph-properties fo:text-align="justify"/>
    </style:style>
    <style:style style:name="P1127" style:parent-style-name="Standard" style:family="paragraph">
      <style:paragraph-properties fo:text-align="justify"/>
    </style:style>
    <style:style style:name="P1128" style:parent-style-name="Standard" style:family="paragraph">
      <style:paragraph-properties fo:text-align="justify"/>
    </style:style>
    <style:style style:name="P1129" style:parent-style-name="Standard" style:family="paragraph">
      <style:paragraph-properties fo:text-align="justify"/>
    </style:style>
    <style:style style:name="P1130" style:parent-style-name="Standard" style:family="paragraph">
      <style:paragraph-properties fo:text-align="justify"/>
    </style:style>
    <style:style style:name="P1131" style:parent-style-name="Standard" style:family="paragraph">
      <style:paragraph-properties fo:text-align="justify"/>
    </style:style>
    <style:style style:name="P1132" style:parent-style-name="Standard" style:family="paragraph">
      <style:paragraph-properties fo:text-align="justify"/>
    </style:style>
    <style:style style:name="P1133" style:parent-style-name="Standard" style:family="paragraph">
      <style:paragraph-properties fo:text-align="justify"/>
    </style:style>
    <style:style style:name="P1134" style:parent-style-name="Standard" style:family="paragraph">
      <style:paragraph-properties fo:text-align="justify"/>
    </style:style>
    <style:style style:name="P1135" style:parent-style-name="Standard" style:family="paragraph">
      <style:paragraph-properties fo:text-align="justify"/>
    </style:style>
    <style:style style:name="P1136" style:parent-style-name="Standard" style:family="paragraph">
      <style:paragraph-properties fo:text-align="justify"/>
    </style:style>
    <style:style style:name="P1137" style:parent-style-name="Standard" style:family="paragraph">
      <style:paragraph-properties fo:text-align="justify"/>
    </style:style>
    <style:style style:name="P1138" style:parent-style-name="Standard" style:family="paragraph">
      <style:paragraph-properties fo:text-align="justify"/>
    </style:style>
    <style:style style:name="P1139" style:parent-style-name="Standard" style:family="paragraph">
      <style:paragraph-properties fo:text-align="justify"/>
    </style:style>
    <style:style style:name="P1140" style:parent-style-name="Standard" style:family="paragraph">
      <style:paragraph-properties fo:text-align="center"/>
    </style:style>
    <style:style style:name="P1141" style:parent-style-name="Standard" style:family="paragraph">
      <style:paragraph-properties fo:text-align="justify"/>
    </style:style>
    <style:style style:name="P1142" style:parent-style-name="Standard" style:family="paragraph">
      <style:paragraph-properties fo:text-align="justify"/>
    </style:style>
    <style:style style:name="P1143" style:parent-style-name="Standard" style:family="paragraph">
      <style:paragraph-properties fo:text-align="justify"/>
    </style:style>
    <style:style style:name="T1144" style:parent-style-name="Car.predefinitoparagrafo" style:family="text">
      <style:text-properties style:text-position="sub 66.6%"/>
    </style:style>
    <style:style style:name="T1145" style:parent-style-name="Car.predefinitoparagrafo" style:family="text">
      <style:text-properties style:text-position="sub 66.6%"/>
    </style:style>
    <style:style style:name="T1146" style:parent-style-name="Car.predefinitoparagrafo" style:family="text">
      <style:text-properties style:text-position="sub 66.6%"/>
    </style:style>
    <style:style style:name="T1147" style:parent-style-name="Car.predefinitoparagrafo" style:family="text">
      <style:text-properties style:text-position="sub 66.6%"/>
    </style:style>
    <style:style style:name="T1148" style:parent-style-name="Car.predefinitoparagrafo" style:family="text">
      <style:text-properties style:text-position="sub 66.6%"/>
    </style:style>
    <style:style style:name="T1149" style:parent-style-name="Car.predefinitoparagrafo" style:family="text">
      <style:text-properties style:text-position="sub 66.6%"/>
    </style:style>
    <style:style style:name="P1150" style:parent-style-name="Standard" style:family="paragraph">
      <style:paragraph-properties fo:text-align="justify"/>
    </style:style>
    <style:style style:name="P1151" style:parent-style-name="Standard" style:family="paragraph">
      <style:paragraph-properties fo:text-align="justify"/>
    </style:style>
    <style:style style:name="P1152" style:parent-style-name="Standard" style:family="paragraph">
      <style:paragraph-properties fo:text-align="justify"/>
    </style:style>
    <style:style style:name="P1153" style:parent-style-name="Standard" style:family="paragraph">
      <style:paragraph-properties fo:text-align="justify"/>
    </style:style>
    <style:style style:name="P1154" style:parent-style-name="Standard" style:family="paragraph">
      <style:paragraph-properties fo:text-align="justify"/>
    </style:style>
    <style:style style:name="P1155" style:parent-style-name="Standard" style:family="paragraph">
      <style:paragraph-properties fo:text-align="justify"/>
    </style:style>
    <style:style style:name="P1156" style:parent-style-name="Standard" style:family="paragraph">
      <style:paragraph-properties fo:text-align="justify"/>
    </style:style>
    <style:style style:name="P1157" style:parent-style-name="Standard" style:family="paragraph">
      <style:paragraph-properties fo:text-align="justify"/>
    </style:style>
    <style:style style:name="P1158" style:parent-style-name="Standard" style:family="paragraph">
      <style:paragraph-properties fo:text-align="justify"/>
    </style:style>
    <style:style style:name="P1159" style:parent-style-name="Standard" style:family="paragraph">
      <style:paragraph-properties fo:text-align="justify"/>
    </style:style>
    <style:style style:name="P1160" style:parent-style-name="Standard" style:family="paragraph">
      <style:paragraph-properties fo:text-align="center"/>
    </style:style>
    <style:style style:name="P1161" style:parent-style-name="Standard" style:family="paragraph">
      <style:paragraph-properties fo:text-align="justify"/>
    </style:style>
    <style:style style:name="P1162" style:parent-style-name="Standard" style:family="paragraph">
      <style:paragraph-properties fo:text-align="justify"/>
    </style:style>
    <style:style style:name="P1163" style:parent-style-name="Standard" style:family="paragraph">
      <style:paragraph-properties fo:text-align="justify"/>
    </style:style>
    <style:style style:name="P1164" style:parent-style-name="Standard" style:family="paragraph">
      <style:paragraph-properties fo:text-align="justify"/>
    </style:style>
    <style:style style:name="P1165" style:parent-style-name="Standard" style:family="paragraph">
      <style:paragraph-properties fo:text-align="justify"/>
    </style:style>
    <style:style style:name="P1166" style:parent-style-name="Standard" style:family="paragraph">
      <style:paragraph-properties fo:text-align="justify"/>
    </style:style>
    <style:style style:name="P1167" style:parent-style-name="Standard" style:family="paragraph">
      <style:paragraph-properties fo:text-align="justify"/>
    </style:style>
    <style:style style:name="P1168" style:parent-style-name="Standard" style:family="paragraph">
      <style:paragraph-properties fo:text-align="justify"/>
    </style:style>
    <style:style style:name="P1169" style:parent-style-name="Standard" style:family="paragraph">
      <style:paragraph-properties fo:text-align="justify"/>
    </style:style>
    <style:style style:name="P1170" style:parent-style-name="Standard" style:family="paragraph">
      <style:paragraph-properties fo:text-align="justify"/>
    </style:style>
    <style:style style:name="P1171" style:parent-style-name="Standard" style:family="paragraph">
      <style:paragraph-properties fo:text-align="justify"/>
    </style:style>
    <style:style style:name="P1172" style:parent-style-name="Standard" style:family="paragraph">
      <style:paragraph-properties fo:text-align="justify"/>
    </style:style>
    <style:style style:name="P1173" style:parent-style-name="Standard" style:family="paragraph">
      <style:paragraph-properties fo:text-align="justify"/>
    </style:style>
    <style:style style:name="P1174" style:parent-style-name="Standard" style:family="paragraph">
      <style:paragraph-properties fo:text-align="justify"/>
    </style:style>
    <style:style style:name="P1175" style:parent-style-name="Standard" style:family="paragraph">
      <style:paragraph-properties fo:text-align="justify"/>
    </style:style>
    <style:style style:name="P1176" style:parent-style-name="Standard" style:family="paragraph">
      <style:paragraph-properties fo:text-align="center"/>
    </style:style>
    <style:style style:name="P1177" style:parent-style-name="Standard" style:family="paragraph">
      <style:paragraph-properties fo:text-align="justify"/>
    </style:style>
    <style:style style:name="P1178" style:parent-style-name="Standard" style:family="paragraph">
      <style:paragraph-properties fo:text-align="justify"/>
    </style:style>
    <style:style style:name="P1179" style:parent-style-name="Standard" style:family="paragraph">
      <style:paragraph-properties fo:text-align="justify"/>
    </style:style>
    <style:style style:name="P1180" style:parent-style-name="Standard" style:family="paragraph">
      <style:paragraph-properties fo:text-align="justify"/>
    </style:style>
    <style:style style:name="P1181" style:parent-style-name="Standard" style:family="paragraph">
      <style:paragraph-properties fo:text-align="justify"/>
    </style:style>
    <style:style style:name="P1182" style:parent-style-name="Standard" style:family="paragraph">
      <style:paragraph-properties fo:text-align="justify"/>
    </style:style>
    <style:style style:name="P1183" style:parent-style-name="Standard" style:family="paragraph">
      <style:paragraph-properties fo:text-align="center"/>
    </style:style>
    <style:style style:name="P1184" style:parent-style-name="Standard" style:family="paragraph">
      <style:paragraph-properties fo:text-align="justify"/>
    </style:style>
    <style:style style:name="P1185" style:parent-style-name="Standard" style:family="paragraph">
      <style:paragraph-properties fo:text-align="justify"/>
    </style:style>
    <style:style style:name="P1186" style:parent-style-name="Standard" style:family="paragraph">
      <style:paragraph-properties fo:text-align="justify"/>
    </style:style>
    <style:style style:name="P1187" style:parent-style-name="Standard" style:family="paragraph">
      <style:paragraph-properties fo:text-align="justify"/>
    </style:style>
    <style:style style:name="P1188" style:parent-style-name="Standard" style:family="paragraph">
      <style:paragraph-properties fo:text-align="center"/>
    </style:style>
    <style:style style:name="P1189" style:parent-style-name="Standard" style:family="paragraph">
      <style:paragraph-properties fo:text-align="justify"/>
    </style:style>
    <style:style style:name="P1190" style:parent-style-name="Standard" style:family="paragraph">
      <style:paragraph-properties fo:text-align="justify"/>
    </style:style>
    <style:style style:name="P1191" style:parent-style-name="Standard" style:family="paragraph">
      <style:paragraph-properties fo:text-align="justify"/>
    </style:style>
    <style:style style:name="P1192" style:parent-style-name="Standard" style:family="paragraph">
      <style:paragraph-properties fo:text-align="justify"/>
    </style:style>
    <style:style style:name="P1193" style:parent-style-name="Standard" style:family="paragraph">
      <style:paragraph-properties fo:text-align="justify"/>
    </style:style>
    <style:style style:name="P1194" style:parent-style-name="Standard" style:family="paragraph">
      <style:paragraph-properties fo:text-align="center"/>
    </style:style>
    <style:style style:name="P1195" style:parent-style-name="Standard" style:family="paragraph">
      <style:paragraph-properties fo:text-align="justify"/>
    </style:style>
    <style:style style:name="T1196" style:parent-style-name="Car.predefinitoparagrafo" style:family="text">
      <style:text-properties style:text-position="sub 66.6%"/>
    </style:style>
    <style:style style:name="T1197" style:parent-style-name="Car.predefinitoparagrafo" style:family="text">
      <style:text-properties style:text-position="sub 66.6%"/>
    </style:style>
    <style:style style:name="T1198" style:parent-style-name="Car.predefinitoparagrafo" style:family="text">
      <style:text-properties style:text-position="sub 66.6%"/>
    </style:style>
    <style:style style:name="T1199" style:parent-style-name="Car.predefinitoparagrafo" style:family="text">
      <style:text-properties style:text-position="sub 66.6%"/>
    </style:style>
    <style:style style:name="P1200" style:parent-style-name="Standard" style:family="paragraph">
      <style:paragraph-properties fo:text-align="justify"/>
    </style:style>
    <style:style style:name="P1201" style:parent-style-name="Standard" style:family="paragraph">
      <style:paragraph-properties fo:text-align="justify"/>
    </style:style>
    <style:style style:name="P1202" style:parent-style-name="Standard" style:family="paragraph">
      <style:paragraph-properties fo:text-align="justify"/>
    </style:style>
    <style:style style:name="P1203" style:parent-style-name="Standard" style:family="paragraph">
      <style:paragraph-properties fo:text-align="justify"/>
    </style:style>
    <style:style style:name="P1204" style:parent-style-name="Standard" style:family="paragraph">
      <style:paragraph-properties fo:text-align="justify"/>
    </style:style>
    <style:style style:name="P1205" style:parent-style-name="Standard" style:family="paragraph">
      <style:paragraph-properties fo:text-align="justify"/>
    </style:style>
    <style:style style:name="P1206" style:parent-style-name="Standard" style:family="paragraph">
      <style:paragraph-properties fo:text-align="justify"/>
    </style:style>
    <style:style style:name="P1207" style:parent-style-name="Standard" style:family="paragraph">
      <style:paragraph-properties fo:text-align="justify"/>
    </style:style>
    <style:style style:name="P1208" style:parent-style-name="Standard" style:family="paragraph">
      <style:paragraph-properties fo:text-align="justify"/>
    </style:style>
    <style:style style:name="P1209" style:parent-style-name="Standard" style:family="paragraph">
      <style:paragraph-properties fo:text-align="justify"/>
    </style:style>
    <style:style style:name="P1210" style:parent-style-name="Standard" style:family="paragraph">
      <style:paragraph-properties fo:text-align="justify"/>
    </style:style>
    <style:style style:name="P1211" style:parent-style-name="Standard" style:family="paragraph">
      <style:paragraph-properties fo:text-align="justify"/>
    </style:style>
    <style:style style:name="P1212" style:parent-style-name="Standard" style:family="paragraph">
      <style:paragraph-properties fo:text-align="justify"/>
    </style:style>
    <style:style style:name="P1213" style:parent-style-name="Standard" style:family="paragraph">
      <style:paragraph-properties fo:text-align="justify"/>
    </style:style>
    <style:style style:name="P1214" style:parent-style-name="Standard" style:family="paragraph">
      <style:paragraph-properties fo:text-align="justify"/>
    </style:style>
    <style:style style:name="P1215" style:parent-style-name="Standard" style:family="paragraph">
      <style:paragraph-properties fo:text-align="justify"/>
    </style:style>
    <style:style style:name="T1216" style:parent-style-name="Car.predefinitoparagrafo" style:family="text">
      <style:text-properties style:text-position="sub 66.6%"/>
    </style:style>
    <style:style style:name="T1217" style:parent-style-name="Car.predefinitoparagrafo" style:family="text">
      <style:text-properties style:text-position="sub 66.6%"/>
    </style:style>
    <style:style style:name="T1218" style:parent-style-name="Car.predefinitoparagrafo" style:family="text">
      <style:text-properties style:text-position="sub 66.6%"/>
    </style:style>
    <style:style style:name="T1219" style:parent-style-name="Car.predefinitoparagrafo" style:family="text">
      <style:text-properties style:text-position="sub 66.6%"/>
    </style:style>
    <style:style style:name="T1220" style:parent-style-name="Car.predefinitoparagrafo" style:family="text">
      <style:text-properties style:text-position="sub 66.6%"/>
    </style:style>
    <style:style style:name="T1221" style:parent-style-name="Car.predefinitoparagrafo" style:family="text">
      <style:text-properties style:text-position="sub 66.6%"/>
    </style:style>
    <style:style style:name="T1222" style:parent-style-name="Car.predefinitoparagrafo" style:family="text">
      <style:text-properties style:text-position="sub 66.6%"/>
    </style:style>
    <style:style style:name="T1223" style:parent-style-name="Car.predefinitoparagrafo" style:family="text">
      <style:text-properties style:text-position="sub 66.6%"/>
    </style:style>
    <style:style style:name="T1224" style:parent-style-name="Car.predefinitoparagrafo" style:family="text">
      <style:text-properties fo:font-style="italic" style:font-style-asian="italic" style:font-style-complex="italic"/>
    </style:style>
    <style:style style:name="T1225" style:parent-style-name="Car.predefinitoparagrafo" style:family="text">
      <style:text-properties fo:font-style="italic" style:font-style-asian="italic" style:font-style-complex="italic"/>
    </style:style>
    <style:style style:name="P1226" style:parent-style-name="Standard" style:family="paragraph">
      <style:paragraph-properties fo:text-align="justify"/>
    </style:style>
    <style:style style:name="P1227" style:parent-style-name="Standard" style:family="paragraph">
      <style:paragraph-properties fo:text-align="center"/>
    </style:style>
    <style:style style:name="P1228" style:parent-style-name="Standard" style:family="paragraph">
      <style:paragraph-properties fo:text-align="justify"/>
    </style:style>
    <style:style style:name="P1229" style:parent-style-name="Standard" style:family="paragraph">
      <style:paragraph-properties fo:text-align="justify"/>
    </style:style>
    <style:style style:name="P1230" style:parent-style-name="Standard" style:family="paragraph">
      <style:paragraph-properties fo:text-align="justify"/>
    </style:style>
    <style:style style:name="P1231" style:parent-style-name="Standard" style:family="paragraph">
      <style:paragraph-properties fo:text-align="justify"/>
    </style:style>
    <style:style style:name="P1232" style:parent-style-name="Standard" style:family="paragraph">
      <style:paragraph-properties fo:text-align="center"/>
    </style:style>
    <style:style style:name="P1233" style:parent-style-name="Standard" style:family="paragraph">
      <style:paragraph-properties fo:text-align="justify"/>
    </style:style>
    <style:style style:name="T1234" style:parent-style-name="Car.predefinitoparagrafo" style:family="text">
      <style:text-properties fo:font-style="italic" style:font-style-asian="italic" style:font-style-complex="italic"/>
    </style:style>
    <style:style style:name="P1235" style:parent-style-name="Standard" style:family="paragraph">
      <style:paragraph-properties fo:text-align="justify"/>
      <style:text-properties fo:font-style="italic" style:font-style-asian="italic" style:font-style-complex="italic"/>
    </style:style>
    <style:style style:name="P1236" style:parent-style-name="Standard" style:family="paragraph">
      <style:paragraph-properties fo:text-align="justify"/>
    </style:style>
    <style:style style:name="P1237" style:parent-style-name="Standard" style:family="paragraph">
      <style:paragraph-properties fo:text-align="justify"/>
    </style:style>
    <style:style style:name="T1238" style:parent-style-name="Car.predefinitoparagrafo" style:family="text">
      <style:text-properties fo:font-style="italic" style:font-style-asian="italic" style:font-style-complex="italic"/>
    </style:style>
    <style:style style:name="T1239" style:parent-style-name="Car.predefinitoparagrafo" style:family="text">
      <style:text-properties style:text-position="sub 66.6%"/>
    </style:style>
    <style:style style:name="T1240" style:parent-style-name="Car.predefinitoparagrafo" style:family="text">
      <style:text-properties style:text-position="sub 66.6%"/>
    </style:style>
    <style:style style:name="T1241" style:parent-style-name="Car.predefinitoparagrafo" style:family="text">
      <style:text-properties style:text-position="sub 66.6%"/>
    </style:style>
    <style:style style:name="T1242" style:parent-style-name="Car.predefinitoparagrafo" style:family="text">
      <style:text-properties style:text-position="sub 66.6%"/>
    </style:style>
    <style:style style:name="T1243" style:parent-style-name="Car.predefinitoparagrafo" style:family="text">
      <style:text-properties style:text-position="sub 66.6%"/>
    </style:style>
    <style:style style:name="T1244" style:parent-style-name="Car.predefinitoparagrafo" style:family="text">
      <style:text-properties style:text-position="sub 66.6%"/>
    </style:style>
    <style:style style:name="T1245" style:parent-style-name="Car.predefinitoparagrafo" style:family="text">
      <style:text-properties style:text-position="sub 66.6%"/>
    </style:style>
    <style:style style:name="T1246" style:parent-style-name="Car.predefinitoparagrafo" style:family="text">
      <style:text-properties style:text-position="sub 66.6%"/>
    </style:style>
    <style:style style:name="P1247" style:parent-style-name="Standard" style:family="paragraph">
      <style:paragraph-properties fo:text-align="justify"/>
    </style:style>
    <style:style style:name="T1248" style:parent-style-name="Car.predefinitoparagrafo" style:family="text">
      <style:text-properties style:text-position="sub 66.6%"/>
    </style:style>
    <style:style style:name="P1249" style:parent-style-name="Standard" style:family="paragraph">
      <style:paragraph-properties fo:text-align="justify"/>
    </style:style>
    <style:style style:name="T1250" style:parent-style-name="Car.predefinitoparagrafo" style:family="text">
      <style:text-properties style:text-position="sub 66.6%"/>
    </style:style>
    <style:style style:name="P1251" style:parent-style-name="Standard" style:family="paragraph">
      <style:paragraph-properties fo:text-align="justify"/>
    </style:style>
    <style:style style:name="T1252" style:parent-style-name="Car.predefinitoparagrafo" style:family="text">
      <style:text-properties style:text-position="sub 66.6%"/>
    </style:style>
    <style:style style:name="P1253" style:parent-style-name="Standard" style:family="paragraph">
      <style:paragraph-properties fo:text-align="justify"/>
    </style:style>
    <style:style style:name="T1254" style:parent-style-name="Car.predefinitoparagrafo" style:family="text">
      <style:text-properties style:text-position="sub 66.6%"/>
    </style:style>
    <style:style style:name="P1255" style:parent-style-name="Standard" style:family="paragraph">
      <style:paragraph-properties fo:text-align="justify"/>
    </style:style>
    <style:style style:name="T1256" style:parent-style-name="Car.predefinitoparagrafo" style:family="text">
      <style:text-properties style:text-position="sub 66.6%"/>
    </style:style>
    <style:style style:name="P1257" style:parent-style-name="Standard" style:family="paragraph">
      <style:paragraph-properties fo:text-align="justify"/>
    </style:style>
    <style:style style:name="P1258" style:parent-style-name="Standard" style:family="paragraph">
      <style:paragraph-properties fo:text-align="justify"/>
    </style:style>
    <style:style style:name="P1259" style:parent-style-name="Standard" style:family="paragraph">
      <style:paragraph-properties fo:text-align="justify"/>
    </style:style>
    <style:style style:name="P1260" style:parent-style-name="Standard" style:family="paragraph">
      <style:paragraph-properties fo:text-align="justify"/>
    </style:style>
    <style:style style:name="P1261" style:parent-style-name="Standard" style:family="paragraph">
      <style:paragraph-properties fo:text-align="center"/>
    </style:style>
    <style:style style:name="P1262" style:parent-style-name="Standard" style:family="paragraph">
      <style:paragraph-properties fo:text-align="justify"/>
    </style:style>
    <style:style style:name="P1263" style:parent-style-name="Standard" style:family="paragraph">
      <style:paragraph-properties fo:text-align="justify"/>
    </style:style>
    <style:style style:name="T1264" style:parent-style-name="Car.predefinitoparagrafo" style:family="text">
      <style:text-properties fo:font-style="italic" style:font-style-asian="italic" style:font-style-complex="italic"/>
    </style:style>
    <style:style style:name="T1265" style:parent-style-name="Car.predefinitoparagrafo" style:family="text">
      <style:text-properties fo:font-style="italic" style:font-style-asian="italic" style:font-style-complex="italic" style:text-position="sub 66.6%"/>
    </style:style>
    <style:style style:name="T1266" style:parent-style-name="Car.predefinitoparagrafo" style:family="text">
      <style:text-properties fo:font-style="italic" style:font-style-asian="italic" style:font-style-complex="italic"/>
    </style:style>
    <style:style style:name="P1267" style:parent-style-name="Standard" style:family="paragraph">
      <style:paragraph-properties fo:text-align="justify"/>
    </style:style>
    <style:style style:name="T1268" style:parent-style-name="Car.predefinitoparagrafo" style:family="text">
      <style:text-properties style:text-position="sub 66.6%"/>
    </style:style>
    <style:style style:name="T1269" style:parent-style-name="Car.predefinitoparagrafo" style:family="text">
      <style:text-properties style:text-position="sub 66.6%"/>
    </style:style>
    <style:style style:name="T1270" style:parent-style-name="Car.predefinitoparagrafo" style:family="text">
      <style:text-properties fo:font-weight="bold" style:font-weight-asian="bold" style:font-weight-complex="bold"/>
    </style:style>
    <style:style style:name="P1271" style:parent-style-name="Standard" style:family="paragraph">
      <style:paragraph-properties fo:text-align="justify"/>
    </style:style>
    <style:style style:name="P1272" style:parent-style-name="Standard" style:family="paragraph">
      <style:paragraph-properties fo:text-align="justify"/>
    </style:style>
    <style:style style:name="P1273" style:parent-style-name="Standard" style:family="paragraph">
      <style:paragraph-properties fo:text-align="justify"/>
    </style:style>
    <style:style style:name="T1274" style:parent-style-name="Car.predefinitoparagrafo" style:family="text">
      <style:text-properties style:text-position="sub 66.6%"/>
    </style:style>
    <style:style style:name="P1275" style:parent-style-name="Standard" style:family="paragraph">
      <style:paragraph-properties fo:text-align="justify"/>
    </style:style>
    <style:style style:name="P1276" style:parent-style-name="Standard" style:family="paragraph">
      <style:paragraph-properties fo:text-align="center"/>
    </style:style>
    <style:style style:name="P1277" style:parent-style-name="Standard" style:family="paragraph">
      <style:paragraph-properties fo:text-align="justify"/>
    </style:style>
    <style:style style:name="T1278" style:parent-style-name="Car.predefinitoparagrafo" style:family="text">
      <style:text-properties fo:font-weight="bold" style:font-weight-asian="bold" style:font-weight-complex="bold"/>
    </style:style>
    <style:style style:name="T1279" style:parent-style-name="Car.predefinitoparagrafo" style:family="text">
      <style:text-properties fo:font-weight="bold" style:font-weight-asian="bold" style:font-weight-complex="bold"/>
    </style:style>
    <style:style style:name="P1280" style:parent-style-name="Standard" style:family="paragraph">
      <style:paragraph-properties fo:text-align="justify"/>
    </style:style>
    <style:style style:name="P1281" style:parent-style-name="Standard" style:family="paragraph">
      <style:paragraph-properties fo:text-align="justify"/>
    </style:style>
    <style:style style:name="P1282" style:parent-style-name="Standard" style:family="paragraph">
      <style:paragraph-properties fo:text-align="justify"/>
    </style:style>
    <style:style style:name="P1283" style:parent-style-name="Standard" style:family="paragraph">
      <style:paragraph-properties fo:text-align="justify"/>
    </style:style>
    <style:style style:name="P1284" style:parent-style-name="Standard" style:family="paragraph">
      <style:paragraph-properties fo:text-align="justify"/>
    </style:style>
    <style:style style:name="P1285" style:parent-style-name="Standard" style:family="paragraph">
      <style:paragraph-properties fo:text-align="justify"/>
    </style:style>
    <style:style style:name="P1286" style:parent-style-name="Standard" style:family="paragraph">
      <style:paragraph-properties fo:text-align="justify"/>
    </style:style>
    <style:style style:name="P1287" style:parent-style-name="Standard" style:family="paragraph">
      <style:paragraph-properties fo:text-align="justify"/>
    </style:style>
    <style:style style:name="P1288" style:parent-style-name="Standard" style:family="paragraph">
      <style:paragraph-properties fo:text-align="justify"/>
    </style:style>
    <style:style style:name="P1289" style:parent-style-name="Standard" style:family="paragraph">
      <style:paragraph-properties fo:text-align="justify"/>
    </style:style>
    <style:style style:name="P1290" style:parent-style-name="Standard" style:family="paragraph">
      <style:paragraph-properties fo:text-align="justify"/>
    </style:style>
    <style:style style:name="P1291" style:parent-style-name="Standard" style:family="paragraph">
      <style:paragraph-properties fo:text-align="justify"/>
    </style:style>
    <style:style style:name="P1292" style:parent-style-name="Standard" style:family="paragraph">
      <style:paragraph-properties fo:text-align="justify"/>
    </style:style>
    <style:style style:name="P1293" style:parent-style-name="Standard" style:family="paragraph">
      <style:paragraph-properties fo:text-align="justify"/>
    </style:style>
    <style:style style:name="P1294" style:parent-style-name="Standard" style:family="paragraph">
      <style:paragraph-properties fo:text-align="justify"/>
    </style:style>
    <style:style style:name="P1295" style:parent-style-name="Standard" style:family="paragraph">
      <style:paragraph-properties fo:text-align="justify"/>
    </style:style>
    <style:style style:name="P1296" style:parent-style-name="Standard" style:family="paragraph">
      <style:paragraph-properties fo:text-align="justify"/>
    </style:style>
    <style:style style:name="P1297" style:parent-style-name="Standard" style:family="paragraph">
      <style:paragraph-properties fo:text-align="justify"/>
    </style:style>
    <style:style style:name="P1298" style:parent-style-name="Standard" style:family="paragraph">
      <style:paragraph-properties fo:text-align="justify"/>
    </style:style>
    <style:style style:name="P1299" style:parent-style-name="Standard" style:family="paragraph">
      <style:paragraph-properties fo:text-align="center"/>
    </style:style>
    <style:style style:name="P1300" style:parent-style-name="Standard" style:family="paragraph">
      <style:paragraph-properties fo:text-align="justify"/>
    </style:style>
    <style:style style:name="P1301" style:parent-style-name="Standard" style:family="paragraph">
      <style:paragraph-properties fo:text-align="justify"/>
    </style:style>
    <style:style style:name="P1302" style:parent-style-name="Standard" style:family="paragraph">
      <style:paragraph-properties fo:text-align="center"/>
    </style:style>
    <style:style style:name="P1303" style:parent-style-name="Standard" style:family="paragraph">
      <style:paragraph-properties fo:text-align="justify"/>
    </style:style>
    <style:style style:name="P1304" style:parent-style-name="Standard" style:family="paragraph">
      <style:paragraph-properties fo:text-align="justify"/>
    </style:style>
    <style:style style:name="P1305" style:parent-style-name="Standard" style:family="paragraph">
      <style:paragraph-properties fo:text-align="justify"/>
    </style:style>
    <style:style style:name="T1306" style:parent-style-name="Car.predefinitoparagrafo" style:family="text">
      <style:text-properties style:text-position="sub 66.6%"/>
    </style:style>
    <style:style style:name="P1307" style:parent-style-name="Standard" style:family="paragraph">
      <style:paragraph-properties fo:text-align="justify"/>
    </style:style>
    <style:style style:name="P1308" style:parent-style-name="Standard" style:family="paragraph">
      <style:paragraph-properties fo:text-align="justify"/>
    </style:style>
    <style:style style:name="T1309" style:parent-style-name="Car.predefinitoparagrafo" style:family="text">
      <style:text-properties fo:font-weight="bold" style:font-weight-asian="bold" style:font-weight-complex="bold"/>
    </style:style>
    <style:style style:name="T1310" style:parent-style-name="Car.predefinitoparagrafo" style:family="text">
      <style:text-properties style:text-position="sub 66.6%"/>
    </style:style>
    <style:style style:name="T1311" style:parent-style-name="Car.predefinitoparagrafo" style:family="text">
      <style:text-properties style:text-position="sub 66.6%"/>
    </style:style>
    <style:style style:name="P1312" style:parent-style-name="Standard" style:family="paragraph">
      <style:paragraph-properties fo:text-align="justify"/>
    </style:style>
    <style:style style:name="P1313" style:parent-style-name="Standard" style:family="paragraph">
      <style:paragraph-properties fo:text-align="justify"/>
    </style:style>
    <style:style style:name="P1314" style:parent-style-name="Standard" style:family="paragraph">
      <style:paragraph-properties fo:text-align="justify"/>
    </style:style>
    <style:style style:name="P1315" style:parent-style-name="Standard" style:family="paragraph">
      <style:paragraph-properties fo:text-align="justify"/>
    </style:style>
    <style:style style:name="P1316" style:parent-style-name="Standard" style:family="paragraph">
      <style:paragraph-properties fo:text-align="justify"/>
    </style:style>
    <style:style style:name="P1317" style:parent-style-name="Standard" style:family="paragraph">
      <style:paragraph-properties fo:text-align="justify"/>
    </style:style>
    <style:style style:name="P1318" style:parent-style-name="Standard" style:family="paragraph">
      <style:paragraph-properties fo:text-align="justify"/>
    </style:style>
    <style:style style:name="P1319" style:parent-style-name="Standard" style:family="paragraph">
      <style:paragraph-properties fo:text-align="justify"/>
    </style:style>
    <style:style style:name="P1320" style:parent-style-name="Standard" style:family="paragraph">
      <style:paragraph-properties fo:text-align="justify"/>
    </style:style>
    <style:style style:name="P1321" style:parent-style-name="Standard" style:family="paragraph">
      <style:paragraph-properties fo:text-align="justify"/>
    </style:style>
    <style:style style:name="P1322" style:parent-style-name="Standard" style:family="paragraph">
      <style:paragraph-properties fo:text-align="justify"/>
    </style:style>
    <style:style style:name="P1323" style:parent-style-name="Standard" style:family="paragraph">
      <style:paragraph-properties fo:text-align="justify"/>
    </style:style>
    <style:style style:name="P1324" style:parent-style-name="Standard" style:family="paragraph">
      <style:paragraph-properties fo:text-align="center"/>
    </style:style>
    <style:style style:name="P1325" style:parent-style-name="Standard" style:family="paragraph">
      <style:paragraph-properties fo:text-align="justify"/>
    </style:style>
    <style:style style:name="P1326" style:parent-style-name="Standard" style:family="paragraph">
      <style:paragraph-properties fo:text-align="justify"/>
    </style:style>
    <style:style style:name="P1327" style:parent-style-name="Standard" style:family="paragraph">
      <style:paragraph-properties fo:text-align="justify"/>
    </style:style>
    <style:style style:name="P1328" style:parent-style-name="Standard" style:family="paragraph">
      <style:paragraph-properties fo:text-align="justify"/>
    </style:style>
    <style:style style:name="P1329" style:parent-style-name="Standard" style:family="paragraph">
      <style:paragraph-properties fo:text-align="justify"/>
    </style:style>
    <style:style style:name="P1330" style:parent-style-name="Standard" style:family="paragraph">
      <style:paragraph-properties fo:text-align="justify"/>
    </style:style>
    <style:style style:name="P1331" style:parent-style-name="Standard" style:family="paragraph">
      <style:paragraph-properties fo:text-align="justify"/>
    </style:style>
    <style:style style:name="P1332" style:parent-style-name="Standard" style:family="paragraph">
      <style:paragraph-properties fo:text-align="justify"/>
    </style:style>
    <style:style style:name="P1333" style:parent-style-name="Standard" style:family="paragraph">
      <style:paragraph-properties fo:text-align="justify"/>
    </style:style>
    <style:style style:name="P1334" style:parent-style-name="Standard" style:family="paragraph">
      <style:paragraph-properties fo:text-align="justify"/>
    </style:style>
    <style:style style:name="P1335" style:parent-style-name="Standard" style:family="paragraph">
      <style:paragraph-properties fo:text-align="justify"/>
    </style:style>
    <style:style style:name="P1336" style:parent-style-name="Standard" style:family="paragraph">
      <style:paragraph-properties fo:text-align="center"/>
    </style:style>
    <style:style style:name="P1337" style:parent-style-name="Standard" style:family="paragraph">
      <style:paragraph-properties fo:text-align="justify"/>
    </style:style>
    <style:style style:name="P1338" style:parent-style-name="Standard" style:family="paragraph">
      <style:paragraph-properties fo:text-align="justify"/>
    </style:style>
    <style:style style:name="P1339" style:parent-style-name="Standard" style:family="paragraph">
      <style:paragraph-properties fo:text-align="justify"/>
    </style:style>
    <style:style style:name="T1340" style:parent-style-name="Car.predefinitoparagrafo" style:family="text">
      <style:text-properties fo:font-weight="bold" style:font-weight-asian="bold" style:font-weight-complex="bold"/>
    </style:style>
    <style:style style:name="T1341" style:parent-style-name="Car.predefinitoparagrafo" style:family="text">
      <style:text-properties fo:font-style="italic" style:font-style-asian="italic" style:font-style-complex="italic"/>
    </style:style>
    <style:style style:name="P1342" style:parent-style-name="Standard" style:family="paragraph">
      <style:paragraph-properties fo:text-align="justify"/>
    </style:style>
    <style:style style:name="P1343" style:parent-style-name="Standard" style:family="paragraph">
      <style:paragraph-properties fo:text-align="center"/>
    </style:style>
    <style:style style:name="P1344" style:parent-style-name="Standard" style:family="paragraph">
      <style:paragraph-properties fo:text-align="justify"/>
    </style:style>
    <style:style style:name="P1345" style:parent-style-name="Standard" style:family="paragraph">
      <style:paragraph-properties fo:text-align="justify"/>
    </style:style>
    <style:style style:name="P1346" style:parent-style-name="Standard" style:family="paragraph">
      <style:paragraph-properties fo:text-align="justify"/>
    </style:style>
    <style:style style:name="P1347" style:parent-style-name="Standard" style:family="paragraph">
      <style:paragraph-properties fo:text-align="justify"/>
    </style:style>
    <style:style style:name="P1348" style:parent-style-name="Standard" style:family="paragraph">
      <style:paragraph-properties fo:text-align="justify"/>
    </style:style>
    <style:style style:name="P1349" style:parent-style-name="Standard" style:family="paragraph">
      <style:paragraph-properties fo:text-align="justify"/>
    </style:style>
    <style:style style:name="P1350" style:parent-style-name="Standard" style:family="paragraph">
      <style:paragraph-properties fo:text-align="justify"/>
    </style:style>
    <style:style style:name="P1351" style:parent-style-name="Standard" style:family="paragraph">
      <style:paragraph-properties fo:text-align="justify"/>
    </style:style>
    <style:style style:name="P1352" style:parent-style-name="Standard" style:family="paragraph">
      <style:paragraph-properties fo:text-align="justify"/>
    </style:style>
    <style:style style:name="P1353" style:parent-style-name="Standard" style:family="paragraph">
      <style:paragraph-properties fo:text-align="justify"/>
    </style:style>
    <style:style style:name="P1354" style:parent-style-name="Standard" style:family="paragraph">
      <style:paragraph-properties fo:text-align="justify"/>
    </style:style>
    <style:style style:name="P1355" style:parent-style-name="Standard" style:family="paragraph">
      <style:paragraph-properties fo:text-align="justify"/>
    </style:style>
    <style:style style:name="T1356" style:parent-style-name="Car.predefinitoparagrafo" style:family="text">
      <style:text-properties fo:font-weight="bold" style:font-weight-asian="bold" style:font-weight-complex="bold" fo:font-style="italic" style:font-style-asian="italic" style:font-style-complex="italic"/>
    </style:style>
    <style:style style:name="P1357" style:parent-style-name="Standard" style:family="paragraph">
      <style:paragraph-properties fo:text-align="justify"/>
    </style:style>
    <style:style style:name="P1358" style:parent-style-name="Standard" style:family="paragraph">
      <style:paragraph-properties fo:text-align="justify"/>
    </style:style>
    <style:style style:name="P1359" style:parent-style-name="Standard" style:family="paragraph">
      <style:paragraph-properties fo:text-align="justify"/>
    </style:style>
    <style:style style:name="P1360" style:parent-style-name="Standard" style:family="paragraph">
      <style:paragraph-properties fo:text-align="justify"/>
    </style:style>
    <style:style style:name="P1361" style:parent-style-name="Standard" style:family="paragraph">
      <style:paragraph-properties fo:text-align="justify"/>
    </style:style>
    <style:style style:name="P1362" style:parent-style-name="Standard" style:family="paragraph">
      <style:paragraph-properties fo:text-align="justify"/>
    </style:style>
    <style:style style:name="P1363" style:parent-style-name="Standard" style:family="paragraph">
      <style:paragraph-properties fo:text-align="justify"/>
    </style:style>
    <style:style style:name="P1364" style:parent-style-name="Standard" style:family="paragraph">
      <style:paragraph-properties fo:text-align="justify"/>
    </style:style>
    <style:style style:name="P1365" style:parent-style-name="Standard" style:family="paragraph">
      <style:paragraph-properties fo:text-align="justify"/>
    </style:style>
    <style:style style:name="P1366" style:parent-style-name="Standard" style:family="paragraph">
      <style:paragraph-properties fo:text-align="justify"/>
    </style:style>
    <style:style style:name="P1367" style:parent-style-name="Standard" style:family="paragraph">
      <style:paragraph-properties fo:text-align="justify"/>
    </style:style>
    <style:style style:name="P1368" style:parent-style-name="Standard" style:family="paragraph">
      <style:paragraph-properties fo:text-align="justify"/>
    </style:style>
    <style:style style:name="P1369" style:parent-style-name="Standard" style:family="paragraph">
      <style:paragraph-properties fo:text-align="justify"/>
    </style:style>
    <style:style style:name="P1370" style:parent-style-name="Standard" style:family="paragraph">
      <style:paragraph-properties fo:text-align="justify"/>
    </style:style>
    <style:style style:name="P1371" style:parent-style-name="Standard" style:family="paragraph">
      <style:paragraph-properties fo:text-align="justify"/>
    </style:style>
    <style:style style:name="P1372" style:parent-style-name="Standard" style:family="paragraph">
      <style:paragraph-properties fo:text-align="justify"/>
    </style:style>
    <style:style style:name="P1373" style:parent-style-name="Standard" style:family="paragraph">
      <style:paragraph-properties fo:text-align="justify"/>
    </style:style>
    <style:style style:name="P1374" style:parent-style-name="Standard" style:family="paragraph">
      <style:paragraph-properties fo:text-align="justify"/>
    </style:style>
    <style:style style:name="P1375" style:parent-style-name="Standard" style:family="paragraph">
      <style:paragraph-properties fo:text-align="justify"/>
    </style:style>
    <style:style style:name="P1376" style:parent-style-name="Standard" style:family="paragraph">
      <style:paragraph-properties fo:text-align="justify"/>
    </style:style>
    <style:style style:name="P1377" style:parent-style-name="Standard" style:family="paragraph">
      <style:paragraph-properties fo:text-align="justify"/>
    </style:style>
    <style:style style:name="P1378" style:parent-style-name="Standard" style:family="paragraph">
      <style:paragraph-properties fo:text-align="justify"/>
    </style:style>
    <style:style style:name="P1379" style:parent-style-name="Standard" style:family="paragraph">
      <style:paragraph-properties fo:text-align="justify"/>
    </style:style>
    <style:style style:name="P1380" style:parent-style-name="Standard" style:family="paragraph">
      <style:paragraph-properties fo:text-align="justify"/>
    </style:style>
    <style:style style:name="P1381" style:parent-style-name="Standard" style:family="paragraph">
      <style:paragraph-properties fo:text-align="justify"/>
    </style:style>
    <style:style style:name="T1382" style:parent-style-name="Car.predefinitoparagrafo" style:family="text">
      <style:text-properties style:text-position="sub 66.6%"/>
    </style:style>
    <style:style style:name="T1383" style:parent-style-name="Car.predefinitoparagrafo" style:family="text">
      <style:text-properties style:text-position="sub 66.6%"/>
    </style:style>
    <style:style style:name="T1384" style:parent-style-name="Car.predefinitoparagrafo" style:family="text">
      <style:text-properties style:text-position="sub 66.6%"/>
    </style:style>
    <style:style style:name="T1385" style:parent-style-name="Car.predefinitoparagrafo" style:family="text">
      <style:text-properties style:text-position="sub 66.6%"/>
    </style:style>
    <style:style style:name="T1386" style:parent-style-name="Car.predefinitoparagrafo" style:family="text">
      <style:text-properties style:text-position="sub 66.6%"/>
    </style:style>
    <style:style style:name="T1387" style:parent-style-name="Car.predefinitoparagrafo" style:family="text">
      <style:text-properties style:text-position="sub 66.6%"/>
    </style:style>
    <style:style style:name="T1388" style:parent-style-name="Car.predefinitoparagrafo" style:family="text">
      <style:text-properties style:text-position="sub 66.6%"/>
    </style:style>
    <style:style style:name="T1389" style:parent-style-name="Car.predefinitoparagrafo" style:family="text">
      <style:text-properties style:text-position="sub 66.6%"/>
    </style:style>
    <style:style style:name="P1390" style:parent-style-name="Standard" style:family="paragraph">
      <style:paragraph-properties fo:text-align="justify"/>
    </style:style>
    <style:style style:name="P1391" style:parent-style-name="Standard" style:family="paragraph">
      <style:paragraph-properties fo:text-align="justify"/>
    </style:style>
    <style:style style:name="P1392" style:parent-style-name="Standard" style:family="paragraph">
      <style:paragraph-properties fo:text-align="justify"/>
    </style:style>
    <style:style style:name="P1393" style:parent-style-name="Standard" style:family="paragraph">
      <style:paragraph-properties fo:text-align="justify"/>
    </style:style>
    <style:style style:name="P1394" style:parent-style-name="Standard" style:family="paragraph">
      <style:paragraph-properties fo:text-align="justify"/>
    </style:style>
  </office:automatic-styles>
  <office:body>
    <office:text text:use-soft-page-breaks="true">
      <text:p text:style-name="P1">1° lezione (recuperata dalle registrazioni)</text:p>
      <text:p text:style-name="Standard"/>
      <text:p text:style-name="Standard">Cenni di elettronica analogica e digitale</text:p>
      <text:p text:style-name="Standard"/>
      <text:p text:style-name="Standard">(Slide 5-6)</text:p>
      <text:p text:style-name="Standard">Definiamo cos'è un materiale conduttore e uno isolante. Il vetro è un materiale isolante e quasi tutti i metalli sono conduttori. La differenza sta in alcune caratteristiche della nuvola elettroniche di questi materiali. Ogni sostanza è costituita da atomi, che sono composti da un nucleo di protoni e neutroni e con intorno a loro elettroni. Una sostanza è in equilibrio elettrico quando ha tanti protoni quanti elettroni, e si dice elettricamente neutra. La nuvola elettronica che sta attorno a ogni nucleo può avere caratteristiche tutte sue. Alcuni materiali hanno atomi dove gli elettroni rimangono saldamente ancorati attorno al nucleo. Se anche quindi provo a strappare o aggiungere elettroni, mi riesce difficile. Questo è un materiale isolante. Se però in qualche modo riesco a caricare elettricamente un materiale isolante succede che io gli strappo o ci appiccico elettroni. Può diventare quindi carico negativamente o positivamente. Ma il punto importante è che se io ho aggiunto un elettrone, per dire, quello rimane nella zona dove l'ho aggiunto, nessuno si sposta. Per questo sfregando una bacchetta di vetro su della seta si crea un polo positivo e uno negativo: gli elettroni che aggiungo/rimuovo non vanno a influire sul posizionamento di quelli che c'erano prima. <text:s/>Quindi, se gli elettroni non vanno da atomo a atomo, abbiamo un materiale isolante. I materiali conduttori sono il contrario. Ovvero, gli elettroni attorno all'atomo tendono facilmente a staccarsi e andare nella nube elettronica di un atomo vicino. Si muovono molto facilmente insomma. Questo fa sì che i vari atomi diventino carichi positivamente o negativamente. Gli elettroni insomma si muovono da atomo a atomo nel nostro materiale conduttore. In particolare, gli elettroni si vanno a disporre in modo da minimizzare l'energia, ovvero tendono a cercare un equilibrio elettromagnetico, distribuendosi uniformemente su tutta la superficie. Da ciò consegue che in un conduttore carico le cariche si dispongono in modo uniforme/equipotenziale. Così tutto il materiale ha lo stesso potenziale elettrico in un punto. A noi non importa comunque se il potenziale elettrico di un conduttore sia positivo e negativo. È semplicemente equipotenziale. Se abbiamo quindi dispositivi (rettangoli) collegati da conduttori (fili neri), ogni conduttore ha il suo potenziale elettrico. I fili collegati con D hanno tutti lo stesso potenziale elettrico. In A ne avrò un altro, in C un altro ancora, etc.. (A e B fanno parte dello stesso conduttore quindi il campo lì è uguale). Quindi: ogni filo/conduttore è caratterizzato da un unico potenziale. Ciò che dà vita a un circuito elettrico sono le differenze tra questi potenziali, cioè le differenze di potenziale. È la differenza di potenziale la fonte di energia di qualunque circuito elettrico. Ebbene, se ho un dispositivo tra i punti B e C, usa la differenza di potenziale tra B e C (V-BC) si basa su questa differenza. Se il potenziale di C è maggiore di quello di B, allora su C ci sono più cariche positive che su B. Se però immaginiamo di collegare C con B, allora da C varie cariche passano a B, finché non si trova un equilibrio. Se io collego due punti con diverso potenziale tra loro genero un flusso di carica. La velocità con cui avviene questo spostamento (cariche/secondo) è la corrente elettrica. La velocità di spostamento della carica, quindi la derivata nel tempo dello spostamento della carica è la corrente elettrica.</text:p>
      <text:p text:style-name="Standard">Tensione = differenza di potenziale, quindi non si può mai parlare di tensione in un certo punto. Ma in realtà lo faremo comunque, perché in un circuito definiremo un punto di riferimento. Es: Il potenziale di riferimento è il potenziale in A. Quindi la tensione in D è in realtà la tensione tra A e D. Nei circuiti elettronici il potenziale di riferimento è di solito il polo negativo della batteria/generatore di tensione che fa funzionare il nostro circuito. Quindi spesso non saremo interessati a conoscere il potenziale assoluto di un conduttore, ma la differenza di potenziale tra punti in un circuito ci interessa. Ah, e la corrente si misura in A (Ampere), ed è sempre definita ATTRAVERSO un conduttore, un cavo.</text:p>
      <text:p text:style-name="Standard">Tipicamente quindi in un circuito elettronico si ha un generatore o batteria che genera una differenza di potenziale tra i due poli. Questa differenza di potenziale tenderebbe a generare una corrente tra i suoi due poli, ma io in mezzo a questo circuito chiuso ci metto un oggetto, l'”utilizzatore”, che con questa energia (differenza di potenziale), mediante la corrente che passa, fa delle cose. Diamo definizioni ideali di batteria. In elettronica quando si parla di circuiti si idealizzano i generatori in due modi:</text:p>
      <text:p text:style-name="Standard">-il generatore di tensione (cerchio con due collegamenti esterni, o poli, e una linea che li collega entrambi), che genera una differenza di potenziale fissa tra due terminali/conduttori/poli, Tipicamente il potenziale al polo positivo è maggiore del potenziale al polo negativo. È insomma una batteria per sempre carica, ideale.</text:p>
      <text:p text:style-name="Standard">-il generatore di corrente è complementare, è un cerhcio con una linea perpendicolare al circuito e che impone il passaggio di una corrente costante. Cioè obbliga il circuito (la nuvoletta) ad ricevere una corrente i e a sputare fuori una corrente i. i ne entra, i ne esce. Quest'ultimo forse non esiste (nel senso, non puoi implementare un oggetto del genere, mentre il generatore di tensione è una batteria vera e propria).</text:p>
      <text:p text:style-name="Standard"/>
      <text:p text:style-name="Standard">(Slide 7)</text:p>
      <text:p text:style-name="Standard">Volt * Ampere fa Watt, quindi potenziale (!?). L'utilizzatore trasforma questa energia elettrica in altra energia.</text:p>
      <text:p text:style-name="Standard"/>
      <text:p text:style-name="Standard">(Slide 8)</text:p>
      <text:p text:style-name="Standard">Leggi di Kirchhoff</text:p>
      <text:p text:style-name="Standard">Equazione alle maglie: dato un percorso chiuso/anello/circuito chiuso all0interno di un circuito più grande, la somma algebrica delle differenze di potenziale lungo la maglia è 0. “Posso fare tutti i giri che voglio lungo un circuito, ma alla fine il potenziale che ritrovo nel punto di partenza è quello che avevo prima.</text:p>
      <text:p text:style-name="Standard">Equazione ai nodi: in ogni nodo (dove un nodo è una confluenza di due o più conduttori), la somma algebrica delle correnti entranti nel nodo è 0. Cioè la corrente non si carica e non si svuota. Con queste due leggi posso modellare matematicamente ogni circuito elettronico.</text:p>
      <text:p text:style-name="Standard">Bipolo (lineare): un generico dispositivo elettrico caratterizzato da due poli. Un dispositivo con due terminali insomma è un bipolo, e ogni cosa contenuta in questo bipolo non mi interessa (dall'esterno) fintanto che conosco la tensione ai suoi poli (differenza di potenziale) e la corrente entrante in un polo/uscente dall'altro. Un bipolo può descrivere una qualunque sezione di un circuito elettronico. Basta prendere una parte del circuito elettronico, trovargli due poli con corrente entrante da uno = corrente uscente dall'altro, e lo posso modellizzare come un bipolo. Quindi, dato un bipolo, io posso descriverlo in termini di corrente e tensione, e questo è sancito da due teoremi, quello di Norton e Thevenin.</text:p>
      <text:p text:style-name="Standard"/>
      <text:p text:style-name="Standard">(Slide 9)</text:p>
      <text:p text:style-name="Standard">Teorema di Norton: una rete lineare (ovvero che rispetta le leggi della linearità, come la legge della sovrapposizione degli effetti, ha al suo interno solo circuiti lineari come generatori, Resistori, Condensatori, Induttori etc..) tra due poli A e B è sempre descrivibile come un circuito composto solo da un generatore di corrente con in parallelo una resistenza. Il generatore di corrente genera una corrente pari alla corrente di cortocircuito, mentre la resistenza è la cd resistenza interna della rete.</text:p>
      <text:p text:style-name="Standard">Spieghiamo una cosa. Corrente di cortocircuito: se io collego A e B passerà della corrente, no? Bene, quella è la corrente che applico al mio generatore. Per la resistenza interna, invece: prendo il black box e spengo tutti i generatori/sorgenti di energia interna, e misuro la resistenza che vedo tra A e B.</text:p>
      <text:p text:style-name="Standard"/>
      <text:p text:style-name="Standard">(Slide 10)</text:p>
      <text:p text:style-name="Standard">Teorema di Thevenin: una generica rete lineare tra due poli A e B è equivalente a un circuito composto da un solo generatore di tensione con in serie una resistenza.</text:p>
      <text:p text:style-name="Standard">La tensione a vuoto del generatore è la tensione tra A e B. Esay as that. La resistenza è come prima: spengo tutti i generatori e vedo la resistenza da A e B.</text:p>
      <text:p text:style-name="Standard">Risolvere un circuito elettronico vuol dire capire, in ogni punto, quanta corrente passa e tutte le tensioni.</text:p>
      <text:p text:style-name="Standard"/>
      <text:p text:style-name="Standard">(Slide 11)</text:p>
      <text:p text:style-name="Standard">Un circuito è lineare quando vale il principio di sovrapposizione degli effetti. Questo vuol dire che possiamo studiare un circuito con più generatori come somma degli effetti di più circuiti, dove ciascuno dei quali ha un solo generatore.</text:p>
      <text:p text:style-name="Standard"/>
      <text:p text:style-name="Standard">(Slide 12-13)</text:p>
      <text:p text:style-name="Standard">Parliamo di componenti elettronici composti da due terminali, i Bipoli Lineari, ovvero hanno un comportamento da sistema lineare. Quelli standard sono il Resistore/Resistenza, il Condensatore/Capacità e l'Induttore/Induttanza. Perché sono loro i componenti fondamentali di un circuito elettronico? Perché “Giocano” con la relazione presente tra la tensione ai loro due poli e la corrente i che li attraversa. La loro relazione tensione-corrente è V(t) = f[i(t)], cioè la corrente e la tensione sono in relazione tra loro nel tempo.</text:p>
      <text:p text:style-name="Standard">Partiamo dal Resistore. È un bipolo lineare che vuole resistere/fare resistenza al passaggio di corrente. Quando si oppone resistenza al passaggio di corrente si genera una differenza di potenziale ai capi del resistore, proporzionale alla corrente che lo attraversa. Per la legge di Ohm si ha che:</text:p>
      <text:p text:style-name="Standard">V(t) = R * i(t)</text:p>
      <text:p text:style-name="Standard">Ovvero la corrente che attraversa il Resistore è proporzionale alla tensione che si genera. R è la costante di proporzionalità che li lega, ed è proprio di ogni resistenza. Gli ohm si misurano come Volt/Ampere, e si indica con la leggera greca Omega maiuscola. Quindi si tratta di un oggetto che, sottoposto a una tensione, permette alla corrente di fluire in modo proporzionale ai suoi capi. Oppure se impongo una corrente su una resistenza, avrò una differenza di potenziale proporzionale ai capi. Si dice quindi che c'è una relazione i-V (corrente-tensione) lineare tra la tensione ai capi V(t) e la corrente che lo attraversa i(t)</text:p>
      <text:p text:style-name="Standard"/>
      <text:p text:style-name="Standard">(Slide 14). Quando strozzavamo la canna dell'irrigatore in giardino stavamo creando una resistenza idraulica. E il flusso dell'acqua era in funzione di “quanto strozzavamo”.</text:p>
      <text:p text:style-name="Standard"/>
      <text:p text:style-name="Standard">(Slide 15)</text:p>
      <text:p text:style-name="Standard">Vediamo ora il condensatore. Va immaginato come due piastre di metallo una affacciata all'altra, molto vicine, ma che non si toccano. Quindi, attraverso un condensatore non può passare corrente. E se noi abbiamo un valore di tensione costante nel condensatore la corrente non scorre, è 0. Le due facce vengono chiamante armature del condensatore, separate da un materiale dielettrico, ovvero isolante (può essere anche aria). In questo sistema, se io carico una delle due piastre (aggiungo/tolgo elettroni), l'altra piastra si carica nella maniera opposta. Quindi si va a generare una differenza di potenziale. Si può dunque dimostrare che in un condensatore, se io “butto” una carica su una piastra, si forma una carica uguale ma di segno opposto sull'altra piastra. Questa differenza di potenziale che di crea è proporzionale alla carica che ci ho buttato dentro, che chiamiamo Q (maiuscolo). Anche qui abbiamo una costante di proporzionalità, chiamata C, che è anche l'unità di misura di un condensatore. Cosa ci dice? Che, a parità di carica, ci può dire di quanto sale la tensione. La formula è:</text:p>
      <text:p text:style-name="Standard">V = Q/C.</text:p>
      <text:p text:style-name="Standard">Un condensatore può quindi essere più o meno capace. Ricordiamoci che l'intensità di corrente i non è altro che quanta carica si sposta in un conduttore in un'unità di tempo. Ricordiamo questo per dire che la relazione tra carica e intensità di corrente è una relazione di tipo differenziale. Cioè l'intensità si può definire come la derivata della carica che passa attraverso un conduttore rispetto al tempo. Pertanto, partendo da V = Q/C, noi possiamo esprimere la carica in termini di corrente (Che ci INTERESSA MOLTO, dato che vogliamo sempre trovare una relazione tra la tensione e la corrente!). Quindi scriviamo:</text:p>
      <text:p text:style-name="Standard">V(t) = Q(t) / C = integrale (da -inf a t) di i(tau) d tau/C = i(t) = C d V(t) / d t.</text:p>
      <text:p text:style-name="Standard">Abbiamo derivato rispetto al tempo sia a destra che a sinistra. Quindi la relazione tensionee-corrente nel condensatore è:</text:p>
      <text:p text:style-name="Standard">i(t) = C d V(t)/d t</text:p>
      <text:p text:style-name="Standard">La relazione è di tipo i-V differenziale: cioè la relazione è ancora lineare (c'è una proporzionalità), ma tra corrente e derivata nel tempo della tensione (o tra tensione e integrale nel tempo della corrente).</text:p>
      <text:p text:style-name="Standard">L'unità di misura della Capacità è il Farad (F) = Coulomb (perché Q è una carica)/V =</text:p>
      <text:p text:style-name="Standard">Ampere * s (secondi) / V.</text:p>
      <text:p text:style-name="Standard"/>
      <text:p text:style-name="Standard">(Slide 16)</text:p>
      <text:p text:style-name="Standard">Praticamente, finché sto caricando il condensatore, la corrente passa, ma poi, a un certo punto, non passa più. Quindi dal valore massimo di corrente, piano piano poi la corrente scende a 0. Praticamente, da un condensatore non collegato a un generatore elettrico o di tensione, a uno collegato a una batteria, c'è un passaggio di corrente.</text:p>
      <text:p text:style-name="Standard"/>
      <text:p text:style-name="Standard">(Slide 17)</text:p>
      <text:p text:style-name="Standard">Vediamo ora l'Induttore. Può essere un filo di rame arricciato che diventa un solenoide con un nucleo al centro. Se facciamo fluire corrente elettrica attraverso un conduttore, attorno ad esso si genera un campo magnetico/flusso ad induzione magnetica che chiamiamo B. Se chiudiamo a cerchio/spirale questo filo, si ha che il flusso di induzione magnetica fluisce verso il basso. Questo è quello che succede in un induttore. Io faccio tanti cerchi, così creare questo campo magnetico B parallelo all'asse del solenoide. In particolare, se fluisce una corrente i(t) nell'avvolgimento, allora viene generato un flusso phi_B dell'induzione magnetica B(t), dove il flusso è proporzionale alla corrente. Il campo a induzione magnetica B(t), dal punto di vista della sua intensità, è dato dalla formula mu (costante di permeabilità, dipende dal materiale al centro del solenoide) * N (numero di giri che faccio/spire che ho creato) / l (lunghezza del solenoide) * i(t).</text:p>
      <text:p text:style-name="Standard">Quindi:</text:p>
      <text:p text:style-name="Standard">|B(t)| = mu * N * i(t) / l.</text:p>
      <text:p text:style-name="Standard">Quindi un oggetto di questo tipo genera un campo magnetico che attraversa il solenoide, la cui intensità è proporzionale alla corrente che lo attraversa. Il flusso però come lo calcolo?</text:p>
      <text:p text:style-name="Standard">Con integrale su tutta la superficie S del centro del solenoide di B * d s. Nel caso del solenoide...</text:p>
      <text:p text:style-name="Standard">Le linee di B sono tutte dritte e uguali (circa), quindi il flusso è semplicemente |B| (intensità di B) * S (sezione o area).</text:p>
      <text:p text:style-name="Standard">Cosa interessante: Faraday ha dimostrato che, in questo contesto, una variazione del flusso di induzione magnetica phi_B, induce una differenza di potenziale V(t) ai capi dell'induttore, che si oppone a tale variazione di flusso. Quindi è un gatto che si morde la coda? Immagina: i è costante. Allora si genera una B(t) costante, cioè un campo magnetico costante attraverso il solenoide. Anche il flusso rimane costante nel tempo. Quindi la differenza di potenziale è 0. Immaginiamo di abbassare un pochino la corrente. Allora si abbassa il campo magnetico, e quindi anche il flusso diminuisce (variazione negativa). Bene, l'induttore non gradisce questa cosa, pertanto genera una differenza di potenziale ai due capi che si oppone a questa variazione. Infatti questa tensione generata tende ad aumentare la corrente. Se infatti c'è una differenza di potenziale, gli elettroni tenderanno a volersi muovere da potenziali positivi a potenziali negativi (l'ha detto lui ma non ne sono molto convinto, penso che volesse dire che le cariche si muovo dal polo col potenziale negativo maggiore a quello con potenziale negativo minore. Quindi da dove ci sono più cariche negative a dove ce ne sono di più positive. FERMO FORSE HO CAPITO: ho letto in un pdf online di Fisica 2 di non so quale università (lol) che “ il verso della corrente indicato dalla freccia assume sempre che la corrente sia dovuta al flusso di cariche positive, anche se in realtà sono gli elettroni di conduzione a muoversi nella direzione opposta”. Quindi ha senso come lo dice lui, perché noi IMMAGINIAMO che siano le cariche positive a spostarsi, quindi si spostano dal polo positivo a quello negativo. Quindi ok, la punta della freccia è il polo positivo, mentre la coda è quello negativo). Vuole insomma ripristinare il campo magnetico di prima. È un dispositivo che si oppone alle variazioni di campo magnetico. Quindi stiamo dicendo che:</text:p>
      <text:p text:style-name="Standard">La tensione ai capi dell'induttore è proporzionale alla variazione nel tempo del flusso phi_B. Facendo tutta una serie di sostituzioni si arriva alla formula V(t) nella slide 17, che mette in relazione tensione e corrente, dove la costante di proporzionalità è mu * N * S / l, e tutte queste mini-costanti sono proprie del nostro induttore. Questa quantità viene anche chiamata L, ed è il valore di induttanza del nostro induttore. Si misura in Henry (H) = Volt * s / Ampere.</text:p>
      <text:p text:style-name="Standard">Anche in questo caso si tratta di una relazione i-V differenziale, perché la tensione ai capi V(t) è proporzionale alla derivata della corrente che la attraversa i(t).</text:p>
      <text:p text:style-name="Standard"/>
      <text:p text:style-name="Standard">(Slide 19) riassunto</text:p>
      <text:p text:style-name="Standard"/>
      <text:p text:style-name="Standard">(Slide 20)</text:p>
      <text:p text:style-name="Standard">Cerchiamo di capire cosa succede se colleghiamo più di questi oggetti. Possiamo infatti mettere in serie o in parallelo questi bipoli.</text:p>
      <text:p text:style-name="Standard">In particolare, cosa succede se mettiamo in serie Resistori?</text:p>
      <text:p text:style-name="Standard">Si genera una nuova resistenza che è come un nuovo bipolo con una tensione tra i suoi capi e una corrente che li attraversa.</text:p>
      <text:p text:style-name="Standard">Per kirchhoff, la corrente i entrante è la stessa che esce. E per la legge di Ohm, se conosco la resistenza e la corrente posso trovare la tensione. Quindi:</text:p>
      <text:p text:style-name="Standard">R_serie = sommatoria delle singole resistenze in serie.</text:p>
      <text:p text:style-name="Standard">Cosa succede se invece mettiamo resistenze in parallelo?</text:p>
      <text:p text:style-name="Standard">Una cosa di cui simao sicuri è che la corrente i è la somma delle n correnti uscenti, sempre per Kirchhoff. Inoltre, dato che la differenza di potenziale tra i due poli è V, e abbiamo sopra e sotto le resistenze sempre e solo cavi conduttori, quindi equipotenziali, sappiamo che per ogni resistenza la differenza di potenziale tra i due poli è V. Inoltre il reciproco di una resistenza viene detto conduttanza, così, per dirtelo. Facendo svariati calcoli basati sulla legge di Hom e quella della equazione ai nodi, si ottiene che R_parallelo = 1/ somma delle conduttanze (inversi delle resistenze).</text:p>
      <text:p text:style-name="Standard">Quindi, 10 resistenze da 100 ohm danno una resistenza di 1000 ohm, mentre le stesse resistenze in parallelo danno una resistenza di 10 ohm. In un caso aumento, nell'altro diminuisco (la resistenza).</text:p>
      <text:p text:style-name="Standard"/>
      <text:p text:style-name="Standard">Per gli induttori in serie si ha la stessa cosa delle resistenze. Si sommano i valori delle induttanza.</text:p>
      <text:p text:style-name="Standard">Anche gli induttori in parallelo seguono i resistori in parallelo. Il valore di induttanza diminuisce.</text:p>
      <text:p text:style-name="Standard"/>
      <text:p text:style-name="Standard">Con i condensatori il discorso cambia.</text:p>
      <text:p text:style-name="Standard">Che succede se metto condensatori in serie? Si sommano comunque le tensioni per determinare quella complessiva, ovvero, per definizione, si sommano i rapporti tra le cariche Q (una per ogni condensatore) e il valore C di quel condensatore. Quindi è una somma di Q/C_i. Ma ricordiamoci cosa abbiamo detto dei condensatori: sono armature dove, se metto una carica +Q da una parte, dall'altra otterrò una carica -Q, perché il condensatore necessita fisicamente di mantenere se stesso neutro, cioè a carica 0. Se questo è vero, però allora un condensatore accanto a un altro provoca la creazione di una carica uguale ma opposta. Insomma, su tutti i condensatori ho la stessa carica. In tutto questo, non me ne frega della loro capacità. Quindi, alla fine, otteniamo che la C_serie = 1/ sommatoria dei reciproci delle capacità in serie. Il bello è che questo è lo stesso risultato che avevamo ottenuto sulle RESISTENZE in PARALLELO.</text:p>
      <text:p text:style-name="Standard">Se invece i condensatori li metto in parallelo vado a sommare le correnti come prima, ma per linearità sommo anche i loro integrali e quindi le cariche. Quello che è uguale per tutti è V, ma ogni condensatore si caricherà di carica in misura della sua capacità. Più capacità = più carica caricata. Quindi, si sommano le cariche e si ottiene una somma di C1 * V, e quindi C_parallelo = somma delle singole capacità. Anche in questo caso abbiamo un parallelismo: i condensatori in parallelo si comportano come RESISTENZE in SERIE.</text:p>
      <text:p text:style-name="Standard"/>
      <text:p text:style-name="Standard">(Slide 22)</text:p>
      <text:p text:style-name="Standard">Alcuni circuiti lineari notevoli sono il Partitore Resistivo e il Circuito RC.</text:p>
      <text:p text:style-name="Standard"/>
      <text:p text:style-name="Standard"/>
      <text:p text:style-name="Standard">01/10/2021 – 2° lezione</text:p>
      <text:p text:style-name="Standard"/>
      <text:p text:style-name="P2">.../pss/PSS_Lez1.pdf per le slide</text:p>
      <text:p text:style-name="P3">Volendo, tra i materiali didattici della pagina del corso ci sono le videolezioni dell'anno scorso.</text:p>
      <text:p text:style-name="P4">Abbiamo visto, nella scorsa lezione, le parti usate nei circuiti lineari. Con questi oggetti da soli non si può fare elettronica. I dispositivi RLC sono conduttori passivi, ovvero non generano corrente o tensione. Ci servono pertanto i dispositivi attivi, ovvero dispositivi che scavalcano questa linearità.</text:p>
      <text:p text:style-name="P5">Diodo: passivi ma non lineari</text:p>
      <text:p text:style-name="P6">Doppi bipoli non lineari: tutti attivi</text:p>
      <text:p text:style-name="P7">Attivo: genera segnali energeticamente più grandi di quelli che gli servono per essere sollecitato.</text:p>
      <text:p text:style-name="P8"/>
      <text:p text:style-name="P9">Vedremo, dei Bipoli non lineari, i Diodi e i Led. Dei doppi bipoli non lineari, per ora vedremo solo gli amplificatori operazionali (Op-Amp). Sono più complessi dei transistor ma di fatto sono transistor ideali.</text:p>
      <text:p text:style-name="P10"/>
      <text:p text:style-name="P11">DIODO: Oggetto che permette il passaggio di corrente in un verso ma non nell'altro. Un tempo le radio erano fatte da un diodo con un cristallo e qualcos'altro. Comunque, un diodo è un dispositivo non lineare, ovvero è un bipolo che permette alla corrente di passare solo in una direzione. Genera un senso unico di corente. La corrente può fluire solo dal + verso il – ma non viceversa. Il nodo con potenziale maggiore è quello in alto nella figura o anodo, l'altro è il catodo (Slide 24). Come descriviamo la sua relazione corrente-tensione? Nei circuiti lineari visti finora abbiamo visto una funzione V(t), ma qui non si può più fare, perché non esiste una funzione analitica che descrive cosa fa questo diodo. Non lego insomma tensione-tempo-corrente con dispositivi non lineari. Quindi che si fa? Si racconta il comportamento disegnando la sua curva caratteristica, cioè un piano cartesiano con sulle ascisse la tensione e sulle ordinate la corrente. Da ciò, per ogni diodo che posso comprare c'è anche il relativo Data Sheet, che mi fornisce proprio questo piano cartesiano, Curva Caratteristica. Vediamo ora la curva ideale. È quella segnata in rosso. In questa, la corrente può fluire liberamente dall'alto verso il basso (tensione positiva), mentre se la corrente va dal basso all'alto la corrente è 0.</text:p>
      <text:p text:style-name="P12"><text:s/>La sona rossa a sinistra viene chiamata zona di polarizzazione inversa, dove il diodo è interdetto, cioè la corrente non passa. Se invece si raggiunge una tensione di 0 il diodo si comporta da resistore da 0 ohm. Quindi, è sia un filo che conduce perfettamente la corrente e un ilo tagliato. Ma un diodo ideale farebbe passare anche una corrente infinita, cosa impossibile nel mondo reale. La cura verde è la tipica curva caratteristica di un diodo ideale. Nella zona di conduzione (o polarizzazione diretta, primo quadrante), la corrente sale velocemente verso valori estremi. Quella curva verde è un'esponenziale. Cioè nella zona di conduzione il diodo è tale per cui la corrente è un'esponenziale della tensione. Dalla linea tratteggiata blu in poi, il diodo si comporta da resistenza da 0 hom. La tensione di soglia solitamente è da 0.7 Volt (tipo nel silicio?). Nella zona da polarità inversa il diodo si comporta in modo abbastanza ideale fino a un certo punto. Se però al diodo applico potenziali di una certa entità si arriva ai “limiti geometrici” del diodo, e si raggiunge una differenza di potenziale tale che le cariche da i due lati se ne fregano del “muro” che c'è tra di loro. Questa è la frontiera di “breakdown reversibile”. C'è poi un'altra soglia più in là che è irreversibile, lo friggo insomma.</text:p>
      <text:p text:style-name="P13">Alcuni diodi, i LED, si accendono quando attraversati da corrente. I led hanno rivoluzionato il mondo dell'illuminazione (sono molto meglio dei neon e delle lampadine a incandescenza).</text:p>
      <text:p text:style-name="P14"/>
      <text:p text:style-name="P15">Vediamo come usare un diodo. Come ne accendiamo uno in elettronica? Quando attraversato da corrente, produce luce, ma più corrente = più luce. Quindi per regolare la potenza luminosa di un diodo dobbiamo controllarla sull'ordinata del nostro piano cartesiano. Di fatto dobbiamo imporre una certa tensione ai capi del LED. Però occhio: se non stiamo attenti con l'uso del generatore rischiamo di aumentare la corrente, avere più luce e aumentare la temperatura. Se scaldandosi un diodo cambia il suo Data Sheet (la soglia si sposta a sinistra) allora con la stessa corrente si sposterà poi ancora più a sinistra e ciao. Quindi un diodo si controlla SOLO a corrente. Come si fa? Metto in serie il mio diodo con un resistore e un generatore di tensione. Bisogna usare un diagramma tensione-corrente. Qualunque sia la situazione sul circuito, deve essere un punto su quella linea verde (slide 25). Corrente * Resistenza = Vr. Il punto di lavoro del mio circuito è quello dell'intersezione tra la retta rosa e la linea verde.</text:p>
      <text:p text:style-name="P16">Nei led, tra l'altro, a seconda del colore emesso cambia il valore dei Volt della linea di soglia. I led rossi hanno una tensione di soglia (voglio che il led si veda) di 1,2V. Verdi e gialli 2V, blu e bianco 3,5V. Risolvere un circuito vuol dire capire tensioni e correnti che lo fanno funzionare.</text:p>
      <text:p text:style-name="P17"/>
      <text:p text:style-name="P18">Arriviamo ora <text:s/>a parlare degli amplificatori operazionali. SI tratta di circuiti integrati, e dentro hanno decine di centinaia di componenti elettroniche base (resistore, induttore, condensatore, diodi etc..). Si usano come blocchi atomici oggigiorno. Def: un amplificatore operazionale è un oggetto con due ingressi (V+ e V-, ingresso non invertente e ingresso invertente) e un'uscita Vout. Ci sono poi le alimentazioni di tensione Vs+ e Vs-. Solitamente questi ultimi due valori hanno valore uguale ma inverso. Sono praticamente il polo positivo e negativo della bateria. Questo apmlificatore amplifica la diff. Di pot. Che c'è tra i due nodi di ingresso. Vout è un'amplificazione smodata di quella differenza. Sostanzialmente amplifica la differenza di potenziale da un minimo di 10^4 volte fino a 10^6 volte. Ma la tensione di uscita è comunque limitata dalle batterie, ovvero sta tra Vs- e Vs+. Questo è quello che viene chiamato anche doppia bipolo. “ogni pezzo di elettronica che posso prendere per due poli è un bipolo”. È un doppi bipolo perché i due nodi di ingresso fungono da bipolo, ma anche quello di uscital è, perché ci dà una tensione rispetto alla massa.</text:p>
      <text:p text:style-name="P19">In ingresso io vedo una resistenza altissima, da 10^6/10^9 ohm a 10/15 ohm. Descrivendo il polo di ingresso come bipolo equivalente di thevenin, ho una resistenza d'ingresso praticamente infinita e una tensione da 0 volt. È come una batteria spenta, che non c'è (idealmente 0V, a volte leggermente di più, tipo 0,1V). Quindi se attacco questi due poli a qualcosa, non consumano, perché c'è troppa resistenza. L'uscita invece è un generatore di tensione, cioè impone una tensione, e non impone resistenza d'uscita. Quindi lo posso vedere come un generatore di tensione che genera una tensione pari a Vout e resistenza da 10-100 ohm. Tanto più questa tensione è bassa, tanto più ho un generatore ideale. Se poi voglio collegare oggetti a Vout tali da non alterare questo valore, ho bisogno di una resistenza subito dopo pari a almeno 1000 ohm (10 volte la resistenza di r-out).</text:p>
      <text:p text:style-name="P20"/>
      <text:p text:style-name="P21">Un oggetto del genere lo posso usare come comparatore (di tensione), che ci dice se V+ &gt; V- oppure no. Può essere usato anche come frontiera tra il mondo analogico e digitale. Sfruttando la retroazione negativa, viene usato propriamente come amplificatore operazionale.</text:p>
      <text:p text:style-name="P22">uso la capacità di capire la differenza tra V+ e V- per usare Vout in modo da modificare questa differenza di potenziale tra V+ e V-. Ottengo così un sistema che rimane bilanciato. Usare questa retroazione negativa fa sì che V+ e V- siano allo stesso potenziale. Inoltre la resistenza in ingresso tra V- e V+ è elevatissima. L'assorbimento di corrente negli ingressi è quasi nulla, cioè i- = i+ = 0.</text:p>
      <text:p text:style-name="P23"/>
      <text:p text:style-name="P24">ESEMPIO: Amplificatore invertente. Inchiodiamo V+ a 0V. E poi usiamo due resistenze per V- in. Esempio visto a lezione...</text:p>
      <text:p text:style-name="P25"/>
      <text:p text:style-name="P26">Si dice, in un circuito come questo, che V- è una massa virtuale, ovvero è l'amplificatore operazionale che lavora costantemente per tenere V- a 0.</text:p>
      <text:p text:style-name="P27">Perché farsi delle menate sulla resistenza di ingresso? Pensa all'analogia idraulica. Tensione=pressione lì. Diciamo che la pressione d'acqua che stiamo generando la stiamo generando con una siringa, e stiamo usando le nostre dita. Potremmo generare una pressione molto alta.</text:p>
      <text:p text:style-name="P28">“non è detto che se lavoro in tensione, la tensione che applico è quella che ottengo. Perché la tensione si divide tra la resistenza d'ingresso del mio circuito d'ingresso e la resistenza del generatore. Quindi R-in &gt;&gt; R-s. La resistenza d'ingresso deve essere maggiore della resistenza della sorgente.</text:p>
      <text:p text:style-name="P29"/>
      <text:p text:style-name="P30">Amplificatore invertente -&gt; caratterizzato da un guadagno positivo. <text:s/>Il buffer disaccoppia il circuito che viene dopo dalla sorgente.</text:p>
      <text:p text:style-name="P31"/>
      <text:p text:style-name="P32"/>
      <text:p text:style-name="Standard">06/10/2021 – 3° Lezione</text:p>
      <text:p text:style-name="Standard"/>
      <text:p text:style-name="P33">(slide 32)</text:p>
      <text:p text:style-name="P34">Vediamo l'amplificatore differenziale, o amplificatore delle differenze. Esso è usato per fare differenze di tensione. Diciamo di volere misurare la differenza tra due potenziali che hanno due valori molto alti. Qui entra in gioco il principio di sovrapposizione degli effetti. Spegniamo pertanto V_2. È come se avessimo messo a massa la parte sinistra in basso.</text:p>
      <text:p text:style-name="P35"/>
      <text:p text:style-name="P36">(slide 33)</text:p>
      <text:p text:style-name="P37">Instrumentation amplifier (amplificatore per strumentazione). Componente che va sempre bene. Non carica la sorgente, serve a misurare tensioni, etc..</text:p>
      <text:p text:style-name="P38"/>
      <text:p text:style-name="P39">(slide 35)</text:p>
      <text:p text:style-name="P40">Integratore ideale, dove l'operazionale opera in termini differenziali.</text:p>
      <text:p text:style-name="P41"/>
      <text:p text:style-name="P42">(slide 36)</text:p>
      <text:p text:style-name="P43">Derivatore ideale</text:p>
      <text:p text:style-name="P44">(cerca falstad)</text:p>
      <text:p text:style-name="P45"/>
      <text:p text:style-name="P46">(slide 37)</text:p>
      <text:p text:style-name="P47">Amplificatore logaritmico. Ci serve quando vogliamo andare a misurare una grandezza che può variare anche di 5 ordini di grandezza (che sia tensione, corrente...). La grandezza può essere grande 1 o 1.000.000.</text:p>
      <text:p text:style-name="P48">Scorrere esempi sugli operazionali di farstad come esercizio. È interessante vedere tutto quello che si può fare con questi oggetti qui.</text:p>
      <text:p text:style-name="P49"/>
      <text:p text:style-name="P50">(slide 38)</text:p>
      <text:p text:style-name="P51">Raddrizzatore. Deve far passare solo la tensione positiva ma non quella negativa.</text:p>
      <text:p text:style-name="P52"/>
      <text:p text:style-name="P53">Il Professore ha in laboratorio delle piastre per fare didattica dell'elettronica analogica. In due o tre persone, in laboratorio, ci si può giocare.</text:p>
      <text:p text:style-name="P54">Bibbia dell'elettronica analogica: horoviz hill, the art of electronics.</text:p>
      <text:p text:style-name="P55"/>
      <text:p text:style-name="P56">Il prossimo argomento sarà l'elettronica digitale, perché serve ad interfacciare il software con i sensori (?). Torniamo praticamente ad AdE.</text:p>
      <text:p text:style-name="P57"/>
      <text:p text:style-name="P58"/>
      <text:p text:style-name="P59">08/10/2021 – 4° Lezione</text:p>
      <text:p text:style-name="P60"/>
      <text:p text:style-name="P61">Ripassiamo alcuni concetti dell'elettronica digitale. Per gli ingegneri elettronici parlare dell'elettronica digitale significa parlare di una branca dell'elettronica. In un circuito visto finora abbiamo un generatore di tensione, e tutto quello che succede nel circuito dipende da queste differenze di potenziale. Ma in un circuito digitale ci sono solo due possibili tensioni per ogni conduttore: o la tensione massima (potenziale del polo positivo della batteria o comunque alimentazione) o potenziale minimo possibile. Questi potenziali rappresentano gli stati logici 1 e 0.</text:p>
      <text:p text:style-name="P62">La storia dell'elettronica digitale moderna inizia con resistenze, transistor, diodi e transistor... per poi arrivare alla tecnologia MOS. È questo il mattone fondamentale dell'elettronica digitale. Ma come funziona? MOSFET sta per Metal-Oxide-Semiconductor Field-Effect Transistor = transistor a effetto di campo con semiconduttore a metallo e ossido. Tale dispositivo ha tre terminali: Drain, Source e Gate. (Pozzo, sorgente e ponte). Il suo mestiere è quello di fungere da interruttore, collegamento tra drain e source che posso chiudere o aprire attraverso la tensione che appoggio sul gate.</text:p>
      <text:p text:style-name="P63">Si prende una lastra di silicio drogato (semiconduttore).</text:p>
      <text:p text:style-name="P64">PARENTESI: come fungono i semiconduttori. Sono semiconduttori, in elettronica, “drogati”. Ovvero, il substrato è in silicio, materiale cristallino che si caratterizza da 4 atomi di valenza (4° colonna della tabella elettronica). Ciò vuol dire che: quando gli atomi si collegano, cercano una configurazione elettronica che gli permetta di avere 8 elettroni nell'anello più esterno. Ogni atomo di silicio cerca di legarsi con 4 atomi vicini, cercando di formare un legame covalente coi vicini. Per questo motivo conduce non tantissimo, fa un po' da isolante se lo metto tra due poli opposti. Ma se ogni tanto sostituisco all'atomo di silicio un atomo diverso (rapporto 1:1000000 di drogaggio, tanti atomi di silicio e pochissimi atomi di fosforo per esempio). Il fosforo di elettroni di valenza ne ha 5. Di nuovo, tutti gli atomi cercano l'ottetto, ma il fosforo è in mezzo alle balle. E l'elettrone del fosforo si può muovere facilmente. Il risultato è che ho aggiunto una carica negativa. Bene, questo è un semiconduttore drogato “N” (che sta per negativo). Le cosiddette cariche “maggioritarie” nel mio conduttore sono di tipo N. Lo stesso gioco lo potevo fare nell'altra dimensione. Se anziché il fosforo avessi messo il Boro (3° colonna), con un elettrone in meno. Quindi in questo caso si sposta il “buco” di carica negativa, ovvero si spostano elettroni da una parte e il buco (assenza di elettrone, indistinguibile da un protone) dall'altra. Questo è un semiconduttore drogato “P”. (buco o lacuna sono sinonimi).</text:p>
      <text:p text:style-name="P65">In elettronica i semiconduttori sono sempre drogati. Un diodo ad esempio è un pezzo di semiconduttore drogato P con uno drogato N.</text:p>
      <text:p text:style-name="P66">Ora possiamo capire come funziona il MOS.</text:p>
      <text:p text:style-name="P67">Il MOS è una fetta di metallo con sopra ossido di silicio (perfetto isolante). Sopra c'è uno strato di ossido (?) e poi uno strato di metallo. Abbiamo praticamente due diodi che si guardano l'un l'altro (si guardano il culo reciprocamente). Questo è il cosiddetto P-MOS. Esiste anche il complementare ovviamente. In mezzo a questi c'è l'ossido col metallo sopra.</text:p>
      <text:p text:style-name="P68"/>
      <text:p text:style-name="P69">Ragioniamo sull'N-MOS. Quello sul P-MOS è uguale ma si cambia di segno le tensioni.</text:p>
      <text:p text:style-name="P70">Immaginiamo una situazione di equilibrio. Source e Drain sono entrambi a massa, quindi la loro diff. Di pot. È nulla. Anche il pezzo di metallo del Gate sta a 0 Volt. Non posso far passare corrente tra drain e source. Immaginiamo di alzare il potenziale elettrico del gate (V_gs), cioè applichiamo delle cariche POSITIVE sul metallo (la parte di sopra). Di fato abbiamo conduttore-isolante-(semi)conduttore. È come un condensatore. Quindi la lastra di sotto vuole elettroni, attirati dai poli N ai lati. E si verifica il fenomeno di svuotamento, ovvero dalla lastra vengono mandate via le cariche positive. E nella sezione nera si concentrano cariche negative (dai due poli n+), grazie alla forte carica positiva che c'è sopra. La carica negativa è appoggiata all'isolante, ma sono libere di muoversi da destra a sinistra. Ho creato un canale conduttore tra drain e source. Più V_gs sale sopra la tensione di soglia V_th più corrente può passare tra source e drain.</text:p>
      <text:p text:style-name="P71">Inoltre, se ho il drain (tensione) più alto del source ottengo un canale “a sbieco”, e posso fare canali in diagonale, posso quindi regolare la resistenza del canale. Serve a regolare l'intensità di corrente tra drain e source. Ma a noi interessa solo usare i MOS come interruttori. (Circuito aperto → non passa corrente, circuito chiuso → passa).</text:p>
      <text:p text:style-name="P72">Sito del corso: …/PSS/CMOS.pdf</text:p>
      <text:p text:style-name="P73">Quindi, MOSFET: Se io gioco anche con V_gs, ovvero la differenza di potenziale tra drain e source, ottengo sostanzialemnte tre regioni comportamentali del mosfet. Quando ho una V_ds abbastanza alta, sono nella zona attiva o di saturazione, dove se alzo la differenza di potenziale tra drain e source la corrente che passa attraverso il canale è praticamente costante. Posso usare questa zona praticamente come regolatore di corrente. Quando invece V_gs è sotto la tensione di soglia, praticamente l'intensità di corrente è 0. Siamo nella zona di Interdizione, come se il MOS fosse tagliato. Poi c'è il caso della saturazione.</text:p>
      <text:p text:style-name="P74"/>
      <text:p text:style-name="P75">Morale: che ci faccio con questo MOS? Ci costruisco interruttori comandati dalla tensione. Con la tensione sul gate decido se conduce o non conduce il canale. Ma se la domanda è quanta energia dobbiamo usare per far funzionare il conduttore (aprire e chiudere il conduttore), ci rispondiamo 0, perché è un condensatore. Non c'è assorbimento di corrente. Quindi, per tenere un MOS in condizioni stabili io non consumo potenza. È solo una questione della differenza di potenziale tra source e gate. Nel caso dell'N-MOS, quando la tensione V_gs &gt; V_th (tensione di soglia che è positiva) ho un collegamento, mentre nel caso opposto l'interruttore è aperto. Questo per l'N-MOS. Per il P-MOS V_th è negativo, e la V_gs deve essere minore della V_th per condurre. Nel caso opposto il gate è aperto e non passa corrente. Alla slide 43 c'è anche un'immagine in basso a destra che mostra la differenza di notazione tra P-MOS e N-MOS.</text:p>
      <text:p text:style-name="P76"/>
      <text:p text:style-name="P77">(Slide 44)</text:p>
      <text:p text:style-name="P78">allora, con oggetti come questo, posso costruire una porta NOT logica.</text:p>
      <text:p text:style-name="P79">Se Vcc è il potenziale massimo e GND è il potenziale minimo, con un P-MOS e un N-MOS posso fare una porta NOT. Dipende dal valore di In: se è 0 diventa 1, e viceversa. La cosa carina è che tutti i circuiti di questa famiglia hanno una parte in PMOS e una in NMOS. In questi casi si parla di tecnologia CMOS, perché si usano entrambi i MOS. Vantaggio tecnologia CMOS: NON consumano corrente. Inoltre, Vcc poteva essere pari a pochi volt. In condizioni statiche un circuito CMOS consuma 0. Se c'è un cambio logico un pochino consumo però, ma poco, meno rispetto ad altre tecnologie dell'epoca. Possiamo costruire anche NAND e NOR.</text:p>
      <text:p text:style-name="P80"/>
      <text:p text:style-name="P81">(slide 45)</text:p>
      <text:p text:style-name="P82">Sotto tutti NMOS, sopra tutti PMOS.</text:p>
      <text:p text:style-name="P83"/>
      <text:p text:style-name="P84">(slide 46)</text:p>
      <text:p text:style-name="P85">I MOS si stampano sul silicio. Ci sono un sacco di case che partendo da progetti a porte logiche creano circuito composti da MOS. <text:s/>Occhio: chi progetta l'hardware sul serio, con varie tecnologie arrivano a un progetto di rete logiche. Poi queste possono diventare chip che contengono un sacco di porte logiche alla rinfusa, oppure possiamo costruirci il nostro circuito integrato. Noi portiamo le maschere a una azienda che produce silicio e ciao.</text:p>
      <text:p text:style-name="P86"/>
      <text:p text:style-name="P87">(slide 47)</text:p>
      <text:p text:style-name="P88">Vediamo invece adesso altri aspetti pratici dell'elettronica digitale. Esistono in elettronica anche le porte a tre stati, cioè porte logiche un con un ingresso aggiuntivo CS che dice: se sono a 1, la porta funziona. Se la porta è a 0, io scollego l'uscita della porta dal filo di uscita vero e proprio. In questo caso ho un potenziale che non è né massimo né minimo, e viene indicato con Z. Permette, questa porta, quindi, di collegare più uscite tra loro evitando conflitti. Si usano per fare i Multiplexer.</text:p>
      <text:p text:style-name="P89"/>
      <text:p text:style-name="P90">(slide 48)</text:p>
      <text:p text:style-name="P91">ogni tecnologia ha i suoi valori di Fan-in e Fan-out. Il Fan-out ci dice quanto è potente l'uscita rispetto agli ingressi. Se io ho un'uscita a 1 e non a 0 sto imponendo un potenziale alto e non basso. Impongo questo potenziale a tutto quello che viene dopo (?). Il Fan-in ci dice invece quanta corrente è necessaria per pilotare l'ingresso. Ad esempio, la serie 4000 dei COMS aveva valori di corrente in entrata e in uscita molto vicini allo 0.</text:p>
      <text:p text:style-name="P92">[Un'uscita è un impositore di potenziale. Lo step successivo è un'altra storia. Ogni CMOS al suo stadio].</text:p>
      <text:p text:style-name="P93"/>
      <text:p text:style-name="P94">(slide 49)</text:p>
      <text:p text:style-name="P95">Altro problema dell'elettronica digitale è che ci vuole un po' per passare da porta aperta a chiusa. Un tempo ridicolo, ma non pari a 0. Questo porta a due problemi:</text:p>
      <text:list text:style-name="LFO1" text:continue-numbering="true">
        <text:list-item>
          <text:p text:style-name="P96">ritardo di porta</text:p>
        </text:list-item>
        <text:list-item>
          <text:p text:style-name="P97">tempo di salita e discesa.</text:p>
        </text:list-item>
      </text:list>
      <text:p text:style-name="P98"/>
      <text:p text:style-name="P99">(slide 50)</text:p>
      <text:p text:style-name="P100">ogni porta logica richiede un tempo di propagazione. Cioè ci vuole un po' ti tempo affinché un cambiamento degli ingressi di una porta cambi anche gli output/l'output. Con cammino critico si definisce l'effettiva velocità di un circuito, ovvero il massimo numero di porta da attraversare da ingresso a uscita. Il tempo di clock ad esempio deve superare il cammino critico (in tempo).</text:p>
      <text:p text:style-name="P101"/>
      <text:p text:style-name="P102">(slide 51)</text:p>
      <text:p text:style-name="P103">Data races, o corse di segnale. Li abbiamo visto Alession dai. Immagina che ogni porta abbia il suo ritardo di porta. Ci potrebbero essere momenti in cui i dati di output sono inconsistenti.</text:p>
      <text:p text:style-name="P104"/>
      <text:p text:style-name="P105">(slide 53)</text:p>
      <text:p text:style-name="P106">Il cammino critico insomma decide la velocità dei nostri circuiti. A volte si cerca di ottimizzare circuiti proprio per ridurre il cammino critico (numero di porte da attraversare prima di arrivare a una situazione di stabilità).</text:p>
      <text:p text:style-name="P107"/>
      <text:p text:style-name="P108">(slide 56)</text:p>
      <text:p text:style-name="P109">semplificazione di funzioni logiche: metodo di Quine-McCluskey. Un generico circuito combinatorio si può esprimere come funzione logica, e poi lo si cerca di semplificare, oppure si usano le mappe di Karnaugh. Questo equivale a circuiti meno costosi e più veloci. Quindi VA FATTO. Ma se ho circuiti con cammini critici con centinaia di variabili logiche queste tecniche non bastano, quindi si usa un calcolatore, mettendoci questo algoritmo (…/PSS/QuineMcCluskey.pdf). <text:s text:c="2"/></text:p>
      <text:p text:style-name="P110"/>
      <text:p text:style-name="P111"/>
      <text:p text:style-name="P112">13/10/2021 – 5° Lezione</text:p>
      <text:p text:style-name="P113"/>
      <text:p text:style-name="P114">Algoritmo di Quine-McCluskey per funzioni non completamente specificate.</text:p>
      <text:p text:style-name="P115">Fine panoramica.</text:p>
      <text:p text:style-name="P116"/>
      <text:p text:style-name="P117">Oggi passiamo al PROSSIMO ARGOMENTO! Il prossimo metodo di Sintesi (digitale) RTL. Abbiamo appena finito di vedere la sintesi di tipo digitale canonica: cioè partivo da una tabella di verità... boh.</text:p>
      <text:p text:style-name="P118">Perché non si usa sempre la sintesi canonica, che darebbe un risultato ottimo? Perché il risultato diventa complesso da decifrare. Cioè otteniamo un circuito dove non si riconosce ad alto livello le funzioni che esegue. Spesso invece fa comodo avere un progetto dove ancora si riconoscono le operazioni che vengono eseguite dall'algoritmo, più intelligibile insomma. Questa è una necessità forte in programmazione digitale. Il mondo della sintesi digitale è un mondo dove gli strumenti di progettazione cercano di ottenere la massima complessità digitale con la minima complessità in termini di intelleggibilità. La risposta migliore a questo problema sono linguaggi di descrizione hardware come il VHDL. Ora però vediamo un'altra risposta (la sintesi RTL), che si appoggia su una progettazione fatta “come una volta”. Un approccio empirico si adotta insomma. Ma se voglio costruire qualcosa di complesso ho bisogno di “modi di ragionare”, di strutturazione. Sotto il cappello della sintesi RTL ci sono approcci che hanno cercato di strutturare il modo di procedere nel fare un progetto.</text:p>
      <text:p text:style-name="P119"/>
      <text:p text:style-name="P120">(slide 2)</text:p>
      <text:p text:style-name="P121">cos'è la sintesi Register Transfer Level (livello di trasferimento tra registri)? Ebbene, in elettronica digitale, un qualunque sistema abbastanza complesso lo si può descrivere in termini di register trasfer. Cioè, ragionare su qualunque funzione digitale vuol dire descrivere tale funzione come un percorso dove si portano i dati da un registro all'altro, e nel mezzo con questi registri ci si fa qualcosa. L'istruzione macchina di un calcolatore equivale ad una sequenza di register transfers. Su molti testi di progettazione digitale (tipo quello in fondo alla slide) fa questi famosi diagrammi, tipo quello a Y, che è una introduzione filosofica alla progettazione digitale. Si può fare a tanti livelli diversi, dal più basso al più alto. Prendi un sistema qualunque. A livello un po' più basso lo possiamo descrivere in termini di algoritmi (ci sono sensori che in base hai dati che ricevono decidono di comportarsi in una certa maniera...). Al livello ancora sottostante abbiamo il Register Transfer Level, dove si trasferiscono valori tra registri. Sotto ancora abbiamo porte logiche. Poi i circuiti (MOS), poi i materiali (silicio). Queste cose si fanno sempre quando si ha a che fare con un progetto complesso. Tipo anche a Reti abbiamo suddiviso il protocollo TCP-IP in livelli. Il livello RTL, tra questi livelli, c'ha di bello che “sta a metà”, e quindi progetto qui.</text:p>
      <text:p text:style-name="P122">Nel diagramma a Y abbiamo invece la generalizzazione dell'altra gerarchia ma verso tre direzioni diverse/aspetti differenti. L'aspetto funzionale/comportamentale, quello Strutturale (di cosa è fatto) e l'aspetto Fisico (quali sono i componenti o leggi fisiche che devo dominare per gestire il livello).</text:p>
      <text:p text:style-name="P123"/>
      <text:p text:style-name="P124">(Slide 3)</text:p>
      <text:p text:style-name="P125">per impratichirci nel capire come fare un progetto RTL dobbiamo capire alcuni blocchi funzionali. ALU, Mux, DeMux... Capiamo come fare un progetto RTL con moduli funzionali. Occhio: lavorare a livello RTL non significa fare un progetto con blocchi funzionali del tipo visto nella slide 2. Alcuni approcci partono da un livello più alto e producono automaticamente il livello RTL e poi cambiarlo/farci altro. Comunque:</text:p>
      <text:p text:style-name="P126">come si progetta in questo ambito? Vediamo la sintesi “empirica” (prima avevamo visto quella elettronica (?)). Quindi, si va a prendere la funzione che vogliamo progettare, se ne fa un'analisi funzionale per scomporla in funzioni elementari. Questa scomposizione ci porta a moduli funzionali standard. La CMOS serie 4000 contiene tutti i moduli funzionali che possiamo mai desiderare per fare progettazione RTL. Per farci un quadro di tutti gli approcci possibili alla progettazione digitale (obiettivo del corso) questo approccio è fondamentale. Vediamo allora una sfilza di componenti base.</text:p>
      <text:p text:style-name="P127">Partiamo dai circuiti combinatori (mux, demux, decoder, encoder, circuiti aritmetici: sommatori, moltiplicatori, ALU).</text:p>
      <text:p text:style-name="P128">Il demux ha un ingresso e 2^n uscite, con n ingressi di selezione. Decoder: n ingressi e 2^n uscite. (Priority) Encoder: 2^n ingressi, con uno solo a 1, e n uscite. Di solito, per evitare situazioni di conflitto dove più ingressi sono a 1, si segue una particolare legge.</text:p>
      <text:p text:style-name="P129">ALU: più circuiti aritmetici con operandi di d'ingresso e uscita.</text:p>
      <text:p text:style-name="P130">Circuito combinatorio sequenziale: possono memorizzare bit.</text:p>
      <text:p text:style-name="P131">Registri (standard):</text:p>
      <text:p text:style-name="P132"><text:tab/>-paralleli</text:p>
      <text:p text:style-name="P133"><text:tab/>-seriali, a scorrimento (shift registers)</text:p>
      <text:p text:style-name="P134">Contatori:</text:p>
      <text:p text:style-name="P135"><text:tab/>-binari, decimali</text:p>
      <text:p text:style-name="P136"><text:tab/>-incrementali, up/down</text:p>
      <text:p text:style-name="P137">Memorie:</text:p>
      <text:p text:style-name="P138"><text:tab/>-ROM, RAM statiche, RAM dinamiche, flash</text:p>
      <text:p text:style-name="P139"/>
      <text:p text:style-name="P140">(Slide 5)</text:p>
      <text:p text:style-name="P141">Registro: unità di memorizzazione di parole a N bit. Niente non riesco a stargli dietro, ascolto.</text:p>
      <text:p text:style-name="P142"/>
      <text:p text:style-name="P143">(Slide 16)</text:p>
      <text:p text:style-name="P144">Se dobbiamo costruire una roba semplice, ok, ci basta quello visto fino alle slide finora. La complessità si gestisce per moduli funzionali direttamente. Se devo fare una roba più complessa, avere una strutturazione di come si procede mi aiuta a dominare complessità maggiori. Tale approccio è quello datapath/controller (si usa per progettare CPU). Si tratta di vedere qualunque sistema digitale come una coppia di sistemi: il datapath e il controllore. Il datapath (sottosistema dati) è il contenitore della elettronica che serve per fare le operazioni. Normalmente infatti abbiamo dati che viaggiano attraverso vari stadi di elaborazione. Sopra a questo sistema (che mette in fila registri e operazioni) ho bisogno di un altro sistema che piloti il tutto, che gestisca questo percorso come un regista (devo dire quando e dove registrare i dati...). Tale approccio spesso risulta vincente. <text:s/>Il controller anderà dei Control signals al datapath, così da sollecitarlo a fare esattamente quello che vogliamo. Poi ci sono segnali che vanno nella direzione opposta, ovvero situazioni che il controller deve conoscere legate a quello che succede nei dati. Quindi progettiamo un oggetto così.</text:p>
      <text:p text:style-name="P145">Lo stato de sistema è di fatto definito da contenuto di tutti i registri del sistema.</text:p>
      <text:p text:style-name="P146">Per raccontare questo oggetto lo posso fare in termini di register transfers. Il mio datapath è proprio un percorso da registro a registro. L'elaborazione dei dati che vanno da un registro all'altro è controllata dal controllore. L'insieme di RT (register transfer) di fatto è la funzione eseguita dal nostro sistema. Tale algoritmo viene chiamato grafo di esecuzione.</text:p>
      <text:p text:style-name="P147">Passi di sintesi:</text:p>
      <text:p text:style-name="P148">1) specifiche: identificazione unità funzionali, i moduli che mi serviranno.</text:p>
      <text:p text:style-name="P149">2) specifiche (duale di quello prima): identificare, dopo aver scelto i passi da fare, l'algoritmo, quindi le operazioni, dati, risultati intermedi... progetto dell'execution graph insomma. Quello che mi serve è anche l'ordine delle cose che mi servono insomma.</text:p>
      <text:p text:style-name="P150">3) Algoritmo + strutture dati: progetto del data-path.</text:p>
      <text:p text:style-name="P151">4) identificazione dei segnali di controllo: progetto del controllore.</text:p>
      <text:p text:style-name="P152"/>
      <text:p text:style-name="P153"/>
      <text:p text:style-name="P154">15/10/2021 - 6° Lezione</text:p>
      <text:p text:style-name="P155"/>
      <text:p text:style-name="P156">Quindi, approccio controllore e datapath. È un approccio abbastanza empirico, pertanto è difficile darne una definizione accurata ed esaustiva. L'unica cosa che possiamo fare è vedere degli esempli “semplici”, nel senso che sono didattici. Mi concentro.</text:p>
      <text:p text:style-name="P157">Quando faccio un hardware per fare una cosa che potrei fare a software? Quando voglio fare presto (velocità, qualche colpo di clock) e per evitare consumi eccessivi. Tipo per oggetti che vanno nello spazio le energie che si consumano sono un collo di bottiglia non indifferente. Oppure per il mining! Ad oggi ci sono custom GPU per fare mining (non sono vere GPU, sono circuiti integrati ad hoc che vanno più veloci e consumano 10.000 volte meno di una GPU).</text:p>
      <text:p text:style-name="P158">Dobbiamo farci un'idea del datapath e dell'execution path.</text:p>
      <text:p text:style-name="P159">Prima domanda: come vogliamo farlo questo calcolo? La scrittura proposta dal professore suggerisce un ordine delle operazioni piuttosto elegante. L'approccio verso cui ci stiamo muovendo è squisitamente sequenziale.</text:p>
      <text:p text:style-name="P160">Ogni informazione è un registro (in questo caso le X e i P7,6,5...)</text:p>
      <text:p text:style-name="P161">Supponiamo di voler fare le cose in modo diverso, ovvero usando un execution graph di tipo concorrente. In questo caso abbiamo riscritto il polinomio in modo da fare più calcoli indipendenti, ovvero concorrenti o contemporanei. Talvola questi execution graph vengono trasformati in diagrammi di scheduling. Decido, clock dopo clock, quali operazioni fare. Se le cose si possono fare concorrentemente, si mettono sullo stesso livello. Se c'è una dipendenza, devo “shiftare” i job su più livelli. A questo punto so quanti cicli di clock mi servono per terminare l'operazione.</text:p>
      <text:p text:style-name="P162">Operazioni in sequenza possono usare la stessa risorsa in momenti diversi.</text:p>
      <text:p text:style-name="P163">Operazioni concorrenti necessitano di risorse distinte.</text:p>
      <text:p text:style-name="P164">Execution graphs sequenziali minimizzano l'hardware necessario.</text:p>
      <text:p text:style-name="P165">Execution graphs concorrenti minimizzano il tempo di calcolo.</text:p>
      <text:p text:style-name="P166">Vuol dire quindi che se adotto un approccio sequenziale sono sempre lento? nì. Per come sono progettati adesso i chip, c'è un limite al numero di calcoli in parallelo che possiamo fare. Ha fatto un ragionamento strano che ci ha portato a dire che quello sequenziale talvolta si è più veloci del parallelo.</text:p>
      <text:p text:style-name="P167">(il sequenziale consuma meno potenza di picco ma per meno tempo.</text:p>
      <text:p text:style-name="P168"/>
      <text:p text:style-name="P169">Due parole sul controllore: come si progetta? Ci sono vari modi di farlo. Finora abbiamo visto l'approccio centralizzato. Ovvero, dopo aver costruito il datapath con tanti moduli collegati tra loro, ci metto sopra un'unità di controllo che parla con tutti e si fa raccontare tutto da tutti. Usa i control signals per dirgli che fare, e si fa dire cosa è successo mediante le conditions. Poi c'è il modo Distribuito dove ogni modulo ha il suo controller. E poi c'è una via di mezzo, il modo Parzialmente Centralizzato, dove il controllo è sia centralizzato che distribuito. Segue esempio con il calcolo polinomiale.</text:p>
      <text:p text:style-name="P170">“Ogni circuito sequenziale può essere costruito come una Macchina a Stati Finiti”.</text:p>
      <text:p text:style-name="P171">STG = State Transition Graph.</text:p>
      <text:p text:style-name="P172">STT = State transition table. Nelle righe ci sono gli stati della slide prima, nelle colonne gli ingressi possibili. Nell'incrocio stato-ingresso metto lo stato futuro.</text:p>
      <text:p text:style-name="P173">X_1 * = valore prossimo del bit centrale.</text:p>
      <text:p text:style-name="P174">Logisim ci permette di farlo. CI permette di progettare circuiti.</text:p>
      <text:p text:style-name="P175">I tre bit di stato sono memorizzati in dei flip-flop, nella FSM.</text:p>
      <text:p text:style-name="P176"/>
      <text:p text:style-name="P177"/>
      <text:p text:style-name="P178">20/10/2021 – 7° Lezione</text:p>
      <text:p text:style-name="P179"/>
      <text:p text:style-name="P180">Riprendiamo dal circuito del moltiplicatore e finiamo la progettazione RTL. Proviamo a vedere un progetto più semplice ma interessante per capire come è fatto un progetto digitale classico. Come progettiamo un orologio sveglia? E che specifiche gli diamo? (è la prima domanda da farsi in un qualunque progetto). Vogliamo un oggetto che sia in grado di dirci le ore e i minuti e capace di fungere da sveglia.</text:p>
      <text:p text:style-name="P181">Con un ingresso digitale possiamo scegliere se vedere l'ora attuale o l'ora in cui svegliarsi. Poi abbiamo altri ingressi digitali dove incrementare i minuti e le ore. Poi abbiamo bisogno di un pulsante/ingresso logico per spegnere la sveglia. Poi abbiamo bisogno di un'uscita digitale per attivare l'allarme. E poi ci serve un dispositivo per visualizzare l'ora. Immaginiamo di usare i display nixie, antesignani dei display a sette segmenti. Dobbiamo deciderlo subito perché scegliendo come pilotare questi oggetti decidiamo anche come progettare le uscite.</text:p>
      <text:p text:style-name="P182">Infine, decidiamo anche che ci sia nel sistema un generatore di clock. Costruiamo un orologio che avanza un minuto alla volta, pertanto il periodo di clock potrebbe essere di una volta al minuto.</text:p>
      <text:p text:style-name="P183"/>
      <text:p text:style-name="P184">Display 7 segmenti: dobbiamo controllare i diodi per controllare il display.</text:p>
      <text:p text:style-name="P185">I diodi si pilotano in corrente, non in tensione però. Quindi LED è resistenza insieme = il diodo si stabilizza in corrente da solo.</text:p>
      <text:p text:style-name="P186">Immaginiamo di progettare le uscite digitali per attivare un tubo nixie. Quindi, se voglio accendere il numero 5, l'uscita 5 deve andare a 1.</text:p>
      <text:p text:style-name="P187">Vogliamo fare in modo che, quando premiamo sul pulsante, si genera un 1, e quando rilasciamo, uno 0.</text:p>
      <text:p text:style-name="P188"/>
      <text:p text:style-name="P189">Cosa dobbiamo ricordare? Ora e ora dell'allarme.</text:p>
      <text:p text:style-name="P190">Che operazioni dobbiamo fare? Sommare ai valori correnti il valore 1 (per modificare l'ora e l'allarme). Inoltre abbiamo bisogno di comparare l'ora con l'allarme.</text:p>
      <text:p text:style-name="P191">Registro ora e basta: va incrementato di uno sempre, ma devo organizzarmi per fare anche un +60 se devo incrementare di un'ora.</text:p>
      <text:p text:style-name="P192">Un registro per le ore e uno per i minuti: ho bisogno solo dell'operazione +1. Inoltre è più facide da convertire nei “led” veri e propri.</text:p>
      <text:p text:style-name="P193">Un registro per ogni cifra: sì perché la traduzione è immediata. Se gestisco l'incremento delle quattro cifre posso collegare i registri agli output e ciao.</text:p>
      <text:p text:style-name="P194">Esistono già registri speciali che incrementano di uno a comando. Quindi “compriamo” dei counter anziché dei registri. Bene, non ho bisogno nemmeno dell'operatore +1. Ora abbiamo un registro/contatore, anche se per ora non sappiamo come lo costruiremo. Poi ci serve un mux per scegliere se mandare in uscita l'ora o la sveglia.</text:p>
      <text:p text:style-name="P195">Potremmo ragionare, per i registri, in termini BCD (Binary Coded Decimal, cifra decimale codificata in base 2). Mi permette, questo modo, di non mettere traduttori nel mezzo.</text:p>
      <text:p text:style-name="P196">Il comparatore lo facciamo a 16 bit che fa uscire 1 oppure 0.</text:p>
      <text:p text:style-name="P197">E poi ho bisogno di alcuni comandi che mi permettano di incrementare i minuti e le ore della sveglia e dell'orario. Ma questi sono segnali di controllo che arrivano dal controllore.</text:p>
      <text:p text:style-name="P198"/>
      <text:p text:style-name="P199">La cosa importante da notare è che ogni elemento nel datapath ha almeno un ingresso controller e almeno un ingresso datapath. Ora comunque dobbiamo progettare l'unità di controllo.</text:p>
      <text:p text:style-name="P200">Attivare/disattivare l'allarme puzza di flip-flop nell'unità di controllo. Come faccio a dire che devo incrementare le ore della sveglia o dell'orario attuale? Usando lo stesso pulsante che determina cosa possiamo vedere. Se vedo l'ora, voglio incrementare l'ora. Se vedo la sveglia, voglio incrementare la sveglia.</text:p>
      <text:p text:style-name="P201"/>
      <text:p text:style-name="P202">E se volessimo progettare un calcolatore con l'approccio RTL? Si potrebbe fare? Sì, si potrebbe fare. È complesso, ma di fatto un processore ha un approccio schematico. Se volessimo progettare un microprocessore, con la sua memoria e poco altro, come possiamo procedere? SI ragiona sul datapath e sul'execution graph. Nel caso del processore bisogna partire dall'execution graph, perché è banale. Si tratta del ciclo di esecuzione delle istruzioni (Fetch → Decode → Execute → next). Come poi andiamo ad implementare ciascuna di queste parti è un altro discorso.</text:p>
      <text:p text:style-name="P203">Fetch: il sistema deve accedere a una memoria (dove risiede il programma), e in particolare deve sapere dove andare di preciso, e l'informazione prelevata va portata alla CPU.</text:p>
      <text:p text:style-name="P204">Decode: sulla base di quello che leggiamo dall'istruzione, dobbiamo attivare vari moduli funzionali a disposizione affinché l'esecuzione possa essere...</text:p>
      <text:p text:style-name="P205">Execute.</text:p>
      <text:p text:style-name="P206">Poi si riparte. Già da qui il modo di interpretare tale execution graph e farlo diventare una bozza di data path ci può portare a un diverso tipo di macchina (ALU? Bus? Bus doppio? CISC? RISC?). A livello di data path devo poi decidere i pezzi singoli.</text:p>
      <text:p text:style-name="P207">Normalmente èimportante sapere la dimensione delle parole di memoria perché poi ci costruisco il bus, che permette la comunicazione tra il program counter e praticamente tutto il resto. Insomma slide 51.</text:p>
      <text:p text:style-name="P208">L'instruciton Decoder and Control decide le istruzioni disponibili. Le vogliamo cambiare? Cambiamo questo elemento.</text:p>
      <text:p text:style-name="P209">Nel tempo, è nato un linguaggio per descrivere una procedura di progetto RTL: la RTN. Con tale notazione possiamo raccontare il progetto partendo solo dall'execution graph.</text:p>
      <text:p text:style-name="P210">MAR = Memory Address Register</text:p>
      <text:p text:style-name="P211">IR = Instruction Register</text:p>
      <text:p text:style-name="P212">etc..</text:p>
      <text:p text:style-name="P213"/>
      <text:p text:style-name="P214">Metodologia di progettazione logica (l'RTL).</text:p>
      <text:p text:style-name="P215"/>
      <text:p text:style-name="P216"/>
      <text:p text:style-name="P217">22/10/2021 – 8° Lezione</text:p>
      <text:p text:style-name="P218"/>
      <text:p text:style-name="P219">Progettazione digitale conVHDL (mid-boss del corso secondo me).</text:p>
      <text:p text:style-name="P220">Oggi cominciamo a vedere un nuovo tipo di progettazione (dopo quella canonica e quella empirica). Oggi vediamo come progettiamo i circuiti digitali oggigiorno.</text:p>
      <text:p text:style-name="P221">La progettazione canonica è formalmente ottima, come abbiamo visto. Ma genera un circuito poco intelliggibile. RTL era un approccio opposto. Ragionavamo per blocchi funzionali e strutturo un pensiero empirico, cioè un modo strutturato per ragionare partendo dalla funzione che voglio realizzare, con la sua complessità, in strutture più semplici da essere raccontate con moduli funzionali standard. Questo approccio è intelligibile, ma non ottimale.</text:p>
      <text:p text:style-name="P222">Ora vogliamo gestire grandi complessità in maniera intelligibile ma cercando di tradurre il progetto in un circuito ottimo. Questa idea di progettazione va sotto al nome di VHDL. Riferimenti bibliografici nella slide 1 dell'argomento.</text:p>
      <text:p text:style-name="P223">Per imparare il VHDL c'è stato il<text:s/><text:span text:style-name="T224">VHDL cookbook</text:span><text:s/>che noi abbiamo gratuito! Yeah! C'è perfino uno standard IEEE (1076) per la<text:s/><text:span text:style-name="T225">VHDL reference<text:s/></text:span>(1993, 2008, 2019). Questa è la “bibbia” della progettazione VHDL.</text:p>
      <text:p text:style-name="P226"/>
      <text:p text:style-name="P227">Cos'è un linguaggio di descrizione hardware? Qual è l'idea alla sua base? Trovare un modo per descrivere una funzione logica/circuito digitale nella maniera più intelligibile possibile da una parte ma anche più semplice possibile (ovvero? Rimanere ad alto livello per noi, come capire quando viene fatta una somma). Poi vogliamo anche il controllo sui dettagli, per esempio vogliamo fare un moltiplicatore custom avendo controllo sulla circuiteria. Questo è il problema generale che si è cercato di risolvere con i linguaggi di descrizione hardware. I linguaggi di descrizione hardware sono quindi linguaggi (simil-programmazione) con i quali non si racconta un algoritmo, ma un circuito. Non va dimenticata questa cosa. Sottolineeremo le differenze tra un linguaggio HDL e i linguaggi “normali”. Questo per stare attenti a non farsi fregare dall'apparenza e vedere il VHDL come un linguaggio simile a quelli che conosciamo. Insomma, il pericolo è vedere il codice e dire: “che cazzata”. Non dobbiamo farci fregare dall'apparenza.<text:s/><text:span text:style-name="T228">Non sto raccontando un algoritmo, <text:s/>una sequenza di operazioni, ma un circuito, una configurazione</text:span>. Questo segnale parte da qui e arriva qui. Immagina un linguaggio per raccontare una mappa geografica. Non descriveremmo un algoritmo. Dobbiamo raccontare le strade e le statali, ma l'ordine non importa. La differenza è questa, ma nel VHDL ogni tanto ci fa comodo raccontare le cose come se fossero algoritmi. L'idea a cui pensare è:</text:p>
      <text:p text:style-name="P229">Sto raccontando un circuito, non un algoritmo</text:p>
      <text:p text:style-name="P230">Stiamo, però, sempre progettando, ricordiamolo. A volte useremo termini informatici (“sto compilando il codice”), ma è sempre tutto volto alla costruzione di un circuito. I più famosi linguaggi HDL sono:</text:p>
      <text:p text:style-name="P231">-Verilog (inizialmente proprietario della Mentor Graphics, oggi standard IEEE)</text:p>
      <text:p text:style-name="P232">-VHDL (standard IEEE)</text:p>
      <text:p text:style-name="P233">-SystemC (di nicchia, mai diventato standard per la progettazione)</text:p>
      <text:p text:style-name="P234"/>
      <text:p text:style-name="P235">VHDL è più orientato alla progettazione di circuiti digitali. Verilog invece partiva dall'idea di silicio. VHDL ha aggiungo possibilità che in verilog non c'erano di progettazione ad alto livello, ma soprattutto per essere usato nell'ambito digitale. Nasce per fare elettronica squisitamente digitale. SystemC invece è C praticamente con delle estensioni per creare dei tipi di dato, o meglio, strutture, fatte da strutture dati applciati a queste strutture (classi?) per simulare un segnale digitale che viaggia in un circuito. Praticamente da Verilog a SystemC passo da un sistema più elettronico a uno più digitale.</text:p>
      <text:p text:style-name="P236">Abbiamo scelto il VHDL e non verilog sia perché è un linguaggio standard da semrpe e soprattutto perché, parlando di sistemi digitali, questo è quello più pensato per la progettazione di sistemi digitali.</text:p>
      <text:p text:style-name="P237"/>
      <text:p text:style-name="P238">Sempre per inquadrare il livello di descrizione hardware a cui siamo, riprendiamo i grafici che avevamo visto nell'RTL. Il VHDL ci permette di progettare non solo a livello RTL, ma anche a livello di algoritmi. Io posso raccontare il mio progetto a un livello più alto, e se voglio fa tutto lui, tipo non devo ricordarmi come è fatto un moltiplicatore. Tuttavia posso anche scendere a livello più basso. Posso anche specificare come è fatto un circuito in modo preciso. Insomma, mette tutto insieme. Posso cesellare ogni singolo segnale logico così come posso lasciare fare alla macchina. Se voglio, il lavoro sporco lo lascio fare a lui, altrimenti lo faccio io.</text:p>
      <text:p text:style-name="P239"/>
      <text:p text:style-name="P240">Come si lavora con VHDL, con questi linguaggi?</text:p>
      <text:p text:style-name="P241">Si parla in questo caso di design flow, che ha delle fasi di progetto (è abbastanza articolato). Quando si progetta con questi linguaggi si attraversano molti livelli, e scendere a quelli più bassi può presentare problematiche che non sono visibili ai livelli superiori. In generale, mettiamoci nell'ottica di progettare un circuito digitale partendo dalla funzione logica e volendo arrivare al circuito integrato, cioè quello su silicio.</text:p>
      <text:p text:style-name="P242">La prima cosa da fare è la sintesi, ovvero il codice VHDL che dovrebbe fare quello che ci interessa. Poi compilo (traduce il mio codice sorgente nella cosiddetta netlist), ovvero lo traduco in porte logiche. Filo per filo, porta per porta, racconto il mio circuito. Di mezzo di solito c'è anche una ottimizzazione (cammini critici, elimino porte, riduco il numero di stati in una SFM...). A questo punto vedo se tale aggeggio funziona come volevo io. Quindi simulo, ho bisogno insomma di uno strumento che simuli il mio circuito. A questo punto sapremo che il nostro circuito, da un punto di vista logico, è a posto. Ma siamo ancora lontani dalla soluzione. Un conto è sapere che qualcosa funziona. Altro conto è capire la velocità a cui va. Le porte NON vanno alla stessa velocità, potrebbe anche esserci una velocità infinita di mezzo. Per saperlo davvero però dobbiamo mettere il circuito su un silicio. Non necessariamente però. Possiamo scegliere il nostro target di progettazione:</text:p>
      <text:p text:style-name="P243">-ASIC: Application-Specific IC. Se voglio fare concorrenza all'Intel, vado da una fonderia e mi faccio fare un chip da 1M di dollari. Vince inoltre a livello di prestazioni, di velocità. Posso avere ottimizzazioni di alto livello che non posso avere altrove.</text:p>
      <text:p text:style-name="P244">-Se non ho i soldi, c'è un'altra soluzione intermedia, che non solo ad ogi è quasi al livello di quella sopra, ma costa anche poco, ovvero uso dei chip programmabili, tipo FPGA (Field Programmable Gate Array, un array di porte programmabili sul campo). In questo caso, buttiamo dentro il nostro circuito all'FPGA, colleghiamo tutti i componenti funzionali l'uno all'altro, e con queste connessioni noi trasformiamo il chip generico nel nostro processore.</text:p>
      <text:p text:style-name="P245">Torniamo al workflow, dove abbiamo il nostro processore funzionante. Diciamo di metterlo su un FPGA. Oppure, possiamo usare sistemi che prendono il progetto e lo mappano su un chip.</text:p>
      <text:p text:style-name="P246">Quindi, da porte logiche passo a porte fisiche (disegnate su silicio o come pezzi funzionali collegati tra di loro), e ora devo disegnare il tempo per far passare i segnali, che dipende da come sono stati piazzati i songoli pezzi. Questo è il processo di Place &amp; Route, cioè letteralmente “mettere i pezzi nei posti migliori, tali da minimizzare il tempo di transito complessivo”. Qui faccio una seconda simulazione, la Time Simulation. Ovvero, faccio un'analisi dei cammini critici e decido la lunghezza del clock. (questa simulazione la faccio sempre con un software).</text:p>
      <text:p text:style-name="P247"/>
      <text:p text:style-name="P248">8</text:p>
      <text:p text:style-name="P249">Se si lavora con un FPGA, ci sono ambienti di sviluppo professionali VHDL/FPGA:</text:p>
      <text:p text:style-name="P250">-Xilinx: ISE/Vivado (con Vivado ho tutto quello che mi serve per sviluppare su FPGA. È una roba ciclopica, ci sono voluti anni per sviluppare questi tool. Inizialmente le licenze per questi software costavano uno sbotto. Adesso invece meglio).</text:p>
      <text:p text:style-name="P251">-Altera/INTEL: Quartus Prime (fintanto che lavoriamo su FPGA piccole, la versione free va bene. Se vogliamo fare cose più complicate, dobbiamo spendere 20.000 dollari, yeah.)</text:p>
      <text:p text:style-name="P252">Ci sono poi anche dei simulatori VHDL open source, l'ultimo dei quali, tra quelli in slide, è quello più potente di tutti.</text:p>
      <text:p text:style-name="P253"/>
      <text:p text:style-name="P254">(Torniamo alla slide 4)</text:p>
      <text:p text:style-name="P255">L'ipotesi più adatta alla nostra è quella di sviluppare per FPGA.</text:p>
      <text:p text:style-name="P256"/>
      <text:p text:style-name="P257">Che cos'è però una FPGA? Visto che poi vogliamo scrivere su questo oggetto dobbiamo capirlo. Cosa potrebbe esserci dentro? Della porta NAND/OR/NOT che sono universali? No, siamo poco versatili. Ok, allora mettiamoci i blocchi funzionali dell'RTL! Però di nuovo, potremmo essere poco flessibili. Quindi, come facciamo ad avere versatilità in una FPGA? Ad alto livello, il chip è composto da un perimetro di IOB (l'interfaccia, blocchi di input/output)</text:p>
      <text:p text:style-name="P258">[Parentesi di elettronica analogica]</text:p>
      <text:p text:style-name="P259">Se andiamo in una fonderia per farci costruire un chip, loro ci fanno il chip. Poi però come lo colleghiamo? Lo colleghiamo se ci facciamo fare il packaging attorno al chip. Ovvero, andiamo a scegliere uno di questi blocchetti standard con almeno 120 pin da mettere intorno al chip. Insomma, era uno sfondo di contatti circolari (ad oggi, prima c'erano i pin) da mettere attorno al chip, poi si metteva tutto in forno, la colla si scioglie e il chip viene saldato sulla board (package). I contatti sono più densi sul perimetro comunque. Poi viene fatto il “bonding”, si legano le uscite di IO del chip vero e proprio ai piedini del package attorno (il collegamento è fatto con un filo d'oro).</text:p>
      <text:p text:style-name="P260">[Fine parentesi]</text:p>
      <text:p text:style-name="P261">Quanti contatti ci servono però? Boh, dobbiamo capirlo noi. Benissimo, quindi sul bordo abbiamo circuiti di interfaccia. Poi la parte interna è la vera marea di materiale da costruzione generico. Viene chiamato CLB (Configurable Logic Block), un circuito logico configurabile. Insomma, ho dei sotto-circuitini che sono le unità veramente programmabili. Ognuna di loro può diventare una qualunque cosa (teoricamente parlando). Poi abbiamo dei blocchi standard perché servono molto spesso, tipo moltiplicatori già fatti e pronti da usare o blocchi di RAM. La RAM e i moltiplicatori, nonché feature aritmentico-logiche, ci sono sepre, così come du DCM (Digital Clock Manager). Finora abbiamo sempre visto che ogni circuito logico è sempre animato dal clock. Qualunque cosa costruisca, devo farla andare con un certo clock. Però ho in generale la necessità di generare tanti cicli di clock diversi. Bene, questo oggetto allora richiede da fuori dal chip un quarzo (componente con cui faccio oscillatori molto precisi per costruirmi un segnale di clock preciso. Il quarzo non si può stampare sul silicio ahimé). Il DCM insomma è un modulo alimentato dall'esterno che posso configurare per farmi dare una frequenza di clock da me desiderata. Ma la vera magia sta nel CLB. Come costruisco un blocco che possa fare qualunque cosa?</text:p>
      <text:p text:style-name="P262">Vediamo la struttura di un singolo CLB. È una quaterna di blocchi interfacciati con una Switch Matrix, che mi serve per interfacciarmi con questi blocchetti. Allo stesso tempo, questi blocchi sono interfacciati anche ai vicini di lato.</text:p>
      <text:p text:style-name="P263"/>
      <text:p text:style-name="P264">Alla slide 6 si vede un po' meglio quello che c'è dentro. Un singolo blocchetto contiene: uno shift register a 16 bit, una micro RAM a 16 celle (registro) e una look-up table con 4 ingressi e 4 uscite (è una tabella di verità a quattro variabili logiche customizzabile). Poi ho un arry, un MUX e un registro alla fine. Cosa vedo io allroa? Che ognuno di questi blocchetti mi permette di fare una operazione tra registri. Altra cosa da notare è che nel SLICEM abbiamo memoria, mentre nella SLICEL no. In quest'ultimo possiamo fare solo un circuito combinatorio. Nel primo invece possiamo fare anche una macchina a stati. Di fatto, si è dimostrato che questo tipo di configurazione dimostra alti gradi di versatilità. È un buon compromesso insomma.</text:p>
      <text:p text:style-name="P265"/>
      <text:p text:style-name="P266">Due parole sulla simulazione in ambienti EDA. Come avviene? Immaginiamo di aver progettato un circuito (nell'esempio un Full Adder) e di voler vedere se funziona. Per farlo, generiamo delle possibili combinazioni di input e vediamo se le uscite tornano. La cosa importante da capire è che il simulatore dobbiamo controllarlo noi (non sempre è banale). VHDL fortunatamente ci permette di simulare oggetti più complessi in modo un po' più semplice. Qui il debugging fa parte eccome del progetto.</text:p>
      <text:p text:style-name="P267"/>
      <text:p text:style-name="P268">Fine introduzione. Cominciamo a capire come è fatto VHDL. Partiamo dalla struttura di base del codice VHDL. Le entità base di progettazione sono entità contenenti:</text:p>
      <text:p text:style-name="P269">-Dichiarazione di libreria (o invocazione di librerie come in un linguaggio che già conosciamo)</text:p>
      <text:p text:style-name="P270">-Dichiarazione di una o più entity</text:p>
      <text:p text:style-name="P271">-Dichiarazione di architecture</text:p>
      <text:p text:style-name="P272">Che cosa sono queste entità?</text:p>
      <text:p text:style-name="P273">Library: lista di librerie che useremo. Sono chiamate a funzioni ma anche pezzi di circuiti già costruiti.</text:p>
      <text:p text:style-name="P274">Entity: definisce l'interfaccia del dispositivo con l'esterno</text:p>
      <text:p text:style-name="P275">Architecture: come è fatto davvero questo componente.</text:p>
      <text:p text:style-name="P276"/>
      <text:p text:style-name="P277">Slide 10 per un esempio. Prendiamo una libreria e ne prendiamo alcuni packages. Definiamo la entity per come deve essere vista dall'esterno e poi definiamo l'architecture OF myDevice (devo specificare di quale componente è l'architettura.</text:p>
      <text:p text:style-name="P278"/>
      <text:p text:style-name="P279">Abbiamo due approcci alla scrittura del codice: strutturale e comportamentale (non racconto come è fatto, ma come<text:s/><text:span text:style-name="T280">voglio che funzioni</text:span>, in forma algoritmica).</text:p>
      <text:p text:style-name="P281"/>
      <text:p text:style-name="P282">Siamo nel mondo della progettazione digitale di oggetti complessi. L'idea è quella di gestire progetti complessi con la massima semplicità possibile. La prossima volta vedremo i tipi di dato ma diciamo cosa sono i cosiddetti “oggetti” in VHDL. Ci sono 4 tipi di oggetti:</text:p>
      <text:p text:style-name="P283">-Costanti: Easy.</text:p>
      <text:p text:style-name="P284">-Variabili: Easy.</text:p>
      <text:p text:style-name="P285">-Segnali: non sono variabili. Sono la rappresentazione o generalizzazione del concetto di segnale in un circuito. Posso generare anche segnali di tipo integer. I segnali sono funzioni del tempo. Verranno gestiti dall'ambiente di simulazione/sintesi come funzioni del tempo. Possiamo dirgli “a un certo istante, vai a prendere un certo valore”.</text:p>
      <text:p text:style-name="P286">-File: in un circuito digitale non c'è un file, quindi non si usano per la sintesi, ma fanno comodo per fare il testing/simulazione.</text:p>
      <text:p text:style-name="P287"/>
      <text:p text:style-name="P288"/>
      <text:p text:style-name="P289">27/10/2021 – 9° Lezione</text:p>
      <text:p text:style-name="P290"/>
      <text:p text:style-name="P291">Cominciamo dai tipi di dato di VHDL. Questi vengono classificati in varie maniere:</text:p>
      <text:p text:style-name="P292">-scalari/compositi (aray, records)</text:p>
      <text:p text:style-name="P293">-Numerici (integer, …)/enumerati (bit, character...)</text:p>
      <text:p text:style-name="P294">-predefiniti (nelle library standard)/user-defined</text:p>
      <text:p text:style-name="P295">-Library d'origine: standard (std)/Standard_logic (std_logic_1164)/numeric(numeric_std)</text:p>
      <text:p text:style-name="P296">Gli oggetti vhdl invece sono strutture che identificano e contengono un valore, e sono:</text:p>
      <text:p text:style-name="P297">-costanti</text:p>
      <text:p text:style-name="P298">-variabili</text:p>
      <text:p text:style-name="P299">-segnali</text:p>
      <text:p text:style-name="P300">-files. Non si usano per la sintesi, ma sono fondamentali nella simulazione. Un file non dà origine alla circuiteria, ma serve per portare nel sistema dati per fare simulazione.</text:p>
      <text:p text:style-name="P301"/>
      <text:p text:style-name="P302">Parliamo dei tipi di dato disponibili in VHDL. Partiamo dai predefiniti nella libreria standar (LIBRARY std)</text:p>
      <text:p text:style-name="P303">per ogni scalare c'è un array del suo tipo.</text:p>
      <text:p text:style-name="P304">(Slide 15, prendo appunti nel senso stretto del termine)</text:p>
      <text:p text:style-name="P305">Natural e Positive possono essere sia scalari che array, e sono sottotipi per essere precisi.</text:p>
      <text:p text:style-name="P306">Nelle librerie che vanno caricate esplicitamente (LIBRARY ieee)</text:p>
      <text:p text:style-name="P307"/>
      <text:p text:style-name="P308">std_logic_1164 contiene tipi che modellizzano il segnale digitale (STD_LOGIC; STD_ULOGIC)</text:p>
      <text:p text:style-name="P309">std_numeric SIGNED; UNSIGNED</text:p>
      <text:p text:style-name="P310">fixed_pkg/float_pkg FIXED, FLOATING POINT</text:p>
      <text:p text:style-name="P311"/>
      <text:p text:style-name="P312">Cominciamo dai tipi scalari.</text:p>
      <text:p text:style-name="P313"/>
      <text:p text:style-name="P314">Integer: una variabile di questo tipo dovrà essere raccontata come registro per un numero intero. DI default un integer viene rappresentato come un registro da 32 bit (implementation dependent). Si può anche specificare un intervallo limitato di rappresentazione aggiungendo: range &lt;min&gt; to &lt;max&gt;</text:p>
      <text:p text:style-name="P315">In VHDL, questo statement viene trasformato in un segnale che lo rappresenta, no? Bene, VHDL scopra, con il range, di quanti bit ha bisogno per rappresentare il nostro numero. Perché questa cosa? Perché se alla fine tiriamo fuori un circuito da questo progetto, chiaramente avere un registro da 8 bit piuttosto che uno da 32 mi porta a un discreto risparmio. Sia in termini di costo che in termini di velocità. Se faccio range 100 to 200 lui usa comunque 7 bit!!! perché deve rappresentare 100 numeri!!!</text:p>
      <text:p text:style-name="P316"/>
      <text:p text:style-name="P317">real: un tipo predefinito limitatamente (cioè non direttamente) sintetizzabile. Perché allora lo usiamo in VHDL? Real è un numero reale, ma nemmeno in un software è rappresentabile perfettamente un numero reale. Ci sono però direttive standard che mi consigliano come usare queste variabili, con un range che li rende simili ai float. La precisione minima imposta dallo standard è da 6 cifre significative. Anche qui possiamo rappresentare un range. La variabile PROB, che va da 0.000 a 1.000, ci dice che abbiamo 3 cifre decimali dopo la virgola, che definisce la risoluzione (tutti i valori possibili). La risoluzione è 0.001, quindi avremo bisogno di 1001 valori diversi (10 bit).</text:p>
      <text:p text:style-name="P318"/>
      <text:p text:style-name="P319">Tipi enumerati: un insieme ordinato di identifiers o caratteri. Enumerate insomma.</text:p>
      <text:p text:style-name="P320">Type mio_tipo is (valore1, valore2, valore3)</text:p>
      <text:p text:style-name="P321">Il valore di logic_level[0] è unknown, nell'esempio. Quindi i valori sono in qualche modo ordinati.</text:p>
      <text:p text:style-name="P322"/>
      <text:p text:style-name="P323">Tipi fisici: possiamo definirli. Si tratta di un tipo scalare (rappresenta una quantità) a cui associo un valore e una dimensione (una unità di misura del tipo fisico).</text:p>
      <text:p text:style-name="P324">L'unità di misura fondamentale di solito è la più piccola. Tutte le altre sono multipli interi di grandezze già definite.</text:p>
      <text:p text:style-name="P325">(manca il millisecondo che sono 1000 us).</text:p>
      <text:p text:style-name="P326">La cosa comoda dei tipi fisici è che quando faccio operazioni su di loro VHDL tiene conto dell'unità di misura.</text:p>
      <text:p text:style-name="P327">Le dimensioni in genere non sono sintetizzabili, ma sono molto utili in simulazione. Un errore comune è: uso il tempo per generare segnali e fare testing. Ma quando devo produrre il circuito il tempo non ci può essere. Devo organizzarmi con un ingresso di clock, conoscendo la sua frequenza, eventualmente modificandola, e poi uso la mia frequenza per far le mie operazioni. (L'unità fondamentale di una dimensione definita da noi è quella di granularità più bassa, che scegliamo noi. Nell'esempio abbiamo i picosecondi, ma potevamo definire anche i nanosecondi come unità fondamentale)</text:p>
      <text:p text:style-name="P328"/>
      <text:p text:style-name="P329">Tipo std_ulogic: tipo pensato epr fare progettazione digitale e gestire i segnali di elettronica digitale. Fa parte della libreria std_logic_1174. Si carica sempre questa libreria se si fanno progetti digitali. Rappresenta il valore che viaggia su un filo in elettronica digitale. Ma perché allora non abbiamo usato un bit? Perché ci sono situazioni in più da considerare, per esempio situazioni logiche o di simulazione. Un segnale fino a un certo punto magari non è stato inizializzato. Un filo magari non viene fissato a un potenziale, e io devo poterlo raprpesentare (situazione di non inizializzazione). Poi c'è anche il valore indifferente. Magari un filo ha un valore, ma per noi è irrilevante. Alloa abbiamo il concetto di valore indifferente.</text:p>
      <text:p text:style-name="P330">Poi ci sono una serie di situazioni elettriche da definire. Le abbiamo già incontrate tutte:</text:p>
      <text:p text:style-name="P331">-Alta impedenza. Il filo ha un valore che non è né 0 né 1. Abbiamo un filo che non è collegato a niente, ma quando gli attacchiamo un filo che vale 1, anche quest'altro filo varrà 1, per esempio.</text:p>
      <text:p text:style-name="P332">-Pull up-pull down. Ricordi i pulsanti, che rendevano 0 o 1 un filo? [0 debole. Se sta da solo, porta a 0 il filo. Se viene collegato un potenziale forte, vince quello forte. Il valore fissato dalla resistenza è uno 0 debole. Weak 0. Questa era la cosiddetta resistenza di pull down. Se mettevamo il pulsante verso o e la resistenza verso V+ ottenevamo la resistenza di pull-ip.</text:p>
      <text:p text:style-name="P333">-Voglio gestire i conflitti dovuti al collegamento elettrico fra più segnali di tipo std_ulogic.</text:p>
      <text:p text:style-name="P334"/>
      <text:p text:style-name="P335">QUINDI:</text:p>
      <text:p text:style-name="P336"/>
      <text:p text:style-name="P337">U = non inizializzato, non si sa neinte del filo.</text:p>
      <text:p text:style-name="P338">0 = 0</text:p>
      <text:p text:style-name="P339">1 = 1</text:p>
      <text:p text:style-name="P340">X = situazione di: so che il filo è legato in modo forte a un potenziale (polo positivo o massa) ma non so a chi. So che è forzato, ma non so che valore abbia.</text:p>
      <text:p text:style-name="P341">Z = alta impedenza. (non decide, prende il potenziale che decidono gli altri)</text:p>
      <text:p text:style-name="P342">W = valore debole, ma non so verso dove è tirato debolmente.</text:p>
      <text:p text:style-name="P343">L = 0 debole (Low)</text:p>
      <text:p text:style-name="P344">H = 1 debole (High)</text:p>
      <text:p text:style-name="P345">- = non mi importa il valore (don't care).</text:p>
      <text:p text:style-name="P346">Con questi nove casi possiamo descrivere/modellizzare tutte le situazioni possibili di un circuito digitale. Altro problema: se io costruisco un pulsante con una resistenza di pull down, e collego le due tensioni, come racconto il potenziale del filo che ci sta in mezzo? Bene, la circuitazione è obbligata a prendere due valori e sulla loro base dirci il valore circostante. Quando il pulsante non è premuta, collego uno stato Z a uno L, e vince L. Quando premo passo a un conflitto 1 e L, e vince 1. Il risultato di tutte le combinazioni ci porta a una tabella della risoluzione della ambiguità. Quindi, effettivamente, per risolvere i conflitti si usa...</text:p>
      <text:p text:style-name="P347"/>
      <text:p text:style-name="P348">Tipo std_logic: (resolved) std_ulogic</text:p>
      <text:p text:style-name="P349">tipo predefinito per risolvere conflitti fra più segnali, rappresentato tramite std_ulogic. Lo std_ulogic, unito alla funzione di risoluzion della tabella, mi dà il valore di ogni filo. Per ogni filo devo in pratica dare un tipo std_logic, perché così sono “coperto” anche quando devo risolvere un conflitto. (std_logic = std_ulogic + tabella per la risoluzione)</text:p>
      <text:p text:style-name="P350"/>
      <text:p text:style-name="P351">Tipo array: collezione indicizzata di elementi tutti dello stesso tipo.</text:p>
      <text:p text:style-name="P352">Se voglio definire un nuovo tipo faccio:</text:p>
      <text:p text:style-name="P353">type name is array (range) of type;</text:p>
      <text:p text:style-name="P354">Qui però non andiamo a dire quanti elementi ci servono. Non dobbiamo inizializzare la dimensione degli array. Il numero degli elementi viene definito dal range, con cui vado a dire anche come sono numerato (range 12-20, parto da 12 e arrivo a 20).</text:p>
      <text:p text:style-name="P355">Se al posto di type meto &lt;object&gt; gli do un nome (credo).</text:p>
      <text:p text:style-name="P356">La dichiarazione del range può essere:</text:p>
      <text:p text:style-name="P357">-constrained (vincolata): ho dei limiti definiti nella dichiarazione.</text:p>
      <text:p text:style-name="P358">Address che cos'è? Una definizione di register. Il range a sua volta può essere un tipo.</text:p>
      <text:p text:style-name="P359">-Unconstrained. (natural range&lt;&gt;) of real. Tutte le volte che vogliamo creare una variabile di tipo vector, devo anche dire qual è il suo range, che è di naturali.</text:p>
      <text:p text:style-name="P360">Potrei avere un range sia per il numero degli elementi sia per i valori che vado a mettere in ogni cella (ultimo esempio slide 22).</text:p>
      <text:p text:style-name="P361">Possiamo poi accedere ai singoli elementi dell'array, ovviamente. Possiamo però anche assegnare, in una botta sola, un valore a più celle dell'array.</text:p>
      <text:p text:style-name="P362"/>
      <text:p text:style-name="P363">Subtype: definisco un tipo che eredita tutte le proprietà del tipo di origine (operatori, attributi...) ma pone ulteriori restrizioni rispetto al type cui si riferisce.</text:p>
      <text:p text:style-name="P364"/>
      <text:p text:style-name="P365">Abbiamo visto tutti i tipi che fanno parte della prima versione del VHDL, cioè dello standard originario. C'era però un problema tutte le volte che avevo bisogno di circuiti digitali che facevano operazioni aritmetiche.</text:p>
      <text:p text:style-name="P366">std_logic_vector è un array di segnali logici. Non si può fare una somma tra segnali logici. Un tempo si facevano funzioni di servizio che convertivano std_logic_vector in integer. Un casino. Pensare però che uno standard logic vector sia un numero è complicato, va fatta con le pinze una conversione del genere. A un certo punto hanno vinto quelli che dicevano “che palle” e sono arrivate le librerie ieee.std_numeric che hanno introdotto i numeri interi con e senza segno.</text:p>
      <text:p text:style-name="P367">Per i numeri interi sono stati introdotti signed e unsigned.</text:p>
      <text:p text:style-name="P368">L'underscore alla fine della slide 26 dimostra l'attenzione per l'intelleggibilità del codice.</text:p>
      <text:p text:style-name="P369"/>
      <text:p text:style-name="P370">Finiamo di parlare dei tipi numerici. Sempre in quest'ottica, si è risolto il problema dei numeri frazionari. Quando si usano questi numeri possiamo rappresentarli con una virgola fissa e una mobile, dove quest'ultima è molto più versatile e capace in termini di rappresentazione. SFIXED e UFIXED (signed fixed e unsigned fixed) mi permettono di avere virgola fissa con e senza segno. Scrivo array di UFIXED in modo decrescente, dove gli indici positivi fino a zero mi dicono le cifre intere, gli indici negativi mi dicono le cifre frazionarie.</text:p>
      <text:p text:style-name="P371"/>
      <text:p text:style-name="P372">Con lo stesso gioco si definisce la virgola mobile.</text:p>
      <text:p text:style-name="P373">Aitripolisettecinquequattro</text:p>
      <text:p text:style-name="P374">c'è da ripassare i numeri in virgola mobile via.</text:p>
      <text:p text:style-name="P375"/>
      <text:p text:style-name="P376">Ci sono poi i record, che sono aggregazioni di dati di tipo diverso (le struct del C).</text:p>
      <text:p text:style-name="P377"/>
      <text:p text:style-name="P378"/>
      <text:p text:style-name="P379">29/10/2021 – 10° Lezione</text:p>
      <text:p text:style-name="P380"/>
      <text:p text:style-name="P381">Eravamo arrivati a vedere le conversioni dei tipi di dato in VHDL. Proseguiamo la nostra analisi e andiamo a definire gli oggetti di VHDL. Ce ne sono di quattro tipi.</text:p>
      <text:p text:style-name="P382">Costanti, Variabili, Files li conosciamo. Le prime sono entità a cui è associato un valore che non è possibile modificare. Le variabili sono entità che hanno un tipo e un valore, possono essere accedute in lettura e scrittura. I file sono file, vengono usati in modo abbastanza lineare, per depositare e recuperare informazione, sono usati per la simulazione ma non per la sintetizzazione.</text:p>
      <text:p text:style-name="P383">La cosa nuova sono i segnali. Sono appunto il modo con cui andiamo ad indicare segnali elettrici. Sono necessari per modellare un segnale, che per noi è una funzione aritmetica del tempo.</text:p>
      <text:p text:style-name="P384"/>
      <text:p text:style-name="P385">CONSTANT: definite per avere valori fissi. La cosa importante in VHDL è che se io definisco una costante, allora non devo memorizzarla come variabile. Se poi questa costante viene usata nella fase di sintesi, allora la costante è “hard-wired”. Ovvero, non avrò bisogno di usare memorie o registri. Ogni bit sarà un collegamento o a massa o al potenziale massimo V, a seconda del suo valore.</text:p>
      <text:p text:style-name="P386">CONSTANT const_name: const_type [:= const_value], ovvero non devo per forza inizializzare la costante. Il valore non obbligatorio ci permette di usare le costanti in modo differito. La costante la definisco in un secondo momento, non è un problema. Se creo un modulo dove una costante non è inizializzata, richiedo a chi usa il mio modulo di inizializzarla.</text:p>
      <text:p text:style-name="P387"/>
      <text:p text:style-name="P388">VARIABLE: lo sappiamo cosa sono. Sono come le variabili di un linguaggio di programmazione, che posso leggere e scrivere. La sintassi è come quella delle costanti. Una variabile andrà a produrre un registro che ne contiene il valore corrente. È raccomandato restringere il range di una variabile al numero di valori che ci servono. Anche qui l'inizializzazione iniziale è facoltativa.</text:p>
      <text:p text:style-name="P389">La cosa importante è che le variabili si possono usare solo nelle aprti di codice sequenziali, ovvero PROCESSI e FUNZIONI/PROCEDURE. Fuori da questi contesti, le variabili non hanno motivo di esistere. Nel full adder per esempio usavamo un process, dove usavamo una variabile. Quindi, variabili sì, ma solo dove decidiamo che le operazioni vanno svolte in un certo ordine.</text:p>
      <text:p text:style-name="P390"/>
      <text:p text:style-name="P391">SIGNAL: per rappresentare segnali fisici ma non solo. Potrei definire un segnale con un tipo qualunque, ma per VHDL è comunque un segnale, cioè un qualcosa in funzione del tempo. Per ogni segnale ci sarà una struttura dati che gestisce la lunghezza d'onda del segnale. Nelle parti di codice sequenziale, si possono anche assegnare i segnali, ma in queste parti di codice NON se ne possono dichiarare di nuovi (di segnali). Un segnale è qualcosa di strutturale, pertanto non può essere definito in un ambiente sequenziale (STRUTTURALE vs SEQUENZIALE). Uno potrebbe dire: mi serve solo il segnale std_logic, d'altronde solo quelli ci sono in un circuito. Ma per facilità di scrittura, i segnali che creiamo possono avere un tipo qualunque. In questo modo posso usare VHDL per fare simulazioni non solo di circuiti, ma anche di meccanica di elementi finiti (lascia stare). Insomma, i segnali in VHDL, grazie alla possibilità di dar loro un tipo, ci permettono di usare VHDL per fare tante cose diverse. Se però voglio fare progettazione, di tutta questa generalità me ne faccio di fatto poco. Vorrò sempre tradurre quello che faccio in un circuito, pertanto useremo spesso i “segnali” nel senso fisico del termine.</text:p>
      <text:p text:style-name="P392">Per assegnare un valore a una variabile uso :=, per assegnare a un segnale uso &lt;=. Se il mio segnale è una funzione del tempo infatti, il concetto di “assegnamento” è diverso da quello di una variabile. Con una variabile io non ho informazioni generali sul tempo. Prima ha un valore, dopo ne ha un altro. Il segnale invece è qualcosa che cambia nel tempo, e per noi ha senso dire “il segnale è a 0” se diciamo anche quando è a 0. Quando faccio un assegnamento di segnale, deve essere chiaro l'istante in cui questo avviene. Assegnamento variabile = “da questo momento in poi il valore vale 0/1”.</text:p>
      <text:p text:style-name="P393">Pertanto in VHDL possiamo anche dire in un assegnamento i valori che un segnale deve assumere nel tempo (slide 36). Quando c'è un assegnamento di segnale, c'è sempre una definizione implicita o esplicita di quando succede qualcosa.</text:p>
      <text:p text:style-name="P394"/>
      <text:p text:style-name="P395">Possiamo andare a dare un valore ai segnali nel presente o nel futuro. Quello nel futuro è chiamato assegnamento differito di segnali. Questo ci serve per gestire i ritardi.</text:p>
      <text:p text:style-name="P396">Y &lt;= A or B after 10 ns; cioè, calcola adesso A or B ma assegnalo a Y dopo 10 ns.</text:p>
      <text:p text:style-name="P397">VHDL gestisce due tipi di ritardo nell'assegnamento di segnali. Initial Delay (ci sta un esempio nella riga sopra) e Transport Delay. Il primo è un ritardo di una porta logica, cioè quanto tempo passa da quando arrivano gli input alla porta a quando l'output vede il cambiamento. Di fatto si simula l'inerzia di reazione dei circuiti logici. Occhio però: se A e B sono a zero e B va a 1 ma poi dopo 6 ns torna a 0, Y vede, dopo 10 ns, sempre 0. simulo l'inerzia di una porta logica insomma. Il secondo invece simula il ritardo che mi ci vuole per trasportare l'output di una porta all'input della porta successiva. Ci vuole poco tempo, ma ci vuole.</text:p>
      <text:p text:style-name="P398">Esempio: Y &lt;= transport (A or B) after 10 ns</text:p>
      <text:p text:style-name="P399">Praticamente ricopia il segnale di A or B ma con un ritardo di 10 ns.</text:p>
      <text:p text:style-name="P400"/>
      <text:p text:style-name="P401">FILES:</text:p>
      <text:p text:style-name="P402">usati per simulare, non per sintetizzare. Possono servire per generare dati intermedi o finali per scopi di verifica. Oppure, possono essere usati per caricare grandi moli di dati (es: inizializzazione ROM). Alla slide 39 la sintassi per definire il tipo dei file e come aprirli.</text:p>
      <text:p text:style-name="P403"/>
      <text:p text:style-name="P404">Abbiamo visto gli oggetti. Andiamo a definire gli operatori in VHDL. Abbiamo operatori logici, aritmetici, di confronto, di shift (scorrimento logico/aritmetico/ciclico...), di concatenazione e da VHDL 2008 di matching.</text:p>
      <text:p text:style-name="P405">Rem: reminder, ovvero il resto della divisione intera. Div invece è il quoziente della divisione intera. Mod è uguale a rem se sto sui positivi, se vado sui negativi è diverso. Mod ha sempre il segno del divisore (5 nella slide 40), mentre rem ha sempre il segno del dividendo (9 nella slide 40).</text:p>
      <text:p text:style-name="P406">Il diviso è /= (?).</text:p>
      <text:p text:style-name="P407">sll = shift left logic (dove esce lascia semrpe uno 0)</text:p>
      <text:p text:style-name="P408">sla = shift left aritmetic (lascia quello che serve per fare una divisione o moltiplicazione per 2).</text:p>
      <text:p text:style-name="P409">ror = rotate o right</text:p>
      <text:p text:style-name="P410"/>
      <text:p text:style-name="P411">Ora vediamo gli attributi. Sono una cosa abbastanza peculiare di VHDL. Un attributo è caratteristico dei tipi (es. integer) e degli oggetti (solitamente un segnale). Sono di fatto proprietà che posso richiamare e usare nel mio codice. La sintassi per leggere l'attributo di qualcosa è l'apostrofo ('). Si possono dichairare attributi user-defined.</text:p>
      <text:p text:style-name="P412">Dichiarazione:</text:p>
      <text:p text:style-name="P413">ATTRIBUTE &lt;nome&gt;: &lt;tipo&gt;;</text:p>
      <text:p text:style-name="P414">Specificazione:</text:p>
      <text:p text:style-name="P415">ATTRIBUTE &lt;nome&gt; OF &lt;target&gt;: &lt;class&gt; IS &lt;value&gt;.</text:p>
      <text:p text:style-name="P416">Ce ne sono molti predefiniti (slide 42). Gli attributi di tipo, array e segnale sono quelli principali.</text:p>
      <text:p text:style-name="P417">Gli attributi di segnale si usano di più e ci dicono cose sulla forma d'onda che stiamo considerando.</text:p>
      <text:p text:style-name="P418">SIG è un segnale che abbiamo definito noi.</text:p>
      <text:p text:style-name="P419">(SIG'last_active: tempo da ultimo evento)</text:p>
      <text:p text:style-name="P420">(SIG'event: considero cambiamenti)</text:p>
      <text:p text:style-name="P421">(SIG'quiet[t]: voglio sapere se negli ultimi t non ci sono stati assegnamenti, che avessero cambiato o meno il valore).</text:p>
      <text:p text:style-name="P422">In questo caso, gli attributi mi sono MOLTO utili per sapere la storia di un segnale.</text:p>
      <text:p text:style-name="P423"/>
      <text:p text:style-name="P424"/>
      <text:p text:style-name="P425">03/11/2021 – 11° Lezione</text:p>
      <text:p text:style-name="P426"/>
      <text:p text:style-name="P427"/>
      <text:p text:style-name="P428">Abbiamo definito le Entity, cerchiamo ora di progettare un'entità per intero in VHDL.</text:p>
      <text:p text:style-name="P429">Generic → per definire i parametri di progetto.</text:p>
      <text:p text:style-name="P430">Port → per definire cosa entra e cosa esce.</text:p>
      <text:p text:style-name="P431"/>
      <text:p text:style-name="P432">L'architettura invece ci descrive come è fatta la entity all'interno. L'interfaccia dell'entity viene ereditata dall'architettura.</text:p>
      <text:p text:style-name="P433">Parte dichiarativa e parte esecutiva. La prima contiene tante cose, come funzioni, dichiarazioni di segnali (diversi da quelli definiti nell'interfaccia della entity), la seconda contiene quello che davvero fa l'oggetto. Contiene anche una lista di cosiddetti “statement concorrenti”,<text:s/><text:span text:style-name="T434">Concorrenti!!!</text:span><text:s/>non c'è un prima, non c'è un dopo. Qui ci vanno tipicamente assegnamenti di segnali, blocchi, component (li vedremo), e processi.<text:s/><text:span text:style-name="T435">Ogni costrutto in questo pezzo è concorrente agli altri.</text:span></text:p>
      <text:p text:style-name="P436">VHDL è intrinsecamente concorrente. Tutti i costrutti sono eseguiti in parallelo, parlare di “tempo di esecuzione” non ha senso, dato che sono dichiarazioni di circuito. Ma all'interno dei<text:s/><text:span text:style-name="T437">processi<text:s/></text:span><text:s/>e sottoprogrammi, come<text:s/><text:span text:style-name="T438">procedure e funzioni</text:span>, abbiamo un comportamento sequenziale. Un processo è un assegnamento di segnale, visto da fuori. Perché lì dentro potrei associare segnali. Quindi, da fuori è un'operazione che avviene concorrentemente e istantaneamente. Dentro, le cose avvengono in modo sequenziale. [IntSig si poteva rimuovere, in sintesi non faceva alcuna differenza]. Codice concorrente: quello che si fa concorrentemente di fatto è limitato. Si tratta di aasssegnamenti a segnali, e possiamo usare gli operatori soliti, mentre i costrutti sono:</text:p>
      <text:p text:style-name="P439">WHEN (WHEN/ELSE, WITH/SELECT/WHEN)</text:p>
      <text:p text:style-name="P440">GENERATE (FOR/IF)</text:p>
      <text:p text:style-name="P441">BLOCK.</text:p>
      <text:p text:style-name="P442">Qui le variabili non esistono, occhio. Siamo a un livello strutturale. Le variabili non sono ammesse, solo assegnamenti di segnali. Gli assegnamenti possono essere semplici, condizionati (WHEN/ELSE) o selettivi (WITH/SELECT/WHEN).</text:p>
      <text:p text:style-name="P443"/>
      <text:p text:style-name="P444">Approccio DATAFLOW: racconto le uscite in funzione degli ingressi. As easy as that.</text:p>
      <text:p text:style-name="P445"/>
      <text:p text:style-name="P446">L'assegnamento selettivo è utile quando ci sono tante casistiche.</text:p>
      <text:p text:style-name="P447">Generate ricorda, ma NON è, un ciclo for. Serve solo a parallelizzare gli assegnamenti. La differenza è che, rispetto a un for, qui non c'è prima e non c'è dopo.</text:p>
      <text:p text:style-name="P448">Il mio range, nel costrutto generate, deve essere definito staticamente. Deve essere quindi sintetizzabile. E le “iterazioni” non avvengono in modo sequenziale, ma concorrente.</text:p>
      <text:p text:style-name="P449">(G1, NotOK:, sono label).</text:p>
      <text:p text:style-name="P450">I Block possono essere considerati come microdispositivi locali.</text:p>
      <text:p text:style-name="P451"/>
      <text:p text:style-name="P452">In un'architettura, è nel process che avvengono le parti squisitamente sequenziali. Da fuori, assegnamenti di segnali. All'interno, vere e proprie routine.</text:p>
      <text:p text:style-name="P453"/>
      <text:p text:style-name="P454">“CHE COSA DEVE SUCCEDERE A FRONTE DI CHE COSA? Quali sono gli eventi che scatenano un'evoluzione?” Se li identifico tutti, ho il mio circuito. Per ogni evento che scatena qualcosa, ho un processo. Cosa deve succedere, invece, sarà l'interno del processo.</text:p>
      <text:p text:style-name="P455"/>
      <text:p text:style-name="P456">05/11/2021 – 12° Lezione</text:p>
      <text:p text:style-name="P457"/>
      <text:p text:style-name="P458"/>
      <text:p text:style-name="P459">Stavamo guardando i processi. Solo quando uno dei segnali della sensitivity list subisce un assegnamento (cambia valore?), si attiva il processo. Di solito è un sottoinsieme improprio dei segnali di ingresso del circuito intero. Tutto quello che succede alla slide 68 succede in tempo 0.</text:p>
      <text:p text:style-name="P460">Sincronizzazione: uno sveglia l'altro. Comunicazione: un segnale cambiato comunica con un altro.</text:p>
      <text:p text:style-name="P461">I processi, a detta sua, vengono<text:s/><text:span text:style-name="T462">valutati</text:span>, non<text:s/><text:span text:style-name="T463">eseguiti</text:span>. Diventa ora più chiara la filosofia di VHDL. Da fuori, questi processi sono assegnamenti a segnali. Sono solo relazioni, magari complesse, tra segnali (potrei avere perfino un segnale che rappresenta un segnale in virgola mobile).</text:p>
      <text:p text:style-name="P464">Abbiamo visto due modi di definire i segnali: con signal o con la keyword port nell'interfaccia. Sono molto diversi i segnali di ingresso da quelle di uscita, naturalmente. Gli input potranno sempre stare a destra di un assegnamento, mai a sinistra. I segnali di uscita, invece, prima o poi, dovranno stare a sinistra di un assegnamento. I segnali di ingresso<text:s/><text:span text:style-name="T465">non possiamo inizializzarli</text:span><text:span text:style-name="T466">,<text:s/></text:span>perché arrivano dall'esterno. È qualcun altro a decidere il loro valore.</text:p>
      <text:p text:style-name="P467">Sappiamo che segnali e variabili sono due cose diverse. Ma nel codice si assomigliano, no? Si potrebbero confondere se non facciamo attenzione. Cerchiamo di capire le differenze.</text:p>
      <text:list text:style-name="LFO2" text:continue-numbering="true">
        <text:list-item>
          <text:p text:style-name="P468">dichiarazione: le variabili e i segnali vivono in mondi diversi, quasi mutuamente esclusivi. Le variabili possono essere usate solo in codice sequenziale o nei cosiddetti “sottoprogrammi”. I segnali possono essere dichiarati solo in ambiente concorrente.</text:p>
        </text:list-item>
        <text:list-item>
          <text:p text:style-name="P469">Assegnamento: quando assegno un valore a una variabile, l'assegnamento è istantaneo. Assegno, e l'assegnamento avviene. Le variabili vengono assegnate però con :=. Viceversa, l'assegnamento di segnali rappresenta il momento in cui siamo sulla cresta, sullo spartiacque del paradosso di cui avevamo parlato. I segnali, in un processo, li vediamo anche da fuori, quindi devono avere un comportamento coerente con quello che succede fuori. Ricordiamoci che quello che accade in un processo accade a tempo 0 da fuori. Al termine del processo tutti i segnali vengono assegnati.</text:p>
        </text:list-item>
      </text:list>
      <text:p text:style-name="P470">Slide 72: nella seconda riga, A vale ancora 1, perché gli assegnamenti vengono fatti a processo sospeso. La terza riga, invece, annulla gli effetti della prima.</text:p>
      <text:p text:style-name="P471">Assegnamenti alla stessa variabile sono in conflitto, a meno che uno di questi non sia differito (after x ns). Per A, potevo usare un assegnamento composto:</text:p>
      <text:p text:style-name="P472">A &lt;=2, D + 1 after 1 ns.</text:p>
      <text:p text:style-name="P473">Siccome il tempo è fermo, non c'è consequenzialità per gli assegnamenti<text:s/><text:span text:style-name="T474">a segnali</text:span>.</text:p>
      <text:p text:style-name="P475">Se sono dello stesso tipo, posso fare operazioni tra variabili e segnali.</text:p>
      <text:p text:style-name="P476">Struttura recommended: vediamo il processo diviso in due parti.</text:p>
      <text:p text:style-name="P477">La prima, è dove si fanno i conti con le variabili, anche in funzione dei segnali d'ingresso.</text:p>
      <text:p text:style-name="P478">La seconda, è l'assegnamento dei risultati ai segnali.</text:p>
      <text:p text:style-name="P479"/>
      <text:p text:style-name="P480">Tutto questo è vero a meno di eccezioni! Non ce ne sono tante, ma una è parecchio importante: la shared variable. Tale variabile viene dichiarata al di fuori di un costrutto sequenziale. È di fatto un modo sporco di far comunicare processi, ma anche molto comodo. Essendo una variabile, è accessibile sempre e solo da ambienti sequenziali.</text:p>
      <text:p text:style-name="P481"/>
      <text:p text:style-name="P482">Controllo di flusso negli ambienti sequenziali.</text:p>
      <text:p text:style-name="P483">Abbiamo, in questi ambienti, tutta una serie di costrutti per il controllo di flusso.</text:p>
      <text:p text:style-name="P484">LOOP si può usare da solo, in combinazione col WHILE o in combinazione col FOR.</text:p>
      <text:p text:style-name="P485">Con un loop possiamo costruire un ciclo infinito volendo.</text:p>
      <text:p text:style-name="P486">Loop</text:p>
      <text:p text:style-name="P487"><text:tab/>&lt;statements&gt;;</text:p>
      <text:p text:style-name="P488">end loop;</text:p>
      <text:p text:style-name="P489"/>
      <text:p text:style-name="P490">Due parole sui subprograms. Sono veri e propri sottoprogrammi. Ne esistono di due tipi: FUNCTION e PROCEDURE. Sono pensati per il riuso del codice e modularitò (sono funzioni praticamente?). Sono segmenti di codice sequenziale. Possono essere dichiarate nella parte dichiarativa di una ARCHITECTURE, in una ENTITIY o in un PACKAGE.</text:p>
      <text:p text:style-name="P491">Che differenza c'è tra funzioni e procedure?</text:p>
      <text:p text:style-name="P492">x”0000_FFFF”: la x sta a dire “leggilo in esadecimale”. Sono 32 bit.</text:p>
      <text:p text:style-name="P493"/>
      <text:p text:style-name="P494"/>
      <text:p text:style-name="P495">10/11/2021 – 13 ° Lezione</text:p>
      <text:p text:style-name="P496"/>
      <text:p text:style-name="P497">Procedure e Functions solo le altre isole di codice sequenziale in VHDL e fanno comodo per fare riuso di codice.</text:p>
      <text:p text:style-name="P498">Merita due parole anche il costrutto Assert. Non è sintetizzabile, in quanto monitora una qualche situazione, e non è pensato per essere eseguito. Serve a fare monitoring e controlli durante la simulazione. Sappiamo ad esempio che ci sono delle invarianti, bene, possiamo verificarle con l'assert. In simulazione, ogni condizione di assert viene verificata. Se però a un certo punto un assert non è più verificato, si genera un report. Con REPORT associamo un messaggio che deve esserci dato quando la condizione non viene rispettata, e poi un SEVERITY per indicare l'importanza del fallimento. Serve a dire al simulatore come comportarsi. SEVERITY come note, warning fanno procedere la simulazione, mentre error e failure la fanno fallire. (se in un flip-flop S e R vanno a 1, il flip-flop smette di funzionare. Q e Qsegnato daranno sempre 0).</text:p>
      <text:p text:style-name="P499">Vediamo ora le chiamate a librerie. Come si invocano? Come si costruiscono?</text:p>
      <text:p text:style-name="P500">[[A livello fisico ci si aprono possibilità che a livello logico ci sono precluse]].</text:p>
      <text:p text:style-name="P501">Con le librerie noi abbiamo accesso a degli oggetti, ovvero componenti, che possiamo usare. Magari una certa libreria è fornita da una fonderia che usa porte and da 16 ingressi, che possiamo usare se vogliamo far stampare il nostro progetto da quella fonderia che ci ha fornito i componenti. Le librerie servono se vogliamo cambiare alcuni pezzi del nostro progetto senza cambiare l'intero progetto. L'interfaccia è quella: l'implementazione ci interessa il giusto, no?</text:p>
      <text:p text:style-name="P502">Vediamo ora come sono fatte le libraries e come sono fatte. Si tratta di collezioni di packages, ovvero unità contenitrici di vari pezzi. Dentro un package possiamo avere costanti, definizioni di tipi, funzioni o procedure (tipo per fare conversioni di tipo) e components, ovvero oggetti già fatti che posso importare nel mio progetto.</text:p>
      <text:p text:style-name="P503">Dopo aver importato una libreria, dobbiamo dire quali package importare. Possiamo anche importare solo parti di un package volendo, ma non fa tanta differenza. In standard VHDL ci sono veramente poche librerie. Quelle predefinite sono la standard (std) e la ieee. La std possiamo fare a meno di dichiararla, in quanto non possiamo funzionare senza di lei. Anche la libreria ieee è molto importante, con i package [std_logic_1164/arith/signed/fixed/float. Queste ultime 4 posso importarle con ieee.std_numeric]. Anche la libreria work non c'è bisogno di importarla, e si tratta della libreria utente. A che serve? Beh, se abbiamo un progetto complesso, per ogni componente facciamo un singolo file che contiene quell'entità, e poi quelle singole entità le uso per il progetto finale. Work di fatto è la mia libreria, ovvero i miei componenti custom.</text:p>
      <text:p text:style-name="P504">Dopo la keyword USE possiamo usare la parola all per indicare di usare tutto il contenuto della libreria.</text:p>
      <text:p text:style-name="P505">Nel definire un package, possiamo usare o solo la parte dichiarativa, fintanto che abbiamo solo bisogno di definire tipi, costanti, component (entity, non architecture), header per le function o precedure, o anche il package body, che può contenere le definizioni delle function, procedure o costanti differite.</text:p>
      <text:p text:style-name="P506"/>
      <text:p text:style-name="P507">Tutto questo è funzionale a una modalità di progettazione che non abbiamo ancora visto, ovvero l'approccio strutturale. In realtà, quando abbiamo progettato il full adder all'inizio inizio di VHDL, abbiamo adottato un approccio strutturale, in quanto siamo partiti dalla struttura. Tuttavia, quello verrebbe più solitamente chiamato approccio dataflow, in quanto dichiaravamo come l'uscita era funzione degli ingressi. Proviamo ora a pensare di progettare qualcosa di più complesso, come un computer. Avremmo moduli funzionali molto diversi che fanno cose molto diverse. Oppure un radar, una macchina fotografica digitale...</text:p>
      <text:p text:style-name="P508">Le funzionalità da mettere in piedi in questo caso sono tante e diverse tra loro, e spesso, con oggetti con questa complessità, il primo livello di progettazione è proprio quello strutturale. Ancor prima di decidere il set di istruzioni per un calcolatore, penseremo: “ci sarà un processore, una memoria, un insieme di porte di comunicazione...”. Sappiamo quindi cosa ci dovrà essere e chi dovrà parlare con chi. Poi avremmo un passo di gestione di interfacce per far comunicare questi moduli funzionali. Poi posso cominciare a scendere nei dettagli, pensando ad esempio di usare un bus per far comunicare i vari pezzi. Etc, etc.. Mi vado a costruire, quindi, un circuito per moduli non ancora ben definiti e per collegamenti.</text:p>
      <text:p text:style-name="P509">Arrivo quindi a pensare ad un diagramma di struttura ad alto livello, assieme alle interfacce dei moduli perché questi abbiano un senso. Bene, in termini di VHDL io devo definire delle entità, composte, a più basso livello, da altre entità, e così via. Per ogni entità, progetto poi la sua architettura, etc.. Si tratta di un approccio abbastanza classico per progetti di una certa complessità. Anche in un computer vero e proprio di fatto siamo in questa situazione. Abbiamo un processore, una memoria, e delle interfacce.</text:p>
      <text:p text:style-name="P510">Quindi, abbiamo un livello strutturale, quello basso delle entità interne. Poi, l'interno di queste entità, fa parte di un livello ancora più basso, quello funzionale (slide 93). Quindi, alto livello strutturale, basso livello funzionale.</text:p>
      <text:p text:style-name="P511">CONFRONTO CON RTL: c'è una certa analogia. Con l'uso di un approccio strutturale e uno funzionale, posso implementare anche un paradigma di progettazione controllore-datapath. A livello strutturale seguo il datapath, e poi ognuno di loro può avere un execution graph indipendente.</text:p>
      <text:p text:style-name="P512">Una funzione potrebbe diventare un processo, etc..</text:p>
      <text:p text:style-name="P513">Per fare tutto questo, VHDL ci propone dei costrutti che ci permettano di fare questa cosa in modo semplice o intelleggibile. Un esempio è quello dell'instanziazione diretta.</text:p>
      <text:p text:style-name="P514">(Slide 94) simuliamo quello che fa un progettista, che ha tanti componenti elettronici nel cassetto e vuole infilare nello zoccoletto del suo circuito quello che gli pare.</text:p>
      <text:p text:style-name="P515">L'istanziazione diretta è la modalità più semplice di fare sintesi con approccio strutturale. La entity che vogliamo usare deve essere già definita, e quando la usiamo, si dice che questa viene istanziata nel progetto e collegata al resto.</text:p>
      <text:p text:style-name="P516">La label è obbligatoria, in questo caso. Perché, così facendo, dico che quell'oggetto diventa parte del mio progetto. No no, volevo dire, potrei usare più istanze dello stesso oggetto, ma queste devono essere distinte tra loro.</text:p>
      <text:p text:style-name="P517"/>
      <text:p text:style-name="P518">[[Slide 98: Accumulator'reverserange per un associazione incrociata]]</text:p>
      <text:p text:style-name="P519"/>
      <text:p text:style-name="P520">Con l'istanziazione indiretta si vanno ad indicare entità che non fanno parte del mio progetto, ma si trovano per esempio in una libreria. Per usare questi componenti, devo usare la keywork Component. La figata è che non devo definire la sua architecture, ma mi basta la sua entità, l'interfaccia esterna insomma.</text:p>
      <text:p text:style-name="P521"/>
      <text:p text:style-name="P522"/>
      <text:p text:style-name="P523">12/11/2021 – 14° Lezione</text:p>
      <text:p text:style-name="P524"/>
      <text:p text:style-name="P525">La configurazione era un modo per gestire in maniera separata dal progetto la scelta dei singoli componenti che si vogliono utilizzare. E questo viene fatto usando librerie di terze parti. L'ultima cosa che vediamo è: cosa succede quando facciamo il nostro progetto di VHDL e vogliamo arrivare in fondo? Beh, solitamente, finito un programma, si fa debugging. In questa ottica, VHDL ha come concetto di debugging un concetto più complicato. Un primo controllo è di consistenza logica di quello che abbiamo fatto, ovvero se abbiamo collegato bene i diversi pezzi, per esempio. Una volta sintetizzato, il circuito va simulato. Le simulazioni possono essere fatte in varie maniere.</text:p>
      <text:p text:style-name="P526">Solitamente abbiamo 3 livelli di simulazione:</text:p>
      <text:list text:style-name="LFO3" text:continue-numbering="true">
        <text:list-item>
          <text:p text:style-name="P527">FUNCTIONAL – RTL: vediamo come si evolvono i nostri segnali nel tempo. Vogliamo vedere se l'oggetto funziona come volevamo. Quindi, proviamo varie combinazioni di input e vediamo che output producono. Qui stiamo ancora vedendo il circuito da un punto di vista logico, senza preoccuparci dei ritardi.</text:p>
        </text:list-item>
        <text:list-item>
          <text:p text:style-name="P528">FUNCTIONAL – Post-synthesis. Sempre un'analisi funzionale, le porte logiche ci sono, ma potrebbe essere ottimizzato. Solitamente ci sono dei tools che analizzano il circuito per vedere se si possono fare ottimizzazioni. Questa ottimizzazione cambia il circuito chiaramente, quindi ha senso fare una seconda simulazione del circuito per vedere se si è rotto qualcosa o no. Stiamo ancora ragionando in termini funzionali (funziona, logicamente, il circuito?), ma siamo completamente separati dalla dimensione, reale, del tempo. La simulazione deve ancora diventare “verosimile”, ovvero vicina a quello che succederà al circuito fisico. <text:s text:c="2"/>Si fa quindi un processo di<text:s/><text:span text:style-name="T529">Place and Route (Fitter)</text:span>, ovvero specifichiamo dove vorremo andare a stampare il nostro circuito (FPGA, silicio...). Ovvero, ci chiediamo quale sarà la tecnologia che implementerà il nostro circuito. E a quel punto so le varie temporizzazioni, ovvero tempo di propagazione, di calcolo... carico tutte queste informazioni insomma per poi costruire un modello completamente diverso da quello di prima. Logicamente è il mio modello, ma dal punto di vista delle tempistiche è una cosa diversa. Infatti, ogni operazione logico/aritmetica che adesso svolgo ha una sua temporizzazione, che conduce a un ritardo. Io, comunque, mi trovo tra le mani un oggetto che simula un circuito vero.</text:p>
        </text:list-item>
        <text:list-item>
          <text:p text:style-name="P530">TIMING simulation: simulo il circuito vero nella forma in cui verrà implementato sul chip FPGA, dopo la fase di Place and Route. Se voglio velocizzare, posso riprendere in mano il mio circuito e modificare i percorsi (route) che generano maggiore ritardo (bottleneck), e provare a spostarli. Il risultato di questa simulazione è molto importante solitamente, perché lo scopo è di ridurre il cammino critico del circuito così da avere una frequenza di clock maggiore (migliori prestazioni). Tanti ambienti ad oggi propongono anche altri tipi di tool di simulazione: possiamo osservare una mappa termina del chip in funzione della densità del circuito e della frequenza di clock per esempio. Ma comunque, queste tre simulazioni sono quelle fondamentali.</text:p>
        </text:list-item>
      </text:list>
      <text:p text:style-name="P531"/>
      <text:p text:style-name="P532">Ebbene, ogni progetto deve essere collaudato. Vediamo come mettere in piedi una procedura di test per il circuito (test bench, banco di prova). L'idea è quella di simulare quello che succede quando progetto un circuito vero. Quindi prendo il mio circuito e lo metto sul banco di test dell'ingengere elettronico, che ha a disposizione un meccanismo di generazione degli ingressi e un oscilloscopio per osservare i valori prodotti dal circuito. Come faccio tutto questo in VHDL? Devo avere un meccanismo di temporizzazione e una specie di oscilloscopio. Sia la generazione di segnali che la loro lettura è possibile in VHDL. Possiamo fare questo test mettendo il nostro circuito in un circuito più grande, che genera i segnali d'ingresso. La morale è che: progettare un testbench in VHDL è facilissimo, ed è l'ultima operazione standard che facciamo in questo processo di progettazione.</text:p>
      <text:p text:style-name="P533">Come si progettano i testbench in VHDL?</text:p>
      <text:p text:style-name="P534">Ebbene, se devo progettare un testbench, e lo vedo come un circuito, al suo interno ci sono: dei generatori di segnale, il dispositivo da testare e sostanzialmente basta. Non devo collegare dispositivi alle uscite perché sono già integrati in VHDL (??? io avrei usato GTKWave).</text:p>
      <text:p text:style-name="P535">Se pensiamo il testbench come entity e architecture abbiamo vita facile. Nella entity non abbiamo dichiarazione di entrate o uscite:</text:p>
      <text:p text:style-name="P536">entity TB is</text:p>
      <text:p text:style-name="P537">end entity TB;</text:p>
      <text:p text:style-name="P538">La sua architettura, invece, prevederà una istanziazione del mio progetto, come entity o component. Mi porto quindi un'istanza del componente nel progetto. Poi devo generare dei segnali di test, che sono segnali interni al mio testbench. Nell'architettura mi genero i segnali di ingresso da portare nel circuito. Mappo i segnali di ingressi alle porte di ingresso e dare dei valori ai segnali di ingresso. Questi valori sono chiamati<text:s/><text:span text:style-name="T539">stimuli</text:span>. Sono i segnali che voglio imettere nel circuito insomma.</text:p>
      <text:p text:style-name="P540">Quindi, nella parte dichiarativa dell'architettura mi preparo i segnali, e nella parte operativa specifico il mio componente (UUT: entity work.MyProcessor(Beh) port map (…)), e poi si assegnao i valori.</text:p>
      <text:p text:style-name="P541">Slide 110: esempio di Multiplexer.</text:p>
      <text:p text:style-name="P542"/>
      <text:p text:style-name="P543">Come dichiariamo gli stimuli? Slide 111. Molto meglio l'approccio sequenziale di quello concorrente imho.</text:p>
      <text:p text:style-name="P544"/>
      <text:p text:style-name="P545">Certe volte, io potrei avere un circuito dove ci sono centinaia di ingressi e decine di uscite, e capire se il circuito funziona sarebbe impossibile con un semplice oscilloscopio, guardando i risultati “ad occhio”. Potrei allora voler usare dei file come input e dei file come output, che contengono i vari segnali da leggere, nel caso degli input.</text:p>
      <text:p text:style-name="P546"/>
      <text:p text:style-name="P547">TIME'IMAGE(NOW): stringa del tempo attuale.</text:p>
      <text:p text:style-name="P548">Vediamo degli esempi! Slide 116.</text:p>
      <text:p text:style-name="P549"/>
      <text:p text:style-name="P550">Domanda chiave, sempre e comunque: al fronte di quali eventi devo fare qualcosa?</text:p>
      <text:p text:style-name="P551"/>
      <text:p text:style-name="P552"/>
      <text:p text:style-name="P553">17/11/2021 – 15° Lezione</text:p>
      <text:p text:style-name="P554"/>
      <text:p text:style-name="P555">VHDL – esercitazione (slide 121). Se mi viene naturale pensare ad un oggetto come tre processi diversi, probabilmente ho sbagliato a pensare quell'oggetto. Dovevo pensare a tre oggetti diversi. (un oggetto/modulo = un processo). Abbiamo una rastrelliera di selezione di eventi, a fronte di ciascuno dei quali devo fare qualcosa.</text:p>
      <text:p text:style-name="P556">Non si possono fare troppi voli pindarici con VHDL, alcune operazioni sono consentite a tempo di scrittura del codice e di simulazione ma non al momento della sintetizzazione.</text:p>
      <text:p text:style-name="P557">Disaccoppiare il meglio possibile parti funzionalmente diverse è l'ingrediente segreto per un buon progetto.</text:p>
      <text:p text:style-name="P558">Le righe vanno pilotate, le colonne vanno lette, nel progetto della calcolatrice.</text:p>
      <text:p text:style-name="P559"/>
      <text:p text:style-name="P560"/>
      <text:p text:style-name="P561">19/11/2021 – 16° Lezione</text:p>
      <text:p text:style-name="P562"/>
      <text:p text:style-name="P563">Torniamo all'esempio VHDL dell'altra volta della calcolatrice.</text:p>
      <text:p text:style-name="P564">Assegnamento multiplo su un array raccontato in una sola riga (slide 134).</text:p>
      <text:p text:style-name="P565">135: tema d'esame portato fino in fondo. Proviamo a progettare un generatore di onde PWM. Si tratta di generatori di onda quadra dove possiamo controllare la percentuale, della onda quadra, che sta a 1. I droni per dire, hanno un microcontrollore che gestisce l'assetto di volo, e per stare in volo deve fare una misura, sempre, della sua inclinazione verticale e delle nostre richieste per fare le cose giuste. Queste informazioni sono date di solito con un segnale PWM, dove il Duty Cycle deve essere proporzionale alla velocità che vogliamo dargli (quanto dura l'uno e quanto lo 0 in un ciclo). Affrontiamo il rpogetto insieme. Si parte dalle specifiche. Abbiamo un clock con un certo periodo e un numero binario VAL tra 0 e 255, e come uscita PWMOut, da cui esce un'onda quadra.</text:p>
      <text:p text:style-name="P566">L'onda quadra sarà alta per un tot e per il resto del tempo sarà a 0. Se poi il reset va a 1, il ciclo PWM riparte. Se reset va a 1, fermiamo l'onda che stavamo generando e creiamo un nuovo ciclo.</text:p>
      <text:p text:style-name="P567">Che ambiguità ci possono essere? Per esempio chiedere come funziona il reset: asincrono o sincrono?</text:p>
      <text:p text:style-name="P568">A cosa dobbiamo rispondere? Sicuramente al clock. Potremmo pensare a una macchina che reagisce allora solo al clock. Devo reagire anche al reset in modo asincrono o no? Visto che alla fine non mi posso descincronizzare dal clock, il reset dipenderà comunque da lui, quindi è sincrono.</text:p>
      <text:p text:style-name="P569">Quindi, arriva il clock. Se reset=1, vado in uno stato dove il generatore si blocca, e fintanto che reset=1, rimango bloccato. Quando non è più a 1, si può continuare. Eh... non proprio, l'ho capito ma non è proprio così, ma non riesco a scrivere AAAAAA</text:p>
      <text:p text:style-name="P570"/>
      <text:p text:style-name="P571">1 microsecondo è il periodo di clock del nostro circuito di testbench.</text:p>
      <text:p text:style-name="P572"/>
      <text:p text:style-name="P573"/>
      <text:p text:style-name="P574">NUOVO ARGOMENTO: Sistemi Embedded.</text:p>
      <text:p text:style-name="P575">Finora abbiamo parlato di progettazione hardware, (partendo da elettronica analogica,) per poi arrivare alle tabelle di verità, poi RTL, e infine VHDL. Stiamo parlando di risolvere problemi non con un calcolatore. Abbiamo degli execution graph che vanno convertiti direttamente in circuiti. Ma progettare un chip chiaramente è più complicato che scrivere un software. Ma soprattutto, perché si fa sta roba? Perché comunque, facciamo un passo indietro: nel mondo della progettazione di sistemi digitali, sempre di più, invece che costruire un circuito che fa una cosa, si compra un computer e lo si programma per fare una certa cosa. Questo corso vuole raccontarci come progettare queste cose in tutti i modi possibili che già non conosciamo. Vediamo allora tutte le situazioni diverse da quelle della pura programmazione.</text:p>
      <text:p text:style-name="P576">Le soluzioni viste finora nel corso servono a costruire hardware quando:</text:p>
      <text:list text:style-name="LFO4" text:continue-numbering="true">
        <text:list-item>
          <text:p text:style-name="P577">voglio andare più veloce del normale. Ovvero, so cosa voglio, posso fare un circuito che fa esattamente quello, non un calcolatore che lo simula, che ci mette di più a causa del fetch-decode-execute.</text:p>
        </text:list-item>
        <text:list-item>
          <text:p text:style-name="P578">Quando voglio consumare meno energia. Fare una certa operazione in un colpo di clock o con 40 fa differenza. Eccome se la fa! Le soluzioni hardware, quindi, si usano tipicamente quando ricerchiamo queste prestazioni estreme.</text:p>
        </text:list-item>
      </text:list>
      <text:p text:style-name="P579">Questo era il regno della progettazione hardware pura. Tutto il resto si può fare con un calcolatore. Oggigiorno, i calcolatori costano sempre meno e sono sempre più veloci però, pertanto alcune cose siamo assolutamente in grado di farle con un calcolatore. Una soluzione software basata su calcolatore insomma può essere meno costosa, soprattutto in termini di sviluppi. Costruire un circuito con l'FPGA di punta della xilinx, il singolo chip su cui scrivere l'oggetto costa 60K dollari. Poi va anche programmato con il loro software che costa 20K dollari (la licenza). Tutto questo per dire che, quando si fanno le cose sul serio, i costi dell'hardware diventano enormi rispetto a quelli del software. Per questo motivo, il mondo è sempre più pervaso dai sistemi embedded/integrati/immersi/messi a letto. Si tratta di sistemi elettronici di elaborazione basati su microprocessore, ma sono non calcolatori generici, ma nascono per svolgere una determinata funzione. Sono embedded/integrati in quanto sono un pezzo del sistema che controllano e gestiscono. Ce ne sono un sacco di questi sistemi embedded. Si parte da pc usati a livello industriale al bancomat, stampanti, fotocopiatrici, i nostri elettrodomestici... insomma, situazioni dove abbiamo bisogno di un sistema hardware dove le prestazioni sono docili, quelle che vogliamo, e che hanno un microprocessore che segue le istruzioni di un nostro programma.</text:p>
      <text:p text:style-name="P580">Un sistema embedded è un sistema a microprocessore, cioè un calcolatore. Alcuni sistemi embedded usano i GPP che stanno anche nei nostri calcolatori. I processori, che si evolvono sempre più (RISC o CISC), li possiamo usare insomma. Ma poi ci sono sistemi embedded che usano processori pensati a priori per sistemi embedded particolari, dove le condizioni di lavoro danno una motivazione sufficiente per pensare di costruire processori fatti apposta per quello scopo → ASP, application-specific processors. Cioè, sono CPU, ma pensate in modo diverso rispetto alle CPU comuni. Ne esistono tre grosse categorie:</text:p>
      <text:list text:style-name="LFO5" text:continue-numbering="true">
        <text:list-item>
          <text:p text:style-name="P581">DSP: Digital Signal Processors. Sono processori ottimizzati per elaborare segnali. Che so, abbiamo dei segnali da gestire (tipo un flusso di numeri che dobbiamo trasformare in un altro flusso di numeri) e abbiamo poco tempo per farlo (tipo per processare un segnale audio), ma allo stesso tempo le operazioni sono molto semplici da fare. Bene, queste cose con un GPP non le potremmo fare/controllare pienamente, con un DSP sì.</text:p>
        </text:list-item>
        <text:list-item>
          <text:p text:style-name="P582">MCU: Microcontrollori → System-on-a-chip (SoC). Sono processori per fare sistemi embedded industriali. Sono processori in genere semplici pensati per interfacciarsi con l'esterno (sensori, attuatori…). La velocità di calcolo in questo caso non è un problema. Se però dobbiamo andare a batteria è fondamentale che consumino poco. Essendo embedded, inoltre, anche loro possono gestire in tempo reale alcuni segnali. Reagiscono istantaneamente a segnali esterni, non aspettano un po' di tempo rispetto ai GPP. I sistemi embedded, di solito, si progettano in software, quindi la loro progettazione software non la vediamo perché la sappiamo fare.</text:p>
        </text:list-item>
        <text:list-item>
          <text:p text:style-name="P583">Network Processors: processori pensati per gestire il traffico di rete (globale), ovvero processori dove la cosa importante è la capacità di gestire flussi digitali. Di solito si tratta di flussi a pacchetti o comunque oggetti capaci di gestire flussi di rete ad alta velocità.</text:p>
        </text:list-item>
      </text:list>
      <text:p text:style-name="P584"/>
      <text:p text:style-name="P585">Introduciamo la prima famiglia di SP, in particolare DSP. Vediamo il contesto applicativo di cui stiamo parlando. Pensiamo a un sistema che processa segnali digitali. Il sistema riceve segnali da un microfono, che vengono convertiti in segnale digitale (8/16/24 bit) con una certa frequenza di campionamento. Possiamo avere anche migliaia di campioni al secondo, quindi un flusso alto ma non spaventoso. Sono di fatto numeri che arrivano ad una cadenza costante. Il meccanismo di processing gestisce questi segnali in qualche modo e produce un segnale in uscita. Il segnale digitale in uscita viene poi convertito in un segnale analogico magari. La cosa che devo fare insomma è semplice, ma non devo mai interrompermi. E poi devo capire quanto ci mette il segnale che entra a uscire filtrato. Se infatti sto costruendo qualcosa dove c'è un'interazione, lo sfasamento tra entrata e uscita può essere fatale. Potremmo dover giocare coi buffer per essere sicuri che non ci sia mai un tempo morto ad esempio.</text:p>
      <text:p text:style-name="P586">Nelle videocamere digitali potremmo avere un digital zooming system, ovvero, mentre facciamo una immagine, continuiamo a vedere l'immagine che si sposta. Non è una cosa banale. C'è un sensore d'immagine (fotocamera digitale) che sputa in ingresso diversi megabit al secondo che devono essere subito elaborati per produrre l'output aspettato.</text:p>
      <text:p text:style-name="P587">Giusto per capire la tematica, vediamo cosa cambia in un DSP rispetto a un processore normale. I DSP sono pensati per ottimizzare l'elaborazione di flussi di segnali digitali. Qui abbiamo una velocità di trasferimento dove non vorremmo avere latenze. Digitalmente, un segnale digitale lo posso vedere come un array di valore di lunghezza indefinita. Bene, che operazioni devo fare allora? Devo forse fare una somma vettoriale, la scalatura, una sommatoria, una somma quadratica, un prodotto scalare, la convoluzione, la trasformata di Fourier, etc.. Alla fine insomma devo di solito fare solo moltiplicazioni, ma soprattutto ci sono operazioni particolari che devo fare velocissimo (MAC: Multilpy and ACcumulate.). Queste operazioni così specifiche non c'erano un tempo in un intel, ma c'erano in un DSP. LA MORALE è: non abbiamo un circuito custom, ma una circuiteria custom che ci permette di fare alcune operazioni in modo più efficiente.</text:p>
      <text:p text:style-name="P588"/>
      <text:p text:style-name="P589">26/11/2021 – 18° lezione</text:p>
      <text:p text:style-name="P590"/>
      <text:p text:style-name="P591">Avevamo cominciato a vedere i DSP, slide 5. Stavamo esaminando il primo degli <text:s/>spetti tipici di un DSP, ovvero un processore più semplice di uno general-purpose, ma che per altre cose è più sofisticato. Di solito ha circuiti aritmetici specializzati, tra cui un MAC (Multiply and ACcumulate). Si tratta comunque di trasformazioni lineari, per questo servono dei MAC. Si tratta di un processore a 16 bit, e prevede una struttura hardware per fare, in un colpo di clock una di queste operazioni complesse.</text:p>
      <text:p text:style-name="P592">Nei DSP è importante accedere velocemente a una memoria. Abbiamo spesso uno stream di dati continuo da elaborare subito, quindi abbiamo questi flussi di campioni che scorrono a velocità costante, con un certo numero di valori al secondo, ed è importante non avere intoppi nel flusso di questi dati in ingresso e uscita. Se quindi devo prenderli, elaborarli, metterli nel calcolatore etc. lentamente ciaone. Altra differenza rispetto ai processori generici è la velocità di accesso alla memoria (quindi nell’essere veloci trattando i segnali devono essere anche veloci nell’immagazzinare l’informazione e recuperarla). Si tratta di un'assenza di latenza in poche parole. Perché avviene? Perché abbiamo una gerarchia di memorie cache più sviluppate; aumentiamo la lunghezza delle parole di memoria, fino a 256 bit (cosa come cosa però), e ultimo ma non ultimo, abbiamo architetture CPU specializzate per velocizzare l'accesso.</text:p>
      <text:p text:style-name="P593">Le cache hanno di solito 3 livelli, del tipo 16 – 32 KB, 32 – 256 KB, 256 – 4MB, Oggi le troviamo anche nei computer normali, ma questi livelli erano dapprima nelle DSP, poi sono arrivate anche nei nostri calcolatori. Nelle cache però le operazioni si fanno per blocchi, che può portare latenza, motivo per cui le cache delle DSP sono progettate stando attenti anche a ciò, perché vogliamo minimizzare le latenze. Quindi, questi DSP oggi sono oggetti preistorici, che si vedevano 20 anni fa, ma la cosa architetturale che ci interessa è che, in virtù di queste necessita, nei DSP sono state sviluppate architetture diverse da quelle di Von Neuman. Mentre nei general purpose processors ancora oggi abbiamo quel tipo di approccio (memoria e processore che vi accede prima per leggere l'istruzione e poi dati su cui eseguire l'istruzione), nelle DSP non proprio, abbiamo l'architettura Harvard. Tipo, nella Von Neumann la chace L0 ha una memoria unica per i dati e per i programmi, nella Harvard Architecture abbiamo memorie separate per dati e programmi, così in un colpo solo parallelizziamo l'accesso all'istruzione e quello ai dati. Abbiamo anche la Super-Harvard Architecture (SHARC), con 3 cache di Livello 0: una per i dati, una per i programmi e una per le costanti. Sono ancora più veloci queste architetture. I processori che la usano sono i processori SHARC. Questo per quanto riguarda l'architettura della CPU.</text:p>
      <text:p text:style-name="P594">Lavorare con i DSP comportava chiedersi, come prima cosa: lavoro in virgola fissa o mobile? Ce lo si chiedeva perché questi processori, sia per questioni tecnologiche, sia perché si lavora in condizioni dove magari la velocità non ci basta o non abbiamo abbastanza energia, io devo capire se ho bisogno di fare calcoli complessi o meno. Se devo elaborare un segnale dove l'algoritmo è raccontabile semplicemente usando interi o frazionari a virgola fissa, allora posso lavorare con ALU a virgola fissa. Se invece devo usare numeri reali e spaziare molto con gli ordini di grandezza, scelgo DSP specializzati per fare calcoli in virgola mobile. Si tratta di processori con una FPU (floating point unit). In questi casi però, la velocità era chiaramente inferiore. In questo senso, chi progetta su un DSP si deve chiedere se la sua applicazione ha assolutamente bisogno dei reali o possono bastargli numeri interi/in virgola fissa. Il grosso del lavoro di chi progetta DSP sta nel tradurre un progetto pensato per usare Double e Float in un progetto che usa solo interi. [in virgola fissa, si ha una parola per la parte intera e una per la parte frazionaria]. In casi come questi, tale trasformazione portava enormi vantaggi in termini di velocità, perché un algoritmo che gira su interi è più veloce ed efficiente. Se invece non posso rinunciare alla virgola mobile, non vi rinuncio. Faccio più fatica, ma oh, se è necessaria. Ad oggi comunque abbiamo DSP a virgola fissa e mobile, che combinano ALU e FPU. Vediamo un paio di strutture/architetture di DSP leggendari, giusto per gradire.</text:p>
      <text:p text:style-name="P595">Se si parla di DSP, non si può che partire dalla famiglia DSP TMS320 (Texas Instruments), che sono stati<text:s/><text:span text:style-name="T596">i primi a pensare di creare processori specializzati per l'elaborazione di segnali</text:span>. Nell'82 nasce il primo esemplare, il TMS32010, che vince il premio “prodotto dell'anno” e decreta la nascita di questi oggetti. Ci sono varie generazioni e tipologie di queste famiglie ad oggi (C1x, C2x, C2xx, C5x, C54x) a virgola fissa. Poi altre a virgola mobile (C3x e C4x), multiprocessore (C8x) e attuale top di gamma (prestazioni) (C6x). Due parole sulla C6x. Vediamo come è fatto un processore di questa famiglia (TMS320-C6678). Aveva un'architettura Risc, pipeline, VLIW (architettura) e con 8 unità funzionali (architettura super-scalare). Era in grado di fare fino a 8 istruzioni in parallelo, con 6 ALU e 2 moltiplicatori. Lavora su numeri a 8/16/32 bit, e le operazioni aritmetiche arrivano fino a 40 bit. A livello di prestazioni, avevamo clock che avevano un ordine del GHz. Sembra poco questa frequenza di clock, ma viene compensata dal fatto che non ci sono latenze. DI fatto arrivavano a 320 GMAC al secondo e 160 GFLOPS (GigaFlops).</text:p>
      <text:p text:style-name="P597">Vediamo la struttura della CPU, per capire dove è diversa da una CPU standard.</text:p>
      <text:p text:style-name="P598">L'interfaccia verso l'esterno, la memoria, è unica, ma poi abbiamo un controller DMA che mette in comunicazione la memoria Program con quella Data. Le istruzioni sono sberle da 256 bit, mentre per l'accesso ai dati si accedeva a 32 bit alla volta. Poi, abbiamo unità L S M D che accedono a due register file separati. Questo permette di fare la stessa operazione, o operazioni in parallelo, su dati diversi. Se riesco a mappare 8 istruzioni su queste unità faccio 8 operazioni in contemporanea. Posso inoltre fare input-output con la periferia, quindi produrre segnali o riceverli.</text:p>
      <text:p text:style-name="P599">L’idea dell'architettura VLIW è che ho 256 bit di istruzioni. Le istruzioni base sono su 32 bit (31 really), ma io ne prendo 8 alla volta (quindi 256 perché 32 * 8). Qui, il bit meno significativo di ogni istruzione (p bit), mi dice se l'istruzione corrente può essere fatta in parallelo con l'istruzione seguente. Se è a 1, posso farla in parallelo con la seguente, altrimenti devo farla al ciclo dopo. La filosofia di questo DSP è che una sequenza ininterrotta di istruzioni col p-bit a 1 è chiamata Execute Packet. Questa macchina si legge pacchi di 8 istruzioni alla volta, e se li organizza in modo da avere execute packets consecutivi. In assembly, esistevano delle direttive di parallelismo per specificare che alcune istruzioni potevano essere fatte in parallele. Se andavo a capo, intendevo dire che l'istruzione andava fatta al ciclo successivo. Avere a livello assembly la possibilità di dire quali istruzioni possono essere eseguite in parallelo è una figata. Due parole sulle unità di calcolo: L S M D.</text:p>
      <text:p text:style-name="P600">Partiamo dai register file, pacchi di registri con 16 registri ciascuno. E basta</text:p>
      <text:p text:style-name="P601">L'unità L è una ALU classica.</text:p>
      <text:p text:style-name="P602">La S era ottimizzata per le comparazioni.</text:p>
      <text:p text:style-name="P603">La M era un moltiplicatore.</text:p>
      <text:p text:style-name="P604">La D serviva a fare accesso alla memoria dati, quindi load e store della memoria.</text:p>
      <text:p text:style-name="P605">Esisteva anche una cosa chiamata modalità SIMD. Ovvero, le alu permettevano di partizionare anche i sommatori (o circuiti aritmetici) in modo da fare due somme contemporanee su due numeri a 16 bit, se la precisione da 32 non era richiesta. Con due addendi di qua e due di là, potevo andare il doppio più veloce (Single Instruction Multiple Data). Nel moltiplicatore stessa cosa, può fare operazioni 32x32 o due da 16x16, o 4 8x8.</text:p>
      <text:p text:style-name="P606">Fine del Texas TMS320-C6000. I DSP della Texas come questo sono inoltre considerati come quella cosa che va sempre bene se cerchi prestazioni.</text:p>
      <text:p text:style-name="P607"/>
      <text:p text:style-name="P608">Diversa è la famiglia/le famiglie dell'Analog Devices (rivale della Texas). Mentre la Texas diceva: stampo più transistor su un chip e ci metto più roba, questi hanno detto: faccio una roba con un numero giusto di risorse, e cerco di lavorare per rendere il mio sistema particolarmente semplice ma veloce o comunque fluido. Lavoro sulla latenza, non sullo spiegamento di mezzi. Le famiglie di DSP principali qui sono (si differenziano per l'applicazione obiettivo che hanno in mente):</text:p>
      <text:p text:style-name="P609">-BlackFIN: 16/32 bit, orientato all'uso industriale o automotive.</text:p>
      <text:p text:style-name="P610">-SHARC, a virgola mobile e dalle alte prestazioni.</text:p>
      <text:p text:style-name="P611">-TigerSHARC con prestazioni di punta, multiprocessore.</text:p>
      <text:p text:style-name="P612">-21XX dalle prestazioni medie ma a basso consumo.</text:p>
      <text:p text:style-name="P613">Parliamo di uno degli individui illustri di questa famiglia, cioè un ADSP SHARC 21160. Si tratta di un DSP a virgola mobile con istruzioni SIMD che arrivano a 2x. Vediamo le differenze rispetto alla Texas.</text:p>
      <text:p text:style-name="P614">Abbiamo i Core Processors con le unità funzionali, quello che serve per fare i conti. Poi abbiamo un oggetto speciale, Dual-Ported SRAM, che permette l'accesso alla ram statica (consumano di più ma sono veloci) a doppia porta. Praticamente, si può leggere e scrivere contemporaneamente due parole diverse. La cosa interessante del core è che il cuore di tale oggetto non è il dispositivo in sé, ma le linee di collegamento. Ci sono due bus separati per le istruzioni (program channel, PM Address Bus (program memory) e PM Data Bus.) (abbiamo anche un Data Memory, DM, address bus e data bus, per leggere e scrivere contemporaneamente dati). Possiamo anche far interagire l'I/O Processor con la sram, per avere fluidità nel passaggio dei dati: 0 latenza (di là si puntava sui mezzi invece, Texas dico). Quindi, in un solo colpo di clock posso portare alle mie unità funzionali sia l'istruzione da fare che i dati su cui operare, e contemporaneamente agire sulla memoria. Gestiamo di fatto un flusso cercando di interromperlo meno possibile. Si consuma di meno ma abbiamo prestazioni fantastiche, più efficiente della Texas.</text:p>
      <text:p text:style-name="P615">Abbiamo qui un Register File di 16 registri da 40 bit, MRFx (Multiplier Fixed-POint Result Placement) che aiutano i calcoli in virgola fissa, etc. Ma la figata è la possibilità di portare, in una volta sola, più cose da un posto all'altro.</text:p>
      <text:p text:style-name="P616">Questi due sono di fatto degli stereotipi. Ma l'importante è capire che questi sono processori speciali.</text:p>
      <text:p text:style-name="P617"/>
      <text:p text:style-name="P618">Passiamo ora a altri tipi di processori speciali: i MICROPROCESSORI. Ogni dispositivo elettronico ormai ha al suo interno un sistema a microcontrollore. Si tratta di sistemi veramente pervasivi. Vediamo come sono fatti e usati. Il mondo dei microcontrollori (MCU, micro controller unit) sono oggetti pensati per essere inglobati in un altro circuito che fa qualcosa. Ad oggi hanno potenza medio-bassa, ma hanno un'alta efficienza energetica e riescono a consumare pochissimo. Inoltre, cosa ancora più interessante, il mondo dei microcontrollori comprende oggetti che sono talmente semplici che posso stampare su un chip sia un processore anche la memoria e le periferiche di I/O. Per questo sono sempre più diffusi i...</text:p>
      <text:p text:style-name="P619"/>
      <text:p text:style-name="P620">System-On-Chip (SoC):</text:p>
      <text:p text:style-name="P621">qui io stampo tutto quello che mi serve per fare un sistema embedded dentro lo stesso microchip. È un microcontrollore, un chip, che ha TUTTO dentro (on chip). Quindi ho la memoria, cioè RAM e ROM, periferiche di I/O per fare varie cose, come acquisizione e generazione di segnali analogici e comunicazione (USB e Wireless). Questo ci tornerà utile quando parleremo dei sensori. Ma il bello è che faccio tutto nel mio sistema. Non solo. Un problema è la scrittura del programma che fa funzionare questo oggetto, quindi... una volta, i microcontrollori dovevano essere montati su un oggetto fatto apposta dove si versava il firmware e si poteva poi montare nel circuito. Ad oggi questa cosa viene fatta col circuito già montato sul sistema. Prima lo monto, senza averlo programmato, poi gli parlo (al processore) in maniera “isolata”. Si fa dare il suo firmware, andando a scrivere sulla PROGRAM memory (memoria flash, persistente) e a quel punto l'oggetto, appena resettato, farà quello che voglio io. Insomma, con questi sistemi è facile fare sistemi embedded.</text:p>
      <text:p text:style-name="P622">Vediamo la famiglia dei Mixed-Signal Processors. Si tratta di SoC o microcontrollori per avere a bordo anche le risorse per elaborare segnali analogici, oltre che quelli digitali. Perché dedicare un nome speciale a ciò? Perché tecnologicamente per fare ciò è un casino. Mettere nella stessa fetta di silicio la circuiteria analogica e quella digitale è un inferno, soprattutto per chi progetta circuiteria analogica. Nella circuiteria digitale, noi abbiamo circuiti che continuano a transire dalla tensione più alta possibile a quella più bassa (1 e 0), mentre nei circuiti analogici noi abbiamo un comportamento lineare, e la tensione varia come gli pare, entro due limiti.</text:p>
      <text:p text:style-name="P623">Bene, ma un circuito analogico verrà disturbato dalle variazioni che avvengono sul circuito digitale. Siccome queste variazioni avvengono ad alte frequenze, avremo alti spostamenti di carica, e ciò può generare irraggiamento. Tutto questo può portare a fluttuazioni di tensione. Insomma, nel circuito analogico, ogni segnale è disturbato dalle transazioni che succedono di là. Pertanto sono necessari sistemi di schermatura dove la parte analogica è completamente schermata da quella digitale. Ad oggi, comunque, questi oggetti non sono così complicati da fare. Vediamone due esempi.</text:p>
      <text:p text:style-name="P624">AduC 834:</text:p>
      <text:p text:style-name="P625">la capacità di calcolo è ridicola, e ha un core (CPU?) 8051 da 8 bit. Per cose semplici va bene e consuma poco. Questo MCU ha dentro tutta una serie di cose che trovi alla slide 21. Qui abbiamo una ram da 62 Byte, anzi, di flash program memory (persistente), 4 Kb di memoria dati flash (dati che non si cancellano se togliamo la batteria) e 2304 Byte di user Ram per le nostre variabili. Poi ci sono i timers, importantissimi, 4 porte parallele (linee di ingresso e di uscita per pilotare periferiche digitali), altre porte seriali per le comunicazioni e sti cavolo di timers fondamentali. Al di sopra (nell'immagine della slide) troviamo poi due ADC, convertitore analogico-digitale a 24 e 16 bit, più cinque oggetti in grado di generare segnali analogici.</text:p>
      <text:p text:style-name="P626">AduC 7026:</text:p>
      <text:p text:style-name="P627">ha una frequenza di clock più sostenuta, più veloce, e ha un core ARM7 da 32 bit. Se prima potevamo acquisire segnali lenti ma precisi, qua possiamo acquisire segnali più veloci. Anche qui abbiamo una parte di conversione da analogico a digitale (in alto a sinistra) con un convertitore da soli 12 bit, ma capace a 1 MegaSymbol per second (di là eravamo 1000 campioni al secondo). Se prima avevamo lentezza ma precisione, ora abbiamo velocità (potremmo tirarci su anche audio). Per gradire, abbiamo perfino 4 convertitori da Digitale a Analogico a 12 bit, per generare 4 segnali analogici.</text:p>
      <text:p text:style-name="P628">Come si programmano questi oggetti? Allora, alla slide 22 vedi una bella board tipo quella dell'ADuC 834. Qui c'è un sacco di elettronica, ma in realtà è tutta roba accessoria. Se con sta roba voglio fare un sistema embedded completo, di fatto mi basta dargli la tensione e poco più. La cosa più importante da fare è collegare un quarzo, perché nel silicio non ci sta purtroppo. A sinistra è attaccato invece un sensore RTD, per la temperatura. Quindi a sinistra ci mettiamo, comunque, i sensori che vogliamo, mentre in basso abbiamo una porta seriale per fare programmazione in-circuit, cioè per passargli il firmware. Ma il calcolatore e le periferiche sono già tutti qua dentro, questa è la figata.</text:p>
      <text:p text:style-name="P629">C'è dentro tutto! Basta dargli la tensione, un quarzo e quello che ci serve nel nostro sistema embedded. È facile da usare insomma. Lo sviluppo è in Assembly, C e addirittura Python!</text:p>
      <text:p text:style-name="P630">Problema: se io ho a disposizione tutte queste periferiche, e vado a scrivere un programma nel linguaggio che mi pare per la nostra CPU, come fa la CPU (su cui eseguo il mio programma) a gestirle tutte, queste periferiche? Una CPU può avere I/O, è vero, ma allora devo scrivere un sacco di istruzioni apposta per ogni singola periferica? Come faccio interagire la CPU con tutto il resto senza farla impazzire? Se uso istruzioni ad hoc perdo di modularità. Pertanto faccio tutto coi registri (Special Function Register): le mie CPU saranno quindi CPU normali, ma hanno anche praticamente una batteria di registri a cui posso accedere normalmente, come fossero registri del register file, e che mi interfacciano con tutte le risorse di periferia che ho a bordo (questi sono Special Function Registers, SRF). Sulla destra della slide 23 abbiamo la tabella dei 128 registri dell'ADuC 834. Ogni registro ha una funzione speciale. Per gestire un po' di porte seriali, 4 port paralleli, dei timer, due convertitori Analogico digitali e 3 digitale-analogico, ho bisogno di un centinaio di registri. Cosa ne faccio? Ehhhh, ha fatto degli esempi ma ciao.</text:p>
      <text:p text:style-name="P631">Scrivendo bit sulla SPI port possiamo gestire la porta seriale, e lui di suo gestisce un buffer di conversione seriale-parallelo, che ci dà, nel registro SPI data, un modo per leggere/scrivere i dati. Questo era un esempio però amico mio, e pure approssimato. Ciauuuuu.</text:p>
      <text:p text:style-name="P632">Alla slide 24 un esempio di codice a basso livello per (credo) prelevare un segnale analogico.</text:p>
      <text:p text:style-name="P633">Tuttavia, quando lavoriamo con questi dispositivi, vorremmo lavorare un po' più ad alto livello. Come è un tipico programma per questi oggetti (Magari scritto in C)? In un sistema embedded, alla fine, dobbiamo fare ciclicamente sempre la solita cosa, ovvero monitorare la macchina e reagire agli stimoli esterni, pertanto la mia struttura sarà:</text:p>
      <text:p text:style-name="P634">main(){</text:p>
      <text:p text:style-name="P635"><text:tab/>init_and_setup(); (resetto i registri, accendo varie cose, spengo il display...)</text:p>
      <text:p text:style-name="P636"><text:tab/>while(1){</text:p>
      <text:p text:style-name="P637"><text:tab/><text:tab/>low_priority_tasks() (faccio delle cose e poi torno in attesa)</text:p>
      <text:p text:style-name="P638"><text:tab/>}</text:p>
      <text:p text:style-name="P639">}</text:p>
      <text:p text:style-name="P640">questo se non devo fare cose time-critical. Se invece devo fare cose serie, come un sistema che fa campionamento a una frequenza ben precisa, queste cose non le posso fare in un programma del genere, perché non ho controllo del QUANDO avviene questa acquisizione. Quindi, abbiamo bisogno di una gestione del tempo più rigida. Possiamo allora costruire delle funzioni da eseguire a fronte di un evento (rispondono ad interrupt che mandiamo noi in base agli eventi). Se tipo voglio fare conversioni analogico-digitale ho bisogno di una frequenza di clock con precisione assoluta. Quindi ho un quarzo, e mi programmo un Timer per dare un colpo tipo ogni millesimo di secondo, e collego l'uscita del timer direttamente al segnale di interrupt request. Quindi possiamo programmare un timer interno, dire che la sua uscita interagisce su una linea di interrupt request, e tutte le volte che il timer genera un fronte di salita, l'interrupt ferma il mio lavoro nel while infinito e eseguo la funzione richiesta dal momento. Solo dopo aver fatto ciò torno nel ciclo while infinito con le cose non time critical. Solitamente, si lavora così nelle applicazioni embedded su microcontrollore.</text:p>
      <text:p text:style-name="P641">Vediamo i processori Texas MSP 430 (MSP430). È una famiglia di processori a 16 bit, con memorie flash/ROM e Ram e varie periferiche che parlano mediante un bus a 8 bit, per applicazioni (ultra) low power, perché anche quando va consuma pochissimi ampere, ¼ di milliampere. Ci sono diverse modalità low-power comunque, ovvero possiamo scegliere quali periferiche spegnere (elettricamente) per consumare meno. Possiamo metterlo per esempio nella modalità real-time clock, dove spegniamo tutto tranne il clock (l'oscillatore del quarzo) che continua ad andare. È l'unica roba che teniamo accesa, perché che so, ci può servire per qualcosa come orologio. Anche qui, non consuma nulla. C'è poi una condizione di RAM retention, dove spegniamo anche il clock e teniamo solo attiva la RAM così da non perdere le variabili e i loro valori.</text:p>
      <text:p text:style-name="P642">C'è un esempio della struttura ADC a 12 bit nella slide 27. il 12-bit SAR ivi presente è il convertitore analogico-digitale. C'è pure un buffer di 16x12 bit (12 = lunghezza di parola) che riesce a riempirsi di un sacco di parole al secondo per gestire le latenze e non bruciare campioni.</text:p>
      <text:p text:style-name="P643">Due parole sull'ultima tipologia di ASP, ovvero i Network Processors, o processori di rete, ovvero oggetti (presenti negli apparati dei data-center/sale macchine/gateway di rete) specializzati per operazioni di rete. Abbiamo una parte i I/O con un certo numero di dispositivi di interfaccia (fisica), come l'ingresso ethernet o SDH per la fibra ottica, dipende dalla tecnologia. Da qui accediamo al segnale elettrico vero e proprio, gestito da un Channel Processor in prima istanza. Questo è un processing di basso livello che prende i bit che vanno e vengono e li organizza in pacchetti di livello 2, per dire. Il tutto sta appoggiato ad un bus ad alta velocità. Se ad esempio con questo vogliamo costruire uno switch, non abbiamo bisogno di fare grosse elaborazioni. Ci basta decidere dove mandare i pacchetti. Sopra abbiamo un RISC core, cioè un po' di potenza di calcolo, per fare operazioni di più alto livello, come l'analisi del pacchetto, decodifica del contenuto per fare conversioni, etc..</text:p>
      <text:p text:style-name="P644">Esempio: famiglia INTEL IXP 2xxx. Qui l'interfaccia fisica è fatta da porte ethernet 10/100/1000 Mbit al secondo, e i channel processor sono fatti dalla Media Switch Fabric Interface, che ha un'interfaccia dedicata, e altre porte di tipo diverso. Sopra abbiamo una parte di calcolo con 4 core, un High Speed Bus, a sinistra in alto accessi alla ram e in basso a sinistra un'interfaccia utente (per fare controlli del sistema).</text:p>
      <text:p text:style-name="P645">Fine ASP.</text:p>
      <text:p text:style-name="P646">Concludiamo citando un aspetto collaterale ma che non si può trascurare, e che è diventato sempre più importante con la miniaturizzazione che pian piano si è raggiunta: se io costruisco sistemi embedded di una certa complessità, come faccio a fare il collaudo? Perché se un pezzo si rompe e io devo cercare cosa si è rotto, impazzisco, sai? Nella storia dell'elettronica digitale i metodi tradizionali di test/collaudo erano il Edge-connector Test, dove portavo una serie di segnali (quelli che dovevo controllare) sul bordo della mia piastra/board, e avevo dei connettori di test che infilavo e avevo un dispositivo che faceva i test e controllava. Era un po' come l'attuale test bench di VHDL. Questo va bene finché guardo le cose nella board piccola, ma se diventa più grande non riesco a vedere i segnali interni, quelli che passano tra i singoli mini-componenti della board. Quindi: seconda tecnica Bed of Nails test, dove controllo proprio questi segnali. L'idea era infilare/stampare sul circuito stampato una serie di piazzole dove posso appoggiare il puntale di un multimetro/analizzatore di stati per vedere che segnali stanno girando. Tutte queste cose, con la miniaturizzazione odierna, si buttano nel cestino, la complessità sarebbe infernale. Quindi oggi che si fa?</text:p>
      <text:p text:style-name="P647">La soluzione è rappresentata dal Boundary Scan.</text:p>
      <text:p text:style-name="P648">Negli anni '80 è stata proposta questa soluzione (un nuovo standard) dal Joint Test Action Group (JTAG). Ad oggi è lo standard IEEE 1149.1, o più semplicemente interfaccia JTAG. Si tratta di un metodo integrato per il testing di interconnessione su circuiti, implementato a livello di circuito integrato (IC chip). Cioè, non posso più mettere chiodi o contatti di test, perché sarebbero troppi. Pertanto, facciamo queste cose, questi punti di test, direttamente dentro al chip, sul silicio. Come si fa?</text:p>
      <text:p text:style-name="P649">Immaginiamo di avere il nostro integrato/processore alla slide 32, e che il core sia il nostro circuito. Bene, aggiungiamo un po' di circuiteria, quella in verde. Ogni singolo contatto verso l'esterno è intercettato da una cella di Boundary-Scan. Queste collegano il pin del nostro circuito sul silicio al pin esterno, ai contatti verso fuori insomma, ma permettono inoltre di trasmettersi informazioni come fossero uno shift register. Bene, queste informazioni vengono passate su tutti i contatti del nostro circuito. Quindi, mettiamo una cella per ogni pin. Sono tanti? Non se confrontati con i miliardi di porte presenti nel Core. Il gioco insomma è che noi possiamo controllare il collegamento di ogni pin del core. Per fare tutto sto casino, ho bisogno di un po' di circuiteria di controllo. Ho anche quella. Si parla di un bypass register, ID register, instruction register e TAP controller.</text:p>
      <text:p text:style-name="P650">Vediamo la struttura: tutte le celle sono collegate in modo da formare un unico shift register che entra ed esce dal circuito, con una entrata TDI e TDO. Tale shift register è conosciuto anche come SCAN register. Poi abbiamo, come altri pin aggiuntivi (oltre a TDI e TDO) il pin TMS (test mode set), TCK (test clock) e TRST (test reset, che resetta la macchina). Oltre allo SCAN register di prima ho altri tre registri più un TAP controller, che si comporta come una FSM. Bello, abbiamo aggiunto poca elettronica al chip. Che ce ne facciamo di tutta sta roba?</text:p>
      <text:p text:style-name="P651">Vediamo un esempio degli scan register.</text:p>
      <text:p text:style-name="P652">I singoli scan register possono essere di I, O o IO. All'interno di ciascuno ho un flip-flop. Posso pertanto portare bit arbitrari dentro questi registri e leggerne il valore. I nostri flip-flop sono collegati alla Core Logic attraverso un tri-state, cioè un buffer che posso scollegare. Lo scollego col segnale INTEST, che è uno dei segnali di controllo assieme a EXTEST e NoTEST, segnali comuni a tutte le celle del boundary scan. Ho poi, nella singola cella sempre, una porta tri-state che bypassa completamente il flip-flop e mi collega l'uscita della core-logic con l'effettiva uscita dal chip. Come se non ci fosse il boundary scan. Infine, ho una porta tri-states tra il flip flop e l'uscita vera e propria. Ognuno di questi tre tri-state è controllato da uno dei tre segnali di controllo, ma<text:s/><text:span text:style-name="T653">ce ne è sempre uno solo attivo</text:span>. Se NoTEST è a uno, io bypasso tutti i flip flop, ed è come se il boundary scan non esistesse, cioè la core-logic è collegata con l'esterno. Con EXTEST collego solo il flip flop con l'esterno, sia in uscita che in ingresso. Posso di fatto<text:s/><text:span text:style-name="T654">fotografare quello che mi arriva in ingresso senza mandare roba alla Core logic</text:span>. Questo lo faccio se ad esempio faccio un external test, cioè testare quello che mi arriva da fuori, tipo dalla board su cui ho montato questa Core Logic. Con INTEST, invece, collego i flip-flop alla core logic, così da vedere se il chip funziona o no. Praticamente impongo nei flip-flop un certo valore per vedere come si comporta la mia Core Logic.</text:p>
      <text:p text:style-name="P655">Con tutti questi giochini, registri, segnali, etc.. io riesco a fare un sacco di cose. Possiamo fare l'extest e l'intest, possiamo fare il bypass (ovvero quello che entra non va nello scan register ma passa attraverso il bypass register e va fuori, perché magari voglio controllare un altro chip e non questo). Posso fare il SAMPLE, e andare a caricare nel registro i valori alle uscite del core, per vedere se il core funziona. Praticamente faccio una fotografia di tutte le uscite e le carico nei flip-flop. Ora, con lo scan register, le posso portare fuori e analizzare. Col PRELOAD stessa cosa ma in input, perché voglio vedere come si comporta la Core Logic con certi ingressi. Tutto questo per testare un singolo integrato che ho nella board, senza disturbare gli altri. Poi ho l'INTEST, cioè collegare lo scan register agli ingressi del core, leggere l'ID del mio chip (cioè buttare fuori l'ID register, che contiene l'ID del dispositivo), settare io un ID opzionale con USERCODE se ad esempio ho tanti integrati dello stesso tipo (per distinguere tra loro integrati uguali), RUNBIST che attiva, se c'è, il BIST (Built-In Self Test, procedura di test standard per questo integrato), CLAMP per fissare i valori sulla scan chain e selezionare bypass, e infine HIGHZ per portare i pin di uscita in alta impedenza e selezionare bypass (scollego tutto e metto in bypass. Praticamente il circuito non esiste più, per la board).</text:p>
      <text:p text:style-name="P656">In questo modo posso fare tutti i test immaginabili sul mio circuito per capire cosa non va.</text:p>
      <text:p text:style-name="P657">Il controller è una FSM semplice, si stampa easy sul silicio in un integrato che sto progettando. Poi, se ho una board con 50 integrati, per ciascuno dovrei fare un ingresso di test? No! Con questo standard, posso mettere tutti i miei dispositivi a cascata/catena, così da costruire un boundary scan unico. Quindi, anche su board con centinaia di componenti, ho un solo connettore JTAG dove posso parlare con chiunque. C'è un esempio pure ma non ce la faccio più. Se qualcuno diverso da me leggerà mai sta roba, vi prego, apprezzate lo sforzo.</text:p>
      <text:p text:style-name="P658"/>
      <text:p text:style-name="P659"/>
      <text:p text:style-name="P660">01/12/2021 – 19° Lezione</text:p>
      <text:p text:style-name="P661"/>
      <text:p text:style-name="P662">Come si gestiscono sensori con sistemi digitali? Se ci chiediamo quali sono i sensori che ci possono interessare, la prima categorizzazione da fare è: parliamo di sensori analogici o digitali? Questo, dal punto di vista della progettazione, fa molta differenza. Se questi dispositivi si interfacciano con qualcosa di digitale, allora la comunicazione col sensore diventa banalmente una comunicazione digitale. Basta una porta seriale o parallela e il problema è già risolto a priori. È un problema di comunicazione digitale, non di gestione di segnali. Quindi non ci interessa questo campo. Sarebbe come parlare con una stampante, una qualunque periferica digitale. Occupiamoci allora di ciò che non conosciamo. Se abbiamo un segnale analogico prodotto da un sensore (la frase è un po’ sibillina, il sensore dovrebbe misurare il segnale analogico e produrlo in uscita, che noi leggiamo), dobbiamo mettere qualcosa tra questo oggetto e un sistema digitale che ci permetta di tradurre il segnale analogico. Dunque, come possiamo usare un sistema digitale per interfacciarci con segnali analogici? Capiamo prima cosa è un segnale analogico e come convertirlo in segnale digitale. Vedremo anche come andare nella direzione opposta con degli attuatori, ovvero cose che generano segnali analogici. Vediamo come fare a gestire segnali analogici con dispositivi digitali. Dobbiamo appoggiarci su una base di teoria dei segnali. Vediamola. Facciamo un mini-corso accelerato di elaborazione di segnali.</text:p>
      <text:p text:style-name="P663">Cosa sono i segnali analogici? Quello che si potrebbe definire una funzione reale di variabile reale. La variabile reale indipendente è spesso il tempo, e il valore della funzione è sempre qualcosa di reale. Ad ogni istante insomma abbiamo un valore (tipo una temperatura). Un segnale è in genere una funzione continua, e io ho un valore per ogni istante di tempo, e il tempo è una variabile continua. Un segnale analogico è insomma un valore continuo nel tempo e nella ampiezza. Bene, questa continuità è un problema. Rappresentare queste informazioni in un sistema digitale non è banale, perché possiamo usare “solo” dei bit. Per raccontare anche un periodo limitato (1 sec) di tempo di un segnale abbiamo un numero infinito di istanti, quindi avremmo bisogno di infiniti bit, che però non abbiamo purtroppo. Anche solo per rappresentare un solo frammento di segnale abbiamo bisogno di quantità infinita di informazioni. Quindi, noi li rappresentiamo con una quantità finita di informazioni. Come si fa? Rendiamo finito il numero di istanti che appartengono alla variabile del tempo e prendere singoli campioni del nostro segnale (si chiama anche CAMPIONAMENTO), ma questo da solo non ci basta. Un'ampiezza rappresentata da un valore reale è anch'essa una informazione infinita, quindi la finitizzo, la approssimo. Nel grafico, rimpiazzeremmo le varie ampiezze (i valori delle colonne nere) con quella più vicina (in valore assoluto) che possiamo rappresentare.</text:p>
      <text:p text:style-name="P664">Il segnale digitale insomma è rappresentabile come un s(i), dove i è una variabile intera (i-esimo campione, rappresenta l'istante t pari a i*T, dove T è il nostro periodo fissato). Non solo. L'ampiezza s non è generica, ma può essere un valore presente nell'insieme delle ampiezze possibili.</text:p>
      <text:p text:style-name="P665">Campionamento -&gt; discretizzazione del tempo</text:p>
      <text:p text:style-name="P666">Quantizzazione -&gt; discretizzazione dei valori delle ampiezze.</text:p>
      <text:p text:style-name="P667">Ogni campione verrà raccontato da n bit. Catturare dei dati di accelerazione oggi sono capaci tutti, ma non tutti pensano che, in realtà, a seconda di cosa sto misurando e cosa voglio ottenere, il dato che ottengo potrebbe essermi inutile.</text:p>
      <text:p text:style-name="P668">Per passare da digitale a analogico avremo un processo di generazione dei campioni proporzionale a s(i) e ricostruzione.</text:p>
      <text:p text:style-name="P669"/>
      <text:p text:style-name="P670">Partiamo con ADC.</text:p>
      <text:p text:style-name="P671">Prima di proseguire però, diamo un contesto applicativo per capire le applicazioni tipiche e vedere dove si innestano i discorsi che stiamo facendo. Alla slide 3, una processing chain che prende un segnale analogico e ne produce un altro. Noi abbiamo un segnale analogico che viene convertito in un segnale digitale, che passa a un apparecchio per fare processing digitale, dopo questo step lo riconvertiamo in segnale analogico e lo ri-filtriamo, e infine lo forniamo in output.</text:p>
      <text:p text:style-name="P672">Campionamento, quantizzazione e codifica lo facciamo nel blocco ADC.</text:p>
      <text:p text:style-name="P673">Questo era il contesto operativo. Parliamo ora di campionamento e quantizzazione. Per farlo, vediamo la trasformata di Fourier.</text:p>
      <text:p text:style-name="P674">Si tratta di un modo alternativo per rappresentare una funzione di variabile reale che in genere si usa per, data una funzione del tempo, raccontarla non per valori successivi in istanti successivi del tempo, ma come somma di sinusoidi. Figo.</text:p>
      <text:p text:style-name="P675">Vediamo anche un po' di storia di elaborazione di segnali.</text:p>
      <text:p text:style-name="P676">Un risultato del 1820 è la serie di Fourier che ragionò sulle funzioni periodiche. Se una funzione è periodica di periodo T e soddisfa certe condizioni, ovvero è continua e a quadrato integrabile sul periodo, può essere espressa/descritta in modo esatto come una somma di sinusoidi A FREQUENZE MULTIPLE di f1 = 1/T (frequenza fondamentale). Se ho un segnale con periodo di mezzo secondo, posso raccontare quella funzione periodica come somma di sinusoidi a 2 Hz. Mi basta insomma sommare i coefficienti/pesi da dare alle sinusoidi.</text:p>
      <text:p text:style-name="P677">f(t) la posso raccontare come una costante diviso due (coefficiente del sinusoide a frequenza o= e ciao.</text:p>
      <text:p text:style-name="P678">Con la trasformata di fourier, posso vedere la mia funzione come una roba continua o come una sequenza di valori in un altro dominio, dove la funzione è descritta per frequenze. Si passa dal dominio dei tempi a quello delle frequenze. La frequenza 1/T è detta frequenza fondamentale. L'n-esimo multiplo è chiamato n-esima armonica. Questo è un retaggio musicale. Se ascoltiamo una certa nota suonata da diversi strumenti, la sua frequenza fondamentale è la stessa, ma il contenuto armonico cambia (la quantità di armoniche cambia). Il numero di armoniche cambia il timbro del suono. Fin qua tutto bene, se non fosse che possiamo ragionare solo su segnali periodici. Ebbene, il giochino qui si può estendere a qualunque segnale. Andando al limite, considerando che una funzione non periodica è periodica ma il suo periodo è infinito. Questo, dal punto di vista matematico, mi permette di prendere le formule della serie di Fourier andando a calcolare per queste il limite per T che tende ad infinito. Se T tende all'infinito, la nostra frequenza fondamentale tende a 0 (1/T), che è anche la distanza tra due armoniche vicine. Le mie frequenze, andando all'infinito, mi diventano così vicine che da un ambito discreto praticamente passo a uno continuo. Mi muovo, senza soluzione di continuità, sull'asse delle frequenze. La sommatoria, con n (?) infinito, è praticamente un integrale.</text:p>
      <text:p text:style-name="P679">Se ho una funzione del tempo e ne faccio l'integrale su tutto l'asse del tempo e lo moltiplico per e^-i2 pi ft, ottengo la trasformata di Fourier in de t (?). Quanto contributo c'è nel mio segnale originario a quella frequenza insomma.</text:p>
      <text:p text:style-name="P680">Formula della trasformata di Fourier. F(f) è detta lo spettro di f(t). La descrizione spettrale è la descrizione frequenza per frequenza. Posso fare anche l'operazione inversa: se conosco la Trasformata, posso ottenere la funzione originale. Con questo strumento, possiamo raccontare un segnale in forma spettrale, ovvero contributi frequenza per frequenza. Vediamo ora il campionamento e una sua descrizione analitica.</text:p>
      <text:p text:style-name="P681"/>
      <text:p text:style-name="P682">L'idea è di andare a campionare un segnale in alcuni istanti di tempo. Scelto un periodo di campionamento, io una volta ogni periodo vedo una istantanea del mio segnale.</text:p>
      <text:p text:style-name="P683">Delta = pettine di impulsi di Dirac. Rettangolo di altezza infinita e larghezza 0.</text:p>
      <text:p text:style-name="P684">Quantità di energia finita in un tempo nullo = impulso di Dirac, indicato con delta(t). Chiamato anche delta di Dirac.</text:p>
      <text:p text:style-name="P685">Per rappresentare analiticamente un campionamento ideale, moltiplico no non ce la faccio mi spiace.</text:p>
      <text:p text:style-name="P686"/>
      <text:p text:style-name="P687">Trasformo una sinusoide in una sinusoide a un'altra frequenza. Questo fenomeno è chiamato aliasing.</text:p>
      <text:p text:style-name="P688">Se io faccio le cose bene secondo il teorema de campionamento evitando l'aliasing io recupero tutto il mio segnale, altrimenti vedo un segnale completamente diverso.</text:p>
      <text:p text:style-name="P689"/>
      <text:p text:style-name="P690">MASSIMA:</text:p>
      <text:p text:style-name="P691">La frequenza di campionamento deve essere almeno il doppio delle frequenza massima del segnale (circa).</text:p>
      <text:p text:style-name="P692"/>
      <text:p text:style-name="P693">Slide 10. Vogliamo convertire un segnale analogico in un segnale digitale. Secondo esempio. <text:s/></text:p>
      <text:p text:style-name="P694"/>
      <text:p text:style-name="P695"/>
      <text:p text:style-name="P696">Ci riprovo, stavolta con la registrazione.</text:p>
      <text:p text:style-name="P697"/>
      <text:p text:style-name="P698">TRATTAMENTO DI SEGNALI ANALOGICI.</text:p>
      <text:p text:style-name="P699">Vogliamo gestire, con sistemi digitali, un sensore. Dobbiamo fare subito una distinzione. Nell'ambito dei sensori, negli ultimi anni, abbiamo avuto un enorme progresso, considerando soprattutto che siamo riusciti a stampare sul silicio sistemi elettromeccanici microscopici che possono fungere da micro sensori. Anche nel campo dei sensori pertanto, ci possiamo trovare già la “pappa pronta”, ovvero possiamo costruire elettronicamente circuiti con tanto di sensore, trasduttore, amplificatore, convertitore da analogico a digitale e l'interfaccia di comunicazione con un microcontrollore. Quindi, se voglio parlare con sensori già montati in questo modo, il nostro lavoro è pochissimo, perché dobbiamo semplicemente occuparci di una comunicazione digitale. Ci possiamo procurare per esempio una porta seriale, ma tutto questo è banale. Noi vogliamo le cose DIFFICILI diamine! In particolare, siamo interessati a capire i principi fisici che stanno sotto a queste cose, o poterci collegare a veri e propri sensori, cioè oggetti che prendono una grandezza fisica e la traducono in un segnale elettrico analogico (tensione, corrente...). In tutti questi casi, a noi interessa far interagire un sistema digitale e un segnale analogico. Quindi dobbiamo costruirci un minimo di conoscenza sulla gestione di segnali analogici, e come tradurli in segnali digitali e come gestirli. Oggi vedremo proprio questo: cosa dobbiamo costruire per vedere, con un sistema digitale, un segnale analogico. Poi possiamo vedere anche la traduzione inversa.</text:p>
      <text:p text:style-name="P700">Cerchiamo di capire cosa sia un segnale analogico e la sua traduzione in digitale. Qual è la differenza tra questi due segnali?</text:p>
      <text:p text:style-name="P701">Un segnale analogico possiamo vederlo come una funzione continua di un dominio continuo, o una funzione del tempo. Una funzione normalissima insomma, s(t). Sia il tempo che il valore della funzione sono rappresentati da numeri reali. Viceversa, il segnale digitale, è un segnale che non è né continuo nei tempi, né continuo nelle grandezze che può assumere (sono limitato, o meglio, NON continuo, sia nei valori delle ascisse che in quelli delle ordinate). Quindi qui il tempo è discreto. Avremo quindi il valore del segnale ogni tot secondi (frazione di secondo), perché ogni tot leggiamo il valore del segnale analogico. Quindi sappiamo quanto vale esattamente quel segnale in quell'istante di tempo? No, perché non solo ho tra le mani un insieme discreto del tempo, ma sono discretizzato anche nel valore che posso memorizzare del segnale. Quindi decido un intervallo di granularità dei valori che può assumere il mio segnale, dipendente dal numero di bit che decido di utilizzare per conservarne il valore (per farne un'istantanea fondamentalmente). Se uso n bit per conservare il valore del segnale, avrò 2<text:span text:style-name="T702">n</text:span><text:s/>possibili valori da dare al mio segnale, e quindi 2<text:span text:style-name="T703">n</text:span><text:s/>intervalli con la stessa lunghezza. Quindi, quando misuro il valore reale del mio segnale, devo approssimarlo con il valore più vicino che posso rappresentare per quel segnale. Questa operazione di approssimazione del valore della funzione s(t) (ovvero, di approssimazione del valore del segnale in uno specifico istante di tempo) è detta<text:s/><text:span text:style-name="T704">quantizzazione</text:span>.</text:p>
      <text:p text:style-name="P705">Se voglio gestire con un sistema digitale una informazione analogica, e quindi continua, casco male, perché avrei bisogno di una quantità di informazione (bit) infinita per poter raccontare il segnale in maniera perfetta. Quindi, per via dei limiti dei nostri calcolatori, dobbiamo approssimare, non solo prendendo un numero piccolissimo di istanti di tempo in cui misuro il segnale, ma anche il valore del segnale, dato che ho n bit a disposizione per poterlo raccontare. Dobbiamo allora discretizzare i tempi, ovvero fare<text:s/><text:span text:style-name="T706">campionamento</text:span><text:span text:style-name="T707">,<text:s/></text:span>e discretizzare le ampiezze, ovvero fare<text:s/><text:span text:style-name="T708">quantizzazione</text:span>. Poi c'è la codifica, ovvero l'associazione a ciascuno di questi livelli di quantizzazione di un numero binario. Questa conversione è chiamata anche<text:s/><text:span text:style-name="T709">ADC</text:span><text:s/>(Analog to Digital Conversion). Vedremo dopo come fare la conversione opposta.</text:p>
      <text:p text:style-name="P710">In generale quando vogliamo elaborare segnali analogici, ci troviamo in una situazione come la seguente. Abbiamo un segnale analogico in ingresso che viene filtrato, poi convertito in digitale, poi elaborato come informazione digitale. Praticamente abbiamo un flusso di dati, un array di numeri, dove ogni suo elemento è un campione. Io devo “inseguire” questo array e produrre un segnale digitale in uscita, che viene poi convertito di nuovo in analogico, e poi filtrarlo ulteriormente. Il filtro d'ingresso, tra l'altro, si chiama<text:s/><text:span text:style-name="T711">filtro anti-aliasing</text:span>. Capiremo poi a cosa serve.</text:p>
      <text:p text:style-name="P712">Per capire campionamento e quantizzazione dobbiamo capire cos'è lo spettro di un segnale e la trasformata di Fourier. Quindi capire cosa è un segnale raccontato nel dominio delle frequenze. Vediamo allora un concentrato di teoria dei segnali. Nell'elaborazione dei segnali, fa comodo raccontare un segnale non solo come funzione del tempo (continua o discreta), ma anche come funzione delle frequenze, cioè in termini del suo spettro. Lo spettro di un segnale è una sua descrizione fatta nel dominio delle frequenze. [[Lunghezza d'onda = frequenza]]</text:p>
      <text:p text:style-name="P713">Lo strumento matematico per dare una descrizione di un segnale in termini di frequenze è la Trasformata di Fourier. Il primo risultato di questo matematico è però la Serie di Fourier.</text:p>
      <text:p text:style-name="P714"><text:span text:style-name="T715">Serie di Fourier</text:span>: una funzione periodica, di periodo T, continua a quadrato integrabile sul periodo, può essere espressa come somma di sinusoidi a frequenze multiple di: f<text:span text:style-name="T716">1</text:span><text:s/>= 1/T (frequenza fondamentale).</text:p>
      <text:p text:style-name="P717">Quindi, se ho un segnale che si ripete uguale a sé stesso ogni T secondi, Fourier mi dice che lo posso esprimere come somma di sinusoidi, e le sinusoidi che mi servono non sono a frequenze qualsiasi, ma sono frequenze ben determinate. Sono tutte le frequenze multiple della frequenza fondamentale 1/T, cioè il periodo del mio segnale periodico. Immagina di avere un segnale periodico con periodo di 10 secondi, ovvero che ogni 10 secondi si ripete uguale a sé stesso. Bene, Fourier ti dice che questo periodo tu lo puoi raccontare come somma di una sinusoide a 0 Hz, cioè una costante, più una sinusoide a 0,1 Hz (1/10 di T), più una sinusoide a 2/10 di Hz, e così via (fino all'infinito in realtà, dipende dalla granularità, ma in generale ci si accontenta di un numero finito di sinusoidi). Il mio segnale insomma viene raccontato come sequenza di coefficienti che moltiplicano ciascuna di queste sinusoidi: un racconto spettrale del mio segnale, perché non lo sto raccontato come funzione del tempo ma come somma di sinusoidi a frequenze diverse.</text:p>
      <text:p text:style-name="P718">2 pi n / T è l'n-esima multipla di 1/T.</text:p>
      <text:p text:style-name="P719">Nella formula (della serie di Fourier, alla slide 4), la cosa figa è che Fourier ci dice anche come calcolare i coefficienti a<text:span text:style-name="T720">n <text:s/></text:span>e b<text:span text:style-name="T721">n</text:span>.</text:p>
      <text:p text:style-name="P722">Vediamo di non entrare troppo nei dettagli... (la formula sotto a quella col seno e coseno è uguale a quella sopra, è semplicemente una forma più compatta che usa l'esponenziale complesso). Stiamo quindi dicendo che un segnale periodico può essere raccontato dicendo quanto valgono le quantità delle componenti alle diverse frequenze. È come se in un prisma, per dire che mi serve il colore bianco, dicessi: “ok, mi serve tot di blu, tot di giallo, di rosso, arancione, verde, viola...”. Sarebbero praticamente, questo tot, i miei coefficienti a<text:span text:style-name="T723">n <text:s/></text:span>e b<text:span text:style-name="T724">n</text:span>. Raccontiamo un segnale come somma di sinusoidi a diverse frequenze (si, repetita iuvant). Da funzione del tempo a funzione della frequenza. Questo per segnali periodici. Ma a me farebbe comodo estendere questo concetto a segnali anche NON periodici. Allora, il colpo di genio:</text:p>
      <text:p text:style-name="P725"><text:span text:style-name="T726">io posso considerare un segnale non periodico come un segnale periodico dove il periodo è infinito.</text:span><text:s/>(furbo eh?)</text:p>
      <text:p text:style-name="P727">Quindi, matematicamente, si riesce a costruire, partendo dalla serie di Fourier, facendo il limite per T che tende all'infinito, la cosiddetta<text:s/><text:span text:style-name="T728">Trasformata di Fourier</text:span>. È di fatto lo sviluppo in serie di Fourier per un periodo che va all'infinito. Quindi le frequenze multiple di 1/T sono praticamente multiple di 0, dato che T va all'infinito. Quindi, abbiamo che, mandando T all'infinito, la funzione che esprime a<text:span text:style-name="T729">n<text:s/></text:span>, o b<text:span text:style-name="T730">n<text:s/></text:span>o c<text:span text:style-name="T731">n</text:span>, con n che è intero, diventa una funzione continua, perché noi ci spostiamo per intervalli di frequenza infinitesimi. Andando all'infinito, insomma, l'espressione c<text:span text:style-name="T732">n</text:span><text:s/>si trasforma nell'espressione sottostante che mi dà, a partire da f(t), cioè la funzione del tempo, una funzione F(f) della frequenza, che mi dice, frequenza per frequenza (dove stavolta la frequenza è un numero reale, quindi la funzione è continua), qual è il contributo, a quella frequenza, contenuto nel segnale f(t).</text:p>
      <text:p text:style-name="P733">Comunque, stai tranquillo: l'obiettivo è solo il concetto.</text:p>
      <text:p text:style-name="P734">Parto da un segnale espresso come funzione del tempo f(t), e io posso calcolarne lo spettro (F(f)), che è una funzione che, frequenza per frequenza, mi dice che contributo a quella frequenza c'è nel mio segnale di partenza. L'operazione, fra l'altro, è reversibile! Basta usare l'anti-Trasformata di Fourier. Posso allora passare dalla funzione nel tempo al suo spettro nelle frequenze e viceversa. Passo dal dominio dei tempi al dominio delle frequenze come passo da un video all'altro quando faccio zapping su Youtube. Il concetto importante è quello di spettro.</text:p>
      <text:p text:style-name="P735">Per fare una conversione da analogico a digitale io devo fare il campionamento e poi la quantizzazione. In questa sequenza. Cominciamo a parlare di campionamento.</text:p>
      <text:p text:style-name="P736">Se io ho la mia funzione continua s(t), il campionamento consiste nell'andare a prendere solo degli impulsi, chiamati impulsi di dirac. Immaginiamoli come spilli che hanno altezza infinita e larghezza quasi 0, ma l'area di questi spilli è 1. Un impulso di Dirac è in genere indicato con la lettera delta. Allora, il campionamento possiamo immaginarlo come prodotto della funzione originale per questi spilli. Questo è un campionamento ideale, e il segnale campionato da s(t) si chiama s<text:span text:style-name="T737">c</text:span>(t). Il nostro campionamento è uniforme, e dipende dal periodo di campionamento T<text:span text:style-name="T738">s</text:span>. Al passare di ogni T<text:span text:style-name="T739">s</text:span><text:s/>istanti di tempo campioniamo. È possibile esprimere s<text:span text:style-name="T740">c</text:span>(t) in funzione di s(t), naturalmente, Possiamo immaginare un campionatore come un interruttore ideale, dove abbiamo un contatto che si chiude per un istante (di durata ideale nulla, infinitesima) con cadenza T<text:span text:style-name="T741">s</text:span>. Si può dimostrare, in teoria dei segnali che se si<text:s/><text:span text:style-name="T742">prende il segnale campionato e se ne fa la Trasformata di Fourier (calcolando quindi lo spettro), si scopre che nelle frequenze, se io ho un grafico che rappresenta lo spettro di s(t) (ovvero S(f)), lo spettro del segnale campionato è lo stesso spettro di S(f), che però si replica infinite volte</text:span><text:s/><text:span text:style-name="T743">(si parla di S</text:span><text:span text:style-name="T744">c</text:span><text:span text:style-name="T745">(f)).</text:span></text:p>
      <text:p text:style-name="P746">La frequenza di campionamento ci dice quanti campioni prendiamo in un secondo.</text:p>
      <text:p text:style-name="P747">Il<text:s/><text:span text:style-name="T748">teorema del campionamento<text:s/></text:span>mi dice che lo spettro del segnale campionato è lo spettro del segnale di partenza, ma replicato ad intervalli di f<text:span text:style-name="T749">s</text:span>, ovvero la frequenza di campionamento, sia nel semiasse positivo che su quello negativo. Diamo ora la definizione formale del teorema del campionamento.</text:p>
      <text:p text:style-name="P750"><text:span text:style-name="T751">Teorema del campionamento:<text:s/></text:span><text:span text:style-name="T752">un segnale continuo limitato in banda alla frequenza f</text:span><text:span text:style-name="T753">MAX</text:span><text:span text:style-name="T754"><text:s/>può essere ricostruito esattamente a partire dai suoi campioni se la frequenza di campionamento è maggiore del doppio di f</text:span><text:span text:style-name="T755">MAX</text:span><text:span text:style-name="T756">. Ovvero, se<text:s/></text:span>f<text:span text:style-name="T757">s</text:span><text:s/>&gt; 2f<text:span text:style-name="T758">MAX.</text:span></text:p>
      <text:p text:style-name="P759">Quindi, immaginiamo di avere un segnale il cui spettro ci mostra che il segnale in questione contiene frequenze fino a una frequenza massima f<text:span text:style-name="T760">MAX<text:s/></text:span>(Ovvero, per come l’ho inteso, nello spettro del segnale di partenza, ottenuto con la trasformata di Fourier, si scopre che la frequenza massima (sempre multipla di quella fondamentale) di cui ho bisogno per descrivere la funzione di partenza è f<text:span text:style-name="T761">MAX</text:span>). Si dice allora che il segnale è limitato in banda alla frequenza f<text:span text:style-name="T762">MAX</text:span>, cioè non è composto da sinusoidi più veloci della frequenza f<text:span text:style-name="T763">MAX</text:span>. Allora, possiamo ricostruire il segnale partendo dai suoi campioni SOLTANTO SE la frequenza di campionamento è maggiore del doppio di f<text:span text:style-name="T764">MAX</text:span>.</text:p>
      <text:p text:style-name="P765">Questa è una figata, perché possiamo ricostruire una informazione continua partendo da una sua forma discretizzata!</text:p>
      <text:p text:style-name="P766">Lo spettro del segnale campionato, infatti, contiene infinite copie dello spettro del segnale di partenza. E se queste repliche sono abbastanza lontane tra loro, io posso pensare di fare un filtraggio passa-basso (si tratta di un filtro che prende un segnale e preserva le sue frequenze fino a una frequenza massima scelta a priori, e tutte le frequenze superiori le butta via), andando quindi a preservare solo una delle infinite repliche dello spettro, all'uscita da questo filtro io ho di nuovo il segnale che avevo prima del campionamento. ESATTAMENTE QUELLO! Se, andando contro al teorema del campionamento, io usassi una frequenza di campionamento inferiore al doppio della frequenza massima del mio segnale continuo, otterrei, nello spettro del segnale campionato, una sovrapposizione delle repliche, e il mio filtro passa-basso non riuscirebbe a prendere lo spettro “intonso” di una delle repliche, perché questa sarebbe “inquinata” dalle repliche adiacenti, sovrapposte ad essa.</text:p>
      <text:p text:style-name="P767">Una cosa che non abbiamo sottolineato mai: se il segnale che stiamo considerando è reale (è quindi un segnale fisico), allora il suo spettro S(f) è sempre simmetrico sull'asse delle frequenze. Se allora la frequenza massima è w, io vedo un triangolo che ha come vertici inferiori i punti su w e -w.</text:p>
      <text:p text:style-name="P768">1:31:00 della lezione 19 → idea intuitiva del perché abbiamo bisogno del teorema del campionamento.</text:p>
      <text:p text:style-name="P769">Se uso un filtraggio passa-basso che tiene di conto solo delle frequenze più basse di f<text:span text:style-name="T770">s</text:span>/2, io riottengo F(s). Perfetto, ho rispettato il teorema del campionamento.</text:p>
      <text:p text:style-name="P771">I filtri reali hanno inoltre una banda di transizione, che li rende diversi da quelli ideali e vero motivo per cui f<text:span text:style-name="T772">s<text:s/></text:span>&gt; f<text:span text:style-name="T773">max</text:span><text:s/>(maggiore STRETTO). È bene far stare il nostro spettro al di fuori della banda di transizione.</text:p>
      <text:p text:style-name="P774">Non so se l'ho già detto ma nel caso mi ripeto: lo spettro del segnale campionato è una replica periodica dello spettro del segnale analogico originario,<text:s/><text:span text:style-name="T775">con passo di replica f</text:span><text:span text:style-name="T776">s</text:span>.</text:p>
      <text:p text:style-name="P777">Quindi basta, se vogliamo fare un campionamento, dobbiamo sincerarci che il segnale arrivi a una frequenza massima, e una volta che la conosco, mi basta campionare con una frequenza almeno doppia e sono sicuro che poi, con un semplice filtraggio, posso recuperare il segnale originale.</text:p>
      <text:p text:style-name="P778"/>
      <text:p text:style-name="P779">Allora, adesso cerchiamo di capire perché tutto questo giochetto è importante. (visivamente, torniamo allo spettro ottenuto dalla Trasformata di Fourier, ovvero quello con tanti triangoli). Immaginiamo di non rispettare il teorema del Campionamento. Immaginiamo che la frequenza di campionamento sia tale per cui f<text:span text:style-name="T780">s</text:span><text:s/>sia di poco maggiore a w: praticamente f<text:span text:style-name="T781">s<text:s/></text:span>è quasi uguale a f<text:span text:style-name="T782">MAX,<text:s/></text:span>, cioè i triangoli si sovrappongono quasi del tutto. Dove vado a filtrare, innanzitutto? Boh, immaginiamo di filtrare, come prima, a f<text:span text:style-name="T783">s</text:span>/2, all'intersezione delle repliche, pensando di aver fatto tutto bene. Cosa succede? Che una metà di spettro ce la siamo tenuta (metà alta del triangolo), e l'altra l'abbiamo buttata via (la metà bassa del triangolo)... però dalla figura non diremmo che le cose stanno esattamente così. In realtà la seconda metà del triangolo ce l'abbiamo ancora, specchiata, e sovrapposta alla metà superiore del triangolo. Ho insomma delle frequenze di un certo valore (quelle della parte bassa del triangolo) che si sono trasformate in alte frequenze (la loro versione specchiata). Questo fenomeno, di frequenza che viene confusa per un'altra, viene chiamato equivocazione o<text:s/><text:span text:style-name="T784">Aliasing</text:span><text:s/>(le frequenze confuse sono quelle specchiate).</text:p>
      <text:p text:style-name="P785">Vediamo un esempio sulla slide 6. Nel primo caso, campioniamo una sinusoide con frequenza pari a 0.09 della frequenza di campionamento. Cosa vuol dire? Che f<text:span text:style-name="T786">MAX<text:s/></text:span>= f<text:span text:style-name="T787">s<text:s/></text:span>* 9/100, che se fai i calcoli ti viene fuori una uguaglianza che verifica il teorema del campionamento. A occhio, infatti, dai punti neri che abbiamo ottenuto, è “facile vedere ad occhio” la sinusoide originale, e quindi abbiamo fatto un buon campionamento.</text:p>
      <text:p text:style-name="P788">Nel secondo esempio, dove f<text:span text:style-name="T789">MAX<text:s/></text:span>= f<text:span text:style-name="T790">s<text:s/></text:span>* 31/100, continuo a cavarmela. La curva è meno visibile, ma me la cavo ancora.</text:p>
      <text:p text:style-name="P791">Nel terzo, dove f<text:span text:style-name="T792">MAX<text:s/></text:span>= f<text:span text:style-name="T793">s<text:s/></text:span>* 95/100, ovvero dove f<text:span text:style-name="T794">s<text:s/></text:span>è quasi f<text:span text:style-name="T795">MAX</text:span>, la curva originaria è impossibile da ricostruire “a occhio”. Abbiamo qualche campione qua è là che ci fanno credere di avere una sinusoide diversissima da quella originale. Praticamente, per esempio, la frequenza a 0.95 diventa una frequenza a 0.05. Questo è l'aliasing.</text:p>
      <text:p text:style-name="P796">Quando campiono, io devo stare attento a non compiere aliasing, e per farlo mi basta rispettare il teorema del campionamento. Se lo faccio, la mia ricostruzione del segnale analogico mi ridarà il mio segnale perfetto. Se invece non lo faccio, confonderò una frequenza per un'altra.</text:p>
      <text:p text:style-name="P797"><text:span text:style-name="T798">La frequenza di campionamento deve essere almeno doppia della massima frequenza contenuta nel mio segnale</text:span>.</text:p>
      <text:p text:style-name="P799">Questo può voler dire due cose: o che vado a vedere se il mio segnale arriva fino a una certa sequenza e poi dimensiono f<text:span text:style-name="T800">s</text:span><text:s/>nel modo giusto, oppure, una volta fissata f<text:span text:style-name="T801">s</text:span>, per assicurarmi che non ci sia aliasing, metto davanti al mio campionatore un filtro anti-alias, che fa a buttare via tutte le frequenze che stanno sopra a f<text:span text:style-name="T802">s</text:span>/2. Così sono sicuro che quello che passa non abbiano frequenze che vanno oltre la metà di f<text:span text:style-name="T803">s</text:span>.</text:p>
      <text:p text:style-name="P804">QUESTO per quanto riguarda il campionamento, con la sua legge/teorema da rispettare.</text:p>
      <text:p text:style-name="P805"/>
      <text:p text:style-name="P806">Vediamo ora la QUANTIZZAZIONE. Una volta che abbiamo eseguito il campionamento di un segnale, bisogna andare a discretizzare anche l'asse delle ampiezze (ordinate), perché altrimenti avrei numeri reali, impossibili da rappresentare completamente. Quindi abbiamo bisogno di raccontare un numero finito di ampiezze possibili. Questa è la quantizzazione. A livello intuitivo, quantizzare un segnale analogico, significa passare dalla curva continua, “curva” appunto, a una serie di rettangoli, perché si arrotonda al valore quantizzato più vicino ogni valore del segnale campionato. Ci sono delle problematiche naturalmente, perché il segnale originale e quello quantizzato sono molto diversi tra loro. Come si gestisce questa operazione e le sue conseguenze?</text:p>
      <text:p text:style-name="P807">Vediamo intanto cosa vuol dire fare quantizzazione: l'ampiezza di ogni campione viene approssimata con un valore scelto tra un numero finito di ampiezze rappresentative.</text:p>
      <text:p text:style-name="P808">Quindi, si parte dal nostro insieme di valori del segnale campionato, e ciascun valore viene sostituito da una nuova ampiezza presa da una delle M ampiezze rappresentative. Come scelgo queste ampiezze? Cioè, come scelgo l'intervallo di suddivisione del mio intervallo, in ampiezza? Tranne casi particolari, spesso si fa la cosiddetta quantizzazione uniforme. Ovvero, se noi consideriamo sull'asse delle ampiezze l'intero intervallo che va da V<text:span text:style-name="T809">min<text:s/></text:span>a V<text:span text:style-name="T810">max</text:span>, io prendo questo intervallo e lo faccio a M fette tutte uguali. Gli intervalli che creo avranno ampiezza pari a (Vmax -Vmin) / M (= 2<text:span text:style-name="T811">n</text:span>, se n sono i bit). Mi fa comodo, naturalmente, che M sia una potenza di 2, così da poterlo esprimere con n bit. Il passo di quantizzazione, cioè la dimensione di ogni singola fetta (chiamato anche DELTA) o intervallo, vale (Vmax -Vmin) / M (l'ampiezza da Vmin a Vmax viene chiamata anche escursione picco-picco. Così, per fartelo sapere).</text:p>
      <text:p text:style-name="P812">Le soglie che otteniamo (tutti gli estremi delle fette) saranno dunque M+1. A questo punto, scelti questi intervalli, io vado a scegliere, di ogni intervallo, il valore rappresentativo (ne avrò M), e li chiamo V<text:span text:style-name="T813">i</text:span>. Nella quantizzazione uniforme, questo V<text:span text:style-name="T814">i</text:span><text:s/>sta proprio al centro di ogni intervallo. Quindi, se il mio generico valore del segnale x casca in un certo intervallo i, il suo valore quantizzato sarà v<text:span text:style-name="T815">i</text:span>. Cioè sostituisco una ampiezza con l'ampiezza rappresentativa dell'intervallo in cui casco.</text:p>
      <text:p text:style-name="P816">Che cosa comporta fare quantizzazione? Beh, se io vado a sostituire x con v<text:span text:style-name="T817">i</text:span>, io commetto un errore, e perdo inoltre la parentela tra x e v<text:span text:style-name="T818">i</text:span>. Cioè, non so se avevo approssimato x per eccesso o per difetto. Questo è diverso dal campionamento, perché quella era una operazione che, “se la faccio bene”, posso sempre recuperare l'informazione di partenza. Nella quantizzazione invece, comunque io la faccia, è sempre un degrado del segnale. Parto da una informazione e ne produco un'altra, e non posso tornare indietro: ogni approssimazione/quantizzazione porta un errore. Questo errore viene chiamato<text:s/><text:span text:style-name="T819">errore di quantizzazione</text:span>:</text:p>
      <text:p text:style-name="P820">e<text:span text:style-name="T821">q</text:span><text:s/>= x<text:span text:style-name="T822">q</text:span><text:s/>– x</text:p>
      <text:p text:style-name="P823">dove x è il valore di partenza, mentre x<text:span text:style-name="T824">q</text:span><text:s/>è il suo valore quantizzato.</text:p>
      <text:p text:style-name="P825">Cosa sappiamo di questo errore? Che, se la quantizzazione è uniforme così come ce la siamo raccontata, allora tale errore ha limiti ben precisi. Se DELTA è la larghezza di ogni intervallo, l'errore che possiamo commettere è limitato a DELTA/2, ovvero:</text:p>
      <text:p text:style-name="P826">-DELTA/2 &lt;= e<text:span text:style-name="T827">q</text:span><text:s/>&lt;= DELTA/2.</text:p>
      <text:p text:style-name="P828">Possiamo di fatto pensare, in maniera astratta, che l'errore di quantizzazione non sia altro che un errore casuale che viene applicato all'ampiezza originaria, ed è un errore che ha una distribuzione casuale tra +DELTA/2 e -DELTA/2. Di fatto, quando facciamo una quantizzazione uniforme, è come se aggiungessimo, ad ogni campione, una ampiezza a caso/ignota che so essere compresa tra DELTA/2 e -DELTA/2. Sapendo ciò, possiamo allora descrivere il quantizzatore come un dispositivo che opera la trasformazione ingresso-uscita della slide 8 (in verde). Sull'ascissa abbiamo il valore originale da quantizzare, e sull'ordinata il valore quantizzato. La curva in blu, la “scalinata” con i gradini larghi DELTA, è proprio la quantizzazione che facciamo: è proprio l'approssimazione del segnale al valore più vicino che possiamo rappresentare.</text:p>
      <text:p text:style-name="P829">Questa scalinata mappa infiniti valori (quelli dell'ascissa) su un numero finito di valori (quelli sull'ordinata). La quantizzazione può essere raccontata con questa scalinata insomma. E inoltre, la scalinata è tagliata a metà dalla funzione diagonale x = x<text:span text:style-name="T830">q</text:span>. Quella linea diagonale rappresenterebbe la funzione di rappresentazione del segnale se non avessimo quantizzazione. Ebbene, la differenza tra la curva rossa e quella blu è proprio l'errore di quantizzazione, ovvero la differenza tra il valore quantizzato e quello originale. In questo grafico, abbiamo tutte le operazioni che caratterizzano la quantizzazione. I problemi sono sostanzialmente due, dei quali il più importante è il rumore di quantizzazione. Però vediamoli entrambi.</text:p>
      <text:p text:style-name="P831">La scalinata, a volte, non è una “bella” scalinata appoggiata perfettamente sulla diagonale. A livello pratico, infatti, noi costruiamo sì una scalinata, cioè un quantizzatore. Ma a seconda di come lo costruiamo, cioè della tecnologia che usiamo per fare la quantizzazione, la scalinata può venire più o meno centrata sulla diagonale. Se per esempio la scalinata si discosta un po' dalla diagonale, per un qualunque motivo, io ottengo valori quantizzati che non solo hanno l'errore di quantizzazione, ma anche un errore aggiuntivo. Di fatto applico una distorsione non lineare al mio segnale. In questi casi, anziché seguire una retta, la scala segue una curva spesso raccontabile come una polinomiale (cioè x' = x + ax<text:span text:style-name="T832">2</text:span><text:s/>+ bx<text:span text:style-name="T833">3</text:span><text:s/>+ …, dove x' è il nuovo valore quantizzato, più scorretto del valore x che avrei se la scala fosse perfetta). Cosa succede se distorciamo così un segnale? Cosa sentiamo di una musica se viene distorta così, per dire?</text:p>
      <text:p text:style-name="P834">Ebbene, tutto quello che non è lineare (ax<text:span text:style-name="T835">2</text:span><text:s/>+ bx<text:span text:style-name="T836">3</text:span><text:s/>+ …) mi genera dei segnali che rispetto a x sono considerati “armoniche” (seconda, terza, quarta armonica... ha a che fare con lo sviluppo in serie di Fourier). Se x è la frequenza fondamentale, ax<text:span text:style-name="T837">2</text:span><text:s/>+ bx<text:span text:style-name="T838">3</text:span><text:s/>sono le armoniche. Tutto questo per arrivare a dire che cosa? Che questo problema difficile da modellizzare viene gestito così: io vado a calcolare la potenza (massima) delle armoniche per capire quanto questa deviazione mi disturba. Quindi vado a prendere la Potenza delle Armoniche (ax<text:span text:style-name="T839">2</text:span><text:s/>+ bx<text:span text:style-name="T840">3</text:span><text:s/>+ ...) e la metto in rapporto con la Potenza del Segnale ideale (x), cioè senza armoniche, e questo rapporto lo chiamo Distorsione Armonica.</text:p>
      <text:p text:style-name="P841">Distorsione Armonica = P Armoniche / P Segnale ideale.</text:p>
      <text:p text:style-name="P842">Ed è questo che io vado a valutare. Se dovessimo costruire un convertitore ADC andandoci a cercare un convertitore che, tra le altre cose, fa campionamento e quantizzazione, avremmo tra le mani anche il suo data sheet contiene anche il valore della THD (Total Harmonic Distorsion). Si tratta di un numero, solitamente espresso in decibel, e ci dice quale è il rapporto tra la potenza di tutte le armoniche che si vengono a generare (e che noi vorremmo fosse 0) e la potenza del segnale. Tale numero ci dice quanto è lineare il nostro quantizzatore (slide 8). La distorsione armonica può essere pericolosa in ambito musicale perché può cambiare il timbro della musica.</text:p>
      <text:p text:style-name="P843">Quindi, la THD (deviazione dalla linearità) è da tenere in considerazione.</text:p>
      <text:p text:style-name="P844">Ma problema ancor più importante è l'ERRORE DI QUANTIZZAZIONE, dove:</text:p>
      <text:p text:style-name="P845">e<text:span text:style-name="T846">q</text:span>(t) = x(t) – x<text:span text:style-name="T847">q</text:span>(t).</text:p>
      <text:p text:style-name="P848">Proviamo ad intuirlo. Immaginiamo di avere una sinusoide non quantizzata con la scalinata, ovvero la versione quantizzata, che la insegue. Nel grafico sotto (solita slide) vediamo la differenza tra il segnale originale e quello quantizzato, e<text:span text:style-name="T849">q</text:span>(t) (nell'esempio, DELTA è unitario). L'errore di quantizzazione, come è giusto che sia, si muove tra -1/2 e ½ (di DELTA). Cosa notiamo di questo segnale? Che se il segnale da quantizzare varia “dolcemente” nel tempo, l'errore di quantizzazione varia in maniera molto più “nervosa” nel tempo. Ha un sacco di picchi, discontinuità... è uno zig-zag tra DELTA/2 e -DELTA/2. Se noi allora vediamo il nostro errore di quantizzazione partendo dalla sua definizione, potremmo anche dire che il segnale quantizzato è uguale al segnale originale meno l'errore di quantizzazione (o più l'errore di quantizzazione, è la stessa cosa). Il segnale quantizzato ha quindi dentro il segnale ideale e l'errore. Che rumore fa questa cosa? Che effetto ha?</text:p>
      <text:p text:style-name="P850">Il fatto che l'errore sia così nervoso, da un punto di vista spettrale, significa che ha contenuti spettrali a tutte le frequenze. Ovvero, un segnale, più è dolce, più ha una frequenza bassa, perché è composto da sinusoidi lente. Per poter invece raccontare come somma di sinusoidi una roba nervosa come l'errore di quantizzazione devo usare delle sinusoidi a frequenza elevatissima. Questo ci basta per intuire che il segnale dell'errore ci porta a un disturbo/rumore (di quantizzazione) con un contenuto spettrale che è costante a tutte le frequenze. Cioè, anche a frequenze molto alte, ha una energia spettrale a tutte le frequenze. Ebbene un segnale casuale che ha in media un contenuto spettrale (quindi uno spettro) costante a tutte le frequenze, viene chiamato “rumore bianco”.</text:p>
      <text:p text:style-name="P851">La morale è che, facendo quantizzazione, noi aggiungiamo rumore di quantizzazione (rumore bianco, dal pov delle caratteristiche) al nostro segnale. Il rumore bianco possiamo immaginarlo come l'idealizzazione di una funzione che, nel tempo, è perfettamente casuale. Se so quanto vale in un certo istante, non ho la più pallida idea di quanto varrà nell'istante dopo o quanto valeva in quello prima. Non c'è correlazione tra ampiezze vicine. Se lo sovrappongo a un segnale audio, dal pov acustico risulta essere un fruscio. QUINDI, aggiungiamo fruscii ai nostri segnali, quando facciamo quantizzazione. Brutta storia.</text:p>
      <text:p text:style-name="P852">Però possiamo fare un certo discorso. È vero che io aggiungo inevitabilmente rumore, ma nessuno mi ha detto che i gradini devono essere larghi DELTA. Posso farli più piccoli così da avvicinarmi alla curva ideale. In base a quanto è grande DELTA, cambia anche il rumore bianco portato dalla quantizzazione: più piccolo DELTA, più insignificante il rumore bianco.</text:p>
      <text:p text:style-name="P853">Il rumore di quantizzazione, che si manifesta con una ampiezza casuale compresa tra -DELTA/2 e DELTA/2 (possiamo vederlo come un diagramma di densità di probabilità, slide 9, dove la base del rettangolo è DELTA e l'altezza è 1/DELTA, perché la probabilità è uniforme e quindi l'area è 1), è casuale. Quello che ci chiediamo adesso, dopo aver capito come è fatto il rumore di quantizzazione, è quanto ci dà fastidio. Possiamo rimpiccolirlo tantissimo? Perché purtroppo questo rumore è inevitabile.</text:p>
      <text:p text:style-name="P854"><text:span text:style-name="T855">Cerchiamo di capire quanto ci disturba.</text:span><text:s/>Se io ho un segnale disturbato da un rumore, non mi interessa in assoluto la potenza del rumore, ma il rapporto tra questo rumore e il segnale. Se il rumore è di molto meno potente del segnale, io sono contento. Quindi, andiamo a lavorare col rapporto segnale/rumore di quantizzazione (di picco) (SNR<text:span text:style-name="T856">Q, p</text:span>). Cerchiamo di farci un'idea di quale sia il rapporto segnale/rumore dovuto alla quantizzazione in un segnale quantizzato. Calcoliamo innanzitutto la potenza del rumore di quantizzazione. Si calcola facilmente considerando la sua distribuzione probabilistica. Se il mio rumore può andare da -DELTA/2 a DELTA/2 con probabilità uniforme pari a 1/DELTA, io posso calcolare la potenza media dell'errore facendo la media delle potenze da - DELTA/2 a DELTA/2. Ricordiamo che la potenza di un segnale è il suo valore al quadrato. Quindi possiamo calcolare il valore al quadrato di e moltiplicato per la sua probabilità, integrando la probabilità da -DELTA/2 a DELTA/2. Così facendo, la potenza del rumore di quantizzazione coincide con il suo “valore quadratico medio” (0:42:00 della lezione 20).</text:p>
      <text:p text:style-name="P857">Con tutta una serie (nemmeno complicata a dire il vero) di calcoli, arriviamo a dire che la potenza del rumore di quantizzazione è DELTA<text:span text:style-name="T858">2</text:span>/12. Se rimpicciolisco DELTA, rimpicciolisco la potenza media del mio errore. Vediamo il rapporto tra la potenza del segnale e quello del rumore di quantizzazione.</text:p>
      <text:p text:style-name="P859">Il segnale di per sé in genere non lo conosciamo, ma conosciamo i suoi valori di picco. Quando facciamo una quantizzazione, abbiamo come informazioni gli estremi del segnale, ovvero V<text:span text:style-name="T860">MIN<text:s/></text:span>e V<text:span text:style-name="T861">MAX</text:span>. Quindi si va a definire la potenza agli estremi. Di solito si considera la potenza di picco, che è? Nel 99% dei casi consideriamo segnali con escursione simmetrica rispetto allo 0, ovvero Vmin = - Vmax. Sono insomma la stessa quantità invertita di segno (si chiamano anche segnali bipolari, es: i segnali audio). La distanza tra Vmax e Vmin viene chiamata anche V<text:span text:style-name="T862">PP</text:span>, cioè la “escursione Picco-Picco”. Se chiamo V<text:span text:style-name="T863">PP</text:span><text:s/>questa quantità, io ho che Vmax = V<text:span text:style-name="T864">PP</text:span>/2 e Vmin = -V<text:span text:style-name="T865">PP</text:span>/2.</text:p>
      <text:p text:style-name="P866">Mi chiedo allora: la potenza del segnale al picco, ovvero la massima potenza del segnale, qual è?</text:p>
      <text:p text:style-name="P867">P<text:span text:style-name="T868">S, PP</text:span><text:s/>= P<text:span text:style-name="T869">S, MAX</text:span><text:s/>= P<text:span text:style-name="T870">S</text:span>(x = + o – V<text:span text:style-name="T871">PPB</text:span>/2) = V<text:span text:style-name="T872">PP</text:span><text:span text:style-name="T873">2</text:span>/4</text:p>
      <text:p text:style-name="P874">Noi vogliamo il rapporto tra la potenza massima e la potenza del rumore però:</text:p>
      <text:p text:style-name="P875">V<text:span text:style-name="T876">PP</text:span><text:span text:style-name="T877">2</text:span>/4 / (DELTA<text:span text:style-name="T878">2</text:span>/12)</text:p>
      <text:p text:style-name="P879">Ora, c'è una parentela tra V<text:span text:style-name="T880">PP<text:s/></text:span>e DELTA, perché DELTA è il risultato dell'operazione di “taglio in fette”. Quindi:</text:p>
      <text:p text:style-name="P881">DELTA = V<text:span text:style-name="T882">PP<text:s/></text:span>/M = V<text:span text:style-name="T883">PP<text:s/></text:span>/2<text:span text:style-name="T884">n</text:span>.</text:p>
      <text:p text:style-name="P885">Sostituiamo V<text:span text:style-name="T886">PP<text:s/></text:span>con 2<text:span text:style-name="T887">n<text:s/></text:span>* DELTA. Facendo i calcoli, otteniamo 3 * 2<text:s/><text:span text:style-name="T888">2n</text:span>. Questo è il rapporto segnale alla massima potenza/rumore di quantizzazione. È un bel risultato. Se vogliamo un certo rapporto segnale-rumore, dobbiamo agire sul numero di bit, ovvero sul numero di tagli/fette che vado a fare. Quindi ho una relazione diretta tra le fette che faccio e il rapporto segnale/rumore che ottengo. Spesso, in elettronica, quando si parla di rapporti tra potenze, si preferisce esprimere questo rapporto in decibel, ovvero semplicemente 10log(SNR<text:span text:style-name="T889">Q, pp</text:span>), cioè 4,8 + 6n.</text:p>
      <text:p text:style-name="P890">Questo risultato, assieme al teorema del campionamento, sono le due massime da rispettare per costruire/dimensionare correttamente una conversione analogico-digitale. Quindi, dato un segnale analogico con opportune caratteristiche, devo chiedermi se il segnale ha una frequenza massima così da fare un campionamento a un po' più del doppio di questa così da non avere aliasing. Inoltre saprò che avrò rumore bianco, ma posso giocare su quanto “mi dà fastidio” tale rumore per capire che operazioni devo fare. Se il “cliente” mi dice il rapporto tra segnale e rumore, e quindi conosco SNR, posso tirare fuori n, e quindi i bit di cui ho bisogno per fare la quantizzazione. n, inoltre, a volte lo posso trovare non richiedendo un certo rapporto, ma chiedendo una precisione arbitraria. Ok, ora provo a fare gli esercizi.</text:p>
      <text:p text:style-name="P891"/>
      <text:p text:style-name="P892">Perfetto, mi tornano :D</text:p>
      <text:p text:style-name="P893"/>
      <text:p text:style-name="P894">Vediamo ora come si fanno davvero le conversioni A-&gt;D e D-&gt;A. Perché ne parliamo? Perché vogliamo progettare sistemi che impiegano sensori, non stiamo cercando di progettare i convertitori stessi. C'è chi si occupa di questo da decenni, e per come è l'elettronica adesso, per impieghi ingegneristici normali possiamo usare oggetti già fatti. Anche perché altrimenti dovremmo fare un sacco di lavoro aggiuntivo da noi. Tuttavia, vanno capiti, quelli esistenti, per capire come fare a scegliere quello più appropriato a seconda della situazione. A seconda della tecnologia usata, il convertitore va usato in un modo piuttosto che in un altro. Quindi, vediamo come sono questi oggetti. Partiamo:</text:p>
      <text:p text:style-name="P895">CONVERSIONE DA DIGITALE A ANALOGICO.</text:p>
      <text:p text:style-name="P896">Si tratta di un oggetto in cui arrivano in ingresso dei numeri digitali (n bit) e in uscita deve esserci una tensione che in qualche modo è proporzionale al numero presentato sulla porta digitale. Come si fanno? In vari modi, ma quello più semplice è quello di NON usare un convertitore digitale-analogico. Piuttosto, si usa un'uscita digitale per produrre direttamente un segnale analogico. È la soluzione meno costosa, ma in molti casi è anche meno critica e soddisfacente. Si usa, in questo caso, la PWM, ovvero la modulazione ad ampiezza di impulso (Pulse Width Modulation). L'idea è: io non produco una tensione analogica, bensì una nuova onda digitale (un'onda quadra) dove il duty cycle (che è un valore che va da 0 a 1 o da 0 a 100 che mi dice la percentuale di tempo in cui il mio segnale è a 1 durante il periodo) me lo scelgo io. Il gioco è il seguente: se noi consideriamo, di questo segnale, il suo valore medio, ovvero facciamo una media temporale su una finestra abbastanza larga del nostro segnale in uscita (che so, prendendo 10-20 impulsi dell'onda PWM), avrò che, se il Duty Cycle è al 25%, il valore medio è del 25%. 25% di cosa dici? Della tensione che corrisponde all'1 logico, per esempio 5 Volt. Quindi il 25% sarebbe 1.25<text:s/>V. Io insomma genero un'onda dove il valore del segnale analogico che voglio generare corrisponde al duty cycle dell'onda che sto generando. Perché faccio così? Perché se noi prendiamo questo segnale digitale e lo andiamo a filtrare passa-basso, è come se facessimo una media di quello che abbiamo intorno. Nella figura della slide 12, il PWM DAC passivo fa proprio questo. Oppure posso usare un filtro DAC attivo, che evita di caricare il filtro. Con una PWM, insomma, io genero un segnale filtrato.</text:p>
      <text:p text:style-name="P897">Si può dimostrare inoltre che se si alza la frequenza della PWM, così che ogni “punto” del segnale digitale sia dato dalla media di tanti periodi/impulsi dell'onda PWM, tipo 2000, allora in realtà stiamo barattando la precisione in ampiezza con precisione nel tempo. È questa, un'idea, arrivata nel mondo della conversione analogico-digitale, rivoluzionaria. Pensiamoci bene. Regolare in ampiezza un segnale analogico vuol dire costruire un amplificatore molto preciso. Costruire un amplificatore analogico capace di darci un valore di ampiezza con precisione anche di 1/1000 è una roba costosa. Se io sono capace di convertire tempo, quindi precisione di tempo, in precisione in ampiezza, io posso sfruttare questa idea non solo per fare un PWM che è semplice da costruire, ma inoltre è anche estremamente preciso. Lo rivedremo con i convertitori sigma-delta. Comunque: se devo realizzare un segnale analogico e non ho un convertitore digitale-analogico vero e proprio, questo è il metodo più semplice che esista. Per qualcosa che varia lentamente, questo va benissimo. Come è fatto un modulatore PWM? Cioè, come genero questa onda PWM a partire da un numero, tipo tra 0 e 255? Beh, lo posso fare in software. Posso usare un timer o un ciclo for che va da 0 a 255 con un contatore, e devo contare quante volte stare a 0 e quante a 1. Ma comunque, genero<text:s/>per un certo numero di volte un'onda, si può fare con un modulatore PWM (slide 13), che possiede un registro a N bit (8 per esempio, e il valore è un numero tra 0 e 255) e un counter. Mettiamo il clock nel sistema (dove il counter conta 256 clock) e, fintanto che il counter è sotto al numero nel registro, buttiamo in uscita 1. poi buttiamo in uscita 0. Per fare ciò, si usa un comparatore. Poi mettiamo un filtro passa-basso che prende in input questo segnale digitale così definito e fine. La media, di solito, si fa su minimo 10 cicli del segnale digitale. Si va un ordine di grandezza sotto insomma.</text:p>
      <text:p text:style-name="P898">Si usa un PWM quando il segnale analogico che andiamo a pilotare è per sua natura un filtro passa-basso, come una lampadina ad incandescenza.</text:p>
      <text:p text:style-name="P899"/>
      <text:p text:style-name="P900">Vediamo ora un convertitore Digitale-Analogico vero e proprio. Vediamo lo schema di base, quello classico.</text:p>
      <text:p text:style-name="P901">Ok, è semplicemente un sommatore invertente. Easy.</text:p>
      <text:p text:style-name="P902">Questo convertitore analogico è a 3 bit, ma possiamo estenderlo. L'ingresso inoltre è digitale, mentre l'uscita è analogica. Gli ingressi sono messi tutti in dei buffer, che producono una tensione costante, Vb, dove: se il bit di ingresso è a 1, il buffer produce una tensione Vb (tensione di riferimento del nostro sistema/tensione massima tipo di alimentazione), se invece è a 0 l'uscita è a 0 volt, cioè a massa. (nota come passiamo in modo trasparente, grazie al buffer, da un bit a una tensione!)</text:p>
      <text:p text:style-name="P903">Bellino questo oggetto, ma...</text:p>
      <text:p text:style-name="P904">Ogni bit, man<text:s/>mano che è meno significato (b0 è quello meno significativo), richiede un valore di resistenza sempre più elevato, che aumenta esponenzialmente. Quindi i contributi di corrente, se il bit è a 1, salgono esponenzialmente con potenze di 2. Quindi, la risposta data da b2 se è a 1 è due volte più grande di quella data da b1 se è a 1 e quattro volte più grande di quella data da b0 se è a 1, e così via. Queste resistenze insomma creano i “pesi” della parola binaria di ingresso. (sul fatto che la tensione di uscita è il negato di quelle di ingresso combinate, si può usare un altro amplificatore invertente in uscita o usare una Vb negativa. Se si usa un altro amplificatore invertente, basta avere R1 e R2 dello stesso valore, così che il guadagno sia -1. -1, combinato al valore negativo del circuito precedente, fa 1, quindi positivo). Ma comunque, il gioco è fatto. La tensione di uscita è proporzionale al numero di ingresso. Non ci sono nemmeno problemi di velocità e gestione del tempo, è quasi tutta elettronica analogica. Quindi perfetto? NO! Ha un problema per nulla banale!</text:p>
      <text:p text:style-name="P905">Se usiamo questa roba con un numero sostanzioso di bit, tipo 16 (manco tanti), dobbiamo organizzare questa rete di resistori fino ad arrivare ad un cavo con 2^16 R<text:s/>(secondo me 2^15, ma comunque, il discorso non cambia). Questo porta a problemi di precisione: innanzitutto le resistenze che possiamo comprare non hanno ogni tipo di valore. Ma non è nemmeno questo il problema. Il fatto è che, se vogliamo convertire un numero a 16 bit, vorremmo che l'uscita fosse precisa a più o meno un LSB. Cioè, se scrivo 14.000 in ingresso, Vout deve rappresentare il valore in tensione corrispondente con un margine di errore di 1 (13.999 – 14.001). Bene, ma la resistenza più elevata, se fosse sbagliata di anche solo un Ohm, mi dà un errore pari a un LSB. Quindi, se vogliamo costruire una roba di questo tipo, abbiamo bisogno di resistenze INCREDIBILMENTE precise. Follia. Costa troppo una resistenza del genere. Quindi, questo oggetto finché si usano pochi bit o non si vuole tanta precisione, va bene. Tuttavia, ci interessa di più un altro schema, ben più intelligente.</text:p>
      <text:p text:style-name="P906"/>
      <text:p text:style-name="P907">DAC – Schema R/2R</text:p>
      <text:p text:style-name="P908">è fatto solo da resistenze di due valori: R e 2R. Risolviamo di fatto il problema dell'altro schema, perché ci bastano solo due resistenze diverse, anziché n.</text:p>
      <text:p text:style-name="P909">(Ho preso più appunti sulle slide stampate).</text:p>
      <text:p text:style-name="P910">Per i DAC, non c'è molto altro da dire. Si tratta di una circuiteria semplice senza troppi problemi.</text:p>
      <text:p text:style-name="P911">O PWM o schema R/2R insomma</text:p>
      <text:p text:style-name="P912"/>
      <text:p text:style-name="P913"/>
      <text:p text:style-name="P914"/>
      <text:p text:style-name="P915">ADC</text:p>
      <text:p text:style-name="P916">Vediamo ora la conversione da analogico a digitale, ben più complicata. Vogliamo, partendo da una tensione che varia nel tempo, uscire con un numero digitale che ci racconta (in maniera quantizzata) l'ampiezza del segnale in ingresso. Si tratta di qualcosa che fa un campionamento e una quantizzazione a una buona velocità, perché dovremo campionare continuamente Vin e trasformarla in un numero. Quindi, abbiamo tra le mani una funzione più complessa. Ci sono vari modi di fare questa cosa comunque: vediamoli insieme, sia per capire i meccanismi, sia per trattare questi oggetti nel modo/contesto corretto.</text:p>
      <text:p text:style-name="P917">La prima proposta elettronica per fare conversione ADC è il convertitore a rampa SINGOLA (single slope).</text:p>
      <text:p text:style-name="P918">Ho preso più appunti sulle slide stampate.</text:p>
      <text:p text:style-name="P919">Quali sono i principali problemi?</text:p>
      <text:list text:style-name="LFO6" text:continue-numbering="true">
        <text:list-item>
          <text:p text:style-name="P920">non faccio un campionamento uniforme. Più la tensione è bassa, più frequentemente faccio la conversione, quindi il tempo di conversione/campionamento dipende dalla tensione misurata. Questo, in tanti casi, è inaccettabile. Vorrei fare un campionamento uniforme, con un intervallo fissato a priori. Questi schemi si usano infatti per fare campionamento a bassa velocità (100 campioni al secondo massimo, tipo un multimetro/termometro possono andare bene).</text:p>
        </text:list-item>
        <text:list-item>
          <text:p text:style-name="P921">Calibration rift. La precisione della misura dipende da R e da C. Il problema è che questi componenti elettronici dipendono molto dalla temperatura. Se varia la temperatura, cambiano anche le caratteristiche del convertitore. Insomma, questo oggetto, messo in frigo o in salotto, misura due cose diverse.</text:p>
        </text:list-item>
      </text:list>
      <text:p text:style-name="P922"/>
      <text:p text:style-name="P923">Evolviamoci...</text:p>
      <text:p text:style-name="P924">ADC a DOPPIA rampa (dual slope).</text:p>
      <text:p text:style-name="P925">Di nuovo slide.</text:p>
      <text:p text:style-name="P926">Anche qui però il campionamento non è uniforme... anche se siamo migliorati nella precisione. Anche questo lo usiamo per grandezze fisiche considerabili “statiche”.</text:p>
      <text:p text:style-name="P927">Tx, nel caso di tensione massima, dovrà contenere almeno 256 impulsi. Quindi dovrò scegliee una frequenza di clock tale per cui, se voglio che tipo Tx duri 1/10 di secondo, il clock deve valere 256* 10 Hz (256 colpi in un decimo di secondo). E se invece volessi una misura su 16 bit? La velocità del clock aumenterebbe in modo esponenziale (2^16 * 10 Hz). Ma in realtà, quarzi precisi non sono un problema, quindi possiamo tranquillamente raggiungere risoluzioni notevoli. Il problema, di nuovo, è che siamo lenti.</text:p>
      <text:p text:style-name="P928"/>
      <text:p text:style-name="P929">Seguendo la storia dei convertitori ADC (sì, stiamo andando per ordine cronologico), ora ci troviamo in un mondo affamato di velocità. E la risposta che a un certo punto è arrivata fu piuttosto rivoluzionaria, trattasi del convertitore...</text:p>
      <text:p text:style-name="P930">ADC SAR (Successive Apporximation Register).</text:p>
      <text:p text:style-name="P931">La roba figa è che il campionamento è uniforme ed in generale migliora tutte le caratteristiche che fino ad ora non eravamo riusciti ad ottenere come soddisfacenti.</text:p>
      <text:p text:style-name="P932">Con questi oggetti, si possono fare più di un milione di campioni al secondo.</text:p>
      <text:p text:style-name="P933"/>
      <text:p text:style-name="P934">Nella storia dei ADC, neanche la velocità del SAR (per l'epoca, oggi va moooolto meglio) non era sufficiente. Per esempio, per la conversione di segnali video, non bastava il SAR. Servivano 10M di campioni al secondo per raccontare il segnale televisivo in modo digitale. Vediamo allora l'ADC flash.</text:p>
      <text:p text:style-name="P935">Velocissimo, ma risoluzione bassa. Se voglio salire con la risoluzione (tipo voglio lavorare con 8 bit) mi servono sempre più comparatori e resistenze. Quindi il problema è che costra troppo. Pertanto oltre i 8-10 bit di questi oggetti non se ne fanno. Vediamo un altro metodo, ancora più veloce, che ne rappresenta l'evoluzione...</text:p>
      <text:p text:style-name="P936"/>
      <text:p text:style-name="P937">ADC subranging/pipeline (perché lavorano in pipeline). Sono ADC flash composti che lavorano in cascata.</text:p>
      <text:p text:style-name="P938">(IMPORTANTE: dal SAR in poi, stavamo assumendo che la tensione in ingresso rimanesse costante, grazie a un oggetto che si occupa proprio di questo. Costante fino al prossimo campionamento almeno. Questo oggetto è chiamato S&amp;H, sample &amp; hold).</text:p>
      <text:p text:style-name="P939"/>
      <text:p text:style-name="P940">MA A UN CERTO PUNTO, nella storia... è nata una maniera ulteriore (dalle telecomunicazioni) di fare conversione analogico-digitale, ovvero la conversione Sigma-delta. Nella conversione audio, oggi, questa è l'unica tecnologia usata. Si tratta di un meccanismo un po' più complesso ma anche peculiare.</text:p>
      <text:p text:style-name="P941">Allora, è velocissima. Faccio un sovra-campionamento proprio. Vado 10.000 volte più veloce di quello che dovrei, ma faccio una conversione grezzissima: campiono a 1 BIT. (Se sono sopra la metà della soglia sono a 1, altrimenti sono a 0). Sfrutta il concetto del sovra-campionamento che permette, sotto certe condizioni, di barattare la velocità di campionamento con la risoluzione. Cioè, andare più veloce, mi permette di guadagnare in risoluzione. Baratto velocità di campionamento con bit per campione. Per capire come si fa, dobbiamo partire da lontano: cos'è la modulazione DELTA? (poi vedremo quella sigma-delta).</text:p>
      <text:p text:style-name="P942">Confronto il segnale di ingresso con una scalinata, e ad ogni colpo di clock vedo se la mia scalinata approssima il segnale per eccesso o per difetto. La scalinata praticamente insegue il segnale. Se il segnale è sufficientemente lento, io riesco ad approssimarlo benino. Ma soprattutto, per dire l'andamento del segnale in digitale, mi basta un bit: 1 = stavo salendo, 0 = stavo scendendo. Integrando questa informazione, riottengo un segnale analogico. Di quanto mi alzo/scendo? Di un certo delta. Questo è il modulatore DELTA.</text:p>
      <text:p text:style-name="P943">Problemi: difficile gestire il Delta della scalinata, potrei aumentarlo (quindi aumentare l'altezza di uno scalino) ma poi nelle zone “stabili” avrei parecchio rumore. Ma soprattutto, se per sfiga io confondo un bit da 0 a 1 (da Delta a -Delta) o viceversa nella trasmissione, io ho un gradino sbagliato. Questo provoca un effetto a catena nel segnale ricostruito, perché ogni errore di trasmissione viene integrato.</text:p>
      <text:p text:style-name="P944">Chi ha studiato questo oggetto ha capito che il cuore del problema stava nel fatto che veniva trasmesso, in digitale, una derivata del segnale (pendenza positiva/negativa del segnale). Derivata che poi integro per “aggiornare” la scalinata. Allora uno ha detto: se il modulatore Delta lo lascio così con derivatore e integratore, spostando però l'integratore sul ramo di trasmissione diretta, io avrò che trasmetto ancora un segnale digitale, ma è già integrato. Così facendo, non devo integrare dopo la trasmissione. Mi basta un filtro passa-basso. Questa è l'idea da cui nasce....</text:p>
      <text:p text:style-name="P945"/>
      <text:p text:style-name="P946">MODULATORE SIGMA-DELTA (Sigma = integro, Delta = derivo)</text:p>
      <text:p text:style-name="P947">si potrebbe anche dire modulatore integro-differenziale.</text:p>
      <text:p text:style-name="P948"/>
      <text:p text:style-name="P949"/>
      <text:p text:style-name="P950"/>
      <text:p text:style-name="P951">03/12/2021 – 20° Lezione</text:p>
      <text:p text:style-name="P952"/>
      <text:p text:style-name="P953">Abbiamo visto come dimensionare un campionamento e una quantizzazione. Il segnale deve essere limitato in banda (avere una frequenza massima) e rispettare il teorema del campionamento, altrimenti c'è aliasing. Per la quantizzazione abbiamo visto che c'è sempre un rumore (bianco) che si sovrappone al segnale originario, e possiamo solo scegliere quanto sia forte giocando col numero di bit della rappresentazione.</text:p>
      <text:p text:style-name="P954">Parliamo ora degli aspetti tecnici di questa conversione. È importante allora capire come funzionano i convertitori da analogico a digitale e viceversa per capire quale scegliere a seconda delle esigenze. Vediamo allora le tecnologie usate per il DAC e ADC. Iniziamo con DAC, ovvero da DIGITALE a ANALOGICO.</text:p>
      <text:p text:style-name="P955">In questi oggetti, io fornisco un segnale digitale, ovvero un flusso di valori binari, e l'uscita che voglio avere deve essere analogica, ovvero produrre un valore di tensione che, ad ogni istante, è proporzionale al valore di ingresso. Quindi, vediamo i DAC, partendo dal più semplice di tutti, che manco è un DAC.</text:p>
      <text:p text:style-name="P956">L'idea è utilizzare, al posto di un DAC come quello appena descritto, ovvero dove la tensione in uscita è proporzionale al valore di ingresso, io esco con una tensione che è ancora digitale (valo 0 o 1). Si tratta, di nuovo, di un generatore di onde quadre PWM. Immaginiamo di costruire un oggetto, che, anziché generare una tensione proporzionale al valore di ingresso, genera un'onda quadra, dove però noi scegliamo il Duty Cycle, ovvero la percentuale di onda per cui la nostra onda sta a 1, proporzionale alla grandezza di ingresso. Se voglio costruire invece un DAC bipolare, nessun problema, perché i valori limite saranno -Valore massimo e Valore massimo. Questo può essere visto come un DAC se prendo un filtro passa-basso. Immaginiamo di costruire un oggetto che guarda il segnale digitale in uscita e ne fa la media locale/pesata. A seconda di come è strutturato il duty cycle, io otterrò, con questa media dell'onda PWM, un segnale analogico. Per fare tutto questo, se l'onda PWM è sufficientemente più veloce dell'andamento tipico del nostro segnale in uscita (ovvero, ho tante onde PWM per fare la mia media), il tutto può funzionare discretamente o eccellentemente bene. Questo può anche essere uno dei modi più accurati per fare la conversione. Ci basta fare un filtro passa-basso. La conversione la potrei fare con un PWM DAC passivo, dove la tensione che leggo in uscita è la versione filtrata a passa-basso dell'ingresso. Oppure posso usare un buffer e ottenere un PWM DAC attivo.</text:p>
      <text:p text:style-name="P957">Ci sono casi in cui la tensione in uscita la voglio usare per pilotare un utilizzatore, che per sua natura è un filtratore. Esempio: dobbiamo regolare la potenza di riscaldamento di una resistenza, e vogliamo poter modulare la tensione con cui alimentiamo la resistenza per scegliere quanto calore la resistenza emette.</text:p>
      <text:p text:style-name="P958">In questo convertitore, non dobbiamo nemmeno mescolare l'elettronica analogica con quello digitale: facciamo tutto in digitale. Perfino la generazione dell'onda PWM è facile (?). Il generatore PWM si mette insieme con un registro, un contatore e un comparatore. DI fatto, abbiamo un registro che, a fronte del comando di strobe, fotografa un valore in ingresso ad N bit. E, ad una certa frequenza di clock, abbiamo un contatore che parte da “fondo scala”, sale e torna a 0. Immaginiamo di scrivere un numero nel registro. In uscita dal contatore, noi abbiamo un numero digitale su N bit che fa tutta la scalinata, ma quando questo numero di N bit comincia ad essere minore ahhhhhhhh</text:p>
      <text:p text:style-name="P959">Questa tecnica, comunque, può essere più accurata delle altre. Si tratta di una idea che ha rivoluzionato il mondo dei convertitori DAC.</text:p>
      <text:p text:style-name="P960"/>
      <text:p text:style-name="P961">Vediamo ora l'ida di base di un DAC. Quello che vediamo in figura è a 3 bit.</text:p>
      <text:p text:style-name="P962">Questa idea sta alla base di tutti i DAC ma non viene usata quasi mai. Questo perché, all'aumentare di bit, abbiamo bisogno di sempre più resistenze e di valori di ohm sempre più alti. Quindi mi servirebbero resistenze con precisioni fin troppo elevate. Ebbene, resistenze con questa precisione costano migliaia di euro. L'idea insomma è difficile da realizzare all'aumentare della precisione. Quindi usa piuttosto uno schema detto R/2R. Schema tipico R/2R: a destra.</text:p>
      <text:p text:style-name="P963">Abbiamo una serie di partitori con rapporto ½. Vref inoltre è la tensione di riferimento, e coincide con la tensione massima di ???. Vref comunque è la tensione massima che posso produrre in uscita.</text:p>
      <text:p text:style-name="P964"><text:line-break/>Vediamo adesso la conversione ADC. La storia ha proposto diverse soluzioni, molto diverse tra loro. Questo perché si sono pensati, nel tempo, circuiti via via più furbi, ma anche perché si avevano necessità di vario tipo, come la velocità. Si voleva generare 1.000.000 di campioni al secondo, e quindi il processo di conversione doveva durare pochissimo. Cominciamo dalla prima tecnologia, parlando dei convertitori a singola rampa (SINGLE slope). Abbiamo una metà analogica e una metà digitale.</text:p>
      <text:p text:style-name="P965"/>
      <text:p text:style-name="P966">L'ADC a doppia rampa (DUAL slope) è una evoluzione.</text:p>
      <text:p text:style-name="P967"/>
      <text:p text:style-name="P968">Il problema era che la velocità di questi oggetti è lenta, dovrei salire con il clock. Ma se aumento la precisione non ce la faccio.</text:p>
      <text:p text:style-name="P969"/>
      <text:p text:style-name="P970"/>
      <text:p text:style-name="P971">21° Lezione – 10/12/2021</text:p>
      <text:p text:style-name="P972"/>
      <text:p text:style-name="P973">Finalmente parliamo di sensori! Abbiamo visto come ci si interfaccia in maniera analogico-digitale.</text:p>
      <text:p text:style-name="P974">Fare sensori, o trasduttori, significa osservare una grandezza fisica sfruttando qualche meccanismo fisico/meccanico/chimico e farla diventare in un formato misurabile (tensione, quindi grandezza elettrica) e poi convertirla in digitale.</text:p>
      <text:p text:style-name="P975">Parlando di sensori, parliamo di una famiglia di sistemi anche molto complessi. Quello che possiamo vedere pertanto sono i sensori di base, cioè quello che sta alla base del “sensing” di qualcosa, così da essere più generali possibile.</text:p>
      <text:p text:style-name="P976">Cominciamo definendo cosa è un sensore. Spesso, intercambieremo sensori con trasduttori. Comunque:</text:p>
      <text:p text:style-name="P977">un sensore è un dispositivo in grado di convertire una grandezza fisica (che si vuole misurare) in una grandezza i altro tipo (generalmente elettrica), più agevole da misurare.</text:p>
      <text:p text:style-name="P978">Di fatto, il sensore è l'oggetto che è sensibile alla grandezza fisica da misurare, tipo un metallo che cambia le proprie dimensioni in base alla temperatura (il mercurio si dilata sulla base della temperatura). Ebbene, noi abbiamo bisogno di un meccanismo che mappi una grandezza fisica con un'altra grandezza fisica (elettrica) che misureremo. Questo processo è tipico di un TRASDUTTORE, mentre il SENSORE, “strictly speaking”, è l'elemento centrale del trasduttore.</text:p>
      <text:p text:style-name="P979">La termocoppia, per misurare la temperatura, è un oggetto che per suo funzionamento genera una differenza di potenziale quasi proporzionale alla temperatura assoluta a cui è esposta.</text:p>
      <text:p text:style-name="P980"/>
      <text:p text:style-name="P981">Bene, se noi costruiamo un sensore, come lo andiamo a caratterizzare? Di solito infatti si fa la caratterizzazione metrologica di un sensore. In particolare, vogliamo studiare la funzione che prende la grandezza di ingresso e la trasforma in una grandezza elettrica. Bene, ci sono due filoni che possiamo seguire per esprimere le caratteristiche funzionali di un sensore:</text:p>
      <text:p text:style-name="P982">-caratteristica statica: filone che descrive la grandezza in ingresso quando questa è considerabile “costante”. Cioè la relazione input-output (tensione) è descrivibile come funzione?</text:p>
      <text:p text:style-name="P983">-caratteristica dinamica: <text:s/>ci descrive la grandezza in ingresso in funzione del tempo. Ovvero, la grandezza di ingresso varia nel tempo: come si comporta la nostra tensione? Tutto quello che si occupa di capire qual è la grandezza che sto misurando in funzione del tempo usando una tensione che anch'essa varia nel tempo, devo usare una caratteristica dinamica.</text:p>
      <text:p text:style-name="P984">Altra cosa che devo studiare è la dipendenza da altre grandezze. Cioè, Y(t) varia in funzione solo di X(t) o anche di altre cose?</text:p>
      <text:p text:style-name="P985"/>
      <text:p text:style-name="P986">Approfondimento caratteristiche statiche:</text:p>
      <text:p text:style-name="P987">Nella caratteristica statica, i parametri statici sono tipicamente quelli della slide 4. Io devo definire il range di ingresso e di uscita, ovvero l'intervallo di valori della grandezza da misurare. Si tratta poi di range dinamico o Dinamica di un trasduttore il rapporto tra Xmax e Xmin. Di fatto questo rapporto R è il numero di ordini di grandezza che riesco a misurare. Più R è alto, più il mio sensore è nobile. Questo può dirmi, ad esempio, le cifre significative che mi servono per fare le misure partendo da questo oggetto.</text:p>
      <text:p text:style-name="P988">Nei microdoni, il range dinamico è molto importante, perché mi dice quanto sono in grado di percepire valori piccoli di pressione ma anche di non saturare per valori molto grandi. Il nostro orecchio ha un range dinamico molto elevato. (il nostro range dinamico è di 12 ordini di grandezza, da un nanoWatt a un Kwatt!).</text:p>
      <text:p text:style-name="P989">La linearità invece ci dice se la curva statica del trasduttore è lineare (Y = GX + Y0, dove G è il guadagno e Y0 è l'offset).</text:p>
      <text:p text:style-name="P990">La sensibilità (o sensitività) invece mi dice quanta è la pendenza della curva caratteristica del trasduttore. Se la curva è lineare, la sensibilità è costante.</text:p>
      <text:p text:style-name="P991">La risoluzione invece è la minima differenza di X rilevabile, ovvero la più piccola variazione, rispetto al valore in cui mi trovo, che riesco a percepire. Un metro normale ha la risoluzione di un millimetro, per esempio. È insomma la minima variazione misurabile. Se Y è digitale, la risoluzione corrisponde all'intervallo di quantizzazione delta. Per avere questo Y, bisogna aver apposto un ADC naturalmente.</text:p>
      <text:p text:style-name="P992">Accuratezza (entità errore sistematico, cioè gli errori che posso misurare: se so che un metro cambia la sua lunghezza in base alla temperatura e fa molto caldo, so di star sbagliando): mi dice quanto sono vicino alla misura del valore vero.</text:p>
      <text:p text:style-name="P993">Precisione (entità errore casuale): se faccio la stessa misura molte volte, otterrò sempre lo stesso valore di output?</text:p>
      <text:p text:style-name="P994">(digitale: tante cifre significative = preciso, ma potrebbe essere poco accurato).</text:p>
      <text:p text:style-name="P995"/>
      <text:p text:style-name="P996">Approfondimento caratteristiche/parametri dinamici.</text:p>
      <text:p text:style-name="P997">Se la grandezza che sto misurando ha un comportamento dinamico (ho un “gradino”) cambiano un po' di cose. Pensa a metter eun termometro a mercurio in una pentola bollente: dovrebbe passare da 0 a 100 in un attimo, ma non lo fa perché il mercurio ha una certa inerzia. Tra i parametri che ci interessano, abbiamo:</text:p>
      <text:p text:style-name="P998">-tempo di salita: il tempo che ci metto, nella slide 5, ad andare dal 10% della salita al 90% della salita. Lo avevamo visto anche nel clock. Se so che il rise time di un sensore è di 1 secondo, non potrò usarlo sperando in una precisione che spacca il secondo.</text:p>
      <text:p text:style-name="P999">-Slew rate: massima velocità di variazione di Y(t). Ovvero, di quanto riesco a variare, in un certo istante di tempo, il valore di Y.</text:p>
      <text:p text:style-name="P1000">-Costante di tempo: velocità nella risposta esponenziale (es. al gradino) (dinamica da circuito RC).</text:p>
      <text:p text:style-name="P1001">In alcuni sistemi ci dice quanto tempo “ci mette ad arrivare”.</text:p>
      <text:p text:style-name="P1002">Tutti questi parametri mi danno un'idea qualitativa della mia dinamica.</text:p>
      <text:p text:style-name="P1003"/>
      <text:p text:style-name="P1004">Pensiamo però a quando vogliamo misurare, per dire, un microfono, quindi una pressione che varia nel tempo. Quindi, tutte le volte che vogliamo misurare segnali che variano nel tempo con particolare attenzione a come varia (velocemente) nel tempo il segnale di ingresso, dobbiamo usare altre misure. Allora posso vedere il mio trasduttore come un sistema dinamico (filtro) sul segnale X. Uno si è chiesto: posso in qualche modo ottenere X(t) da Y(t)? Sotto certe condizioni, sì. Io un sistema che trasduce una funzione del tempo in un'altra, se riesco a descriverlo come un sistema lineare e tempo invariante, posso descrivere una funzione che mi mette in relazione l'ingresso all'uscita.</text:p>
      <text:p text:style-name="P1005">Questa relazione nei tempi (risposta all'impulso) possiamo descriverla nel dominio delle frequenze (trasformata di Fourier).</text:p>
      <text:p text:style-name="P1006">Possiamo modellare il trasduttore come un sistema dinamico (filtro) sul segnale x(t) nel dominio dei tempi o nel dominio delle frequenze o degli esponenziali complessi. Nei sismografi queste cose sono utilissime.</text:p>
      <text:p text:style-name="P1007"/>
      <text:p text:style-name="P1008">Facciamo ora un minimo di tassonomia/categorizzazione dei sensori/trasduttori.</text:p>
      <text:p text:style-name="P1009">Si classificano in base alla grandezza d'uscita, che di solito ha a che fare con l'elettricità. Le grandezze fisiche che consideriamo sono:</text:p>
      <text:p text:style-name="P1010">-Tensione</text:p>
      <text:p text:style-name="P1011">-Corrente</text:p>
      <text:p text:style-name="P1012">-Resistenza (davvero, un valore di resistenza, si tratta di trasduttori resistivi).</text:p>
      <text:p text:style-name="P1013">-Capacità (trasduttori capacitivi).</text:p>
      <text:p text:style-name="P1014">-Induttanza (trasduttori induttivi).</text:p>
      <text:p text:style-name="P1015"/>
      <text:p text:style-name="P1016"/>
      <text:p text:style-name="P1017"/>
      <text:p text:style-name="P1018">Sensori elementari: ogni volta che faccio una acquisizione, mi viene dato un campione, campione che può avere più dimensioni. Una temperatura è 1-D, la direzione del vento è 2-D, l'accelerazione è 3-D e il campo elettrico/magnetico è 6-D.</text:p>
      <text:p text:style-name="P1019">Array di sensori: acquisiamo un array di campioni ad ogni istante, la cui grandezza può avere N dimensioni e essere uni-dimensionale.</text:p>
      <text:p text:style-name="P1020">Array 1-D: trasduzione di suono.</text:p>
      <text:p text:style-name="P1021">Array 2-D: acquisizione di immagine.</text:p>
      <text:p text:style-name="P1022">Array 3-D: sequenze video.</text:p>
      <text:p text:style-name="P1023"/>
      <text:p text:style-name="P1024">Veniamo ora al punto. Quello che stiamo facendo ora è parlare della catena di acquisizione (signal processing chain). Fino ad ora abbiamo capito come progettare sistemi digitali e come fare conversioni ADC. Dobbiamo occuparci, nel mondo analogico, di capire come misurare, con un sensore o trasduttore, la grandezza fisica che ci interessa, e poi farne il condizionamento (?).</text:p>
      <text:p text:style-name="P1025">Per trasformare la grandezza elettrica che arriva dal sensore in una tensione/corrente adatta ad entrare nell'ADC rientra nel condizionamento del segnale, o elettronica di condizionamento del segnale. Inoltre, spesso il condizionamento si deve occupare di gestire anche il sensore stesso. Questo per permettergli di fare la misura corretta. Ebbene, il circuito di condizionamento è tutta l'elettronica che dobbiamo mettere tra il sensore e l'ADC. Da una parte gestisco la traduzione, dall'altra il sensore.</text:p>
      <text:p text:style-name="P1026">La prima cosa che farà un condizionatore è una amplificazione, ovvero convertire la grandezza elettrica prodotta dal sensore in tensione, adattando anche l'escursione della tensione o corrente del trasduttore all'intervallo di tensioni misurato dall'ADC (insomma, l'ADC deve leggere una tensione legale, che stia in un certo intervallo)</text:p>
      <text:p text:style-name="P1027">Poi c'è l'aspetto di eccitazione, perché alcuni sensori hanno bisogno di essere alimentati con una tensione o corrente ben definita. Lo stesso vale per i sensori capacitivi, ovvero condensatori a capacità variabile.</text:p>
      <text:p text:style-name="P1028">Abbiamo poi la linearizzazione, il filtraggio (tipo il filtro anti-aliasing), l'isolamento...</text:p>
      <text:p text:style-name="P1029"/>
      <text:p text:style-name="P1030">Esempio di condizionamento del segnale: quando misuriamo la temperatura con un RTD (Resistance Temperature Detector). Converte da temperatura a resistenza.</text:p>
      <text:p text:style-name="P1031"/>
      <text:p text:style-name="P1032"/>
      <text:p text:style-name="P1033"/>
      <text:p text:style-name="P1034">Cominciamo la rassegna dei sensori più comuni. Si dividono, per la nostra rassegna, di sensori elementari e sensori complessi.</text:p>
      <text:p text:style-name="P1035"/>
      <text:p text:style-name="P1036">SENSORI DI TEMPERATURA:</text:p>
      <text:p text:style-name="P1037">caso più semplice. Partiamo dalla Termocoppia. Si tratta di un sensore troppo conveniente/semplice per non considerarlo. È capace di fare buone misure, sia come precisione, sia come range di potenziale funzionamento. Cos'è una termocoppia? Due fili di due metalli diversi collegati tra loro. Il principio fisico p l'effetto Seebeck, o termoelettrico. Ebbene, ogni conduttore (o metallo) è un ammasso di atomi dove gli elettroni riescono facilmente a girare liberamente. Se metto a contato due metalli di tipo diverso, il f atto che gli elettroni siano liberi di muoversi di più da una parte che in un altro, genera una differenza di potenziale. La cosa simpatica è che questa differenza di potenziale è una bella funzione abbastanza della lineare della temperatura (aumenta la temperatura -&gt; gli elettroni sono più nervosi).</text:p>
      <text:p text:style-name="P1038"/>
      <text:p text:style-name="P1039"/>
      <text:p text:style-name="P1040"/>
      <text:p text:style-name="P1041">Secondo round dei sensori!</text:p>
      <text:p text:style-name="P1042">Vediamo quali sono i tipici sensori che si utilizzano, o almeno, quelli che interessano a noi. Partiamo dai sensori e trasduttori: principi di funzionamento e tecniche di utilizzo. Che cos'è un sensore?</text:p>
      <text:p text:style-name="P1043">“Dispositivo in grado di convertire una grandezza fisica (che si vuole misurare) in una grandezza di altro tipo (generalmente elettrica), più agevole da misurare”.</text:p>
      <text:p text:style-name="P1044">In realtà, questa può anche essere considerata la definizione di trasduttore. Tuttavia, la differenza sta nel grafico alla slide 2.</text:p>
      <text:p text:style-name="P1045">Di fatto, il sensore è l'elemento sensibile alla grandezza fisica da misurare. È questo oggetto e basta. Implementa proprio il fenomeno fisico che effettua la conversione a cui siamo interessati.</text:p>
      <text:p text:style-name="P1046">Il trasduttore, invece, che comprende al suo interno il sensore, è l'intero dispositivo. Quindi interfaccia di ingresso che prende una grandezza fisica X(t) + SENSORE + interfaccia di uscita che produce una grandezza elettrica Y(t).</text:p>
      <text:p text:style-name="P1047">La cosiddetta “funzione di trasduzione” che trasforma la grandezza fisica di input in quella di output è una funzione f: Y(t) = f(X(t)). Questa funzione è enormemente importante. Può distinguere un buon sensore da uno scadente.</text:p>
      <text:p text:style-name="P1048">In parole povere, per noi esseri umani, un sensore non è nulla se non viene inserito all'interno di un trasduttore, munito di interfacce utili per noi.</text:p>
      <text:p text:style-name="P1049"/>
      <text:p text:style-name="P1050">Ci sono tanti parametri con cui possiamo descrivere una funzione di trasduzione, caratterizzarla insomma. Quindi, possiamo descrivere un trasduttore <text:s/>in termini di Caratteristiche Funzionali. In particolare, tra i parametri che descrivono la funzione, ne troviamo alcuni che vanno sotto il cappello di:</text:p>
      <text:p text:style-name="P1051">-CARATTERISTICA STATICA: si tratta di un modello matematico che descrive il legame (funzione di trasduzione) tra la grandezza X misurata dal sensore e la grandezza prodotta in uscita,<text:s/><text:span text:style-name="T1052">in condizioni di X costante (o quasi)</text:span>. Quindi la discriminante è che l'input è costante o varia molto lentamente. Spesso le caratteristiche statiche di un trasduttore sono lineari.</text:p>
      <text:p text:style-name="P1053">Y=f<text:span text:style-name="T1054">s</text:span>(X), X(t) = X costante (o variabile molto lentamente).</text:p>
      <text:p text:style-name="P1055">Altri parametri, invece, rientrano in un altra categoria:</text:p>
      <text:p text:style-name="P1056">-CARATTERIZZAZIONE DINAMICA: è un modello matematico che descrive il legame (funzione di trasduzione) tra la grandezza X(t) misurata dal sensore e la grandezza prodotta in uscita Y(t),<text:s/><text:span text:style-name="T1057">in condizioni di X variabile nel tempo</text:span>. Quindi, in questo caso dobbiamo aspettarci cambiamenti repentini e quasi immediati del valore della grandezza di ingresso: noi vogliamo riuscire a registrare questi cambiamenti nella grandezza di uscita, ma tipo il prima possibile, senza avere un “offset” di tempo. Spesso la caratteristica dinamica di un trasduttore è esponenziale.</text:p>
      <text:p text:style-name="P1058">Y(t) = f<text:span text:style-name="T1059">D</text:span>(X(t)), X(t) variabile nel tempo.</text:p>
      <text:p text:style-name="P1060">(Quindi, in un sensore, avremo a nostra disposizione, per poterlo descrivere, sia caratteristiche statiche che dinamiche).</text:p>
      <text:p text:style-name="P1061">Nella descrizione di un sensore abbiamo anche dipendenze da altre grandezze. Nel nostro processo di traduzione da grandezza a grandezza, infatti, possiamo avere delle interferenze che inficiano la nostra misura. Se il sensore è sensibile anche ad altre grandezze fisiche, oltre a quella che ci interessa misurare, abbiamo un problema. Come possiamo evitare che questi altri parametri non influenzino le nostre misure? Ad esempio, potremmo assicurarci che rimangano costanti, e a quel punto sappiamo qual è il preciso contributo delle grandezze “intruse”. Poi c'è anche la grandezza ignota per definizione, ovvero il rumore, ovvero il risultato di fenomeni fisici casuali, che non possiamo prevedere/controllare. Anche il rumore influenza un po' la tensione prodotta in uscita.</text:p>
      <text:p text:style-name="P1062">Y(t) = f(X(t), G<text:span text:style-name="T1063">1</text:span>, G<text:span text:style-name="T1064">2</text:span>, …, rumore).</text:p>
      <text:p text:style-name="P1065"/>
      <text:p text:style-name="P1066">Analizziamo ora le caratteristiche/parametri statiche/statici, ovvero quelle cose relative alla caratteristica statica, f<text:span text:style-name="T1067">S</text:span>(X), del nostro trasduttore.</text:p>
      <text:list text:style-name="LFO7" text:continue-numbering="true">
        <text:list-item>
          <text:p text:style-name="P1068">Range di ingresso/uscita, range dinamico. Il range è l'intervallo di valori a cui è sensibile il mio sensore, sia per quanto riguarda l'ingresso che l'uscita(Xmin, Xmax; Ymin, Ymax). Il range dinamico è un rapporto, R = Xmax/Xmin. Che cosa mi dice questo? Perché è importante? Perché mi definisce la qualità di misura del mio sensore. Prendiamo per esempio il metro da muratore. Ha le tacche da un millimetro. Il suo range dinamico è 2m/1mm, cioè 2000. Il range dinamico insomma è testimone della bontà della mia trasduzione, perché mi dice quanto riesco a valutare bene sia quantità piccole che quantità enormi</text:p>
        </text:list-item>
        <text:list-item>
          <text:p text:style-name="P1069">Linearità: un trasduttore si dice lineare se la relazione tra l'ingresso e l'uscita è Y = GX + Y<text:span text:style-name="T1070">0</text:span>. G è il guadagno, ovvero di quanto sale la mia grandezza di uscita a fronte di un cambiamento della grandezza di partenza, e Y<text:span text:style-name="T1071">0</text:span><text:s/>è un valore costante, detto offset. Naturalmente, se costruendo la caratteristica statica questa devia dalla rettilineità, il mio strumento non sarà lineare.</text:p>
        </text:list-item>
        <text:list-item>
          <text:p text:style-name="P1072">Sensibilità: G(X) = Delta Y / Delta X = f(X). Se il trasduttore è lineare, G è costante, ed è appunto chiamato guadagno. In tal caso, G = Delta Y / Delta X = (Ymax – Ymin) / (Xmax – Xmin)</text:p>
        </text:list-item>
        <text:list-item>
          <text:p text:style-name="P1073">Risoluzione: si intende la minima differenza della quantità X che è rilevabile dal sensore (Delta Xmin). Nel metro del muratore di prima, la minima differenza rilevabile è di un millimetro. Per noi questo parametro è molto importante, perché dopo l'ADC la risoluzione diventerà il nostro intervallo DELTA di quantizzazione.</text:p>
        </text:list-item>
        <text:list-item>
          <text:p text:style-name="P1074">Accuratezza: uno strumento accurato è uno strumento che mi dà una misura vicina al valore vero. Tirare frecce a un bersaglio e far sì che tutte quante siano vicine al centro (non dico tutte esattamente al centro, ma in un suo intorno relativamente piccolo) mi rende accurato.<text:s/><text:span text:style-name="T1075">L'accuratezza ci dà una misura dell'errore SISTEMATICO.<text:s/></text:span>(se nono accurato, posso fare tante misure e poi fare la media: quello è il mio risultato)</text:p>
        </text:list-item>
        <text:list-item>
          <text:p text:style-name="P1076">Precisione: quanto il nostro strumento riesce, facendo sempre la stessa misura (input uguale), a darci output molto simili tra loro. Tirare frecce a un bersaglio colpendo sempre lo stesso punto (che non è per forza il centro), sbagliando di veramente poco, mi rende preciso. [Ne segue che, se ogni volta colpisco il centro del bersaglio, sono accurato e preciso: colpisco al centro e sempre quasi nello stesso punto]. Quindi, uno strumento preciso mi dà sicurezza sulla ripetibilità delle misure che faccio.<text:s/><text:span text:style-name="T1077">La precisione ci dà una misura dell'errore CASUALE.</text:span></text:p>
        </text:list-item>
      </text:list>
      <text:p text:style-name="P1078"/>
      <text:p text:style-name="P1079">Passiamo ora ai parametri dinamici, ovvero quelli che ci descrivono come varia la grandezza di uscita al variare, nel tempo, della grandezza in ingresso. Praticamente, quanto il nostro trasduttore è in grado di “inseguire” le variazioni del segnale di ingresso nel tempo. Vediamo i parametri dinamici, relativi alla caratteristica dinamica f<text:span text:style-name="T1080">D</text:span>(X), dei sensori:</text:p>
      <text:list text:style-name="LFO8" text:continue-numbering="true">
        <text:list-item>
          <text:p text:style-name="P1081">Tempo di salita (rise time): Se X(t) varia, istantaneamente, da 1 a 9, quanto ci mette Y(t) a fare altrettanto? Un comportamento simile lo avevamo già visto nell'elettronica digitale col clock. Quindi, quanto ci mette il sensore a cambiare valore a fronte di un cambiamento repentino del valore della grandezza di ingresso. Di solito, dato un cambiamento, il rise time è misurato tra il 10% e il 90% dell'escursione completa.</text:p>
        </text:list-item>
        <text:list-item>
          <text:p text:style-name="P1082">Slew Rate: la massima velocità di variazione di Y(t): max(dY/dt). Ci dice quanto un trasduttore riesce a far variare la grandezza di uscita con al massimo una certa derivata, o pendenza. Se la grandezza di ingresso ha una velocità di variazione/pendenze minore dello Slew Rate, stiamo a posto. Altrimenti, rischiamo di non riuscire a “stargli dietro” (inseguiamo, anziché seguire).</text:p>
        </text:list-item>
        <text:list-item>
          <text:p text:style-name="P1083">Costante di tempo: il sistema sensore-trasduttore ha una sua inerzia che si descrive bene con una inerzia di tipo esponenziale. Quindi si comporta come si comportava il circuito RC: c'è una risposta al gradino (ovvero, a una variazione istantanea del valore di ingresso) esponenziale, cioè la curva che insegue è descrivibile come un esponenziale che va ad appoggiarsi sintoticamente al gradino. Data la curva esponenziale, se noi facciamo la derivata nel primo punto della curva, otteniamo una retta (la derivata appunto) che interseca il nuovo valore di X(t) in un certo punto. Bene, la distanza orizzontale tra questi punti (misurata come tempo, perché nelle ascisse c'è il tempo) è il nostro tempo T definito “costante di tempo”. E quindi sappiamo che, per rispondere al cambiamento, ci mettiamo nT, dove n è un certo valore. Quindi, la costante di tempo ci misura l'inerzia dello strumento. Tanto più è bassa, tanto meglio ci va.</text:p>
        </text:list-item>
      </text:list>
      <text:p text:style-name="P1084">Ora, questi sono tutti modi sintetici di descrivere dinamicamente il trasduttore: non posso avere informazioni più esaustive? Per esempio, data X(t), come faccio a capire cosa mi posso aspettare in uscita? Vorremmo insomma un modo completo che ci dica come si lega la funzione di ingresso X(t) con quella di uscita Y(t). Questo sarebbe particolarmente perché, se conosciamo l'operatore che ci porta da X a Y, possiamo anche invertirlo, e riottenere X a partire da Y. Allora, per farlo, studiamo il trasduttore come un sistema dinamico, che vede la grandezza da misurare come un segnale di ingresso x(t) e produce in uscita una grandezza y(t) come un segnale. Se il sistema insomma è descrivibile come sistema<text:s/><text:span text:style-name="T1085">lineare e tempo invariante</text:span>, possiamo definire una grandezza che ci dice TUTTO della caratteristica dinamica di un trasduttore. Vediamo allora altri parametri dinamici più interessanti:</text:p>
      <text:list text:style-name="LFO9" text:continue-numbering="true">
        <text:list-item>
          <text:p text:style-name="P1086">Risposta all'impulso (nei tempi): siamo nel dominio dei tempi, e ci viene detto come varia l'uscita rispetto all'ingresso nel tempo. Io prendo un sistema, dove x(t) è un impulso (dove matematicamente l'impulso ideale è l'impulso/delta di Dirac, cioè un rettangolo di area unitaria con base 0 e altezza infinita. È l'idealizzazione di una martellata). Bene, se io conosco cosa esce da questo trasduttore, ovvero y(t), quando all'ingresso mando una di queste martellate ideali, io conosco la risposta a qualunque ingresso. E posso calcolare, allora, questa risposta “generale” isolando h(t), che è appunto la nostra risposta, dalla formula: y(t) = x(t) * h(t) (questo prodotto è detto anche convoluzione, e ha una formula complicata con un integrale alla slide 6). Se conosco h(t), ho controllo su tutto: x(t) e y(t).</text:p>
        </text:list-item>
        <text:list-item>
          <text:p text:style-name="P1087">La teoria dei segnali ci insegna che il ragionamento di prima può essere fatto anche in frequenza: parliamo allora della Risposta in frequenza. La Trasformata di Fourier della risposta all'Impulso viene chiamata risposta in frequenza, e mi racconta, frequenza per frequenza, come il mio trasduttore amplifica o attenua quella frequenza. Quindi, nel dominio delle frequenze, la convoluzione diventa un prodotto, e il discorso è lo stesso. La risposta in frequenza è indicata con H(f).</text:p>
        </text:list-item>
        <text:list-item>
          <text:p text:style-name="P1088">Funzione di trasferimento: come prima ma con la trasformata di Laplace (lascia stare)</text:p>
        </text:list-item>
      </text:list>
      <text:p text:style-name="P1089"/>
      <text:p text:style-name="P1090">Finiscono qui le caratteristiche di un trasduttore. Parliamo ora della tassonomia dei trasduttori, ovvero come li si può catalogare. In generale ci sono vari criteri per catalogarli. Per esempio, dal nostro punto di vista (ovvero per persone che sono interessate a trasduttori dove la grandezza di uscita è di tipo elettrico) spesso si fanno catalogazioni in base alla<text:s/><text:span text:style-name="T1091">grandezza di uscita</text:span>. Di che grandezze di uscita parliamo?</text:p>
      <text:p text:style-name="P1092">-Tensione: la grandezza di uscita più comune, perché è semplice da misurare e spesso comoda.</text:p>
      <text:p text:style-name="P1093">-Corrente: anche lei è molto utili</text:p>
      <text:p text:style-name="P1094">-Resistenza → trasduttori<text:s/><text:span text:style-name="T1095">resistivi</text:span>. Ebbene sì, a volte la grandezza di uscita è una resistenza! (vedremo tra poco qualcosa che traduce temperatura in resistenza)</text:p>
      <text:p text:style-name="P1096">-Capacità → trasduttori capacitivi</text:p>
      <text:p text:style-name="P1097">-Induttanza → trasduttori induttivi</text:p>
      <text:p text:style-name="P1098">Un'altra catalogazione può derivare sulla base del fenomeno fisico che il trasduttore sfrutta:</text:p>
      <text:p text:style-name="P1099">-Piezoelettricità → trasduttori piezoelettrici</text:p>
      <text:p text:style-name="P1100">-Termoelettricità → trasduttori termoelettrici</text:p>
      <text:p text:style-name="P1101">-Effetto fotoelettrico → trasduttori fotovoltaici</text:p>
      <text:p text:style-name="P1102">etc..</text:p>
      <text:p text:style-name="P1103"/>
      <text:p text:style-name="P1104">Si fanno classificazioni anche sulla base di quante misure fanno con un'osservazione. In generale si parla di:</text:p>
      <text:list text:style-name="LFO10" text:continue-numbering="true">
        <text:list-item>
          <text:p text:style-name="P1105">sensori elementari: quando si acquisisce un singolo campione ad ogni istante (sia questi mono o multidimensionale). Quindi, ad ogni istante, io misuro una grandezza N-dimensionale.</text:p>
        </text:list-item>
      </text:list>
      <text:p text:style-name="P1106">-1:D – temperatura, pressione, suono...</text:p>
      <text:p text:style-name="P1107">-2-D – direzione del vento</text:p>
      <text:p text:style-name="P1108">-3-D – accelerazione</text:p>
      <text:p text:style-name="P1109">-6:D – campo elettrico/magnetico</text:p>
      <text:list text:style-name="LFO10" text:continue-numbering="true">
        <text:list-item>
          <text:p text:style-name="P1110">array di sensori: ad ogni istante, io acquisisco un array di campioni. Anche qui, la grandezza, che è un array di valori, può avere valori multi-dimensionali.</text:p>
        </text:list-item>
      </text:list>
      <text:p text:style-name="P1111">-array 1-D – trasduzione di suono</text:p>
      <text:p text:style-name="P1112">-array 2-D – acquisizione di immagine</text:p>
      <text:p text:style-name="P1113">-array 3-D – di sequenze video</text:p>
      <text:p text:style-name="P1114"/>
      <text:p text:style-name="P1115">Prima di cominciare dei sensori veri e propri, cerchiamo di capire di cosa ci occuperemo nelle ultime lezioni. Nella slide 9, possiamo osservare la catena di acquisizione (signal processing chain) del segnale. Quando acquisiamo una grandezza con un sensore, abbiamo una catena di passaggi da attraversare. In particolare, l'ultima cosa che faremo sarà elaborare digitalmente la grandezza misurata, convertita da grandezza elettrica (analogica) a segnale digitale con un convertitore ADC. Bene, tra questo convertitore è il trasduttore iniziale, c'è un anello mancante: la<text:s/><text:span text:style-name="T1116">circuiteria di condizionamento</text:span>. Si tratta dell'ultimo pezzo che ci manca nel nostro discorso, ed è quello a cui siamo più interessati. Perché ne abbiamo bisogno?</text:p>
      <text:p text:style-name="P1117">Se dal trasduttore esce una tensione che va da A a B, ma l'ADC accetta solo tensioni da Y a Z, dobbiamo fare una traduzione. Questo lavoro lo fa la circuiteria di condizionamento. Quindi, quando parleremo di sensori, parleremo non solo del loro principio di funzionamento, ma anche del condizionamento.</text:p>
      <text:p text:style-name="P1118">Altri due cents sul condizionamento. Cosa vuol dire “fare condizionamento”?</text:p>
      <text:p text:style-name="P1119">Vuol dire trattare il segnale elettrico prodotto dal sensore al fine di ottenere un segnale adatto all'ingresso dell'ADC. In particolare, un condizionatore fa le seguenti cose (o ha i seguenti aspetti/problemi):</text:p>
      <text:list text:style-name="LFO11" text:continue-numbering="true">
        <text:list-item>
          <text:p text:style-name="P1120">Amplificazione (o attenuazione): si tratta della conversione della grandezza elettrica prodotta dal sensore (corrente, tensione, resistenza, capacità, induttanza) in tensione (o talvolta in corrente). Non solo, si tratta anche dell'adattamento dell'escursione in tensione (o corrente, o...) del trasduttore all'intervallo di tensioni misurato dall'ADC (es: 0 – 10 V).</text:p>
        </text:list-item>
        <text:list-item>
          <text:p text:style-name="P1121">Eccitazione: si tratta di ciò che io devo fare attivamente perché il mio sensore funzioni. Alcuni sensori (strain gauges, accelerometri, termistori, RTDs, …) hanno bisogno di essere alimentati con una tensione/corrente ben determinata. Per i sensori capacitivi (cioè condensatori a capacità variabile), anche per loro, c'è l'eccitazione (con corrente alternata sinusoidale).</text:p>
        </text:list-item>
        <text:list-item>
          <text:p text:style-name="P1122">Linearizzazione: ci sono sensori che hanno una funzione statica non lineare che io potrei voler linearizzare. Le termocoppie, per esempio, spesso necessitano di linearizzazione.</text:p>
        </text:list-item>
        <text:list-item>
          <text:p text:style-name="P1123">Filtraggio: eliminazione dei segnali interferenti, riduzione rumore, limitazione banda (aliasing).</text:p>
        </text:list-item>
        <text:list-item>
          <text:p text:style-name="P1124">Isolamento</text:p>
        </text:list-item>
      </text:list>
      <text:p text:style-name="P1125"/>
      <text:p text:style-name="P1126">I sensori che vorremo vedere sono divisi in Sensori ELEMENTARI e Sensori COMPLESSI</text:p>
      <text:p text:style-name="P1127">Elementari:</text:p>
      <text:p text:style-name="P1128">-temperatura: termocoppia, RTD, a semiconduttore (integrati)</text:p>
      <text:p text:style-name="P1129">-forza, deformazione: estensimetri, celle di carico</text:p>
      <text:p text:style-name="P1130">-posizione, velocità (rotazione): sensori di Hall, Encoder</text:p>
      <text:p text:style-name="P1131">-accelerazione/vibrazione/suono: geofoni, elem. piezoelettrici, microfoni</text:p>
      <text:p text:style-name="P1132">-intensità di radiazione luminosa: fotodiodi</text:p>
      <text:p text:style-name="P1133">Complessi:</text:p>
      <text:p text:style-name="P1134">-sensori inerziali MEMS: accelerometri, giroscopi, magnetometri</text:p>
      <text:p text:style-name="P1135">-sensori di distanza (LIDAR): sensori TOF (Time of Flight)</text:p>
      <text:p text:style-name="P1136"/>
      <text:p text:style-name="P1137">Quindi, vediamoli più nel dettaglio.</text:p>
      <text:p text:style-name="P1138"/>
      <text:p text:style-name="P1139">SENSORI ELEMENTARI – TEMPERATURA</text:p>
      <text:p text:style-name="P1140">Termocoppia</text:p>
      <text:p text:style-name="P1141">è il più classico dei sensori elettronici. Di che si tratta? Di un oggetto molto diffuso nelle case, montato di solito di fianco a un fornello, che monitora la temperatura del fornello, così che, se la fiamma si spegne perché ci abbiamo buttato sopra l'acqua, lui spegne il gas. In generale, se vogliamo misurare la temperatura, lo facciamo con una termocoppia. È molto semplice ed affidabile, e la sua struttura è banale: sono due fili, di metalli diversi, che vengono saldati l'un l'altro sulla punta della termocoppia. L'elemento sensibile è proprio la giunzione, il punto cioè dove i due metalli si collegano. Il principio fisico della termocoppia è l'effetto Seebeck/termoelettrico. Non lo vedremo nel dettaglio, perché ha a che fare con come le cariche di un conduttore si muovono al cambiare della temperatura e con la differenza delle caratteristiche delle nubi elettroniche dei due diversi metalli.</text:p>
      <text:p text:style-name="P1142">Fondamentalmente: se collego due metalli tra loro, io misuro la loro differenza di potenziale, che varia al variare dei metalli connessi. Questa differenza di potenziale, però, cambia al variare della temperatura. Questo trasduttore pertanto è capace di convertire la temperatura in tensione. La situazione reale, però, è più complicata...</text:p>
      <text:p text:style-name="P1143">(prendi il disegno della slide 13). Abbiamo una termocoppia fatta di Ferro e Constantana. Abbiamo, a sinistra, del rame, che incontra solo ferro. Per la legge della maglie, Vm è la somma delle differenze di potenziale a tutte le giunzioni. Prese con i segni giusti, abbiamo che Vm = V1 – V2 + V3 – V4. Si nota che V2 e V3 sono rame-ferro e ferro-rame. Quindi, se sono alla stessa temperatura (e lo sono, sono entrambe a temperatura ambiente, perché una accanto all'altra), possiamo eliminarle. Rimangono V1, ovvero la tensione alla giunzione ferro-costantana a temperatura Tc (quella che ci interessa) – V4, ovvero la temperatura ferro-constantana, alla temperatura di riferimento (ambiente diciamo). Quindi abbiamo che Vm è uguale alla tensione Ferro-Constantana, alla temperatura che ci interessa Tx, meno la tensione Ferro-Constantana alla tensione di riferimento Tref. Quest'ultima è nota, pertanto è una costante. Allora, se la conosciamo, la possiamo compensare, e quindi toglierla dai nostri calcoli. Pertanto Vm è V<text:span text:style-name="T1144">fe-Co</text:span>(T<text:span text:style-name="T1145">X</text:span>). Vm è ciò che misuriamo, Tx è l'incognita. La costante di prima, indicata anche come k<text:span text:style-name="T1146">CJ</text:span>, è chiamata anche Cold-junction compensation. La compensazione che si può fare (per rimuovere questa costante) può essere approssimata, e quindi sottraggo una k<text:span text:style-name="T1147">CJ <text:s/></text:span>“media” (costante), oppure accurata, dove misuro T<text:span text:style-name="T1148">REF</text:span><text:s/>e sottraggo il valore corretto di k<text:span text:style-name="T1149">CJ</text:span>.</text:p>
      <text:p text:style-name="P1150">Nella slide 14 abbiamo una serie di esempi di termocoppie. A seconda del tipo, cambia il range di temperatura misurabile, il range di misura consigliato, il coefficiente di Seebeck (sensibilità, microvolt/grado celsius) e i contesti applicativi.</text:p>
      <text:p text:style-name="P1151">Vediamo più in dettaglio il processo di misura della temperatura mediante condizionamento ed ADC. La termocoppia genera una differenza di potenziale ai suoi due capi, abbastanza piccola fra l'altro. E la tensione è generata dallo spostamento di cariche alla giunzione metallo-metallo, quindi dobbiamo misurare tensione senza consumare corrente, altrimenti va tutto perso. Quindi, siccome vogliamo misurare una tensione senza succhiare corrente, vogliamo una impedenza (resistenza?) d'ingresso elevatissima. Bene, allora ci basta prendere un Amplificatore per Strumentazione per leggere la differenza di tensione e amplificarla. Questo Instrumentation Amplifier può non avere Rgain, ma in tal caso non possiamo amplificare la tensione di ingresso. Se invece includiamo Rgain, possiamo regolare il guadagno della tensione (può arrivare anche a 10.000). Alla slide 17 lo stato dell'arte delle termocoppie (migliore setup possibile praticamente).</text:p>
      <text:p text:style-name="P1152">Altra cosa importante: se noi colleghiamo la nsotra termocoppia i due terminali e basta, siccome nei due punti di collegamento termocoppia-InstrAmp non succhiamo corrente, è come se la termocoppia avesse i due fili isolati. Questo è un problema, perché i due fili isolati in questo modo possono fungere da antenne → se anche semplicemente li illuminiamo col sole, li bombardiamo di fotoni, e quindi caricare elettrostaticamente il circuito, e disturbare in modo elettromagnetico i fili e disturbare la misura. Per scongiurare pertanto la “deriva del potenziale”, uno dei due terminali della termocoppia viene messo a massa.</text:p>
      <text:p text:style-name="P1153">Nelle termocoppie, se noi colleghiamo la termocoppia propriamente detta</text:p>
      <text:p text:style-name="P1154"/>
      <text:p text:style-name="P1155"/>
      <text:p text:style-name="P1156">15/12/2021 – 22 ° Lezione</text:p>
      <text:p text:style-name="P1157"/>
      <text:p text:style-name="P1158">Eravamo arrivati a vedere la termocoppia, primo esempio di sensore i temperatura. Alla Slide 17, abbiamo visto come ottenere la massima precisione possibile dalla termocoppia. Abbiamo visto sia le giunzioni di riferimento immerse in ghiaccio fondente e la necessita di attaccare un capo a massa per evitare che il sensore non si carichi elettrostaticamente.</text:p>
      <text:p text:style-name="P1159"/>
      <text:p text:style-name="P1160">RTD</text:p>
      <text:p text:style-name="P1161">Chiamato anche Termistore in italiano (Resistance Temperature Detector). Si tratta di un filo di metallo, spesso il platino (poco, per questioni economiche) che gode della proprietà di termoresistenza in maniera particolarmente nobile. Esso si basa sulla dipenda della temperatura alla resistività del materiale.</text:p>
      <text:p text:style-name="P1162">Resistività: se prendo un metallo, questo conduce ma non in modo perfetto, perché ha una piccola resistenza interna. Questa resistenza dipende dalla sua lunghezza e spessore, dalla forma geometrica insomma. Lunghezza doppia = doppia resistenza. Sezione doppia = metà resistenza. La resistività è indicata anche come rho, e R = rho * L/S (Lunghezza/Sezione). È praticamente la resistenza specifica. La resistenza dipende dalla geometria dell'oggetto, la resistività SOLO dal materiale. La dimensione è Ohm * metro.</text:p>
      <text:p text:style-name="P1163">Quindi, ogni metallo ha una resistività che dipende dalla temperatura. Metallo più metallo meno, questa relazione, in termini differenziali (se faccio cioè una piccola variazione) è una relazione lineare. Se R0 è la resistenza del mio metallo alla temperatura T0, se io porto il metallo a una temperatura T, allora R(T) è come la formula alla slide 18. Quindi abbiamo una resistenza in funzione della temperatura. I principali RTD sono di platino, in particolare:</text:p>
      <text:p text:style-name="P1164">-RTD Pt-100 (Platino-100), che ha 100 Ohm di resistenza a 0°C.</text:p>
      <text:p text:style-name="P1165">-RTD Pt-1000, che ha 1000 Ohm di resistenza a 0°C.</text:p>
      <text:p text:style-name="P1166">A destra c'è un pezzo di alluminio con un filamento di platino sopra. La base di alluminio mi fa da conduttore di calore, praticamente.</text:p>
      <text:p text:style-name="P1167">Perché preferire un RTD a una termocoppia?</text:p>
      <text:p text:style-name="P1168">Le RTD sono considerate sensori di precisioni, e si riesce a conoscere, a priori, il loro comportamento. Ovvero, se ho una Pt-100, so la resistenza a 0°C, e so la resistenza a ogni altra temperatura, con un'ottima precisione. In più sono fortemente lineari (un tempo era una cosa molto importante, ad oggi non è più un problema enorme). Tuttavia, è più costoso da produrre. In più è un oggetto intrinsecamente delicato: nelle situazioni di industria pesante, questi oggetti non si trovano.</text:p>
      <text:p text:style-name="P1169">E il range di temperatura su cui lavorano può essere virtualmente molto esteso, ma di solito si usano su range che arrivano a centinaia di gradi celsius e non oltre i 1000 come succede per le termocoppie (per un motivo che non ho capito).</text:p>
      <text:p text:style-name="P1170">Una Pt-100 di Classe A, per essere tale, deve assicurarmi che il suo tabulato sbagli al massimo di 0.06°C. Nella tabella, sulla prima colonna abbiamo la temperatura, sulla prima riga le unità del valore della temperatura, e nelle celle il valore della resistenza. Questo dicevamo prima quando dicevamo che sappiamo a priori i valori che la resistenza assumerà.</text:p>
      <text:p text:style-name="P1171">Quindi, questo era un traduttore squisitamente resistivo: trasforma la temperatura in resistenza. Il suo condizionamento è di fatto un oggetto che trasforma la resistenza in tensione. Come si fa? Con un Ohmetro (?).</text:p>
      <text:p text:style-name="P1172">Per conoscere la resistenza, possiamo far passare corrente su di essa, misurare la corrente e calcolare, per la legge di ohm, la resistenza. Di fatto, con un ohmetro, abbiamo un generatore di corrente che genera una corrente i_test, che attraversa R, e noi misuriamo i due capi di R. Questa è la tensione che misuriamo, e possiamo allora ricavarci R. Se però misuro resistenze alte o basse con estrema precisione, faccio più fatica. Per collegarci a una resistenza, noi usiamo fili, che hanno una loro resistenza. Quindi, alla resistenza che ci interessa, abbiamo messo in serie altre resistenze. Possono essere ridicole e quindi non essere importanti, ma se voglio essere preciso dobbiamo fare di meglio. Per questi casi, si usa la connessione a 4 fili o KELVIN (force-sense) connection. L'idea è di andare verso la resistenza remota con 4 fili anziché due. Una coppia la uso per fare da generatore di corrente (force), e all'altra collego il generatore di tensione (sensing). Ebbene, coa succede? La corrente i attraversa il primo filo, arriva alla resistenza, e poi torna indietro. Ma per Kirchoff, la corrente passa tutta attraverso la resistenza ignota. E in più, la tensione Vrtd che misuro con il sensing è la stessa che c'è ai capi della resistenza. Così facendo, io misuro al resistenza esatta del sensore indipendentemente dalla qualità e lunghezza dei cavi usati per la misura, e indipendentemente anche dalla loro resistenza. A questo punto, posso misurare questa tensione con un Instrumentation Amplifier.</text:p>
      <text:p text:style-name="P1173">Nella gestione del condizionamento, io posso controllare il valore della corrente i. Pertanto, posso anche controllare il guadagno dell'amplificatore (con dei vincoli però: se faccio passare una corrente su una resistenza, questa deve dissipare la corrente che passa. Quindi devo far passare una corrente tale per cui la mia termoresitenza dissipa una quantità di calore trascurabile, affinché io continui a fare misure sensate. Di solito si sta nei microampere per questo motivo).</text:p>
      <text:p text:style-name="P1174"/>
      <text:p text:style-name="P1175">Se ho a che fare con temperature casalinghe tra i 0 e i 10°C, però posso usare dei materiali che non vengono alterati per questioni termiche. Le temperature misurate insomma non sono poi così tremende. Pertanto...</text:p>
      <text:p text:style-name="P1176">Analog Devices AD592</text:p>
      <text:p text:style-name="P1177">Innanzitutto è minuscolo. È un convertitore temperature-corrente. Si usano i due piedini esterni e basta in pratica. Cosa succede? Ebbene, lui genera una corrente proporzionale alla temperature. Per fare ciò, è necessaria una tensione di alimentazione (non necessariamente precisa). A questo punto, faccio passare la corrente attraverso una resistenza da 1000 Ohm esatti (ottenuta come somma di due resistenze particoalri) e genero una tensione che sale di 1mV per ogni grado Kelvin. Questa è la “pappa pronta”, ma non è più lo stato dell'arte. Ci sono oggetti simili a questi ma che hanno incorporato anche l'ADC.</text:p>
      <text:p text:style-name="P1178"/>
      <text:p text:style-name="P1179">FINE TEMPERATURE</text:p>
      <text:p text:style-name="P1180"/>
      <text:p text:style-name="P1181">SENSORI ELEMENTARI – FORZA, DEFORMAZIONE</text:p>
      <text:p text:style-name="P1182">In realtà, quando misuriamo la forza, lo facciamo attraverso la deformazione. Questi oggetti sono chiamati estensimetri (Strain Gauge).</text:p>
      <text:p text:style-name="P1183">Estensimetro (Strain Gauge)</text:p>
      <text:p text:style-name="P1184">Che cos'è? Qual'è il suo principio di funzionamento fisico? Si basa sulla legge di Hooke: in un materiale elastico, la deformazione è proporzionale alla forza che l'ha causata. Se ho insomma un oggetto elastico e spingo i due capi l'uno verso l'altro, ottengo una deformazione proporzionale alla forza che ho applicato. Occhio che qui parliamo sempre di materiali che rimangono in regime elastico (non si rompono). Bene, cosa facciamo allora? Come prima, se io prendo un condutore di resistività rho con sezione S e lunghezza l, e lo allungo di una quantità Delta l, avrò un Delta R proporzionale. In particolare, posso dire che Delta R / R = K (costante) * Delta l / l. In realtà, se c'è un Delta l in più, c'è poi anche un Delta s in meno. Ma facendo i conti, la relazione di prima viene comunque rispettata per qualunque materiale. Una barra di metallo qualsiasi è pertanto un trasduttore resistivo che trasforma la deformazione in resistenza (di nuovo quindi, trasduttore resistivo). Quando però io tiro un pezzo di metallo, la deformazione risultante è ridicola, quindi anche K come valore sarà ridicolo. Pertanto, abbiamo bisogno di ingrandire Delta l in modo percettibile anche quando la forza in gioco è molto piccola. Come si fa? Con i due estensimetri a destra (slide 23).</text:p>
      <text:p text:style-name="P1185">Il primo è come un cerotto. La base è un foglio di plastica tipo lucidi, con poliestere o comunque materiale flessibile in ogni direzione. Su questo, stampo uno strato di materiale flessibile in ogni direzione. Ho poi una serie di piste parallele ma in serie. Pertanto, costruisco una barra con una resistenza che ha la sezione del filo e la lunghezza del filo intero. Le piazzole che ci sono ad ogni “curva” hanno un contributo ridicolo. C'è poi la versione su due assi che permette di misurare l'estensione in entrambe le direzioni, cioè lungo l'asse x e l'asse y.</text:p>
      <text:p text:style-name="P1186">La sensibilità K inoltre dipende proprio dal materiale.</text:p>
      <text:p text:style-name="P1187">Quindi, vogliamo misurare Delta l per misurare una resistenza. Prima però volevamo misurare resistenze molto precise di un certo valore, mentre ora vogliamo misurare in modo preciso Delta R, che è più difficile. Come facciamo a stimare questi Delta R / R molto maggiori di 1? Si può usare uno schema circuitale chiamato ponte di wheatstone. È composto da 4 resistenze di cui 3 uguali, e la 4° è l'estensimetro.</text:p>
      <text:p text:style-name="P1188"/>
      <text:p text:style-name="P1189"/>
      <text:p text:style-name="P1190">R KEY – It's time to start over.</text:p>
      <text:p text:style-name="P1191"/>
      <text:p text:style-name="P1192">La scorsa volta abbiamo concluso vedendo il condizionamento nella termocoppia. L'effetto Seebeck genera una differenza di potenziale tra i due fili, ma questa coppia non riesce comunque a produrre troppa corrente. Si tratta infatti di un semplice squilibrio tra le nuvole elettroniche dei due metalli, troppo poco perché produca energia. Pertanto, la differenza di potenziale generata è debole. Non può sostenere un flusso di corrente. Pertanto, per misurare la differenza di potenziale ai due capi di una termocoppia, è importate usare un dispositivo che abbia una impedenza di ingresso altissima: l'Instrumentation Amplifier. In particolare, come già sappiamo, possiamo manipolare la resistenza Rgain per regolare il guadagno. Questo per noi è fondamentale se vogliamo costruire un circuito di condizionamento di una termocoppia, perché sulla base del guadagno che abbiamo naturalmente dalla termocoppia, che si aggira sulle decine di microvolt per grado celsius, possiamo scegliere (anzi, dobbiamo) il range dei valori di uscita dell'Insturmentation Amplifier, così che i valori siano leggibili dall'ADC. Abbiamo poi considerato un paio di aspetti per quanto riguarda la misura con termocoppia spinta, ovvero, quando vogliamo tanta precisione. Se vogliamo che la misura sia accuratissima, dobbiamo mantenere le giunzioni a una temperatura costante e conosciuta, per esempio 0°C (bagno di ghiaccio fondente). Da un punto di vista elettrico, invece, è importante mettere un capo a massa. Consideriamo infatti il nostro circuito della slide 17 al centro. Abbiamo una termocoppia, ovvero due fili di metallo collegati tra loro e a un In-Amp, che ha una impedenza praticamente infinita. Se le cose stanno così però, la mia termocoppia è una coppia di conduttori che non sono collegati a nulla, cioè non sono vincolati ad alcun tipo di potenziale (non sono collegati a qualche oggetto che li porti al suo potenziale). In tale condizione, questi oggetti possono essere facilmente caricati (se li sfrego sul maglione, muhahahaha. A parte scherzi, anche i fotoni dell'irraggiamento solare possono caricare un metallo). Così facendo, la differenza di potenziale tra i due metalli non cambia, ma la termocoppia in sé, come potenziale, si alza di qualche centinaio/migliaio di volt rispetto alla mia circuiteria di amplificazione. Questo, in un circuito dove vorrei misurare milliVolt o microVolt, può darmi valori di ingresso troppo alti, che possono causare problemi. In questi casi si dice che il potenziale “deriva”, cioè l'oggetto si carica, la carica non può andare da alcuna parte se non in giro, e quindi è un casino nell'In-Amp. La soluzione però è semplice: basta piantare un qualunque punto della coppia di metalli a massa, così eventuali eccessi di potenziale si scaricano a terra. Passiamo al prossimo sensore di temperatura:</text:p>
      <text:p text:style-name="P1193"/>
      <text:p text:style-name="P1194">RTD (Resistance Temperature Detector)</text:p>
      <text:p text:style-name="P1195">Trattasi di un sensore di temperatura che sfrutta un fenomeno fisico diverso. In particolare, gli RTD, sono oggetti molto semplici: un pezzo di conduttore metallico, di solito il platino grazie ad alcune sue ottime caratteristiche. Cosa molto il platino, ma se ne usa talmente poco che non si spende tantissimo, alla fine dei conti. Il suo problema sono i costi di produzione, più alti della termocoppia, dove i due metalli potevano essere di vario tipo. Il principio fisico su cui si basa è quello della termoresistenza, ovvero il fatto che ogni metallo è caratterizzato da una sua resistività, cioè resistenza intrinseca (resistività = resistenza per unità di misura, ora lo spieghiamo meglio). Immaginiamo un pezzo qualunque di metallo lungo L e con una sezione S. Ebbene, questo oggetto ha una certa resistenza, anche se poca (nessun metallo è un conduttore ideale), pertanto, se raddoppio la lunghezza del mio pezzo di metallo, e la sua resistenza prima era R, ora la sua resistenza sarà 2R. Se invece prendessi un pezzo di quel metallo con sezione 2S e lunghezza L, la sua resistenza diventa R/2 (è come aver messo due tubi in parallelo, quindi due resistenze in parallelo). Ebbene, questo è vero per qualunque materiale. Allora, per ogni metallo, si dice che questo ha una resistenza “specifica” (un po' tipo il peso specifico). La resistenza specifica viene indicata anche come Rho, ovvero Resistività. Quindi, abbiamo capito che ogni materiale avrà una sua specifica resistività Rho. Pertanto, la resistenza R di un pezzo di metallo è uguale a Rho * L / S. Quindi, Rho è una caratteristica del materiale: il rame ne avrà una, il platino un'altra, l'alluminio un'altra ancora... bene, la termoresistenza è il fenomeno che ci dice che la resistenza R di un materiale varia in funzione della temperatura T. Quindi, sfruttiamo il fatto che questa R varia in funzione della temperatura per le nostre misure. Il platino è particolare perché se disegniamo su un grafico che ha sulle ascisse la temperatura T e sulle ordinate R, notiamo un comportamento lineare. Quindi, la relazione che lega Temperatura e Resistenza del materiale nel platino (slide 18) è R(T) = R<text:span text:style-name="T1196">0</text:span>(1+alpha(T – T<text:span text:style-name="T1197">0</text:span>)), dove T<text:span text:style-name="T1198">0</text:span><text:s/>e R<text:span text:style-name="T1199">0</text:span><text:s/>sono temperatura e resistenza di riferimento, mentre T e R sono la temperatura e resistenza attuale. L e S sono fissate e immutabili, in tutto questo.</text:p>
      <text:p text:style-name="P1200">Tra le principali tipologie di RTD in platino troviamo:</text:p>
      <text:p text:style-name="P1201">-Pt-100, con una resistenza da 100 Ohm a 0°C.</text:p>
      <text:p text:style-name="P1202">-Pt-1000, con una resistenza da 1000 Ohm a 0°C.</text:p>
      <text:p text:style-name="P1203">In entrambi, l'oggetto vero e proprio è di fatto il nostro famoso filo di platino appoggiato su un piccolo piano di un altro materiale, di solito alluminio.</text:p>
      <text:p text:style-name="P1204">RTD e Termocoppia sono i due sensori di temperatura standard per usi industriali. Mettiamoli a confronto.</text:p>
      <text:p text:style-name="P1205">RTD:</text:p>
      <text:p text:style-name="P1206">-Pro: sono eccezionalmente lineari e molto precisi. Misurare temperatura con alte precisioni diventa un problema fisico per nulla banale, perché si cerca di misurare l'energia cinetica degli atomi in gioco. Pertanto, è difficile trovare termometri che abbiano una precisione di centesimi di gradi °C (sono robe da laboratorio). Quindi, se vogliamo avere una precisione di decimi o centesimi, in alcuni casi, di °C, vanno bene le RTD.</text:p>
      <text:p text:style-name="P1207">-Contro: sono più costosi</text:p>
      <text:p text:style-name="P1208">TERMOCOPPIE:</text:p>
      <text:p text:style-name="P1209">-Pro: permettono estensioni con range di temperatura notevole (nell'acciaio fuso ci metterai una termocoppia, non un RTD). Sono inoltre robusti ad ambienti ostili e più resistenti dei RTD, e costano poco.</text:p>
      <text:p text:style-name="P1210">-Contro: sono meno lineari degli RTD e meno precisi.</text:p>
      <text:p text:style-name="P1211">Nelle PTD, inoltre, un'altra cosa figa è che i valori di resistenza sono predeterminati, a seconda del PTD che io compro. Ovvero, se compro un Pt-100 di classe A (precisione +- 0,06 °C), so a priori che, a 0°C, avrò una resistenza di esattamente 100 Ohm, che a una certa temperatura della slide 19, io avrò un certo valore di resistenza. Ci sono inoltre delle “classi” appunto che mi dicono l'errore che il mio RTD può fare durante una misura, rispetto alla tabella fornita.</text:p>
      <text:p text:style-name="P1212"/>
      <text:p text:style-name="P1213">Chiediamoci, anche in questo caso, come si fa a condizionare l'RTD.</text:p>
      <text:p text:style-name="P1214">Ebbene, la caratteristica di uscite è la resistenza, pertanto abbiamo bisogno di un circuito che converta la resistenza in tensione, e che sia preciso.</text:p>
      <text:p text:style-name="P1215">In generale, in alto a destra (slide 20), vediamo che la cosa più semplice che possiamo fare è convertire la resistenza in tensione, imponendo di far scorrere dentro l'RTD una corrente i di intensità nota con grande precisione (lo faccio usando un Precision Current Source). La corrente è costante, naturalmente. A questo punto il gioco è fatto: V<text:span text:style-name="T1216">RTD</text:span><text:s/>= i * R, e io leggo, all'ingresso dell'ADC, una tensione nota. Conosco anche i perché l'ho scelta io, quindi conosco anche R. Questa soluzione va bene fintanto che non <text:s/>vogliamo troppa precisione. Ma in caso contrario, quindi dove vogliamo essere molto precisi nella misura della temperatura, abbiamo un problema aggiuntivo: la circuiteria che mettiamo in piedi per collegare l'RTD all'ADC (e per esempio anche al Precision Current Source) è fatta di cavi, quindi metallo, ciascuno dei quali ha quindi una certa resistenza. Questa cosa si vede bene anche in Ohmmetro, strumento usato apposta per misurare la resistenza di un filo. In questo caso, colleghiamo due cavi <text:s/>al cavo con la resistenza che stiamo cercando, facciamo passare corrente costante e poi, misurando la tensione, possiamo risalire alla resistenza del circuito intero. Questa resistenza però non è solo del cavo che ci interessa, ma anche dei due cavi che colleghiamo al cavo incognito: ho quindi una resistenza in serie complessiva pari a R<text:span text:style-name="T1217">SUBJECT<text:s/></text:span>+ 2 R<text:span text:style-name="T1218">WIRE</text:span>, se R<text:span text:style-name="T1219">WIRE</text:span><text:s/>è la resistenza dei due cavi che abbiamo collegato. E non posso nemmeno dire che conosco R<text:span text:style-name="T1220">WIRE</text:span><text:s/>e che quindi poi lo sottraggo dai calcoli del mio risultato finale. Infatti, la resistenza R<text:span text:style-name="T1221">WIRE</text:span><text:s/>dipende dalla temperatura (è comunque la resistenza di un materiale), quindi per conoscerla che faccio, ci attacco un altro Ohmetro? Diventa un cane che si morde la coda, infattibile. Quindi che si fa? Non c'è un modo per sbattersene di R<text:span text:style-name="T1222">WIRE</text:span><text:s/>e gestire la cosa in maniera ideale? Sì! Si tratta della KELVIN (current-sense) connection, o connessione a 4 fili. La vedi in basso a sinistra nella slide 20. Immagina la situazione: ha la tua Pt-100 immersa in un contenitore di cui vuoi conoscere la temperatura. Agli estremi della tua Pt-100 colleghi 4, non 2, fili, lunghi quanto ti pare, anche 10 metri (ricorda che la resistenza di un materiale aumenta con la sua lunghezza! Quindi in teoria qui dovremmo avere grossi problemi, se abbiamo cavi così lunghi). Di questi 4 cavi, due sono collegati e formano un circuito chiuso, a cui è collegato un generatore di corrente costante (precision current source). Agli altri due cavi invece, sempre collegati alle estremità del tuo RTD, colleghi un misuratore di tensione (vuoi conoscere V<text:span text:style-name="T1223">RTD</text:span>. Tale misuratore avrà impedenza altissima, quindi NON assorbe corrente). Piccola nota: i due fili collegati al generatore di corrente fanno parte del collegamento<text:s/><text:span text:style-name="T1224">force</text:span>, mentre quelli dove si misura la tensione fanno parte del collegamento<text:s/><text:span text:style-name="T1225">sense</text:span>, perché da lì percepisco la tensione. Quindi: abbiamo una corrente che attraversa la Pt-100 e torna. Ma la corrente attraversa INTERAMENTE la Pt-100, non si infila nei due cavi collegati al generatore di tensione: perché? Perché il misuratore di tensione non assorbe corrente: pensa a un Instrumentation Amplifier! Misuri tensione ma non assorbi corrente. Perfetto! E questo indipendentemente dalla resistenza di questi cavi collegati al misuratore, perché tanto non passa corrente. Quindi ce l'abbiamo fatta: possiamo misurare la tensione ai due capi della Pt-100 senza problemi.</text:p>
      <text:p text:style-name="P1226"/>
      <text:p text:style-name="P1227">Analog Devices AD592</text:p>
      <text:p text:style-name="P1228">Non possiamo non citare anche questo sensore. Se non ho bisogno di fare misure di temperatura “spinte” e non ho bisogno di altissima precisione (insomma, devo misurare temperature domestiche tipo tra 0 e 100 °C), insomma, possiamo usare questo sensore. Si tratta di circuiti integrati (chip) dove cioè è tutto “precotto”, cioè noi dobbiamo solo preoccuparci di collegare l'uscita a quello che ci serve (trasforma la temperatura in corrente), come l'ADC. Oggigiorno, addirittura, ci sono chip come questi con PURE l'ADC. Ma comunque.</text:p>
      <text:p text:style-name="P1229">Abbiamo insomma a che fare con un trasduttore temperatura-corrente che è minuscolo,e funziona bene con temperature tra i -40 e i 120 °C. Funge da generatore di corrente, dove la corrente generata è proporzionale alla temperatura, con una sensibilità di 1 microAmpere per °C. In questo oggetto abbiamo un piccolo circuito dove a un suo capo colleghiamo una tensione sufficientemente alta, mentre dall'altra parte ci mettiamo una resistenza da 100 Ohm, seguita da un collegamento a massa. Quindi, avendo noi una differenza di potenziale, abbiamo anche un passaggio di corrente che è costante. Ebbene, se prendo due cavi e li collego alle estremità della sezione che la la resistenza da 1000 Ohm, posso misurare una tensione che varia di un milliVolt per gradi Kelvin/Celsius. L'unico problema è avere una resistenza di esattamente 1000 Ohm: di solito si usano in serie una resistenza da 950 Ohm e una seconda resistenza calibrabile (potenziometro), dove cioè possiamo variare manualmente il valore di resistenza, e fare in modo che la resistenza complessiva sia di 1000 Ohm. A quel punto i due cavi di uscita, con la corrente, posso inserirli in un ADC. Quindi, non sono molto precisi e non hanno un range notevole, ma costano veramente poco e fanno parte dell'insieme di oggetti che consideriamo “pappa pronta”.</text:p>
      <text:p text:style-name="P1230"/>
      <text:p text:style-name="P1231">SENSORI ELEMENTARI - <text:s/>FORZA, DEFORMAZIONE</text:p>
      <text:p text:style-name="P1232">Estensimetri</text:p>
      <text:p text:style-name="P1233">Un estensimetro è per sua natura un oggetto che misura una deformazione. Ma a noi interessa la forza, vogliamo misurare una forza, per esempio un peso (bilancia), e lo possiamo fare con un estensimetro. Però non possiamo misurare direttamente la forza, bensì le deformazioni. Di fatto, la deformazione di un oggetto è proporzionale alla forza applicata a quell'oggetto. Il principio di funzionamento di un estensimetro è la<text:s/><text:span text:style-name="T1234">legge di Hooke</text:span>, o legge dei corpi elastici:</text:p>
      <text:p text:style-name="P1235">in un materiale elastico, la deformazione è proporzionale alla forza che l'ha causata</text:p>
      <text:p text:style-name="P1236">L'esempio più lampante è una molla, ma in generale, se prendo una barra di alluminio/acciaio, se io applico una forza a uno dei capi della mia barra, osservo che c'è una deformazione proporzionale alla forza applicata. Quindi, se conosciamo la deformazione, possiamo risalire alla forza che l'ha causata. Il principio che sfruttiamo è sempre quello della resistivià, ma stavolta, il concetto è sfruttare, a parità di resistività, il cambio del valore della resistenza in funzione della lunghezza e sezione dell'oggetto preso in considerazione. Sappiamo già che, dato un filo di conduttore, R = Rho * L / S. Immaginiamo di tirare questa barretta. A seconda del materiale e della forza applicata, questo oggetto si allunga di un po', passando da L a L +Delta L (poi in realtà, per il principio di conservazione della massa, si stringe anche un po', il nostro filo). Si può dimostrare che, se allungo l'oggetto di un certo Delta L, la mia resistenza aumenta a R + Delta R (aumenta la lunghezza, aumento la resistenza). Si può dimostrare che il rapporto Delta R / R, ovvero quanto aria in percentuale la resistenza, è pari a K * Delta L / L, cioè è direttamente proporzionale alla variazione percentuale della lunghezza. Quindi, io, partendo da deformazioni di lunghezza, posso ottenere variazioni di resistenza. K è una costante, chiamata “sensibilità” del materiale. Questo fenomeno ha una sensibilità limitata perché in generale Delta L / L è un numero molto piccolo. Pertanto, per vedere cambiamenti, devo giocare con L molto lunghi e S molto piccoli (per massimizzare l'effetto finale). Nella slide 23, la prima immagine ci da vedere lo schema tipico di un estensimetro, che misura la deformazione su un asse. In nero vediamo del materiale conduttore sottilissimo (tipo quello sulle board) depositato su un materiale plastico/morbido, e quindi deformabile (tipo cerotto). Quindi, si parte da una sezione di materiale spessa, che poi si allunga a serpente nella direzione X. Se noi tiriamo il “cerotto” nella direzione X, andiamo a stirare tutti i fili del serpente. È come se ogni filo parallelo andasse ad aumentare la sensibilità della nostra misura. Praticamente stiamo tirando tutti i fili insieme, che è come allungare di tanto il filo generale. Così facendo, Delta L / L assume un valore significativo. Possiamo poi estendere l'estensimetro a un contesto bidirezionale facilmente.</text:p>
      <text:p text:style-name="P1237">A questo punto: come misuriamo Delta R / R? Il problema è tutto qui: Delta R / R spesso è un numero molto minore di 1. Infatti, di solito, avrò R che vale un tot e Delta R che vale molto di meno. Ebbene, il condizionamento di un estensimetro si fa di solito usando il<text:s/><text:span text:style-name="T1238">ponte di Wheatstone</text:span>, perché misurare direttamente R non ci dà una buona precisione. Il ponte di Wheatstone , alla slide 24, è una soluzione molto diffusa quando si vuole misurare piccole differenze quando il valor medio è molto più alto delle differenze (tipo misurare un +/- 1 rispetto a 1M). Nello schema, abbiamo 4 resistenze montate in un modo chiamato ponte di Wheatstone, che è composto da due rami: uno destro e uno sinistro. Su ogni ramo c'è una una coppia di resistenze. 3 resistenze di 4 sono uguali, e di valore R, mentre la quarta, R<text:span text:style-name="T1239">E</text:span>, è di fatto il nostro estensimetro. In condizioni di equilibrio (l'estensimetro non è sottoposto a forze), R<text:span text:style-name="T1240">E</text:span><text:s/>è uguale a R. Inoltre, ai capi delle due metà del ponte di Wheatstone, io applico una tensione costante regolata con precisione (V<text:span text:style-name="T1241">REF</text:span>). Bene, quando le resistenze sono tutte uguali, io di fatto ottengo due partitori resistivi, e alla destra di V<text:span text:style-name="T1242">OUT</text:span><text:s/>leggerò V<text:span text:style-name="T1243">REF</text:span>/2. A sinistra, lo stesso. Quindi, V<text:span text:style-name="T1244">OUT<text:s/></text:span><text:s/>= 0. Se non c'è deformazione/sforzo, la tensione di uscita è 0. Se invece io sottopongo ad una forza il mio estensimetro, R<text:span text:style-name="T1245">E<text:s/></text:span>= R è Delta R (Il Delta L applicato cambia la resistenza). Quindi quanto vale V<text:span text:style-name="T1246">OUT</text:span>? Guarda la slide 24....</text:p>
      <text:p text:style-name="P1247">L'unico problema reale è costruire un estensimetro che abbia una resistenza R<text:span text:style-name="T1248">E<text:s/></text:span>pari ad R quando non sottoposto a forze. Per fare ciò, spesso le 4 resistenze vengono dallo stesso processo produttivo, cioè sono tutti estensimetri, di cui però 3 faccio in modo che non si deformino, il 4° invece può deformarsi come vuole.</text:p>
      <text:p text:style-name="P1249">Il problema di Wheatstone soffre del problema di eccitazione: funziona fintanto che V<text:span text:style-name="T1250">REF<text:s/></text:span>rimane costante. Quindi, l'estensimetro finale, con tanto di condizionamento, è composto da:</text:p>
      <text:p text:style-name="P1251">-un generatore di precisione V<text:span text:style-name="T1252">REF</text:span><text:s/>che alimenta il ponte;</text:p>
      <text:p text:style-name="P1253">-la tensione V<text:span text:style-name="T1254">OUT <text:s/></text:span>del ponte</text:p>
      <text:p text:style-name="P1255">-un in-amp (impedenza elevata) che mi prende in input V<text:span text:style-name="T1256">OUT</text:span><text:s/>del ponte</text:p>
      <text:p text:style-name="P1257">-un ADC per la conversione finale.</text:p>
      <text:p text:style-name="P1258">L'in-amp può essere superfluo, alcune volte. Dipende dal guadagno di cui ho bisogno.</text:p>
      <text:p text:style-name="P1259"/>
      <text:p text:style-name="P1260">SENSORI ELEMENTARI – POSIZIONE, VELOCITA' (ROTAZIONE)</text:p>
      <text:p text:style-name="P1261">Sensori di Hall</text:p>
      <text:p text:style-name="P1262">Si chiama anche sensore ad effetto di Hall. Che cos'è l'effetto di Hall? È un effetto che si ha in alcuni semiconduttori, e dice:</text:p>
      <text:p text:style-name="P1263"><text:span text:style-name="T1264">in un semiconduttore immerso in un campo magnetico B e attraversato da corrente i, si genera una differenza di potenziale V</text:span><text:span text:style-name="T1265">HALL</text:span><text:span text:style-name="T1266"><text:s/>perpendicolarmente alla direzione della corrente.</text:span></text:p>
      <text:p text:style-name="P1267">La slide 27 lo illustra bene. Di fatto abbiamo questa lastrina di materiale semiconduttore attraversata da corrente su un asse e da un campo magnetico B su un altro (quello y, perpendicolare al piano formato dalla lastrina). In funzione di questo campo magnetico B, si crea una differenza di potenziale ai bordi della lastrina: le cariche + vanno da una parte, le cariche – dall'altra. Bene, se misuro la differenza di potenziale tra il bordo “lontano” e quello “vicino”, io misuro una tensione V<text:span text:style-name="T1268">HALL</text:span><text:s/>perpendicolare alla direzione della corrente, che è direttamente proporzionale all'intensità di corrente e all'intensità del nostro campo magnetico (diviso per alcune costanti). Posso allora dire che, siccome i la decido io, l'unica variabile è B, e quindi V<text:span text:style-name="T1269">HALL<text:s/></text:span>è direttamente proporzionale al mio campo magnetico B. Quindi stiamo parlando di fatto di un<text:s/><text:span text:style-name="T1270">sensore di campo magnetico</text:span>. Ma quand'è che dobbiamo misurare un campo magnetico? Quando vogliamo misurare la prossimità misurata mettendo un campo magnetico sull'oggetto che si avvicina. Vediamo degli esempi per capirci (slide 28).</text:p>
      <text:p text:style-name="P1271">In alto abbiamo una ruota di una macchina industriale che gira, e in essa è stato praticato un dente (cavo). La ruota gira, e a “monitorare” la ruota abbiamo messo un sensore di Hall che ha sul retro un magnete, una calamitina. Cosa succede? Che la calamita genera un campo magnetico che attraversa il sensore. Il fatto che la ruota, di metallo, stia a ridosso del sensore, fa sì che il campo magnetico di cui sopra venga amplificato (è una proprietà tipica dei metalli, non approfondiamo l'argomento). Nel momento in cui davanti al sensore passa il dentino il metallo si allontana, di fatto, dal campo magnetico, e quindi il campo magnetico scende di botto di intensità. In un ingranaggio, questa cosa avviene in continuazione, perché ho tanti dentini. Quindi, cosa succede?</text:p>
      <text:p text:style-name="P1272">(dentino = protuberanza dell'ingranaggio adesso)</text:p>
      <text:p text:style-name="P1273">Quando davanti al sensore passa un dentino, la mia tensione V<text:span text:style-name="T1274">HALL<text:s/></text:span>si amplifica, si alza di botto, e quando invece non ho il dentino davanti, la tensione si abbassa di botto. Alla slide 28 vediamo in basso a destra che praticamente ho un clock che mi dice la velocità dell'ingranaggio. Nel caso di rotazioni normali o cose del genere si può usare questo principio per segnalare quando una certa azione ha “terminato la sua corsa”. Sembra un modo indiretto di misurare la velocità di rotazione di un oggetto questo, e lo è, ma questo principio gode di un'altissima affidabilità e robustezza intrinseca. Affidabilità nel senso che non risente di niente: il mio oggetto funziona sempre, anche in condizioni di disturbi di vario tipo (quindi questo sensore va bene per usi industriali). Proprio per questi motivi, un altro degli utilizzi pervasivi di questo sensore sta nei sensori dell'ABS (Sistema Anti Bloccaggio).</text:p>
      <text:p text:style-name="P1275"/>
      <text:p text:style-name="P1276">Encoder</text:p>
      <text:p text:style-name="P1277">Trattasi di un altro standard industriale per misurare la velocità angolare di un qualcosa che gira. È una soluzione meno costosa e più semplice da implementare, ma non sicura come quella precedente, perché questa si basa su principi ottici (se qualcosa si sporca, non funziona più niente). L'idea dell'encoder è semplice: abbiamo un asse di rotazione dove vogliamo conoscere la posizione/velocità angolare, e su di esso montiamo un disco. Un disco fatto di tanti settori (8 a sinistra nella sldie 29), e in corrispondenza di ogni settore montiamo un rivelatore ottico. Questo rivelatore ottico può essere o un led, e noi osserviamo il riflesso di quella luce con un fotodiodo, o per trasmissione, cioè il disco è fatto di parti intere e parti forate (spesso si lavora per riflessione). Bene, in ogni “spicchio” del disco codifichiamo un codice univoco, dove tipo nero = 0 e bianco = 1. E a quel punto, il valore di ritorno dei fotodiodi ci dà in digitale la posizione angolare del disco, quindi possiamo dire come il disco è girato e con che velocità gira. La codifica che usiamo negli spicchi del disco può essere la<text:s/><text:span text:style-name="T1278">codifica binaria assoluta<text:s/></text:span>(quella a cui siamo abituati noi informatici) o la<text:s/><text:span text:style-name="T1279">codifica di Gray</text:span>.</text:p>
      <text:p text:style-name="P1280">La prima delle due ha un problema: con questa codifica, se passiamo da 001 a 010, avremo un momento dove <text:s/>0 → 1 e 1 → 0. Se però questi due passaggi di valore non accadono nel medesimo istante (ed è difficile che lo facciano precisamente), avremo un piccolo momento in cui in realtà leggiamo un valore sbagliato, tipo 011. Questo è un problema, ma si può risolvere con la codifica di Gray, dove codifichiamo i numeri come stringhe binarie dove, per passare da un numero al successivo/precedente, dobbiamo cambiare un solo bit. La costruzione della codifica di Gray per n bit si fa con il meccanismo della “riflessione” (non so davvero come spiegartelo su un documento di testo, ma è molto semplice e intuitivo. Spesso, gli encoder vengono fatti con la codifica di gray. L'unico svantaggio è che il numero codificato con Gray non mi rappresenta a che punto sono arrivato della mia rotazione (non ho 1-2-3-...-255, per dire, ma numeri che devo interpretare a mano per capire dove sono). Ma la soluzione è semplice: si posso tradurre i numeri codificati con la codifica di Gray in codifica binaria con un circuito molto semplice, composto da qualche porta XOR.</text:p>
      <text:p text:style-name="P1281"/>
      <text:p text:style-name="P1282">SENSORI ELEMENTARI – ACCELERAZIONE, VIBRAZIONE, SUONO</text:p>
      <text:p text:style-name="P1283">(giocheranno un ruolo importante le frequenze che abbiamo tra le mani: i geofoni ne hanno di meno, i microfoni molte di più).</text:p>
      <text:p text:style-name="P1284">Si tratta di una famiglia di sensori estremamente variegate, e quindi se ne potrebbe fare una classificazione basata su vari fattori. Vibrazione = oscillazione periodica.</text:p>
      <text:p text:style-name="P1285">Una prima classificazione si basa su cosa i sensori misurano:</text:p>
      <text:p text:style-name="P1286">-Posizione → sensori inerziali</text:p>
      <text:p text:style-name="P1287">-Velocità → sensori magnetodinamici</text:p>
      <text:p text:style-name="P1288">-Accelerazione → accelerometri</text:p>
      <text:p text:style-name="P1289">Poi in base al range di frequenze di vibrazione:</text:p>
      <text:p text:style-name="P1290">-Accelerometri, sismografi, geofoni: circa 0 Hz &lt; f &lt; 1000 Hz</text:p>
      <text:p text:style-name="P1291">-Microfoni: 20 Hz &lt;f &lt; 20000 Hz.</text:p>
      <text:p text:style-name="P1292">E in base al principio di funzionamento:</text:p>
      <text:p text:style-name="P1293">-Sensori magnetodinamici (induttivi) (geofoni, sismografi, microfoni)</text:p>
      <text:p text:style-name="P1294">-Sensori pieoelettrici (microfoni, accelerometri)</text:p>
      <text:p text:style-name="P1295">-Sensori capacitivi (microfoni, accelerometri MEMS, …, touch sensors, level sensors, ...).</text:p>
      <text:p text:style-name="P1296"/>
      <text:p text:style-name="P1297">Tra i sensori magnetodinamici, possiamo usare sia i sensori veri e propri (microfoni dinamici, pick-up (giradischi), geofoni) che gli attuatori (altoparlanti (magneto-dinamici) e vibratori). Dipende dalla “direzione” in cui usiamo l'oggetto.</text:p>
      <text:p text:style-name="P1298"/>
      <text:p text:style-name="P1299">Trasduttori magnetodinamici (microfoni e altoparlanti)</text:p>
      <text:p text:style-name="P1300">Chiamati anche microfoni dinamici (o altoparlanti, che sono gli attuatori magnetodinamici). La cosa si capisce bene guardando la struttura della slide 33. Sostanzialmente abbiamo un magnete/calamita cilindrico parzialmente inserito in un cilindro giallo, che è una bobina (coil of wire), ovvero un cilindro cavo su cui sono montati un sacco di avvolgimenti di filo di rame. Questa bobina è incollata al diaframma blu sulla sinistra, che è di fatto una linea mobile. Può essere fatta di materiale elastico, oppure può essere una membrana rigida infilata come un pistone che è libera di muoversi in orizzontale (nel disegno). Il diaframma blu è la parte sensibile del microfono. Quando arriva un'onda sonora che colpisce il diaframma, questa sposta, un po' il diaframma. Ciò fa si che la bobina, fissata alla membrana, si muove come l'onda sonora. Come avviene la trasduzione? La bobina si muove attorno a un magnete, quindi in un campo magnetico B costante. Lo avevamo già visto negli induttori che, se abbiamo un movimento di questo tipo, la bobina si infila un po' di più un po' di meno nel magnete, durante il movimento, generando di fatto un flusso di campo magnetico variabile (varia con lo spostamento). Quindi, il campo magnetico B è costante, ma il flusso che attraversa la bobina no. Quando la bobina si sposta, il numero di spire della bobina attraversate dal magnete varia (S, nella formula, è l'area della sezione della bobina, mentre x(t) è il numero di spire infilate nel magnete). Quindi, di fatto, il flusso di campo magnetico Phi_B è proporzionale alla posizione della bobina rispetto al magnete, quindi proporzionale alla posizione del diaframma, quindi proporzionale all'onda sonora incidente. Bene. Ora ci ricordiamo che in un induttore (la nostra bobina altro non è che un induttore), sottoposto a una variazione di flusso del campo magnetico, genera una tensione V(t) che si OPPONE a questa variazione di flusso. Quindi, di fatto, ai capi della bobina si genera una tensione che, al di là del segno, è proporzionale alla variazione (derivata nel tempo) del nostro flusso. Sostituendo, otteniamo che questa tensione V(t) è proporzionale alal derivata della posizione nel tempo. Il mio microfono quindi è un sensore che, se lo leggo in tensione, mi racconta la velocità di movimento del diaframma. Se invece lo leggo in corrente, ovvero misuro la corrente che attraversa la bobina, ho che la corrente è proporzionale all'integrale della tensione ai capi della bobina, dove la costanza di proporzionalità è 1/L, dove L è l'induttanza della bobina (induttore). Facendo i calcoli, ottengo che i(t) varia in funzione della POSIZIONE stavolta della mia bobina. I trasduttori magnetodinamici quindi, nel loro principio base di funzionamento, sono trasduttori che producono corrente proporzionale allo spostamento/posizione, e una tensione proporzionale alla velocità di movimento.</text:p>
      <text:p text:style-name="P1301"/>
      <text:p text:style-name="P1302">Geofono/sismografo</text:p>
      <text:p text:style-name="P1303">Sostanzialmente, lo stesso meccanismo lo ritroviamo nei geofoni o sismografi. I sismografi sono come i geofoni, ma molto più sensibili. Per esempio, un sismografo si usa per sentire se la crosta terrestre si muove 24h/24. I geofoni si usano invece per fare analisi del sottosuolo. Se tipo c'è stata una frana e vogliamo capire quanto è profonda, si prende una striscia di geofoni, si piantano nella frana a diverse posizioni, si fa saltare una bomba o qualcosa del genere (serve una vibrazione del terreno) e i geofoni percepiscono vibrazioni. Con un'opportuna analisi dei segnali che i geofoni ascoltano io posso capire quanto è profonda la frana. I geofoni, insomma, sono molto meno sensibili alle vibrazioni dei sismogragi. Dunque, come funzionano questi oggetti?</text:p>
      <text:p text:style-name="P1304">Vediamolo in sezione. Abbiamo un involucro contenente un magnete fissato (un cilindretto come quello del microfono) attorno al quale è montato un cilindro (giallo in figura) (rocchetto?) , e attorno a lui, a sua volta, è montata una bobina, che gli gira intorno. Il corpo nel mezzo (quello giallo), chiamato “massa inerziale”, è collegato all'involucro esterno (rigido) con delle molle. Quindi, è appeso in modo elastico: se dai una botta al geofono, quest'oggetto interno comincia ad oscillare, anche a lungo. Che succede quando il geofono percepisce una vibrazione?</text:p>
      <text:p text:style-name="P1305">Ebbene, l'involucro è solidale col terreno, che vibrerà. Quindi, anche l'intero geofono si muove in sincronia col terreno (la parte esterna almeno). La massa inerziale, tuttavia, per inerzia, rimane ferma (?). La molla ondeggia insomma, e genera un impulso che poi genera una coda (onda) oscillatoria che esponenzialmente si spegne ed è legata alla frequenza di risonanza di questo sistema massa-molla. Posso accedere alla bobina avvolta attorno alla massa inerziale grazie a due capi che collego alla bobina stessa, e che stanno nella parte alta del sensore. Bene, il discorso allora è esattamente lo stesso del microfono dinamico visto prima, solo che stavolta l'oggetto vibra a frequenze più basse ed è più sensibile. Il modello matematico che descrive la trasduzione, tuttavia, è assolutamente lo stesso. Se leggo il geofono in tensione, io ottengo una risposta proporzionale alla velocità del movimento relativo tra massa inerziale e involucro (slide 34). È così che vengono caratterizzati metrologicamente i geofoni: tutto sta nella sensibilità K<text:span text:style-name="T1306">V</text:span><text:s/>del geofono, e quindi nel range spettrale (le frequenze che può percepire). Tipo 'SM-24 può rivelare vibrazione tra i 10 e i 240 Hz. La misura della sensibilità è volt / velocità (m/s).</text:p>
      <text:p text:style-name="P1307">Vediamo come condizionare questo tipo di sensore. Sappiamo che possiamo leggerlo in tensione, dove questa tensione è proporzionale alla velocità. Come già detto, la tensione è il risultato della forza elettromotrice che viene generata per legge di Faraday dal nostro sistema, che continua a far variare il flusso di induzione magnetica in questa induttanza. Se io però metto una resistenza tra i due capi della mia bobina, faccio passare una corrente che riduce la mia tensione. Questo può non essere un problema, però in generale sappiamo bene che se vogliamo leggere una tensione senza modificare il circuito da cui stiamo leggendo la tensione, allora io devo misurare senza assorbire corrente. Quindi, ancora una volta, l'Amplificatore per Strumentazione ci torna utile. Ha impedenza di ingresso altissima e non assorbe corrente. Quindi, dall'uscita dell'In-Amp avremo una la tensione di ingresso moltiplicata per il valore di guadagno G determinata dall'In-Amp. Quindi, dobbiamo concentrarci su G: conosco la tensione massima che posso misurare ai due capi del geofono (l'input dell'In-Amp), e quindi posso costruirmi la G che mi serve per dare l'input corretto all'ADC. La cosa importante da tenere a mente, nello scegliere l'ADC, è che, quando lavoriamo con un geofono (ma anche con un microfono), lavoriamo con oggetti che stanno solitamente in equilibrio ma poi si mettono a vibrare. Quindi, di fatto, io genero qualcosa che è intrinsecamente sinusoidale. Quindi è un segnale a media 0: ha una semionda positiva e una negativa. Pertanto, nel misurare la tensione di ingresso da sensori di oscillazione, io mi aspetto un range di misura bipolare: la situazione di segnale nullo è 0 Volt, ma quando ho una vibrazione io posso leggere valori, per dire, che vanno da -50 V a + 50 V. Quindi, quando compriamo il nostro ADC, dobbiamo assicurarci che abbia un range di tipo bipolare, ovvero il mio range di tensioni da quantizzare deve poter andare da – Vmax a + Vmax, non da 0 a +Vmax (cosa che invece era vera per le termocoppie, che davano un segnale unipolare).</text:p>
      <text:p text:style-name="P1308">Tuttavia, e se io volessi prelevare dal geofono un segnale che è proporzionale alla sua posizione? Lo posso fare, se, come nel caso del microfono, io invece che leggere ai capi della bobina la tensione a vuoto mi metto a leggere la corrente che viene spinta nel sistema. Quindi potrei fare un condizionamento completamente diverso, fatto in corrente quindi, dove la corrente è proporzionale alla posizione. Stando al principio magnetodinamico io posso fare questa cosa: mi basta un circuito di condizionamento che mi produce una tensione proporzionale alla corrente che gira nel circuito della bobina. Ebbene, se vogliamo misurare la “capacità di generare corrente” della bobina, la cosa migliore da fare è lasciar fluire la corrente nella maniera più libera possibile senza fare resistenza. Come lo si fa? Cortocircuitando la bobina. Ovvero, la corrente che esce dalla bobina, io la faccio entrare in un altro mio circuito senza resistenza. Come faccio a costruire un circuito che misura questa corrente senza disturbare/porre resistenze al geofono? Con un<text:s/><text:span text:style-name="T1309">Amplificatore a trans-impedenza/resistenza<text:s/></text:span>(slide 36). Si tratta di un amplificatore invertente senza resistenza d'ingresso. Questo sistema è un amplificatore invertente, e l'effetto complessivo è che la tensione di uscita V<text:span text:style-name="T1310">out</text:span><text:s/>è pari a -R<text:span text:style-name="T1311">F</text:span><text:s/>i(t).</text:p>
      <text:p text:style-name="P1312">La cosa figa è che, solo cambiando il condizionamento, abbiamo creato due sensori per due grandezze diverse.</text:p>
      <text:p text:style-name="P1313">Nella pratica, però, il geologo che vuole un amplificatore per geofoni, va a comprare un circuito di condizionamento che è una via di mezzo tra i due precedenti. Spesso non ci interessa, a priori, la posizione o la velocità. Spesso siamo interessati al moto intero, e poi se conosco la velocità posso integrarla per ottenere la posizione, e viceversa con al derivata. La cosa che più interessa a un geologo è avere la massima sensibilità possibile, e non è una cosa banale nell'ambito dei geofoni: stiamo comunque misurando vibrazioni del terreno, che sono molto piccole, quindi ci interessa innanzitutto sapere se ci sono vibrazioni.</text:p>
      <text:p text:style-name="P1314">Ora, in elettronica, è possibile dimostrare che, se io voglio spremere tutta la sensibilità possibile da un dispositivo, quello che devo fare è leggerlo non in corrente né in tensione, ma collegarlo a una resistenza che non è né infinita né 0, ma è la stessa resistenza che ha il mio geofono. Cioè, io no, col geofono in mano, posso misurare la resistenza dell'avvolgimento. Facciamo finta che sia di 1000 Ohm. Si dimostra allora che, se all'uscita delle due “antenne” collego una resistenza di 1000 Ohm, allora quando questo sistema genera dell'energia, io ho il massimo trasferimento di energia alla resistenza esterna. Nei due casi precedenti, invece, noi non trasferivamo minimamente dell'energia dal geofono all'In-Amp. Così facendo, prendiamo tutta l'energia prodotta dal geofono e la portiamo nel dispositivo successivo.</text:p>
      <text:p text:style-name="P1315">Alla slide 37 osserviamo quindi un amplificatore per geofono. Ci interessa solo lo stadio d'ingresso però (dove c'è il geofono schematizzato). Cosa succede? Ebbene, un polo del circuito (che si interfaccia col geofono) è collegato a massa, e subito dopo, tra un capo e l'altro (tra i due terminali) c'è una resistenza da 1000 Ohm. Di fatto, ai capi di questa resistenza, abbiamo l'energia che arriva dal geofono e viene spartita tra geofono e amplificatore. Si tratta insomma del punto in cui andiamo a prelevare il massimo valore di energia possibile dal geofono. Non abbiamo mica finito eh. In un geofono, una volta assorbita l'energia, dobbiamo anche gestire il fatto che la risposta del geofono ha dei comportamenti in frequenza un po' strani. Cioè, non devo ascoltare la risonanza del geofono, perché sennò sentirei la vibrazione del terreno mista a quella intrinseca sua. Pertanto, spesso si mette un FILTRO PASSA-ALTO per rimuovere il contributo del geofono in quanto tale. Questo giochino del filtraggio è fatto mettendo in serie un condensatore con una resistenza, assieme ad un un collegamento verso massa di uno dei due capi (sta sotto alla resistenza R2). Il filtro passa-alto così costruito ci isola dalle frequenze più basse di 7 Hz. Le vibrazioni più basse di 7 Hz, insomma, non passano oltre il filtro. Questo processo è detto anche “adattamento di impedenza”. La tensione che arriviamo ad avere nell'ingresso invertente dell'Op-Amp successivo viene invece amplificata di parecchio, tipo 47. Questo poi è solo il primo stadio (quello più delicato/che assorbe più rumore/che decide le prestazioni del sistema).</text:p>
      <text:p text:style-name="P1316">Tutto questo per dire che: a volte, rinunciamo a fare la cosa ideale dal punto di vista elettronico per farne un'altra, che è ideale per noi. Nel nostro caso, l'ideale è il massimo trasferimento di energia e una risposta in frequenza più bassa possibile (la migliore possibile).</text:p>
      <text:p text:style-name="P1317">Giusto per curiosità: il secondo stadio, che è uno stadio di amplificazione, è invece un filtro passa-basso. Di fatto, vogliamo poi buttare via tutte le vibrazioni/frequenze oltre i 150 Hz (in questo esempio 150, perché è considerato rumore). Il SIGNAL OUT che otteniamo alla fine è l'input per un convertitore analogico-digitale.</text:p>
      <text:p text:style-name="P1318"/>
      <text:p text:style-name="P1319"/>
      <text:p text:style-name="P1320"/>
      <text:p text:style-name="P1321">17/12/2021 – 23° Lezione</text:p>
      <text:p text:style-name="P1322"/>
      <text:p text:style-name="P1323">Eravamo arrivati a vedere come si amplifica un geofono o sismografo. La cosa comune ai sensori magnetodinamici è che possono essere usati sia in tensione che in corrente. In questo caso, (slide37) la parte di ingresso con op-amp fa sì che il condensatore funga da filtro passa-alto: tutto quello che sta sotto ai 7Hz viene buttato via.</text:p>
      <text:p text:style-name="P1324">Microfoni magnetodinamici</text:p>
      <text:p text:style-name="P1325">trattasi di microfoni e giradischi. I microfoni si fanno in tanti modi (almeno 3), e un modo è quelllo di usare l'effetto magnetodinamico. Il diaframma è mobile, e muovendosi muove una bobina che si muove su un magnete. Le variazioni di flusso di campo magnetico nella bobina generano tensioni proporzionali. La parte mobile è solidale con la bobina, mentre il magnete è fisso. Nel campo audio, i microfoni magnetodinamici permettono di fornire una qualità elevata. Generano senali deboli, ma sono lineari su un range dinamico elevatissimo (10^14). Praticamente, il rapporto tra l'ampiezza del segnale prodotto (tensione o corrente) e l'ampiezza del segnale incidente è lineare, e il range è elevatissimo. Nelle applicazioni audio, siamo interessati a questo aspetto, perché vogliamo che un microfono possa riprodurre fedelmente tutti i suoni presenti, tipo in un'orchestra.</text:p>
      <text:p text:style-name="P1326">Il range di frequenza che ci interessa comunque sono da 20 a 20.000 Hz. Quindi, se il nostro microfono genera una costante diversa da 0, io sono interessato solo alle componenti spettrali oscillatorie (?) del mio segnale. Il punto è che non ci interessa il valore di 0Hz perché ha un comportamento lineare.</text:p>
      <text:p text:style-name="P1327"/>
      <text:p text:style-name="P1328">(toroide).</text:p>
      <text:p text:style-name="P1329"/>
      <text:p text:style-name="P1330">L'In-Amp è pensato per fare misure statiche, che non variano velocemente. <text:s text:c="2"/></text:p>
      <text:p text:style-name="P1331"/>
      <text:p text:style-name="P1332"/>
      <text:p text:style-name="P1333"/>
      <text:p text:style-name="P1334">Yes, Here we start again. You ready to fight?</text:p>
      <text:p text:style-name="P1335"/>
      <text:p text:style-name="P1336">Microfoni magnetodinamic (microfoni propriamente detti)</text:p>
      <text:p text:style-name="P1337">Il microfono magnetodinamico è chiamato anche microfono dinamico. Come è fatto? Lo abbiamo già visto prima in realtà: diaframma-bobina mobile-calamita. Ma come si condiziona? Ebbene, i microfoni dinamici tipicamente non sono molto sensibili, pertanto la tensione di uscita è piuttosto bassa, e quindi la tensione va amplificata di molto. La cosa che però ci interessa più di tutte è che la risposta data dai circuiti di condizionamento sia fortemente lineare, spesso anche su range dinamici elevati (10^14 come ordine di grandezza). Vogliamo insomma percepire suoni forti e bassi. Il suono più forte che possiamo sentire prima che si spacchi il timpano è di 14 ordini di grandezza più potente di quello più debole che possiamo sentire. Questo pone dei limiti/problemi non solo al trasduttore (non esistono trasduttori che sopportino range fino a 10^14), ma anche all'elettronica che segue. Il circuito di condizionamento insomma non sarà banale.</text:p>
      <text:p text:style-name="P1338">Vediamo come è fatto un tipico pre-amplificatore per microfono (stiamo parlando del condizionamento). Deve essere lineare, e in genere è un circuito con un guadagno importante.</text:p>
      <text:p text:style-name="P1339">La cosa importante da sottolineare è che, in questo circuito, abbiamo un condensatore all'ingresso. Cosa implica questo? Che il nostro segnale di ingresso arriverà all'amplificatore attraverso un condensatore. Il condensatore, però, non conduce. Se quindi io applico 100 Volt a un lato del condensatore e dall'altro ne ho 0, i due capi rimangono isolati, e io non sento niente. Sento però le mie variazioni della tensione da 100 Volt (quella a sinistra, di ingresso insomma, slide 39). Quindi, le piccole variazioni che avvengono, mi si propagano anche dall'altra parte del condensatore, perché cambia l'intero stato di carica del condensatore. Nel disegno in alto a destra si vede bene: se il segnale di ingresso è una sinusoide dove il valore medio (DC component) è diverso da 0 (tipo va da 9 a 11 Volt), a valle del condensatore noi ritroviamo la nostra onda di prima, ma non c'è più la componente continua (oscilla tra -1 e 1, quindi la media è tornata a 0). Questo è il meccanismo tipico di un amplificatore per microfono: non ci interessa la componente continua/costante, se c'è, perché vogliamo misurare vibrazioni. Quindi, se il nostro microfono genera una tensione di 10 V costante anche quando non c'è movimento d'aria, io li voglio scartare quei 10 Volt, non sono significativi. Io sono interessato solo al “movimento”, cioè la cosiddetta componente alternata (AC component). Bene, con un condensatore in ingresso, possiamo ottenere questo effetto. In ingresso possiamo avere una componente continua qualunque, ma poi, dopo il condensatore, io me ne dimentico, e il mio segnale varierà intorno a 0. Siamo quindi riusciti a disaccoppiare la corrente continua dal nostro circuito (questo meccanismo è chiamato anche AC coupling, o accoppiamento in corrente alternata). Questo ingresso che sta intorno a 0 viene mandato sull'ingresso invertente di un Op-Amp, dove, sul ramo non invertente, invece, abbiamo come valore di ingresso V+/2 (guarda bene le due resistenze R3 e R4 in serie per convincertene). Il guadagno G di 100 Volt ci è dato da R1 e R2 in serie, dove la prima vale 2200 Ohm e la seconda 220000 Ohm. Come forse ti ricorderai, in realtà, il guadagno è di<text:s/><text:span text:style-name="T1340">-100 Volt</text:span>, dato che si tratta di un amplificatore invertente. È questo un problema per noi? No, perché in campo audio la fase (il cambio di fase) del segnale non ci importa, tanto non possiamo sentirlo. Quindi, questo è il modo tipico di amplificare un microfono (<text:span text:style-name="T1341">ma quindi era proprio il condizionamento??? penso di sì ma non ne sono sicuro al 100%</text:span>).</text:p>
      <text:p text:style-name="P1342"/>
      <text:p text:style-name="P1343">Microfono a nastro</text:p>
      <text:p text:style-name="P1344">Citiamo ora un altra tecnologia per i microfoni. Chiamato anche Ribbon microphone, il microfono a nastro viene molto usato negli studi di registrazione. Si tratta di un dispositivo molto semlice: p di fatto una strisciolina/nastrino di materiale conduttore, corrugato per aumentarne la sensibilità. Praticamente è una foglia sottilissima di alluminio. La si mette in mezzo ad un magnete (quindi, in generale, basta creare un campo magnetico trasversale a questa strisciolina) e si va ad investire questa strisciolina con un'onda sonora. A questo punto, abbiamo delle cariche, sulla strisciolina, che si muovono in un campo magnetico: questo produce corrente. Tale corrente è proporzionale alla velocità di movimento della strisciolina. Viene dunque a generarsi una differenza di potenziale ai due capi della strisciolina (l'avevamo già visto), che può essere misurata. Questa tensione però è veramente molto bassa, e quindi va amplificata con un guadagno altissimo, tipo di 1000 volte in ampiezza (60 dB). Per questo motivo, in questi microfoni, il segnale viene subito infilato in uno “Step-Up transformer”, ovvero trasformatore-elevatore. Un trasformatore trasforma una tensione alternata moltiplicandola o dividendola, e questo lo fa in base al numero di avvolgimenti che facciamo. La sua struttura è quella di due bobine separate tra loro e avvolte attorno a un nucleo di ferrite, ovvero un materiale che trasporta bene il campo magnetico. Quello che succede è che l'energia che passa attraverso una bobina viene trasferita totalmente all'altra. Se però cambio il numero di avvolgimenti nelle bobine, quello che ottengo è una conversione di tensione. Se gli avvolgimenti del “primario” sono tipo il doppio di quelli sul “secondario”, a questo arriva la metà della tensione. Un Trasformatore-Elevatore di solito eleva, quindi, per esempio, sul primario avrò 10 avvolgimenti, mentre sul secondario ne avrò 1000, così da amplificare la tensione.</text:p>
      <text:p text:style-name="P1345">Questi oggetti sono anche molto delicati per natura (devono essere sensibili), e quindi sono anche fragili, oltre che costosi. Tuttavia, sono impareggiabili nella fedeltà riproduttiva quando si ascoltano segnali di basso livello, tipo assoli di pianoforte. Non vanno bene per suoni forti.</text:p>
      <text:p text:style-name="P1346">Con questo, abbiamo concluso il principio di funzionamento dinamico/magnetodinamico. <text:s text:c="5"/></text:p>
      <text:p text:style-name="P1347"/>
      <text:p text:style-name="P1348">Passiamo ora a un altro principio di funzionamento nel campo dei sensori (acustici e del terreno etc.), ovvero quello piezoelettrico, usato per fare trasduttori piezoelettrici. La trasduzione piezoelettrica si basa sull'omonimo effetto: cos'è l'effetto piezoelettrico?</text:p>
      <text:p text:style-name="P1349">Si tratta di un effetto dovuto a delle asimmetrie di materiali cristallini. Quindi è un effetto che si può avere solo con opportuni cristalli (materiali di tipo cristallino quindi, come il quarzo), poiché hanno una forma regolare (reticolo cristallino) che ha certe conseguenze sulle proprietà del materiale. Bene, se io prendo un cristallo con caratteristiche di asimmetria, tipo il quarzo che ha atomi di silicio e di ossigeno, e lo osservo, vedo che i suoi atomi formano un cosiddetto reticolo trigonale (in alto a destra nella slide 41). Si tratta di un parallelepipedo “storto”, dove gli angoli alpha beta e gamma non sono proprio di 90°. Quindi, asimmetrico. Dobbiamo immaginarci che ci siano miliardi di questi parallelepipedi, in un quarzo. Bene, questa struttura asimmetrica fa sì che, come in ogni materiale, gli elettroni vadano a disposi in modo tale da minimizzare l'energia. Così facendo, siamo in equilibrio sia meccanico che elettrico. Che succede ora se applichiamo uno stress “meccanico” a un cristallo di questo tipo? A livello macroscopico apparentemente niente, ma a livello atomico di fatto stiamo applicando una forza a ciascuno degli atomi, distorcendo la geometria del cristallo. Si va a cambiare insomma la distribuzione di carica/posizione degli elettroni. Questo effetto, che avviene su tutti i cristalli del mio materiale, genera, in direzione ortogonale rispetto a quella su cui si sta facendo forza, una differenza di potenziale. Questa tensione che poi possiamo misurare può anche essere elevata. Ora, quello descritto è chiamato anche effetto diretto. Esiste anche un effetto inverso che dice che, se noi applichiamo una differenza di potenziale a un cristallo, questo si deforma. Con questo principio si possono fare cose fighe! Per misurare un movimento potremmo fare in modo che tale movimento vada a stingere/allungare un reticolo cristallino per poi misurarne la tensione ai capi. Oppure si possono fare degli attuatori: noi applichiamo una tensione e lui si muove. Come si condiziona un oggetto di questo tipo?</text:p>
      <text:p text:style-name="P1350">Ebbene, tutti i materiali che hanno questo tipo di proprietà sono materiali dielettrici/isolanti, e per leggere o imporre una tensione io devo applicare degli elettrodi/piastre conduttrici sui bordi del cristallo (devo insomma “schiacciarlo”). Avremo quindi una coppia di piatti conduttori con in mezzo una fetta del cristallo isolante: ti ricorda qualcosa? Esatto, stiamo costruendo un condensatore (materiale isolante in mezzo a due piastre conduttrici). I dispositivi piezoelettrici si modellano sempre, elettricamente, come condensatori che “magicamente” vengono a caricarsi in maniera esterna al circuito, cioè fungono da generatori di carica comportandosi, dal punto di vista circuitale, come condensatori.</text:p>
      <text:p text:style-name="P1351">Quindi, elettricamente, possiamo descrivere un oggetto di questo tipo come:</text:p>
      <text:p text:style-name="P1352">1) un condensatore con in serie un generatore di tensione.</text:p>
      <text:p text:style-name="P1353">2) un condensatore con in parallelo un generatore di corrente.</text:p>
      <text:p text:style-name="P1354">Come si condizionano oggetti di questo tipo?</text:p>
      <text:p text:style-name="P1355">Se voglio usarli come sensori, e quindi leggere la tensione ai capi del mio condensatore, devo innanzitutto pensare al fatto che le tensioni generate possono essere anche elevate, se “strizzati” violentemente (anche migliaia di volt). Quindi, in generale, avremo tensioni prodotte anche molto alte, ma correnti infinitesimali. Quindi devo stare attento con l'impedenza di ingresso. Quindi, tipicamente, un sensore piezoelettrico si interfaccia con amplificazioni ad altissima impedenza. Quindi usiamo un Amplificatore per Instrumentazione, come abbiamo fatto fino ad ora?<text:s/><text:span text:style-name="T1356">No!</text:span><text:s/>Incredibile ma vero. Perché?</text:p>
      <text:p text:style-name="P1357">Perché tipicamente, quando abbiamo a che fare con trasduttori piezoelettrici, a noi interessa una risposta dinamica, ovvero ci interessa leggere delle oscillazioni, cioè vogliamo studiare un segnale che però varia molto velocemente (Il Professore ha fatto l'esempio dell'accendino (più o meno): quando lo fai scattare, di fatto crei una tensione molto elevata per un istante di tempo bassissimo, che serve a generare la fiamma). Gli In-Amp, essendo fatti da tre Op-Amp, sono oggetti relativamente lenti, hanno un po' di inerzia insomma, e possono non riuscire a stare dietro a un segnale che varia molto velocemente. Quindi non vanno bene. Se siamo interessati alle dinamiche veloci del nostro trasduttore, quindi, che ci rimane da fare?</text:p>
      <text:p text:style-name="P1358">Beh, possiamo sempre fare un passo indietro e usare un amplificatore non-invertente, che legge una tensione sull'ingresso non-invertente, mentre sull'ingresso invertente organizziamo la rete di retroazione che determina il guadagno (nella slide 42 il guadagno per esempio è di 101 Ohm). Siccome si tratta di un'applicazione dell'Op-Amp, stiamo ancora lavorando con impedenze di ingresso elevatissime, quindi non c'è assorbimento di corrente. Ci sono poi Op-Amp fatti apposta per questi scopi, come quelli con ingresso FET- o BiFET- (input), che hanno una corrente di ingresso praticamente nulla.</text:p>
      <text:p text:style-name="P1359">Alcune applicazioni dei trasduttori piezoelettrici le troviamo degli idrofoni (geofoni per ascoltare le vibrazioni del mare) e nei geofoni di tipo piezoelettrici.</text:p>
      <text:p text:style-name="P1360">Ecco, l'ultima cosa interessante nello shcema circuitale del condizionamento dei trasduttori piezoelettrici sta nel fatto che, alla tensione di ingresso nell'ingresso non invertente si applica una resistenza verso massa elevatissima per evitare il solito accumulo di carica come visto con le termocoppie.</text:p>
      <text:p text:style-name="P1361">Questo era tutto quello che avevamo da dire sul principio di funzionamento e condizionamento dei dispositivi piezoelettrici.</text:p>
      <text:p text:style-name="P1362">L'effetto piezoelettrico è molto versatile, e può essere usato per costruire geofoni e idrofoni (che sono di fatto accelerometri). Nella slide 43, il primo oggetto mostrato è un accelerometro per vibrazioni che possono avvenire nel cemento armato. Abbiamo fondamentalmente una cassa di metallo con all'interno una massa (blocco di metallo) incollato su un cristallo piezoelettrico sottile, che tiene unita la massa al contenitore. Il segnale è di fatto la differenza di potenziale tra l'involucro e la massa di metallo interna. Se applichiamo un'accelerazione verticale, la massa interna premerà sul materiale piezoelettrico con una Forza proporzionale all'accelerazione, ed essendo la massa costante possiamo risalire all'accelerazione. Questa forza, comunque, applicata al materiale piezoelettrico, genera una tensione proporzionale alla forza applicata (e quindi all'accelerazione). La tensione che leggiamo dai due capi dell'accelerometro, dove un capo è collegato alla massa interna, mentre l'altro è collegato all'involucro esterno, è è proporzionale all'accelerazione verticale a cui è sottoposto l'oggetto. Altri strumenti di questo tipo hanno invece una massa collegata a un trampolino piezoelettrico che viene inclinato/piegato dall'accelerazione.</text:p>
      <text:p text:style-name="P1363">Possiamo avere anche dei microfoni, partendo da cristalli piezoelettrici. Non sono di qualità elevatissima ma sono semplici da costruire. Di fatto, quello che si fa è costruire un diaframma appeso tra due estremità, che al centro ha una puntina (collegata al cristallo piezoelettrico) che può muovere un cristallo piezoelettrico: l'onda sonora muove il diaframma → il diaframma muove la puntina → la puntina muove il cristallo piezoelettrico → viene generata una tensione che posso misurare.</text:p>
      <text:p text:style-name="P1364">Posso fare anche attuatori piezoelettrici!</text:p>
      <text:p text:style-name="P1365">In basso a sinistra nella slide, abbiamo una lamina piezoelettrica ai cui estremi applico una tensione, e posso usarla come attuatore. Si tratta dei buzzer piezoelettrici che possono fungere anche da motherboard nei computer. Io applico una tensione alternata (onda quadra) e questo cosa vibra alla stessa frequenza della mia onda quadra, generando un “bip”. Un altro loro utilizzo sta nelle scarpe che si illuminano quando il tallone preme sulla base della scarpa.</text:p>
      <text:p text:style-name="P1366">Ricordi quando dicevamo che i cristalli di quarzo sono quelli che di danno il clock, in un circuito elettrico? Ecco, intendevamo proprio questo. Un cristallo di quarzo che vibra in questo modo genera un'onda quadra costante.</text:p>
      <text:p text:style-name="P1367"/>
      <text:p text:style-name="P1368">Veniamo all'ultimo tipo di tecnologia che si può usare per fare sensori di vibrazione, cioè quella capacitiva. Per vederla, studiamo nel dettaglio il microfono a condensatore, che accanto a quello dinamico è la terza tipologia di microfoni ad alte prestazioni conosciuta (?). Come è fatto un microfono a condensatore? Lo vediamo nella slide 44.</text:p>
      <text:p text:style-name="P1369">Abbiamo un pannello conduttore sulla destra (tratteggiato), che va immaginato come una membrana forata. In alto e in basso abbiamo due supporti isolanti, mentre sulla sinistra abbiamo una membrana/diaframma, che quindi si può muovere, conduttrice. In mezzo al diaframma e la membrana forata c'è l'aria, quindi l'intero sistema può essere visto come un condensatore. Se ora noi andiamo a polarizzare questo microfono, collegandolo da una parte a terra e dall'altro a una tensione anche alta come 48 Volt, noi carichiamo in modo significativo il condensatore. La tensione con cui viene caricato è costante, quindi il condensatore si dice polarizzato a carica costante. Il capo in cui il condensatore viene caricato ha una resistenza di valore piuttosto elevato, e quindi ai capi della resistenza abbiamo due poli con una differenza di potenziale piuttosto alta. Poi, tra il condensatore e la resistenza in questione, tiriamo un ulteriore filo su cui si trova un condensatore. Perché c'è bisogno di questo secondo condensatore? Non potevamo misurare direttamente da questo cavo? No, perché vogliamo separare la corrente continua: fintanto che ci sono 48 Volt nel sistema (nessun suono viene rilevato) noi vogliamo leggere 0, altrimenti la circuiteria che sta dopo questo sensore rischia di scoppiare. Quindi, cosa succede?</text:p>
      <text:p text:style-name="P1370">La pressione sonora muove il diaframma sulla sinistra. Ricordiamoci ora che, in un condensatore piano, la Capacità C è proporzionale alla sezione S della membrana, e inversamente proporzionale alla distanza tra i due elettrodi/schermi (in questo caso, il Perforated backplate e il diaframma). Quindi, abbiamo di fatto un condensatore caricato con carica costante di cui però, facendo variare la distanza tra diaframma e l'altra lastra perforata, cambiamo la capacità dell'oggetto. Quindi, la capacità C(t) del condensatore è una funzione del tempo, ed è collegata al movimento dell'aria. La carica Q invece è costante, e pertanto abbiamo una relazione di proporzionalità inversa tra la tensione e la capacità. Quando abbiamo piccole variazioni, succede che la variazione rispetto al valore di equilibrio della tensione (chiamiamo questa variazione DELTA V(t)), che leggiamo nell'”incrocio a tre vie” prima della resistenza (zì non so come descriverti che il Professore stava indicando il puntino a sinistra della resistenza) è di fatto opposta, proporzionalmente, alla variazione di capacità. Cioè, DELTA V(t) = - Q * DELTA C(t). (il motivo per cui vale questa relazione me l'ha spiegato a lezione il Professore, ma sinceramente non l'ho capito molto bene: so che c'entra Taylor e il fatto che, per valori di alpha piccoli, si ha che 1/(1-apha) = 1 – alpha).</text:p>
      <text:p text:style-name="P1371">La polarizzazione a 48 Volt tipica di questi microfoni viene detta Phantom Power in ambito audio, ed è necessaria per poter leggere un segnale sul condensatore di uscita. Avere 48 Volt di corrente continua però non è roba facile da ottenere e portarsi in giro. Una versione enormemente più comoda di questi microfoni sono i microfoni a elettrete, dove una delle membrane è costituita da un elettrete, ovvero un materiale caratterizzato da carica elettrica permanente (costante). Con un diaframma fatto di elettrete, non abbiamo bisogno di alimentare nulla: già da solo, l'elettrete polarizza il condensatore.</text:p>
      <text:p text:style-name="P1372">Vediamo come farne il solito condizionamento, di questi microfoni capacitivi.</text:p>
      <text:p text:style-name="P1373">Lo possiamo collegare a un generico Amplificatore per Microfono come già visto per condizionarlo, perché così facendo togliamo la componente costante e quindi ci si accoppia in alternata grazie al primo condensatore. Poi il guadagno viene regolato dalle resistenze solite.</text:p>
      <text:p text:style-name="P1374">L'ultima cosa da dire è: la tecnica di misura capacitiva è una tecnica interessante con cui si possono fare varie cose, anche se la misura della capacità non è banale, in generale. Misurare una tensione o una corrente è easy, e sappiamo anche misurare una resistenza, che è più complicato ma fattibile. Misurare una capacità invece non è per niente banale. Vediamo allora di fare un discorso più generale sul condizionamento dei sensori capacitivi, e di capire quanto sono versatili, in generale, questi sensori.</text:p>
      <text:p text:style-name="P1375">Alla slide 47, vediamo sulla sinistra un serbatoio d'acqua. I sensori capacitivi possono anche misurare quanta acqua c'è in un contenitore, o liquido in generale. Ora, fintanto che si tratta di acqua, possiamo anche infilare due elettrodi e misurare la resistenza tra i due: più acqua = più resistenza e abbiamo finito. Ma se si tratta di benzina, non vogliamo far passare corrente tra i due elettrodi. Quindi ci piacerebbe misurare il livello di un liquido senza toccarlo, e per farlo si usano i condensatori. Abbiamo di fatto due sensori per fare sta cosa: ogni sensore è fatto di due piastre che costituiscono un condensatore. Le piastre fungono da elettrodi, mentre la cisterna col liquido è il materiale isolante nel mezzo. Come detto, ne abbiamo due di questi condensatori (il contenitore inoltre deve essere isolante, tipo plastica va bene). Ogni condensatore ha una capacità proporzionale alla sezione a x b delle lastre (a e b qui sono i lati delle piastre) diviso d (la distanza delle lastre). Nel calcolo della capacità, va tenuta di conto anche la costante dielettrica del materiale che sta nel mezzo. Se è il vuoto, allora questa costante dielettrica è epsilon_0. Se invece il materiale è diverso dal vuoto, questa costante dielettrica aumenta di un fattore chiamato epsilon_r (epsilon relativo). Tipo, la costante dielettrica relativa dell'acqua è di 80 (quella del vuoto è 1). Quando quindi il contenitore è pieno d'acqua, la capacità del condensatore è 80 volte la capacità di quando il contenitore è vuoto. Se invece è pieno a metà di acqua, la parte “riempita” ha capacità di 80 volte quella normale, quella vuota invece ha quella standard, 1. Si tratta di una relazione esatta, quasi proporzionale, tra il livello a cui arriva il liquido e la capacità che misuriamo tra le due lastre del condensatore. Il condensatore in basso, allora, a che serve? Come riferimento, perché lì il liquido c'è sempre, e quindi possiamo misurare, avendo questo riferimento, la quantità di liquido soprastante.</text:p>
      <text:p text:style-name="P1376">Un'altra applicazione sta nel manometro, o misuratore di pressione, capacitivo. Viene usato per misurare differenze di pressione, in particolare. Ha due ingressi, uno per la pressione d riferimento e uno per la pressione da analizzare. Dentro ha un condensatore formato da due piastre con al centro una lamina elastica, tipo gomma, quindi materiale che conduce. Fare questo equivale a mettere due condensatori in serie. Se si sposta la lamina verso il basso, diminuisce la distanza verso il piatto in basso e aumenta la capacità del condensatore sotto, e contemporaneamente diminuisce quella di sopra. Con questo principio, fintanto che le due pressioni sono uguali, la distanza dei piatti dalla lamina è uguale. Come c'è una differenza di pressione, la lamina si sposta verso il basso o l'alto, e quindi leggiamo una tensione diversa data dalle diverse capacità dei condensatori. Per fare questo, si usa un cosiddetto “ponte di Wheatstone capacitivo”, dove mettiamo due capacitori uguali (sulla sinistra della figura in alto a destra della slide 47) aggiuntivi. Vedremo poi come funziona.</text:p>
      <text:p text:style-name="P1377">Inoltre, recentemente, sono stati introdotti i rivelatori di tocco capacitivi: gli schermi touch del cellulare sono di fatto matrici di migliaia di sensori capacitivi. Il meccanismo è: noi abbiamo una piastra di materiale su cui abbiamo un pulsante/contatto, separato con dell'isolante dagli altri contatti collegati a massa. Ebbene, siamo comunque davanti a un condensatore, dove le armature sono messe una accanto all'altra, che ha una certa capacità. Le linee di campo (quelle nere in figura), anziché andare dritte, fanno un giro. La capacità dipende dal materiale che sta sopra al condensatore sdraiato (perché le lastre sono una di fianco all'altra), che tipicamente è aria. Se avviciniamo un dito, che è fatto all'80% di acqua e quindi materiale conduttore, e andiamo dunque a cambiare pesantemente le caratteristiche del dielettrico che sta davanti al condensatore, di questo condensatore cambia la capacità. Quindi possiamo percepire il tocco. Possiamo anche mettere un po' di plastica (materiale isolante) o vetro tra il circuito e il dito, così da evitare il passaggio di corrente elettrica.</text:p>
      <text:p text:style-name="P1378">Spendiamo ora due parole su come si leggono i sensori capacitivi. Ci sono due modi per farlo, e sono entrambi modi delicati.</text:p>
      <text:p text:style-name="P1379">Quindi, ora parliamo del condizionamento di sensori capacitivi.</text:p>
      <text:p text:style-name="P1380">1) Amplificatore di carica: si tratta dell'ennesimo custom Op-Amp, che vede un condensatore sull'ingresso invertente e che ha, sul ramo di retroazione, un condensatore al posto di una resistenza (slide 48). Vout sarà fondamentalmente Vin * la capacità del primo condensatore * la capacità del secondo condensatore. Questo può amplificare anche di 100 volte la tensione di ingresso. Questo approccio però non va bene se vogliamo un segnale proporzionale alla capacità del condensatore. Per quello, si usa...</text:p>
      <text:p text:style-name="P1381">2) Eccitazione con corrente alternata, che prevede l'utilizzo di un Ponte di Wheatstone capacitivo. È come il normale ponte di Wheatstone ma con resistenze e condensatori. Come funziona? (slide 48). Questa volta, ai capi nel ponte, non applichiamo una tensione costante. Bensì, una tensione alternata. In aprticolare, V<text:span text:style-name="T1382">D<text:s/></text:span>= V<text:span text:style-name="T1383">Drive</text:span><text:s/>= la formulona che sta in cima alla slide. L'idea è di applicare una tensione sinusoidale. Come al solito, fintanto che siamo in una situazione di equilibrio, leggiamo, da V<text:span text:style-name="T1384">OUT</text:span>, 0. Poi, se ragioniamo su V<text:span text:style-name="T1385">D</text:span>, ci rendiamo conto che di fatto è V<text:span text:style-name="T1386">R<text:s/></text:span>+ V<text:s/><text:span text:style-name="T1387">C</text:span>. E in più, io so che i fili di V<text:span text:style-name="T1388">OUT<text:s/></text:span>non sono attraversati da corrente. Quindi, la corrente che attraversa il nostro ponte, i<text:span text:style-name="T1389">1,2</text:span>, è pari a una corrente standard- eh non ho capito. <text:s/></text:p>
      <text:p text:style-name="P1390"/>
      <text:p text:style-name="P1391"/>
      <text:p text:style-name="P1392"/>
      <text:p text:style-name="P1393"/>
      <text:p text:style-name="P13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essio La Greca</meta:initial-creator>
    <dc:creator>Alessio La Greca</dc:creator>
    <meta:creation-date>2021-10-01T14:01:00Z</meta:creation-date>
    <dc:date>2022-01-06T15:16:00Z</dc:date>
    <meta:template xlink:href="Normal" xlink:type="simple"/>
    <meta:editing-cycles>1238</meta:editing-cycles>
    <meta:editing-duration>PT569700S</meta:editing-duration>
    <meta:document-statistic meta:page-count="1" meta:paragraph-count="611" meta:word-count="45760" meta:character-count="305984" meta:row-count="2173" meta:non-whitespace-character-count="260835"/>
  </office:meta>
</office:document-meta>
</file>